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PERAC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ERCADERIA</text:p>
          </table:table-cell>
          <table:table-cell office:value-type="string" table:style-name="ce1">
            <text:p>TNS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giro_id</text:p>
          </table:table-cell>
          <table:table-cell table:number-columns-repeated="16379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18" table:style-name="ce1">
            <text:p>13118</text:p>
          </table:table-cell>
          <table:table-cell table:number-columns-repeated="16379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18" table:style-name="ce1">
            <text:p>13118</text:p>
          </table:table-cell>
          <table:table-cell table:number-columns-repeated="16379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95" table:style-name="ce1">
            <text:p>95</text:p>
          </table:table-cell>
          <table:table-cell office:value-type="float" office:value="1026.28002929688" table:style-name="ce1">
            <text:p>1026,280029</text:p>
          </table:table-cell>
          <table:table-cell office:value-type="float" office:value="15" table:style-name="ce1">
            <text:p>15</text:p>
          </table:table-cell>
          <table:table-cell office:value-type="float" office:value="13119" table:style-name="ce1">
            <text:p>13119</text:p>
          </table:table-cell>
          <table:table-cell table:number-columns-repeated="16379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95" table:style-name="ce1">
            <text:p>95</text:p>
          </table:table-cell>
          <table:table-cell office:value-type="float" office:value="2102.2900390625" table:style-name="ce1">
            <text:p>2102,290039</text:p>
          </table:table-cell>
          <table:table-cell office:value-type="float" office:value="15" table:style-name="ce1">
            <text:p>15</text:p>
          </table:table-cell>
          <table:table-cell office:value-type="float" office:value="13120" table:style-name="ce1">
            <text:p>13120</text:p>
          </table:table-cell>
          <table:table-cell table:number-columns-repeated="16379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30" table:style-name="ce1">
            <text:p>30</text:p>
          </table:table-cell>
          <table:table-cell office:value-type="float" office:value="18749.91015625" table:style-name="ce1">
            <text:p>18749,91016</text:p>
          </table:table-cell>
          <table:table-cell office:value-type="float" office:value="12" table:style-name="ce1">
            <text:p>12</text:p>
          </table:table-cell>
          <table:table-cell office:value-type="float" office:value="13121" table:style-name="ce1">
            <text:p>13121</text:p>
          </table:table-cell>
          <table:table-cell table:number-columns-repeated="16379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30" table:style-name="ce1">
            <text:p>30</text:p>
          </table:table-cell>
          <table:table-cell office:value-type="float" office:value="3957.81005859375" table:style-name="ce1">
            <text:p>3957,810059</text:p>
          </table:table-cell>
          <table:table-cell office:value-type="float" office:value="12" table:style-name="ce1">
            <text:p>12</text:p>
          </table:table-cell>
          <table:table-cell office:value-type="float" office:value="13122" table:style-name="ce1">
            <text:p>13122</text:p>
          </table:table-cell>
          <table:table-cell table:number-columns-repeated="16379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95" table:style-name="ce1">
            <text:p>95</text:p>
          </table:table-cell>
          <table:table-cell office:value-type="float" office:value="1214.22998046875" table:style-name="ce1">
            <text:p>1214,22998</text:p>
          </table:table-cell>
          <table:table-cell office:value-type="float" office:value="15" table:style-name="ce1">
            <text:p>15</text:p>
          </table:table-cell>
          <table:table-cell office:value-type="float" office:value="13123" table:style-name="ce1">
            <text:p>13123</text:p>
          </table:table-cell>
          <table:table-cell table:number-columns-repeated="16379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24" table:style-name="ce1">
            <text:p>13124</text:p>
          </table:table-cell>
          <table:table-cell table:number-columns-repeated="16379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25" table:style-name="ce1">
            <text:p>13125</text:p>
          </table:table-cell>
          <table:table-cell table:number-columns-repeated="16379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26" table:style-name="ce1">
            <text:p>13126</text:p>
          </table:table-cell>
          <table:table-cell table:number-columns-repeated="16379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16" table:style-name="ce1">
            <text:p>16</text:p>
          </table:table-cell>
          <table:table-cell office:value-type="float" office:value="15521.6103515625" table:style-name="ce1">
            <text:p>15521,61035</text:p>
          </table:table-cell>
          <table:table-cell office:value-type="float" office:value="13" table:style-name="ce1">
            <text:p>13</text:p>
          </table:table-cell>
          <table:table-cell office:value-type="float" office:value="13127" table:style-name="ce1">
            <text:p>13127</text:p>
          </table:table-cell>
          <table:table-cell table:number-columns-repeated="16379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127" table:style-name="ce1">
            <text:p>13127</text:p>
          </table:table-cell>
          <table:table-cell table:number-columns-repeated="16379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95" table:style-name="ce1">
            <text:p>95</text:p>
          </table:table-cell>
          <table:table-cell office:value-type="float" office:value="160" table:style-name="ce1">
            <text:p>160</text:p>
          </table:table-cell>
          <table:table-cell office:value-type="float" office:value="15" table:style-name="ce1">
            <text:p>15</text:p>
          </table:table-cell>
          <table:table-cell office:value-type="float" office:value="13128" table:style-name="ce1">
            <text:p>13128</text:p>
          </table:table-cell>
          <table:table-cell table:number-columns-repeated="16379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29" table:style-name="ce1">
            <text:p>13129</text:p>
          </table:table-cell>
          <table:table-cell table:number-columns-repeated="16379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29" table:style-name="ce1">
            <text:p>13129</text:p>
          </table:table-cell>
          <table:table-cell table:number-columns-repeated="16379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95" table:style-name="ce1">
            <text:p>95</text:p>
          </table:table-cell>
          <table:table-cell office:value-type="float" office:value="4103.5498046875" table:style-name="ce1">
            <text:p>4103,549805</text:p>
          </table:table-cell>
          <table:table-cell office:value-type="float" office:value="15" table:style-name="ce1">
            <text:p>15</text:p>
          </table:table-cell>
          <table:table-cell office:value-type="float" office:value="13130" table:style-name="ce1">
            <text:p>13130</text:p>
          </table:table-cell>
          <table:table-cell table:number-columns-repeated="16379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109" table:style-name="ce1">
            <text:p>109</text:p>
          </table:table-cell>
          <table:table-cell office:value-type="float" office:value="7328.89990234375" table:style-name="ce1">
            <text:p>7328,899902</text:p>
          </table:table-cell>
          <table:table-cell office:value-type="float" office:value="12" table:style-name="ce1">
            <text:p>12</text:p>
          </table:table-cell>
          <table:table-cell office:value-type="float" office:value="13131" table:style-name="ce1">
            <text:p>13131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168" table:style-name="ce1">
            <text:p>168</text:p>
          </table:table-cell>
          <table:table-cell office:value-type="float" office:value="12028.4599609375" table:style-name="ce1">
            <text:p>12028,45996</text:p>
          </table:table-cell>
          <table:table-cell office:value-type="float" office:value="12" table:style-name="ce1">
            <text:p>12</text:p>
          </table:table-cell>
          <table:table-cell office:value-type="float" office:value="13131" table:style-name="ce1">
            <text:p>13131</text:p>
          </table:table-cell>
          <table:table-cell table:number-columns-repeated="16379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32" table:style-name="ce1">
            <text:p>13132</text:p>
          </table:table-cell>
          <table:table-cell table:number-columns-repeated="16379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33" table:style-name="ce1">
            <text:p>13133</text:p>
          </table:table-cell>
          <table:table-cell table:number-columns-repeated="16379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33" table:style-name="ce1">
            <text:p>13133</text:p>
          </table:table-cell>
          <table:table-cell table:number-columns-repeated="16379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95" table:style-name="ce1">
            <text:p>95</text:p>
          </table:table-cell>
          <table:table-cell office:value-type="float" office:value="51.5" table:style-name="ce1">
            <text:p>51,5</text:p>
          </table:table-cell>
          <table:table-cell office:value-type="float" office:value="15" table:style-name="ce1">
            <text:p>15</text:p>
          </table:table-cell>
          <table:table-cell office:value-type="float" office:value="13134" table:style-name="ce1">
            <text:p>13134</text:p>
          </table:table-cell>
          <table:table-cell table:number-columns-repeated="16379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87" table:style-name="ce1">
            <text:p>87</text:p>
          </table:table-cell>
          <table:table-cell office:value-type="float" office:value="22505.30078125" table:style-name="ce1">
            <text:p>22505,30078</text:p>
          </table:table-cell>
          <table:table-cell office:value-type="float" office:value="13" table:style-name="ce1">
            <text:p>13</text:p>
          </table:table-cell>
          <table:table-cell office:value-type="float" office:value="13134" table:style-name="ce1">
            <text:p>13134</text:p>
          </table:table-cell>
          <table:table-cell table:number-columns-repeated="16379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2" table:style-name="ce1">
            <text:p>12</text:p>
          </table:table-cell>
          <table:table-cell office:value-type="float" office:value="13135" table:style-name="ce1">
            <text:p>13135</text:p>
          </table:table-cell>
          <table:table-cell table:number-columns-repeated="16379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13" table:style-name="ce1">
            <text:p>13</text:p>
          </table:table-cell>
          <table:table-cell office:value-type="float" office:value="13135" table:style-name="ce1">
            <text:p>13135</text:p>
          </table:table-cell>
          <table:table-cell table:number-columns-repeated="16379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174" table:style-name="ce1">
            <text:p>174</text:p>
          </table:table-cell>
          <table:table-cell office:value-type="float" office:value="3999.47998046875" table:style-name="ce1">
            <text:p>3999,47998</text:p>
          </table:table-cell>
          <table:table-cell office:value-type="float" office:value="15" table:style-name="ce1">
            <text:p>15</text:p>
          </table:table-cell>
          <table:table-cell office:value-type="float" office:value="13136" table:style-name="ce1">
            <text:p>13136</text:p>
          </table:table-cell>
          <table:table-cell table:number-columns-repeated="16379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87" table:style-name="ce1">
            <text:p>87</text:p>
          </table:table-cell>
          <table:table-cell office:value-type="float" office:value="2300" table:style-name="ce1">
            <text:p>2300</text:p>
          </table:table-cell>
          <table:table-cell office:value-type="float" office:value="15" table:style-name="ce1">
            <text:p>15</text:p>
          </table:table-cell>
          <table:table-cell office:value-type="float" office:value="13137" table:style-name="ce1">
            <text:p>13137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95" table:style-name="ce1">
            <text:p>95</text:p>
          </table:table-cell>
          <table:table-cell office:value-type="float" office:value="108.09999847412099" table:style-name="ce1">
            <text:p>108,0999985</text:p>
          </table:table-cell>
          <table:table-cell office:value-type="float" office:value="15" table:style-name="ce1">
            <text:p>15</text:p>
          </table:table-cell>
          <table:table-cell office:value-type="float" office:value="13138" table:style-name="ce1">
            <text:p>13138</text:p>
          </table:table-cell>
          <table:table-cell table:number-columns-repeated="16379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39" table:style-name="ce1">
            <text:p>13139</text:p>
          </table:table-cell>
          <table:table-cell table:number-columns-repeated="16379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39" table:style-name="ce1">
            <text:p>13139</text:p>
          </table:table-cell>
          <table:table-cell table:number-columns-repeated="16379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40" table:style-name="ce1">
            <text:p>13140</text:p>
          </table:table-cell>
          <table:table-cell table:number-columns-repeated="16379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2" table:style-name="ce1">
            <text:p>12</text:p>
          </table:table-cell>
          <table:table-cell office:value-type="float" office:value="13141" table:style-name="ce1">
            <text:p>13141</text:p>
          </table:table-cell>
          <table:table-cell table:number-columns-repeated="16379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141" table:style-name="ce1">
            <text:p>13141</text:p>
          </table:table-cell>
          <table:table-cell table:number-columns-repeated="16379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30" table:style-name="ce1">
            <text:p>30</text:p>
          </table:table-cell>
          <table:table-cell office:value-type="float" office:value="6533.56005859375" table:style-name="ce1">
            <text:p>6533,560059</text:p>
          </table:table-cell>
          <table:table-cell office:value-type="float" office:value="12" table:style-name="ce1">
            <text:p>12</text:p>
          </table:table-cell>
          <table:table-cell office:value-type="float" office:value="13142" table:style-name="ce1">
            <text:p>13142</text:p>
          </table:table-cell>
          <table:table-cell table:number-columns-repeated="16379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128" table:style-name="ce1">
            <text:p>128</text:p>
          </table:table-cell>
          <table:table-cell office:value-type="float" office:value="20596.689453125" table:style-name="ce1">
            <text:p>20596,68945</text:p>
          </table:table-cell>
          <table:table-cell office:value-type="float" office:value="12" table:style-name="ce1">
            <text:p>12</text:p>
          </table:table-cell>
          <table:table-cell office:value-type="float" office:value="13143" table:style-name="ce1">
            <text:p>13143</text:p>
          </table:table-cell>
          <table:table-cell table:number-columns-repeated="16379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3144" table:style-name="ce1">
            <text:p>13144</text:p>
          </table:table-cell>
          <table:table-cell table:number-columns-repeated="16379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3" table:style-name="ce1">
            <text:p>13</text:p>
          </table:table-cell>
          <table:table-cell office:value-type="float" office:value="13144" table:style-name="ce1">
            <text:p>13144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145" table:style-name="ce1">
            <text:p>13145</text:p>
          </table:table-cell>
          <table:table-cell table:number-columns-repeated="16379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145" table:style-name="ce1">
            <text:p>13145</text:p>
          </table:table-cell>
          <table:table-cell table:number-columns-repeated="16379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95" table:style-name="ce1">
            <text:p>95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1">
            <text:p>15</text:p>
          </table:table-cell>
          <table:table-cell office:value-type="float" office:value="13146" table:style-name="ce1">
            <text:p>13146</text:p>
          </table:table-cell>
          <table:table-cell table:number-columns-repeated="16379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95" table:style-name="ce1">
            <text:p>95</text:p>
          </table:table-cell>
          <table:table-cell office:value-type="float" office:value="261" table:style-name="ce1">
            <text:p>261</text:p>
          </table:table-cell>
          <table:table-cell office:value-type="float" office:value="15" table:style-name="ce1">
            <text:p>15</text:p>
          </table:table-cell>
          <table:table-cell office:value-type="float" office:value="13147" table:style-name="ce1">
            <text:p>13147</text:p>
          </table:table-cell>
          <table:table-cell table:number-columns-repeated="16379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4" table:style-name="ce1">
            <text:p>4</text:p>
          </table:table-cell>
          <table:table-cell office:value-type="float" office:value="1900" table:style-name="ce1">
            <text:p>1900</text:p>
          </table:table-cell>
          <table:table-cell office:value-type="float" office:value="15" table:style-name="ce1">
            <text:p>15</text:p>
          </table:table-cell>
          <table:table-cell office:value-type="float" office:value="13148" table:style-name="ce1">
            <text:p>13148</text:p>
          </table:table-cell>
          <table:table-cell table:number-columns-repeated="16379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49" table:style-name="ce1">
            <text:p>13149</text:p>
          </table:table-cell>
          <table:table-cell table:number-columns-repeated="16379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49" table:style-name="ce1">
            <text:p>13149</text:p>
          </table:table-cell>
          <table:table-cell table:number-columns-repeated="16379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50" table:style-name="ce1">
            <text:p>13150</text:p>
          </table:table-cell>
          <table:table-cell table:number-columns-repeated="16379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12" table:style-name="ce1">
            <text:p>12</text:p>
          </table:table-cell>
          <table:table-cell office:value-type="float" office:value="13151" table:style-name="ce1">
            <text:p>13151</text:p>
          </table:table-cell>
          <table:table-cell table:number-columns-repeated="16379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95" table:style-name="ce1">
            <text:p>95</text:p>
          </table:table-cell>
          <table:table-cell office:value-type="float" office:value="1004.79998779297" table:style-name="ce1">
            <text:p>1004,799988</text:p>
          </table:table-cell>
          <table:table-cell office:value-type="float" office:value="15" table:style-name="ce1">
            <text:p>15</text:p>
          </table:table-cell>
          <table:table-cell office:value-type="float" office:value="13152" table:style-name="ce1">
            <text:p>13152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87" table:style-name="ce1">
            <text:p>87</text:p>
          </table:table-cell>
          <table:table-cell office:value-type="float" office:value="9868.1396484375" table:style-name="ce1">
            <text:p>9868,139648</text:p>
          </table:table-cell>
          <table:table-cell office:value-type="float" office:value="15" table:style-name="ce1">
            <text:p>15</text:p>
          </table:table-cell>
          <table:table-cell office:value-type="float" office:value="13153" table:style-name="ce1">
            <text:p>13153</text:p>
          </table:table-cell>
          <table:table-cell table:number-columns-repeated="16379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185" table:style-name="ce1">
            <text:p>185</text:p>
          </table:table-cell>
          <table:table-cell office:value-type="float" office:value="10925.73046875" table:style-name="ce1">
            <text:p>10925,73047</text:p>
          </table:table-cell>
          <table:table-cell office:value-type="float" office:value="12" table:style-name="ce1">
            <text:p>12</text:p>
          </table:table-cell>
          <table:table-cell office:value-type="float" office:value="13154" table:style-name="ce1">
            <text:p>13154</text:p>
          </table:table-cell>
          <table:table-cell table:number-columns-repeated="16379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55" table:style-name="ce1">
            <text:p>13155</text:p>
          </table:table-cell>
          <table:table-cell table:number-columns-repeated="16379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2" table:style-name="ce1">
            <text:p>12</text:p>
          </table:table-cell>
          <table:table-cell office:value-type="float" office:value="13156" table:style-name="ce1">
            <text:p>13156</text:p>
          </table:table-cell>
          <table:table-cell table:number-columns-repeated="16379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56" table:style-name="ce1">
            <text:p>13156</text:p>
          </table:table-cell>
          <table:table-cell table:number-columns-repeated="16379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95" table:style-name="ce1">
            <text:p>95</text:p>
          </table:table-cell>
          <table:table-cell office:value-type="float" office:value="770" table:style-name="ce1">
            <text:p>770</text:p>
          </table:table-cell>
          <table:table-cell office:value-type="float" office:value="15" table:style-name="ce1">
            <text:p>15</text:p>
          </table:table-cell>
          <table:table-cell office:value-type="float" office:value="13157" table:style-name="ce1">
            <text:p>13157</text:p>
          </table:table-cell>
          <table:table-cell table:number-columns-repeated="16379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95" table:style-name="ce1">
            <text:p>95</text:p>
          </table:table-cell>
          <table:table-cell office:value-type="float" office:value="219" table:style-name="ce1">
            <text:p>219</text:p>
          </table:table-cell>
          <table:table-cell office:value-type="float" office:value="15" table:style-name="ce1">
            <text:p>15</text:p>
          </table:table-cell>
          <table:table-cell office:value-type="float" office:value="13158" table:style-name="ce1">
            <text:p>13158</text:p>
          </table:table-cell>
          <table:table-cell table:number-columns-repeated="16379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59" table:style-name="ce1">
            <text:p>13159</text:p>
          </table:table-cell>
          <table:table-cell table:number-columns-repeated="16379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2" table:style-name="ce1">
            <text:p>12</text:p>
          </table:table-cell>
          <table:table-cell office:value-type="float" office:value="13160" table:style-name="ce1">
            <text:p>13160</text:p>
          </table:table-cell>
          <table:table-cell table:number-columns-repeated="16379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13160" table:style-name="ce1">
            <text:p>13160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197" table:style-name="ce1">
            <text:p>197</text:p>
          </table:table-cell>
          <table:table-cell office:value-type="float" office:value="2918.6201171875" table:style-name="ce1">
            <text:p>2918,620117</text:p>
          </table:table-cell>
          <table:table-cell office:value-type="float" office:value="13" table:style-name="ce1">
            <text:p>13</text:p>
          </table:table-cell>
          <table:table-cell office:value-type="float" office:value="13161" table:style-name="ce1">
            <text:p>13161</text:p>
          </table:table-cell>
          <table:table-cell table:number-columns-repeated="16379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161" table:style-name="ce1">
            <text:p>13161</text:p>
          </table:table-cell>
          <table:table-cell table:number-columns-repeated="16379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2" table:style-name="ce1">
            <text:p>12</text:p>
          </table:table-cell>
          <table:table-cell office:value-type="float" office:value="13162" table:style-name="ce1">
            <text:p>13162</text:p>
          </table:table-cell>
          <table:table-cell table:number-columns-repeated="16379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1" table:style-name="ce1">
            <text:p>1</text:p>
          </table:table-cell>
          <table:table-cell office:value-type="float" office:value="488" table:style-name="ce1">
            <text:p>488</text:p>
          </table:table-cell>
          <table:table-cell office:value-type="float" office:value="13" table:style-name="ce1">
            <text:p>13</text:p>
          </table:table-cell>
          <table:table-cell office:value-type="float" office:value="13162" table:style-name="ce1">
            <text:p>13162</text:p>
          </table:table-cell>
          <table:table-cell table:number-columns-repeated="16379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63" table:style-name="ce1">
            <text:p>13163</text:p>
          </table:table-cell>
          <table:table-cell table:number-columns-repeated="16379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63" table:style-name="ce1">
            <text:p>13163</text:p>
          </table:table-cell>
          <table:table-cell table:number-columns-repeated="16379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64" table:style-name="ce1">
            <text:p>13164</text:p>
          </table:table-cell>
          <table:table-cell table:number-columns-repeated="16379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65" table:style-name="ce1">
            <text:p>13165</text:p>
          </table:table-cell>
          <table:table-cell table:number-columns-repeated="16379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95" table:style-name="ce1">
            <text:p>95</text:p>
          </table:table-cell>
          <table:table-cell office:value-type="float" office:value="1033.39001464844" table:style-name="ce1">
            <text:p>1033,390015</text:p>
          </table:table-cell>
          <table:table-cell office:value-type="float" office:value="15" table:style-name="ce1">
            <text:p>15</text:p>
          </table:table-cell>
          <table:table-cell office:value-type="float" office:value="13166" table:style-name="ce1">
            <text:p>13166</text:p>
          </table:table-cell>
          <table:table-cell table:number-columns-repeated="16379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87" table:style-name="ce1">
            <text:p>87</text:p>
          </table:table-cell>
          <table:table-cell office:value-type="float" office:value="751.09997558593795" table:style-name="ce1">
            <text:p>751,0999756</text:p>
          </table:table-cell>
          <table:table-cell office:value-type="float" office:value="15" table:style-name="ce1">
            <text:p>15</text:p>
          </table:table-cell>
          <table:table-cell office:value-type="float" office:value="13167" table:style-name="ce1">
            <text:p>13167</text:p>
          </table:table-cell>
          <table:table-cell table:number-columns-repeated="16379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87" table:style-name="ce1">
            <text:p>87</text:p>
          </table:table-cell>
          <table:table-cell office:value-type="float" office:value="2122" table:style-name="ce1">
            <text:p>2122</text:p>
          </table:table-cell>
          <table:table-cell office:value-type="float" office:value="15" table:style-name="ce1">
            <text:p>15</text:p>
          </table:table-cell>
          <table:table-cell office:value-type="float" office:value="13168" table:style-name="ce1">
            <text:p>13168</text:p>
          </table:table-cell>
          <table:table-cell table:number-columns-repeated="16379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3169" table:style-name="ce1">
            <text:p>13169</text:p>
          </table:table-cell>
          <table:table-cell table:number-columns-repeated="16379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70" table:style-name="ce1">
            <text:p>13170</text:p>
          </table:table-cell>
          <table:table-cell table:number-columns-repeated="16379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71" table:style-name="ce1">
            <text:p>13171</text:p>
          </table:table-cell>
          <table:table-cell table:number-columns-repeated="16379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71" table:style-name="ce1">
            <text:p>13171</text:p>
          </table:table-cell>
          <table:table-cell table:number-columns-repeated="16379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111" table:style-name="ce1">
            <text:p>111</text:p>
          </table:table-cell>
          <table:table-cell office:value-type="float" office:value="2676.73999023438" table:style-name="ce1">
            <text:p>2676,73999</text:p>
          </table:table-cell>
          <table:table-cell office:value-type="float" office:value="15" table:style-name="ce1">
            <text:p>15</text:p>
          </table:table-cell>
          <table:table-cell office:value-type="float" office:value="13172" table:style-name="ce1">
            <text:p>13172</text:p>
          </table:table-cell>
          <table:table-cell table:number-columns-repeated="16379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174" table:style-name="ce1">
            <text:p>174</text:p>
          </table:table-cell>
          <table:table-cell office:value-type="float" office:value="5038.14990234375" table:style-name="ce1">
            <text:p>5038,149902</text:p>
          </table:table-cell>
          <table:table-cell office:value-type="float" office:value="13" table:style-name="ce1">
            <text:p>13</text:p>
          </table:table-cell>
          <table:table-cell office:value-type="float" office:value="13173" table:style-name="ce1">
            <text:p>13173</text:p>
          </table:table-cell>
          <table:table-cell table:number-columns-repeated="16379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173" table:style-name="ce1">
            <text:p>13173</text:p>
          </table:table-cell>
          <table:table-cell table:number-columns-repeated="16379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74" table:style-name="ce1">
            <text:p>13174</text:p>
          </table:table-cell>
          <table:table-cell table:number-columns-repeated="16379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74" table:style-name="ce1">
            <text:p>13174</text:p>
          </table:table-cell>
          <table:table-cell table:number-columns-repeated="16379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75" table:style-name="ce1">
            <text:p>13175</text:p>
          </table:table-cell>
          <table:table-cell table:number-columns-repeated="16379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float" office:value="1" table:style-name="ce1">
            <text:p>1</text:p>
          </table:table-cell>
          <table:table-cell office:value-type="float" office:value="560" table:style-name="ce1">
            <text:p>560</text:p>
          </table:table-cell>
          <table:table-cell office:value-type="float" office:value="12" table:style-name="ce1">
            <text:p>12</text:p>
          </table:table-cell>
          <table:table-cell office:value-type="float" office:value="13176" table:style-name="ce1">
            <text:p>13176</text:p>
          </table:table-cell>
          <table:table-cell table:number-columns-repeated="16379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float" office:value="1" table:style-name="ce1">
            <text:p>1</text:p>
          </table:table-cell>
          <table:table-cell office:value-type="float" office:value="630" table:style-name="ce1">
            <text:p>630</text:p>
          </table:table-cell>
          <table:table-cell office:value-type="float" office:value="13" table:style-name="ce1">
            <text:p>13</text:p>
          </table:table-cell>
          <table:table-cell office:value-type="float" office:value="13176" table:style-name="ce1">
            <text:p>13176</text:p>
          </table:table-cell>
          <table:table-cell table:number-columns-repeated="16379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float" office:value="95" table:style-name="ce1">
            <text:p>95</text:p>
          </table:table-cell>
          <table:table-cell office:value-type="float" office:value="1519.5" table:style-name="ce1">
            <text:p>1519,5</text:p>
          </table:table-cell>
          <table:table-cell office:value-type="float" office:value="15" table:style-name="ce1">
            <text:p>15</text:p>
          </table:table-cell>
          <table:table-cell office:value-type="float" office:value="13177" table:style-name="ce1">
            <text:p>13177</text:p>
          </table:table-cell>
          <table:table-cell table:number-columns-repeated="16379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168" table:style-name="ce1">
            <text:p>168</text:p>
          </table:table-cell>
          <table:table-cell office:value-type="float" office:value="3438.53002929688" table:style-name="ce1">
            <text:p>3438,530029</text:p>
          </table:table-cell>
          <table:table-cell office:value-type="float" office:value="13" table:style-name="ce1">
            <text:p>13</text:p>
          </table:table-cell>
          <table:table-cell office:value-type="float" office:value="13178" table:style-name="ce1">
            <text:p>13178</text:p>
          </table:table-cell>
          <table:table-cell table:number-columns-repeated="16379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178" table:style-name="ce1">
            <text:p>13178</text:p>
          </table:table-cell>
          <table:table-cell table:number-columns-repeated="16379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float" office:value="87" table:style-name="ce1">
            <text:p>87</text:p>
          </table:table-cell>
          <table:table-cell office:value-type="float" office:value="772" table:style-name="ce1">
            <text:p>772</text:p>
          </table:table-cell>
          <table:table-cell office:value-type="float" office:value="15" table:style-name="ce1">
            <text:p>15</text:p>
          </table:table-cell>
          <table:table-cell office:value-type="float" office:value="13179" table:style-name="ce1">
            <text:p>13179</text:p>
          </table:table-cell>
          <table:table-cell table:number-columns-repeated="16379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3180" table:style-name="ce1">
            <text:p>13180</text:p>
          </table:table-cell>
          <table:table-cell table:number-columns-repeated="16379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81" table:style-name="ce1">
            <text:p>13181</text:p>
          </table:table-cell>
          <table:table-cell table:number-columns-repeated="16379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81" table:style-name="ce1">
            <text:p>13181</text:p>
          </table:table-cell>
          <table:table-cell table:number-columns-repeated="16379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95" table:style-name="ce1">
            <text:p>95</text:p>
          </table:table-cell>
          <table:table-cell office:value-type="float" office:value="15924.509765625" table:style-name="ce1">
            <text:p>15924,50977</text:p>
          </table:table-cell>
          <table:table-cell office:value-type="float" office:value="12" table:style-name="ce1">
            <text:p>12</text:p>
          </table:table-cell>
          <table:table-cell office:value-type="float" office:value="13182" table:style-name="ce1">
            <text:p>13182</text:p>
          </table:table-cell>
          <table:table-cell table:number-columns-repeated="16379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183" table:style-name="ce1">
            <text:p>13183</text:p>
          </table:table-cell>
          <table:table-cell table:number-columns-repeated="16379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183" table:style-name="ce1">
            <text:p>13183</text:p>
          </table:table-cell>
          <table:table-cell table:number-columns-repeated="16379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184" table:style-name="ce1">
            <text:p>13184</text:p>
          </table:table-cell>
          <table:table-cell table:number-columns-repeated="16379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184" table:style-name="ce1">
            <text:p>13184</text:p>
          </table:table-cell>
          <table:table-cell table:number-columns-repeated="16379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185" table:style-name="ce1">
            <text:p>13185</text:p>
          </table:table-cell>
          <table:table-cell table:number-columns-repeated="16379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float" office:value="95" table:style-name="ce1">
            <text:p>95</text:p>
          </table:table-cell>
          <table:table-cell office:value-type="float" office:value="21013.689453125" table:style-name="ce1">
            <text:p>21013,68945</text:p>
          </table:table-cell>
          <table:table-cell office:value-type="float" office:value="12" table:style-name="ce1">
            <text:p>12</text:p>
          </table:table-cell>
          <table:table-cell office:value-type="float" office:value="13186" table:style-name="ce1">
            <text:p>13186</text:p>
          </table:table-cell>
          <table:table-cell table:number-columns-repeated="16379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float" office:value="95" table:style-name="ce1">
            <text:p>95</text:p>
          </table:table-cell>
          <table:table-cell office:value-type="float" office:value="2223.6201171875" table:style-name="ce1">
            <text:p>2223,620117</text:p>
          </table:table-cell>
          <table:table-cell office:value-type="float" office:value="15" table:style-name="ce1">
            <text:p>15</text:p>
          </table:table-cell>
          <table:table-cell office:value-type="float" office:value="13187" table:style-name="ce1">
            <text:p>13187</text:p>
          </table:table-cell>
          <table:table-cell table:number-columns-repeated="16379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87" table:style-name="ce1">
            <text:p>87</text:p>
          </table:table-cell>
          <table:table-cell office:value-type="float" office:value="1850" table:style-name="ce1">
            <text:p>1850</text:p>
          </table:table-cell>
          <table:table-cell office:value-type="float" office:value="15" table:style-name="ce1">
            <text:p>15</text:p>
          </table:table-cell>
          <table:table-cell office:value-type="float" office:value="13188" table:style-name="ce1">
            <text:p>13188</text:p>
          </table:table-cell>
          <table:table-cell table:number-columns-repeated="16379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float" office:value="95" table:style-name="ce1">
            <text:p>95</text:p>
          </table:table-cell>
          <table:table-cell office:value-type="float" office:value="5917.08984375" table:style-name="ce1">
            <text:p>5917,089844</text:p>
          </table:table-cell>
          <table:table-cell office:value-type="float" office:value="15" table:style-name="ce1">
            <text:p>15</text:p>
          </table:table-cell>
          <table:table-cell office:value-type="float" office:value="13189" table:style-name="ce1">
            <text:p>13189</text:p>
          </table:table-cell>
          <table:table-cell table:number-columns-repeated="16379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87" table:style-name="ce1">
            <text:p>87</text:p>
          </table:table-cell>
          <table:table-cell office:value-type="float" office:value="1827" table:style-name="ce1">
            <text:p>1827</text:p>
          </table:table-cell>
          <table:table-cell office:value-type="float" office:value="15" table:style-name="ce1">
            <text:p>15</text:p>
          </table:table-cell>
          <table:table-cell office:value-type="float" office:value="13190" table:style-name="ce1">
            <text:p>13190</text:p>
          </table:table-cell>
          <table:table-cell table:number-columns-repeated="16379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float" office:value="87" table:style-name="ce1">
            <text:p>87</text:p>
          </table:table-cell>
          <table:table-cell office:value-type="float" office:value="4428.1201171875" table:style-name="ce1">
            <text:p>4428,120117</text:p>
          </table:table-cell>
          <table:table-cell office:value-type="float" office:value="13" table:style-name="ce1">
            <text:p>13</text:p>
          </table:table-cell>
          <table:table-cell office:value-type="float" office:value="13191" table:style-name="ce1">
            <text:p>13191</text:p>
          </table:table-cell>
          <table:table-cell table:number-columns-repeated="16379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192" table:style-name="ce1">
            <text:p>13192</text:p>
          </table:table-cell>
          <table:table-cell table:number-columns-repeated="16379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float" office:value="13193" table:style-name="ce1">
            <text:p>13193</text:p>
          </table:table-cell>
          <table:table-cell table:number-columns-repeated="16379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13193" table:style-name="ce1">
            <text:p>13193</text:p>
          </table:table-cell>
          <table:table-cell table:number-columns-repeated="16379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float" office:value="87" table:style-name="ce1">
            <text:p>87</text:p>
          </table:table-cell>
          <table:table-cell office:value-type="float" office:value="23916.25" table:style-name="ce1">
            <text:p>23916,25</text:p>
          </table:table-cell>
          <table:table-cell office:value-type="float" office:value="13" table:style-name="ce1">
            <text:p>13</text:p>
          </table:table-cell>
          <table:table-cell office:value-type="float" office:value="13194" table:style-name="ce1">
            <text:p>13194</text:p>
          </table:table-cell>
          <table:table-cell table:number-columns-repeated="16379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194" table:style-name="ce1">
            <text:p>13194</text:p>
          </table:table-cell>
          <table:table-cell table:number-columns-repeated="16379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195" table:style-name="ce1">
            <text:p>13195</text:p>
          </table:table-cell>
          <table:table-cell table:number-columns-repeated="16379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1" table:style-name="ce1">
            <text:p>1</text:p>
          </table:table-cell>
          <table:table-cell office:value-type="float" office:value="1900" table:style-name="ce1">
            <text:p>1900</text:p>
          </table:table-cell>
          <table:table-cell office:value-type="float" office:value="13" table:style-name="ce1">
            <text:p>13</text:p>
          </table:table-cell>
          <table:table-cell office:value-type="float" office:value="13195" table:style-name="ce1">
            <text:p>13195</text:p>
          </table:table-cell>
          <table:table-cell table:number-columns-repeated="16379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196" table:style-name="ce1">
            <text:p>13196</text:p>
          </table:table-cell>
          <table:table-cell table:number-columns-repeated="16379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3" table:style-name="ce1">
            <text:p>13</text:p>
          </table:table-cell>
          <table:table-cell office:value-type="float" office:value="13196" table:style-name="ce1">
            <text:p>13196</text:p>
          </table:table-cell>
          <table:table-cell table:number-columns-repeated="16379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float" office:value="95" table:style-name="ce1">
            <text:p>95</text:p>
          </table:table-cell>
          <table:table-cell office:value-type="float" office:value="2112.27001953125" table:style-name="ce1">
            <text:p>2112,27002</text:p>
          </table:table-cell>
          <table:table-cell office:value-type="float" office:value="15" table:style-name="ce1">
            <text:p>15</text:p>
          </table:table-cell>
          <table:table-cell office:value-type="float" office:value="13197" table:style-name="ce1">
            <text:p>13197</text:p>
          </table:table-cell>
          <table:table-cell table:number-columns-repeated="16379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float" office:value="95" table:style-name="ce1">
            <text:p>95</text:p>
          </table:table-cell>
          <table:table-cell office:value-type="float" office:value="362" table:style-name="ce1">
            <text:p>362</text:p>
          </table:table-cell>
          <table:table-cell office:value-type="float" office:value="15" table:style-name="ce1">
            <text:p>15</text:p>
          </table:table-cell>
          <table:table-cell office:value-type="float" office:value="13198" table:style-name="ce1">
            <text:p>13198</text:p>
          </table:table-cell>
          <table:table-cell table:number-columns-repeated="16379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199" table:style-name="ce1">
            <text:p>13199</text:p>
          </table:table-cell>
          <table:table-cell table:number-columns-repeated="16379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199" table:style-name="ce1">
            <text:p>13199</text:p>
          </table:table-cell>
          <table:table-cell table:number-columns-repeated="16379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float" office:value="95" table:style-name="ce1">
            <text:p>95</text:p>
          </table:table-cell>
          <table:table-cell office:value-type="float" office:value="1036.69995117188" table:style-name="ce1">
            <text:p>1036,699951</text:p>
          </table:table-cell>
          <table:table-cell office:value-type="float" office:value="15" table:style-name="ce1">
            <text:p>15</text:p>
          </table:table-cell>
          <table:table-cell office:value-type="float" office:value="13200" table:style-name="ce1">
            <text:p>13200</text:p>
          </table:table-cell>
          <table:table-cell table:number-columns-repeated="16379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01" table:style-name="ce1">
            <text:p>13201</text:p>
          </table:table-cell>
          <table:table-cell table:number-columns-repeated="16379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02" table:style-name="ce1">
            <text:p>13202</text:p>
          </table:table-cell>
          <table:table-cell table:number-columns-repeated="16379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02" table:style-name="ce1">
            <text:p>13202</text:p>
          </table:table-cell>
          <table:table-cell table:number-columns-repeated="16379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203" table:style-name="ce1">
            <text:p>13203</text:p>
          </table:table-cell>
          <table:table-cell table:number-columns-repeated="16379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95" table:style-name="ce1">
            <text:p>95</text:p>
          </table:table-cell>
          <table:table-cell office:value-type="float" office:value="14307.7001953125" table:style-name="ce1">
            <text:p>14307,7002</text:p>
          </table:table-cell>
          <table:table-cell office:value-type="float" office:value="14" table:style-name="ce1">
            <text:p>14</text:p>
          </table:table-cell>
          <table:table-cell office:value-type="float" office:value="13204" table:style-name="ce1">
            <text:p>13204</text:p>
          </table:table-cell>
          <table:table-cell table:number-columns-repeated="16379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205" table:style-name="ce1">
            <text:p>13205</text:p>
          </table:table-cell>
          <table:table-cell table:number-columns-repeated="16379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06" table:style-name="ce1">
            <text:p>13206</text:p>
          </table:table-cell>
          <table:table-cell table:number-columns-repeated="16379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06" table:style-name="ce1">
            <text:p>13206</text:p>
          </table:table-cell>
          <table:table-cell table:number-columns-repeated="16379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07" table:style-name="ce1">
            <text:p>13207</text:p>
          </table:table-cell>
          <table:table-cell table:number-columns-repeated="16379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07" table:style-name="ce1">
            <text:p>13207</text:p>
          </table:table-cell>
          <table:table-cell table:number-columns-repeated="16379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08" table:style-name="ce1">
            <text:p>13208</text:p>
          </table:table-cell>
          <table:table-cell table:number-columns-repeated="16379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float" office:value="95" table:style-name="ce1">
            <text:p>95</text:p>
          </table:table-cell>
          <table:table-cell office:value-type="float" office:value="329" table:style-name="ce1">
            <text:p>329</text:p>
          </table:table-cell>
          <table:table-cell office:value-type="float" office:value="15" table:style-name="ce1">
            <text:p>15</text:p>
          </table:table-cell>
          <table:table-cell office:value-type="float" office:value="13209" table:style-name="ce1">
            <text:p>13209</text:p>
          </table:table-cell>
          <table:table-cell table:number-columns-repeated="16379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210" table:style-name="ce1">
            <text:p>13210</text:p>
          </table:table-cell>
          <table:table-cell table:number-columns-repeated="16379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95" table:style-name="ce1">
            <text:p>95</text:p>
          </table:table-cell>
          <table:table-cell office:value-type="float" office:value="103" table:style-name="ce1">
            <text:p>103</text:p>
          </table:table-cell>
          <table:table-cell office:value-type="float" office:value="15" table:style-name="ce1">
            <text:p>15</text:p>
          </table:table-cell>
          <table:table-cell office:value-type="float" office:value="13211" table:style-name="ce1">
            <text:p>13211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87" table:style-name="ce1">
            <text:p>87</text:p>
          </table:table-cell>
          <table:table-cell office:value-type="float" office:value="1750" table:style-name="ce1">
            <text:p>1750</text:p>
          </table:table-cell>
          <table:table-cell office:value-type="float" office:value="15" table:style-name="ce1">
            <text:p>15</text:p>
          </table:table-cell>
          <table:table-cell office:value-type="float" office:value="13212" table:style-name="ce1">
            <text:p>13212</text:p>
          </table:table-cell>
          <table:table-cell table:number-columns-repeated="16379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float" office:value="87" table:style-name="ce1">
            <text:p>87</text:p>
          </table:table-cell>
          <table:table-cell office:value-type="float" office:value="583.29998779296898" table:style-name="ce1">
            <text:p>583,2999878</text:p>
          </table:table-cell>
          <table:table-cell office:value-type="float" office:value="15" table:style-name="ce1">
            <text:p>15</text:p>
          </table:table-cell>
          <table:table-cell office:value-type="float" office:value="13213" table:style-name="ce1">
            <text:p>13213</text:p>
          </table:table-cell>
          <table:table-cell table:number-columns-repeated="16379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float" office:value="95" table:style-name="ce1">
            <text:p>95</text:p>
          </table:table-cell>
          <table:table-cell office:value-type="float" office:value="10036.23046875" table:style-name="ce1">
            <text:p>10036,23047</text:p>
          </table:table-cell>
          <table:table-cell office:value-type="float" office:value="12" table:style-name="ce1">
            <text:p>12</text:p>
          </table:table-cell>
          <table:table-cell office:value-type="float" office:value="13214" table:style-name="ce1">
            <text:p>13214</text:p>
          </table:table-cell>
          <table:table-cell table:number-columns-repeated="16379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float" office:value="111" table:style-name="ce1">
            <text:p>111</text:p>
          </table:table-cell>
          <table:table-cell office:value-type="float" office:value="1446.16003417969" table:style-name="ce1">
            <text:p>1446,160034</text:p>
          </table:table-cell>
          <table:table-cell office:value-type="float" office:value="15" table:style-name="ce1">
            <text:p>15</text:p>
          </table:table-cell>
          <table:table-cell office:value-type="float" office:value="13214" table:style-name="ce1">
            <text:p>13214</text:p>
          </table:table-cell>
          <table:table-cell table:number-columns-repeated="16379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2" table:style-name="ce1">
            <text:p>12</text:p>
          </table:table-cell>
          <table:table-cell office:value-type="float" office:value="13215" table:style-name="ce1">
            <text:p>13215</text:p>
          </table:table-cell>
          <table:table-cell table:number-columns-repeated="16379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3" table:style-name="ce1">
            <text:p>13</text:p>
          </table:table-cell>
          <table:table-cell office:value-type="float" office:value="13215" table:style-name="ce1">
            <text:p>13215</text:p>
          </table:table-cell>
          <table:table-cell table:number-columns-repeated="16379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float" office:value="95" table:style-name="ce1">
            <text:p>95</text:p>
          </table:table-cell>
          <table:table-cell office:value-type="float" office:value="1575.11999511719" table:style-name="ce1">
            <text:p>1575,119995</text:p>
          </table:table-cell>
          <table:table-cell office:value-type="float" office:value="14" table:style-name="ce1">
            <text:p>14</text:p>
          </table:table-cell>
          <table:table-cell office:value-type="float" office:value="13216" table:style-name="ce1">
            <text:p>13216</text:p>
          </table:table-cell>
          <table:table-cell table:number-columns-repeated="16379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float" office:value="95" table:style-name="ce1">
            <text:p>95</text:p>
          </table:table-cell>
          <table:table-cell office:value-type="float" office:value="9902.5302734375" table:style-name="ce1">
            <text:p>9902,530273</text:p>
          </table:table-cell>
          <table:table-cell office:value-type="float" office:value="15" table:style-name="ce1">
            <text:p>15</text:p>
          </table:table-cell>
          <table:table-cell office:value-type="float" office:value="13217" table:style-name="ce1">
            <text:p>13217</text:p>
          </table:table-cell>
          <table:table-cell table:number-columns-repeated="16379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float" office:value="200" table:style-name="ce1">
            <text:p>200</text:p>
          </table:table-cell>
          <table:table-cell office:value-type="float" office:value="16929.029296875" table:style-name="ce1">
            <text:p>16929,0293</text:p>
          </table:table-cell>
          <table:table-cell office:value-type="float" office:value="12" table:style-name="ce1">
            <text:p>12</text:p>
          </table:table-cell>
          <table:table-cell office:value-type="float" office:value="13218" table:style-name="ce1">
            <text:p>13218</text:p>
          </table:table-cell>
          <table:table-cell table:number-columns-repeated="16379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float" office:value="95" table:style-name="ce1">
            <text:p>95</text:p>
          </table:table-cell>
          <table:table-cell office:value-type="float" office:value="83.800003051757798" table:style-name="ce1">
            <text:p>83,80000305</text:p>
          </table:table-cell>
          <table:table-cell office:value-type="float" office:value="15" table:style-name="ce1">
            <text:p>15</text:p>
          </table:table-cell>
          <table:table-cell office:value-type="float" office:value="13219" table:style-name="ce1">
            <text:p>13219</text:p>
          </table:table-cell>
          <table:table-cell table:number-columns-repeated="16379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20" table:style-name="ce1">
            <text:p>13220</text:p>
          </table:table-cell>
          <table:table-cell table:number-columns-repeated="16379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3221" table:style-name="ce1">
            <text:p>13221</text:p>
          </table:table-cell>
          <table:table-cell table:number-columns-repeated="16379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13" table:style-name="ce1">
            <text:p>13</text:p>
          </table:table-cell>
          <table:table-cell office:value-type="float" office:value="13221" table:style-name="ce1">
            <text:p>13221</text:p>
          </table:table-cell>
          <table:table-cell table:number-columns-repeated="16379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22" table:style-name="ce1">
            <text:p>13222</text:p>
          </table:table-cell>
          <table:table-cell table:number-columns-repeated="16379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22" table:style-name="ce1">
            <text:p>13222</text:p>
          </table:table-cell>
          <table:table-cell table:number-columns-repeated="16379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float" office:value="109" table:style-name="ce1">
            <text:p>109</text:p>
          </table:table-cell>
          <table:table-cell office:value-type="float" office:value="1626.91003417969" table:style-name="ce1">
            <text:p>1626,910034</text:p>
          </table:table-cell>
          <table:table-cell office:value-type="float" office:value="14" table:style-name="ce1">
            <text:p>14</text:p>
          </table:table-cell>
          <table:table-cell office:value-type="float" office:value="13223" table:style-name="ce1">
            <text:p>13223</text:p>
          </table:table-cell>
          <table:table-cell table:number-columns-repeated="16379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24" table:style-name="ce1">
            <text:p>13224</text:p>
          </table:table-cell>
          <table:table-cell table:number-columns-repeated="16379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float" office:value="174" table:style-name="ce1">
            <text:p>174</text:p>
          </table:table-cell>
          <table:table-cell office:value-type="float" office:value="4799.14990234375" table:style-name="ce1">
            <text:p>4799,149902</text:p>
          </table:table-cell>
          <table:table-cell office:value-type="float" office:value="13" table:style-name="ce1">
            <text:p>13</text:p>
          </table:table-cell>
          <table:table-cell office:value-type="float" office:value="13225" table:style-name="ce1">
            <text:p>13225</text:p>
          </table:table-cell>
          <table:table-cell table:number-columns-repeated="16379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225" table:style-name="ce1">
            <text:p>13225</text:p>
          </table:table-cell>
          <table:table-cell table:number-columns-repeated="16379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26" table:style-name="ce1">
            <text:p>13226</text:p>
          </table:table-cell>
          <table:table-cell table:number-columns-repeated="16379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27" table:style-name="ce1">
            <text:p>13227</text:p>
          </table:table-cell>
          <table:table-cell table:number-columns-repeated="16379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27" table:style-name="ce1">
            <text:p>13227</text:p>
          </table:table-cell>
          <table:table-cell table:number-columns-repeated="16379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float" office:value="95" table:style-name="ce1">
            <text:p>95</text:p>
          </table:table-cell>
          <table:table-cell office:value-type="float" office:value="1656.89001464844" table:style-name="ce1">
            <text:p>1656,890015</text:p>
          </table:table-cell>
          <table:table-cell office:value-type="float" office:value="14" table:style-name="ce1">
            <text:p>14</text:p>
          </table:table-cell>
          <table:table-cell office:value-type="float" office:value="13228" table:style-name="ce1">
            <text:p>13228</text:p>
          </table:table-cell>
          <table:table-cell table:number-columns-repeated="16379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float" office:value="88" table:style-name="ce1">
            <text:p>88</text:p>
          </table:table-cell>
          <table:table-cell office:value-type="float" office:value="2295.44995117188" table:style-name="ce1">
            <text:p>2295,449951</text:p>
          </table:table-cell>
          <table:table-cell office:value-type="float" office:value="15" table:style-name="ce1">
            <text:p>15</text:p>
          </table:table-cell>
          <table:table-cell office:value-type="float" office:value="13228" table:style-name="ce1">
            <text:p>13228</text:p>
          </table:table-cell>
          <table:table-cell table:number-columns-repeated="16379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float" office:value="87" table:style-name="ce1">
            <text:p>87</text:p>
          </table:table-cell>
          <table:table-cell office:value-type="float" office:value="28601.189453125" table:style-name="ce1">
            <text:p>28601,18945</text:p>
          </table:table-cell>
          <table:table-cell office:value-type="float" office:value="13" table:style-name="ce1">
            <text:p>13</text:p>
          </table:table-cell>
          <table:table-cell office:value-type="float" office:value="13229" table:style-name="ce1">
            <text:p>13229</text:p>
          </table:table-cell>
          <table:table-cell table:number-columns-repeated="16379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float" office:value="185" table:style-name="ce1">
            <text:p>185</text:p>
          </table:table-cell>
          <table:table-cell office:value-type="float" office:value="1422.38000488281" table:style-name="ce1">
            <text:p>1422,380005</text:p>
          </table:table-cell>
          <table:table-cell office:value-type="float" office:value="15" table:style-name="ce1">
            <text:p>15</text:p>
          </table:table-cell>
          <table:table-cell office:value-type="float" office:value="13230" table:style-name="ce1">
            <text:p>13230</text:p>
          </table:table-cell>
          <table:table-cell table:number-columns-repeated="16379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231" table:style-name="ce1">
            <text:p>13231</text:p>
          </table:table-cell>
          <table:table-cell table:number-columns-repeated="16379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float" office:value="152" table:style-name="ce1">
            <text:p>152</text:p>
          </table:table-cell>
          <table:table-cell office:value-type="float" office:value="7390.7099609375" table:style-name="ce1">
            <text:p>7390,709961</text:p>
          </table:table-cell>
          <table:table-cell office:value-type="float" office:value="12" table:style-name="ce1">
            <text:p>12</text:p>
          </table:table-cell>
          <table:table-cell office:value-type="float" office:value="13232" table:style-name="ce1">
            <text:p>13232</text:p>
          </table:table-cell>
          <table:table-cell table:number-columns-repeated="16379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33" table:style-name="ce1">
            <text:p>13233</text:p>
          </table:table-cell>
          <table:table-cell table:number-columns-repeated="16379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33" table:style-name="ce1">
            <text:p>13233</text:p>
          </table:table-cell>
          <table:table-cell table:number-columns-repeated="16379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float" office:value="30" table:style-name="ce1">
            <text:p>30</text:p>
          </table:table-cell>
          <table:table-cell office:value-type="float" office:value="3258.84008789063" table:style-name="ce1">
            <text:p>3258,840088</text:p>
          </table:table-cell>
          <table:table-cell office:value-type="float" office:value="12" table:style-name="ce1">
            <text:p>12</text:p>
          </table:table-cell>
          <table:table-cell office:value-type="float" office:value="13234" table:style-name="ce1">
            <text:p>13234</text:p>
          </table:table-cell>
          <table:table-cell table:number-columns-repeated="16379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235" table:style-name="ce1">
            <text:p>13235</text:p>
          </table:table-cell>
          <table:table-cell table:number-columns-repeated="16379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236" table:style-name="ce1">
            <text:p>13236</text:p>
          </table:table-cell>
          <table:table-cell table:number-columns-repeated="16379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37" table:style-name="ce1">
            <text:p>13237</text:p>
          </table:table-cell>
          <table:table-cell table:number-columns-repeated="16379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37" table:style-name="ce1">
            <text:p>13237</text:p>
          </table:table-cell>
          <table:table-cell table:number-columns-repeated="16379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38" table:style-name="ce1">
            <text:p>13238</text:p>
          </table:table-cell>
          <table:table-cell table:number-columns-repeated="16379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float" office:value="95" table:style-name="ce1">
            <text:p>95</text:p>
          </table:table-cell>
          <table:table-cell office:value-type="float" office:value="1033.2099609375" table:style-name="ce1">
            <text:p>1033,209961</text:p>
          </table:table-cell>
          <table:table-cell office:value-type="float" office:value="15" table:style-name="ce1">
            <text:p>15</text:p>
          </table:table-cell>
          <table:table-cell office:value-type="float" office:value="13239" table:style-name="ce1">
            <text:p>13239</text:p>
          </table:table-cell>
          <table:table-cell table:number-columns-repeated="16379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float" office:value="95" table:style-name="ce1">
            <text:p>95</text:p>
          </table:table-cell>
          <table:table-cell office:value-type="float" office:value="5764.2001953125" table:style-name="ce1">
            <text:p>5764,200195</text:p>
          </table:table-cell>
          <table:table-cell office:value-type="float" office:value="12" table:style-name="ce1">
            <text:p>12</text:p>
          </table:table-cell>
          <table:table-cell office:value-type="float" office:value="13240" table:style-name="ce1">
            <text:p>13240</text:p>
          </table:table-cell>
          <table:table-cell table:number-columns-repeated="16379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float" office:value="185" table:style-name="ce1">
            <text:p>185</text:p>
          </table:table-cell>
          <table:table-cell office:value-type="float" office:value="9717.009765625" table:style-name="ce1">
            <text:p>9717,009766</text:p>
          </table:table-cell>
          <table:table-cell office:value-type="float" office:value="12" table:style-name="ce1">
            <text:p>12</text:p>
          </table:table-cell>
          <table:table-cell office:value-type="float" office:value="13240" table:style-name="ce1">
            <text:p>13240</text:p>
          </table:table-cell>
          <table:table-cell table:number-columns-repeated="16379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float" office:value="87" table:style-name="ce1">
            <text:p>87</text:p>
          </table:table-cell>
          <table:table-cell office:value-type="float" office:value="1289" table:style-name="ce1">
            <text:p>1289</text:p>
          </table:table-cell>
          <table:table-cell office:value-type="float" office:value="15" table:style-name="ce1">
            <text:p>15</text:p>
          </table:table-cell>
          <table:table-cell office:value-type="float" office:value="13241" table:style-name="ce1">
            <text:p>13241</text:p>
          </table:table-cell>
          <table:table-cell table:number-columns-repeated="16379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float" office:value="87" table:style-name="ce1">
            <text:p>87</text:p>
          </table:table-cell>
          <table:table-cell office:value-type="float" office:value="2323" table:style-name="ce1">
            <text:p>2323</text:p>
          </table:table-cell>
          <table:table-cell office:value-type="float" office:value="15" table:style-name="ce1">
            <text:p>15</text:p>
          </table:table-cell>
          <table:table-cell office:value-type="float" office:value="13242" table:style-name="ce1">
            <text:p>13242</text:p>
          </table:table-cell>
          <table:table-cell table:number-columns-repeated="16379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float" office:value="141" table:style-name="ce1">
            <text:p>141</text:p>
          </table:table-cell>
          <table:table-cell office:value-type="float" office:value="2152.3798828125" table:style-name="ce1">
            <text:p>2152,379883</text:p>
          </table:table-cell>
          <table:table-cell office:value-type="float" office:value="14" table:style-name="ce1">
            <text:p>14</text:p>
          </table:table-cell>
          <table:table-cell office:value-type="float" office:value="13243" table:style-name="ce1">
            <text:p>13243</text:p>
          </table:table-cell>
          <table:table-cell table:number-columns-repeated="16379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44" table:style-name="ce1">
            <text:p>13244</text:p>
          </table:table-cell>
          <table:table-cell table:number-columns-repeated="16379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44" table:style-name="ce1">
            <text:p>13244</text:p>
          </table:table-cell>
          <table:table-cell table:number-columns-repeated="16379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2" table:style-name="ce1">
            <text:p>12</text:p>
          </table:table-cell>
          <table:table-cell office:value-type="float" office:value="13245" table:style-name="ce1">
            <text:p>13245</text:p>
          </table:table-cell>
          <table:table-cell table:number-columns-repeated="16379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3" table:style-name="ce1">
            <text:p>13</text:p>
          </table:table-cell>
          <table:table-cell office:value-type="float" office:value="13245" table:style-name="ce1">
            <text:p>13245</text:p>
          </table:table-cell>
          <table:table-cell table:number-columns-repeated="16379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float" office:value="187" table:style-name="ce1">
            <text:p>187</text:p>
          </table:table-cell>
          <table:table-cell office:value-type="float" office:value="1204.11999511719" table:style-name="ce1">
            <text:p>1204,119995</text:p>
          </table:table-cell>
          <table:table-cell office:value-type="float" office:value="12" table:style-name="ce1">
            <text:p>12</text:p>
          </table:table-cell>
          <table:table-cell office:value-type="float" office:value="13246" table:style-name="ce1">
            <text:p>13246</text:p>
          </table:table-cell>
          <table:table-cell table:number-columns-repeated="16379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247" table:style-name="ce1">
            <text:p>13247</text:p>
          </table:table-cell>
          <table:table-cell table:number-columns-repeated="16379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247" table:style-name="ce1">
            <text:p>13247</text:p>
          </table:table-cell>
          <table:table-cell table:number-columns-repeated="16379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248" table:style-name="ce1">
            <text:p>13248</text:p>
          </table:table-cell>
          <table:table-cell table:number-columns-repeated="16379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248" table:style-name="ce1">
            <text:p>13248</text:p>
          </table:table-cell>
          <table:table-cell table:number-columns-repeated="16379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float" office:value="95" table:style-name="ce1">
            <text:p>95</text:p>
          </table:table-cell>
          <table:table-cell office:value-type="float" office:value="2328.57006835938" table:style-name="ce1">
            <text:p>2328,570068</text:p>
          </table:table-cell>
          <table:table-cell office:value-type="float" office:value="15" table:style-name="ce1">
            <text:p>15</text:p>
          </table:table-cell>
          <table:table-cell office:value-type="float" office:value="13249" table:style-name="ce1">
            <text:p>13249</text:p>
          </table:table-cell>
          <table:table-cell table:number-columns-repeated="16379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float" office:value="95" table:style-name="ce1">
            <text:p>95</text:p>
          </table:table-cell>
          <table:table-cell office:value-type="float" office:value="131" table:style-name="ce1">
            <text:p>131</text:p>
          </table:table-cell>
          <table:table-cell office:value-type="float" office:value="15" table:style-name="ce1">
            <text:p>15</text:p>
          </table:table-cell>
          <table:table-cell office:value-type="float" office:value="13250" table:style-name="ce1">
            <text:p>13250</text:p>
          </table:table-cell>
          <table:table-cell table:number-columns-repeated="16379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2" table:style-name="ce1">
            <text:p>12</text:p>
          </table:table-cell>
          <table:table-cell office:value-type="float" office:value="13251" table:style-name="ce1">
            <text:p>13251</text:p>
          </table:table-cell>
          <table:table-cell table:number-columns-repeated="16379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float" office:value="1" table:style-name="ce1">
            <text:p>1</text:p>
          </table:table-cell>
          <table:table-cell office:value-type="float" office:value="630" table:style-name="ce1">
            <text:p>630</text:p>
          </table:table-cell>
          <table:table-cell office:value-type="float" office:value="13" table:style-name="ce1">
            <text:p>13</text:p>
          </table:table-cell>
          <table:table-cell office:value-type="float" office:value="13251" table:style-name="ce1">
            <text:p>13251</text:p>
          </table:table-cell>
          <table:table-cell table:number-columns-repeated="16379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float" office:value="95" table:style-name="ce1">
            <text:p>95</text:p>
          </table:table-cell>
          <table:table-cell office:value-type="float" office:value="4294.72021484375" table:style-name="ce1">
            <text:p>4294,720215</text:p>
          </table:table-cell>
          <table:table-cell office:value-type="float" office:value="15" table:style-name="ce1">
            <text:p>15</text:p>
          </table:table-cell>
          <table:table-cell office:value-type="float" office:value="13252" table:style-name="ce1">
            <text:p>13252</text:p>
          </table:table-cell>
          <table:table-cell table:number-columns-repeated="16379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53" table:style-name="ce1">
            <text:p>13253</text:p>
          </table:table-cell>
          <table:table-cell table:number-columns-repeated="16379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13254" table:style-name="ce1">
            <text:p>13254</text:p>
          </table:table-cell>
          <table:table-cell table:number-columns-repeated="16379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55" table:style-name="ce1">
            <text:p>13255</text:p>
          </table:table-cell>
          <table:table-cell table:number-columns-repeated="16379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55" table:style-name="ce1">
            <text:p>13255</text:p>
          </table:table-cell>
          <table:table-cell table:number-columns-repeated="16379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float" office:value="95" table:style-name="ce1">
            <text:p>95</text:p>
          </table:table-cell>
          <table:table-cell office:value-type="float" office:value="2480.61010742188" table:style-name="ce1">
            <text:p>2480,610107</text:p>
          </table:table-cell>
          <table:table-cell office:value-type="float" office:value="15" table:style-name="ce1">
            <text:p>15</text:p>
          </table:table-cell>
          <table:table-cell office:value-type="float" office:value="13256" table:style-name="ce1">
            <text:p>13256</text:p>
          </table:table-cell>
          <table:table-cell table:number-columns-repeated="16379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float" office:value="87" table:style-name="ce1">
            <text:p>87</text:p>
          </table:table-cell>
          <table:table-cell office:value-type="float" office:value="2383" table:style-name="ce1">
            <text:p>2383</text:p>
          </table:table-cell>
          <table:table-cell office:value-type="float" office:value="15" table:style-name="ce1">
            <text:p>15</text:p>
          </table:table-cell>
          <table:table-cell office:value-type="float" office:value="13257" table:style-name="ce1">
            <text:p>13257</text:p>
          </table:table-cell>
          <table:table-cell table:number-columns-repeated="16379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float" office:value="116" table:style-name="ce1">
            <text:p>116</text:p>
          </table:table-cell>
          <table:table-cell office:value-type="float" office:value="2845.3701171875" table:style-name="ce1">
            <text:p>2845,370117</text:p>
          </table:table-cell>
          <table:table-cell office:value-type="float" office:value="15" table:style-name="ce1">
            <text:p>15</text:p>
          </table:table-cell>
          <table:table-cell office:value-type="float" office:value="13258" table:style-name="ce1">
            <text:p>13258</text:p>
          </table:table-cell>
          <table:table-cell table:number-columns-repeated="16379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59" table:style-name="ce1">
            <text:p>13259</text:p>
          </table:table-cell>
          <table:table-cell table:number-columns-repeated="16379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59" table:style-name="ce1">
            <text:p>13259</text:p>
          </table:table-cell>
          <table:table-cell table:number-columns-repeated="16379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float" office:value="95" table:style-name="ce1">
            <text:p>95</text:p>
          </table:table-cell>
          <table:table-cell office:value-type="float" office:value="998.510009765625" table:style-name="ce1">
            <text:p>998,5100098</text:p>
          </table:table-cell>
          <table:table-cell office:value-type="float" office:value="15" table:style-name="ce1">
            <text:p>15</text:p>
          </table:table-cell>
          <table:table-cell office:value-type="float" office:value="13260" table:style-name="ce1">
            <text:p>13260</text:p>
          </table:table-cell>
          <table:table-cell table:number-columns-repeated="16379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float" office:value="185" table:style-name="ce1">
            <text:p>185</text:p>
          </table:table-cell>
          <table:table-cell office:value-type="float" office:value="10977.4501953125" table:style-name="ce1">
            <text:p>10977,4502</text:p>
          </table:table-cell>
          <table:table-cell office:value-type="float" office:value="12" table:style-name="ce1">
            <text:p>12</text:p>
          </table:table-cell>
          <table:table-cell office:value-type="float" office:value="13260" table:style-name="ce1">
            <text:p>13260</text:p>
          </table:table-cell>
          <table:table-cell table:number-columns-repeated="16379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float" office:value="95" table:style-name="ce1">
            <text:p>95</text:p>
          </table:table-cell>
          <table:table-cell office:value-type="float" office:value="998.57000732421898" table:style-name="ce1">
            <text:p>998,5700073</text:p>
          </table:table-cell>
          <table:table-cell office:value-type="float" office:value="15" table:style-name="ce1">
            <text:p>15</text:p>
          </table:table-cell>
          <table:table-cell office:value-type="float" office:value="13261" table:style-name="ce1">
            <text:p>13261</text:p>
          </table:table-cell>
          <table:table-cell table:number-columns-repeated="16379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float" office:value="87" table:style-name="ce1">
            <text:p>87</text:p>
          </table:table-cell>
          <table:table-cell office:value-type="float" office:value="1771" table:style-name="ce1">
            <text:p>1771</text:p>
          </table:table-cell>
          <table:table-cell office:value-type="float" office:value="15" table:style-name="ce1">
            <text:p>15</text:p>
          </table:table-cell>
          <table:table-cell office:value-type="float" office:value="13262" table:style-name="ce1">
            <text:p>13262</text:p>
          </table:table-cell>
          <table:table-cell table:number-columns-repeated="16379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63" table:style-name="ce1">
            <text:p>13263</text:p>
          </table:table-cell>
          <table:table-cell table:number-columns-repeated="16379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264" table:style-name="ce1">
            <text:p>13264</text:p>
          </table:table-cell>
          <table:table-cell table:number-columns-repeated="16379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3264" table:style-name="ce1">
            <text:p>13264</text:p>
          </table:table-cell>
          <table:table-cell table:number-columns-repeated="16379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float" office:value="95" table:style-name="ce1">
            <text:p>95</text:p>
          </table:table-cell>
          <table:table-cell office:value-type="float" office:value="32.709999084472699" table:style-name="ce1">
            <text:p>32,70999908</text:p>
          </table:table-cell>
          <table:table-cell office:value-type="float" office:value="15" table:style-name="ce1">
            <text:p>15</text:p>
          </table:table-cell>
          <table:table-cell office:value-type="float" office:value="13265" table:style-name="ce1">
            <text:p>13265</text:p>
          </table:table-cell>
          <table:table-cell table:number-columns-repeated="16379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66" table:style-name="ce1">
            <text:p>13266</text:p>
          </table:table-cell>
          <table:table-cell table:number-columns-repeated="16379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66" table:style-name="ce1">
            <text:p>13266</text:p>
          </table:table-cell>
          <table:table-cell table:number-columns-repeated="16379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float" office:value="30" table:style-name="ce1">
            <text:p>30</text:p>
          </table:table-cell>
          <table:table-cell office:value-type="float" office:value="2318.84008789063" table:style-name="ce1">
            <text:p>2318,840088</text:p>
          </table:table-cell>
          <table:table-cell office:value-type="float" office:value="12" table:style-name="ce1">
            <text:p>12</text:p>
          </table:table-cell>
          <table:table-cell office:value-type="float" office:value="13267" table:style-name="ce1">
            <text:p>13267</text:p>
          </table:table-cell>
          <table:table-cell table:number-columns-repeated="16379"/>
        </table:table-row>
        <table:table-row table:style-name="ro1">
          <table:table-cell office:value-type="float" office:value="1576" table:style-name="ce1">
            <text:p>1576</text:p>
          </table:table-cell>
          <table:table-cell table:number-columns-repeated="3" table:style-name="ce1"/>
          <table:table-cell office:value-type="float" office:value="13267" table:style-name="ce1">
            <text:p>13267</text:p>
          </table:table-cell>
          <table:table-cell table:number-columns-repeated="16379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float" office:value="87" table:style-name="ce1">
            <text:p>87</text:p>
          </table:table-cell>
          <table:table-cell office:value-type="float" office:value="1821" table:style-name="ce1">
            <text:p>1821</text:p>
          </table:table-cell>
          <table:table-cell office:value-type="float" office:value="15" table:style-name="ce1">
            <text:p>15</text:p>
          </table:table-cell>
          <table:table-cell office:value-type="float" office:value="13268" table:style-name="ce1">
            <text:p>13268</text:p>
          </table:table-cell>
          <table:table-cell table:number-columns-repeated="16379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float" office:value="5" table:style-name="ce1">
            <text:p>5</text:p>
          </table:table-cell>
          <table:table-cell office:value-type="float" office:value="306.29998779296898" table:style-name="ce1">
            <text:p>306,2999878</text:p>
          </table:table-cell>
          <table:table-cell office:value-type="float" office:value="12" table:style-name="ce1">
            <text:p>12</text:p>
          </table:table-cell>
          <table:table-cell office:value-type="float" office:value="13269" table:style-name="ce1">
            <text:p>13269</text:p>
          </table:table-cell>
          <table:table-cell table:number-columns-repeated="16379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float" office:value="30" table:style-name="ce1">
            <text:p>30</text:p>
          </table:table-cell>
          <table:table-cell office:value-type="float" office:value="17807.55078125" table:style-name="ce1">
            <text:p>17807,55078</text:p>
          </table:table-cell>
          <table:table-cell office:value-type="float" office:value="12" table:style-name="ce1">
            <text:p>12</text:p>
          </table:table-cell>
          <table:table-cell office:value-type="float" office:value="13270" table:style-name="ce1">
            <text:p>13270</text:p>
          </table:table-cell>
          <table:table-cell table:number-columns-repeated="16379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float" office:value="95" table:style-name="ce1">
            <text:p>95</text:p>
          </table:table-cell>
          <table:table-cell office:value-type="float" office:value="2247.06005859375" table:style-name="ce1">
            <text:p>2247,060059</text:p>
          </table:table-cell>
          <table:table-cell office:value-type="float" office:value="15" table:style-name="ce1">
            <text:p>15</text:p>
          </table:table-cell>
          <table:table-cell office:value-type="float" office:value="13271" table:style-name="ce1">
            <text:p>13271</text:p>
          </table:table-cell>
          <table:table-cell table:number-columns-repeated="16379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float" office:value="95" table:style-name="ce1">
            <text:p>95</text:p>
          </table:table-cell>
          <table:table-cell office:value-type="float" office:value="9345.3701171875" table:style-name="ce1">
            <text:p>9345,370117</text:p>
          </table:table-cell>
          <table:table-cell office:value-type="float" office:value="15" table:style-name="ce1">
            <text:p>15</text:p>
          </table:table-cell>
          <table:table-cell office:value-type="float" office:value="13272" table:style-name="ce1">
            <text:p>13272</text:p>
          </table:table-cell>
          <table:table-cell table:number-columns-repeated="16379"/>
        </table:table-row>
        <table:table-row table:style-name="ro1">
          <table:table-cell office:value-type="float" office:value="1582" table:style-name="ce1">
            <text:p>1582</text:p>
          </table:table-cell>
          <table:table-cell table:number-columns-repeated="3" table:style-name="ce1"/>
          <table:table-cell office:value-type="float" office:value="13272" table:style-name="ce1">
            <text:p>13272</text:p>
          </table:table-cell>
          <table:table-cell table:number-columns-repeated="16379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float" office:value="95" table:style-name="ce1">
            <text:p>95</text:p>
          </table:table-cell>
          <table:table-cell office:value-type="float" office:value="8188.9501953125" table:style-name="ce1">
            <text:p>8188,950195</text:p>
          </table:table-cell>
          <table:table-cell office:value-type="float" office:value="15" table:style-name="ce1">
            <text:p>15</text:p>
          </table:table-cell>
          <table:table-cell office:value-type="float" office:value="13273" table:style-name="ce1">
            <text:p>13273</text:p>
          </table:table-cell>
          <table:table-cell table:number-columns-repeated="16379"/>
        </table:table-row>
        <table:table-row table:style-name="ro1">
          <table:table-cell office:value-type="float" office:value="1584" table:style-name="ce1">
            <text:p>1584</text:p>
          </table:table-cell>
          <table:table-cell table:number-columns-repeated="3" table:style-name="ce1"/>
          <table:table-cell office:value-type="float" office:value="13273" table:style-name="ce1">
            <text:p>13273</text:p>
          </table:table-cell>
          <table:table-cell table:number-columns-repeated="16379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float" office:value="185" table:style-name="ce1">
            <text:p>185</text:p>
          </table:table-cell>
          <table:table-cell office:value-type="float" office:value="11019.3603515625" table:style-name="ce1">
            <text:p>11019,36035</text:p>
          </table:table-cell>
          <table:table-cell office:value-type="float" office:value="12" table:style-name="ce1">
            <text:p>12</text:p>
          </table:table-cell>
          <table:table-cell office:value-type="float" office:value="13274" table:style-name="ce1">
            <text:p>13274</text:p>
          </table:table-cell>
          <table:table-cell table:number-columns-repeated="16379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75" table:style-name="ce1">
            <text:p>13275</text:p>
          </table:table-cell>
          <table:table-cell table:number-columns-repeated="16379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75" table:style-name="ce1">
            <text:p>13275</text:p>
          </table:table-cell>
          <table:table-cell table:number-columns-repeated="16379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76" table:style-name="ce1">
            <text:p>13276</text:p>
          </table:table-cell>
          <table:table-cell table:number-columns-repeated="16379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float" office:value="1" table:style-name="ce1">
            <text:p>1</text:p>
          </table:table-cell>
          <table:table-cell office:value-type="float" office:value="557" table:style-name="ce1">
            <text:p>557</text:p>
          </table:table-cell>
          <table:table-cell office:value-type="float" office:value="12" table:style-name="ce1">
            <text:p>12</text:p>
          </table:table-cell>
          <table:table-cell office:value-type="float" office:value="13277" table:style-name="ce1">
            <text:p>13277</text:p>
          </table:table-cell>
          <table:table-cell table:number-columns-repeated="16379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float" office:value="1" table:style-name="ce1">
            <text:p>1</text:p>
          </table:table-cell>
          <table:table-cell office:value-type="float" office:value="1325" table:style-name="ce1">
            <text:p>1325</text:p>
          </table:table-cell>
          <table:table-cell office:value-type="float" office:value="13" table:style-name="ce1">
            <text:p>13</text:p>
          </table:table-cell>
          <table:table-cell office:value-type="float" office:value="13277" table:style-name="ce1">
            <text:p>13277</text:p>
          </table:table-cell>
          <table:table-cell table:number-columns-repeated="16379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78" table:style-name="ce1">
            <text:p>13278</text:p>
          </table:table-cell>
          <table:table-cell table:number-columns-repeated="16379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79" table:style-name="ce1">
            <text:p>13279</text:p>
          </table:table-cell>
          <table:table-cell table:number-columns-repeated="16379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79" table:style-name="ce1">
            <text:p>13279</text:p>
          </table:table-cell>
          <table:table-cell table:number-columns-repeated="16379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float" office:value="95" table:style-name="ce1">
            <text:p>95</text:p>
          </table:table-cell>
          <table:table-cell office:value-type="float" office:value="2067.11010742188" table:style-name="ce1">
            <text:p>2067,110107</text:p>
          </table:table-cell>
          <table:table-cell office:value-type="float" office:value="15" table:style-name="ce1">
            <text:p>15</text:p>
          </table:table-cell>
          <table:table-cell office:value-type="float" office:value="13280" table:style-name="ce1">
            <text:p>13280</text:p>
          </table:table-cell>
          <table:table-cell table:number-columns-repeated="16379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float" office:value="95" table:style-name="ce1">
            <text:p>95</text:p>
          </table:table-cell>
          <table:table-cell office:value-type="float" office:value="70.949996948242202" table:style-name="ce1">
            <text:p>70,94999695</text:p>
          </table:table-cell>
          <table:table-cell office:value-type="float" office:value="15" table:style-name="ce1">
            <text:p>15</text:p>
          </table:table-cell>
          <table:table-cell office:value-type="float" office:value="13281" table:style-name="ce1">
            <text:p>13281</text:p>
          </table:table-cell>
          <table:table-cell table:number-columns-repeated="16379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float" office:value="185" table:style-name="ce1">
            <text:p>185</text:p>
          </table:table-cell>
          <table:table-cell office:value-type="float" office:value="1256" table:style-name="ce1">
            <text:p>1256</text:p>
          </table:table-cell>
          <table:table-cell office:value-type="float" office:value="14" table:style-name="ce1">
            <text:p>14</text:p>
          </table:table-cell>
          <table:table-cell office:value-type="float" office:value="13282" table:style-name="ce1">
            <text:p>13282</text:p>
          </table:table-cell>
          <table:table-cell table:number-columns-repeated="16379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283" table:style-name="ce1">
            <text:p>13283</text:p>
          </table:table-cell>
          <table:table-cell table:number-columns-repeated="16379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84" table:style-name="ce1">
            <text:p>13284</text:p>
          </table:table-cell>
          <table:table-cell table:number-columns-repeated="16379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84" table:style-name="ce1">
            <text:p>13284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85" table:style-name="ce1">
            <text:p>13285</text:p>
          </table:table-cell>
          <table:table-cell table:number-columns-repeated="16379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85" table:style-name="ce1">
            <text:p>13285</text:p>
          </table:table-cell>
          <table:table-cell table:number-columns-repeated="16379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float" office:value="87" table:style-name="ce1">
            <text:p>87</text:p>
          </table:table-cell>
          <table:table-cell office:value-type="float" office:value="5775.93017578125" table:style-name="ce1">
            <text:p>5775,930176</text:p>
          </table:table-cell>
          <table:table-cell office:value-type="float" office:value="15" table:style-name="ce1">
            <text:p>15</text:p>
          </table:table-cell>
          <table:table-cell office:value-type="float" office:value="13286" table:style-name="ce1">
            <text:p>13286</text:p>
          </table:table-cell>
          <table:table-cell table:number-columns-repeated="16379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87" table:style-name="ce1">
            <text:p>13287</text:p>
          </table:table-cell>
          <table:table-cell table:number-columns-repeated="16379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float" office:value="1" table:style-name="ce1">
            <text:p>1</text:p>
          </table:table-cell>
          <table:table-cell office:value-type="float" office:value="285" table:style-name="ce1">
            <text:p>285</text:p>
          </table:table-cell>
          <table:table-cell office:value-type="float" office:value="12" table:style-name="ce1">
            <text:p>12</text:p>
          </table:table-cell>
          <table:table-cell office:value-type="float" office:value="13288" table:style-name="ce1">
            <text:p>13288</text:p>
          </table:table-cell>
          <table:table-cell table:number-columns-repeated="16379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float" office:value="95" table:style-name="ce1">
            <text:p>95</text:p>
          </table:table-cell>
          <table:table-cell office:value-type="float" office:value="4317.3701171875" table:style-name="ce1">
            <text:p>4317,370117</text:p>
          </table:table-cell>
          <table:table-cell office:value-type="float" office:value="15" table:style-name="ce1">
            <text:p>15</text:p>
          </table:table-cell>
          <table:table-cell office:value-type="float" office:value="13289" table:style-name="ce1">
            <text:p>13289</text:p>
          </table:table-cell>
          <table:table-cell table:number-columns-repeated="16379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2" table:style-name="ce1">
            <text:p>12</text:p>
          </table:table-cell>
          <table:table-cell office:value-type="float" office:value="13290" table:style-name="ce1">
            <text:p>13290</text:p>
          </table:table-cell>
          <table:table-cell table:number-columns-repeated="16379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3" table:style-name="ce1">
            <text:p>13</text:p>
          </table:table-cell>
          <table:table-cell office:value-type="float" office:value="13290" table:style-name="ce1">
            <text:p>13290</text:p>
          </table:table-cell>
          <table:table-cell table:number-columns-repeated="16379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float" office:value="95" table:style-name="ce1">
            <text:p>95</text:p>
          </table:table-cell>
          <table:table-cell office:value-type="float" office:value="57.319999694824197" table:style-name="ce1">
            <text:p>57,31999969</text:p>
          </table:table-cell>
          <table:table-cell office:value-type="float" office:value="15" table:style-name="ce1">
            <text:p>15</text:p>
          </table:table-cell>
          <table:table-cell office:value-type="float" office:value="13291" table:style-name="ce1">
            <text:p>13291</text:p>
          </table:table-cell>
          <table:table-cell table:number-columns-repeated="16379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float" office:value="87" table:style-name="ce1">
            <text:p>87</text:p>
          </table:table-cell>
          <table:table-cell office:value-type="float" office:value="1202" table:style-name="ce1">
            <text:p>1202</text:p>
          </table:table-cell>
          <table:table-cell office:value-type="float" office:value="15" table:style-name="ce1">
            <text:p>15</text:p>
          </table:table-cell>
          <table:table-cell office:value-type="float" office:value="13292" table:style-name="ce1">
            <text:p>13292</text:p>
          </table:table-cell>
          <table:table-cell table:number-columns-repeated="16379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float" office:value="174" table:style-name="ce1">
            <text:p>174</text:p>
          </table:table-cell>
          <table:table-cell office:value-type="float" office:value="3999.8798828125" table:style-name="ce1">
            <text:p>3999,879883</text:p>
          </table:table-cell>
          <table:table-cell office:value-type="float" office:value="15" table:style-name="ce1">
            <text:p>15</text:p>
          </table:table-cell>
          <table:table-cell office:value-type="float" office:value="13293" table:style-name="ce1">
            <text:p>13293</text:p>
          </table:table-cell>
          <table:table-cell table:number-columns-repeated="16379"/>
        </table:table-row>
        <table:table-row table:style-name="ro1">
          <table:table-cell office:value-type="float" office:value="1611" table:style-name="ce1">
            <text:p>1611</text:p>
          </table:table-cell>
          <table:table-cell table:number-columns-repeated="3" table:style-name="ce1"/>
          <table:table-cell office:value-type="float" office:value="13293" table:style-name="ce1">
            <text:p>13293</text:p>
          </table:table-cell>
          <table:table-cell table:number-columns-repeated="16379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294" table:style-name="ce1">
            <text:p>13294</text:p>
          </table:table-cell>
          <table:table-cell table:number-columns-repeated="16379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294" table:style-name="ce1">
            <text:p>13294</text:p>
          </table:table-cell>
          <table:table-cell table:number-columns-repeated="16379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float" office:value="87" table:style-name="ce1">
            <text:p>87</text:p>
          </table:table-cell>
          <table:table-cell office:value-type="float" office:value="2080" table:style-name="ce1">
            <text:p>2080</text:p>
          </table:table-cell>
          <table:table-cell office:value-type="float" office:value="15" table:style-name="ce1">
            <text:p>15</text:p>
          </table:table-cell>
          <table:table-cell office:value-type="float" office:value="13295" table:style-name="ce1">
            <text:p>13295</text:p>
          </table:table-cell>
          <table:table-cell table:number-columns-repeated="16379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296" table:style-name="ce1">
            <text:p>13296</text:p>
          </table:table-cell>
          <table:table-cell table:number-columns-repeated="16379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3297" table:style-name="ce1">
            <text:p>13297</text:p>
          </table:table-cell>
          <table:table-cell table:number-columns-repeated="16379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3" table:style-name="ce1">
            <text:p>13</text:p>
          </table:table-cell>
          <table:table-cell office:value-type="float" office:value="13297" table:style-name="ce1">
            <text:p>13297</text:p>
          </table:table-cell>
          <table:table-cell table:number-columns-repeated="16379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298" table:style-name="ce1">
            <text:p>13298</text:p>
          </table:table-cell>
          <table:table-cell table:number-columns-repeated="16379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13298" table:style-name="ce1">
            <text:p>13298</text:p>
          </table:table-cell>
          <table:table-cell table:number-columns-repeated="16379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float" office:value="95" table:style-name="ce1">
            <text:p>95</text:p>
          </table:table-cell>
          <table:table-cell office:value-type="float" office:value="995.739990234375" table:style-name="ce1">
            <text:p>995,7399902</text:p>
          </table:table-cell>
          <table:table-cell office:value-type="float" office:value="15" table:style-name="ce1">
            <text:p>15</text:p>
          </table:table-cell>
          <table:table-cell office:value-type="float" office:value="13299" table:style-name="ce1">
            <text:p>13299</text:p>
          </table:table-cell>
          <table:table-cell table:number-columns-repeated="16379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float" office:value="120" table:style-name="ce1">
            <text:p>120</text:p>
          </table:table-cell>
          <table:table-cell office:value-type="float" office:value="1270.43005371094" table:style-name="ce1">
            <text:p>1270,430054</text:p>
          </table:table-cell>
          <table:table-cell office:value-type="float" office:value="14" table:style-name="ce1">
            <text:p>14</text:p>
          </table:table-cell>
          <table:table-cell office:value-type="float" office:value="13300" table:style-name="ce1">
            <text:p>13300</text:p>
          </table:table-cell>
          <table:table-cell table:number-columns-repeated="16379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301" table:style-name="ce1">
            <text:p>13301</text:p>
          </table:table-cell>
          <table:table-cell table:number-columns-repeated="16379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float" office:value="1" table:style-name="ce1">
            <text:p>1</text:p>
          </table:table-cell>
          <table:table-cell office:value-type="float" office:value="1900" table:style-name="ce1">
            <text:p>1900</text:p>
          </table:table-cell>
          <table:table-cell office:value-type="float" office:value="13" table:style-name="ce1">
            <text:p>13</text:p>
          </table:table-cell>
          <table:table-cell office:value-type="float" office:value="13301" table:style-name="ce1">
            <text:p>13301</text:p>
          </table:table-cell>
          <table:table-cell table:number-columns-repeated="16379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float" office:value="116" table:style-name="ce1">
            <text:p>116</text:p>
          </table:table-cell>
          <table:table-cell office:value-type="float" office:value="3172.09008789063" table:style-name="ce1">
            <text:p>3172,090088</text:p>
          </table:table-cell>
          <table:table-cell office:value-type="float" office:value="15" table:style-name="ce1">
            <text:p>15</text:p>
          </table:table-cell>
          <table:table-cell office:value-type="float" office:value="13302" table:style-name="ce1">
            <text:p>13302</text:p>
          </table:table-cell>
          <table:table-cell table:number-columns-repeated="16379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float" office:value="87" table:style-name="ce1">
            <text:p>87</text:p>
          </table:table-cell>
          <table:table-cell office:value-type="float" office:value="1820" table:style-name="ce1">
            <text:p>1820</text:p>
          </table:table-cell>
          <table:table-cell office:value-type="float" office:value="15" table:style-name="ce1">
            <text:p>15</text:p>
          </table:table-cell>
          <table:table-cell office:value-type="float" office:value="13303" table:style-name="ce1">
            <text:p>13303</text:p>
          </table:table-cell>
          <table:table-cell table:number-columns-repeated="16379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04" table:style-name="ce1">
            <text:p>13304</text:p>
          </table:table-cell>
          <table:table-cell table:number-columns-repeated="16379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04" table:style-name="ce1">
            <text:p>13304</text:p>
          </table:table-cell>
          <table:table-cell table:number-columns-repeated="16379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float" office:value="95" table:style-name="ce1">
            <text:p>95</text:p>
          </table:table-cell>
          <table:table-cell office:value-type="float" office:value="12602.3701171875" table:style-name="ce1">
            <text:p>12602,37012</text:p>
          </table:table-cell>
          <table:table-cell office:value-type="float" office:value="12" table:style-name="ce1">
            <text:p>12</text:p>
          </table:table-cell>
          <table:table-cell office:value-type="float" office:value="13305" table:style-name="ce1">
            <text:p>13305</text:p>
          </table:table-cell>
          <table:table-cell table:number-columns-repeated="16379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float" office:value="87" table:style-name="ce1">
            <text:p>87</text:p>
          </table:table-cell>
          <table:table-cell office:value-type="float" office:value="5021.22998046875" table:style-name="ce1">
            <text:p>5021,22998</text:p>
          </table:table-cell>
          <table:table-cell office:value-type="float" office:value="13" table:style-name="ce1">
            <text:p>13</text:p>
          </table:table-cell>
          <table:table-cell office:value-type="float" office:value="13306" table:style-name="ce1">
            <text:p>13306</text:p>
          </table:table-cell>
          <table:table-cell table:number-columns-repeated="16379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307" table:style-name="ce1">
            <text:p>13307</text:p>
          </table:table-cell>
          <table:table-cell table:number-columns-repeated="16379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307" table:style-name="ce1">
            <text:p>13307</text:p>
          </table:table-cell>
          <table:table-cell table:number-columns-repeated="16379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308" table:style-name="ce1">
            <text:p>13308</text:p>
          </table:table-cell>
          <table:table-cell table:number-columns-repeated="16379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308" table:style-name="ce1">
            <text:p>13308</text:p>
          </table:table-cell>
          <table:table-cell table:number-columns-repeated="16379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float" office:value="174" table:style-name="ce1">
            <text:p>174</text:p>
          </table:table-cell>
          <table:table-cell office:value-type="float" office:value="8500" table:style-name="ce1">
            <text:p>8500</text:p>
          </table:table-cell>
          <table:table-cell office:value-type="float" office:value="13" table:style-name="ce1">
            <text:p>13</text:p>
          </table:table-cell>
          <table:table-cell office:value-type="float" office:value="13309" table:style-name="ce1">
            <text:p>13309</text:p>
          </table:table-cell>
          <table:table-cell table:number-columns-repeated="16379"/>
        </table:table-row>
        <table:table-row table:style-name="ro1">
          <table:table-cell office:value-type="float" office:value="1635" table:style-name="ce1">
            <text:p>1635</text:p>
          </table:table-cell>
          <table:table-cell table:number-columns-repeated="3" table:style-name="ce1"/>
          <table:table-cell office:value-type="float" office:value="13309" table:style-name="ce1">
            <text:p>13309</text:p>
          </table:table-cell>
          <table:table-cell table:number-columns-repeated="16379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float" office:value="95" table:style-name="ce1">
            <text:p>95</text:p>
          </table:table-cell>
          <table:table-cell office:value-type="float" office:value="4316.18994140625" table:style-name="ce1">
            <text:p>4316,189941</text:p>
          </table:table-cell>
          <table:table-cell office:value-type="float" office:value="15" table:style-name="ce1">
            <text:p>15</text:p>
          </table:table-cell>
          <table:table-cell office:value-type="float" office:value="13310" table:style-name="ce1">
            <text:p>13310</text:p>
          </table:table-cell>
          <table:table-cell table:number-columns-repeated="16379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float" office:value="95" table:style-name="ce1">
            <text:p>95</text:p>
          </table:table-cell>
          <table:table-cell office:value-type="float" office:value="39.740001678466797" table:style-name="ce1">
            <text:p>39,74000168</text:p>
          </table:table-cell>
          <table:table-cell office:value-type="float" office:value="14" table:style-name="ce1">
            <text:p>14</text:p>
          </table:table-cell>
          <table:table-cell office:value-type="float" office:value="13311" table:style-name="ce1">
            <text:p>13311</text:p>
          </table:table-cell>
          <table:table-cell table:number-columns-repeated="16379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12" table:style-name="ce1">
            <text:p>13312</text:p>
          </table:table-cell>
          <table:table-cell table:number-columns-repeated="16379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313" table:style-name="ce1">
            <text:p>13313</text:p>
          </table:table-cell>
          <table:table-cell table:number-columns-repeated="16379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3" table:style-name="ce1">
            <text:p>13</text:p>
          </table:table-cell>
          <table:table-cell office:value-type="float" office:value="13313" table:style-name="ce1">
            <text:p>13313</text:p>
          </table:table-cell>
          <table:table-cell table:number-columns-repeated="16379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314" table:style-name="ce1">
            <text:p>13314</text:p>
          </table:table-cell>
          <table:table-cell table:number-columns-repeated="16379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3315" table:style-name="ce1">
            <text:p>13315</text:p>
          </table:table-cell>
          <table:table-cell table:number-columns-repeated="16379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16" table:style-name="ce1">
            <text:p>13316</text:p>
          </table:table-cell>
          <table:table-cell table:number-columns-repeated="16379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16" table:style-name="ce1">
            <text:p>13316</text:p>
          </table:table-cell>
          <table:table-cell table:number-columns-repeated="16379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float" office:value="128" table:style-name="ce1">
            <text:p>128</text:p>
          </table:table-cell>
          <table:table-cell office:value-type="float" office:value="5303.81982421875" table:style-name="ce1">
            <text:p>5303,819824</text:p>
          </table:table-cell>
          <table:table-cell office:value-type="float" office:value="15" table:style-name="ce1">
            <text:p>15</text:p>
          </table:table-cell>
          <table:table-cell office:value-type="float" office:value="13317" table:style-name="ce1">
            <text:p>13317</text:p>
          </table:table-cell>
          <table:table-cell table:number-columns-repeated="16379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float" office:value="95" table:style-name="ce1">
            <text:p>95</text:p>
          </table:table-cell>
          <table:table-cell office:value-type="float" office:value="9179.2900390625" table:style-name="ce1">
            <text:p>9179,290039</text:p>
          </table:table-cell>
          <table:table-cell office:value-type="float" office:value="15" table:style-name="ce1">
            <text:p>15</text:p>
          </table:table-cell>
          <table:table-cell office:value-type="float" office:value="13318" table:style-name="ce1">
            <text:p>13318</text:p>
          </table:table-cell>
          <table:table-cell table:number-columns-repeated="16379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13319" table:style-name="ce1">
            <text:p>13319</text:p>
          </table:table-cell>
          <table:table-cell table:number-columns-repeated="16379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float" office:value="4" table:style-name="ce1">
            <text:p>4</text:p>
          </table:table-cell>
          <table:table-cell office:value-type="float" office:value="1820" table:style-name="ce1">
            <text:p>1820</text:p>
          </table:table-cell>
          <table:table-cell office:value-type="float" office:value="15" table:style-name="ce1">
            <text:p>15</text:p>
          </table:table-cell>
          <table:table-cell office:value-type="float" office:value="13320" table:style-name="ce1">
            <text:p>13320</text:p>
          </table:table-cell>
          <table:table-cell table:number-columns-repeated="16379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21" table:style-name="ce1">
            <text:p>13321</text:p>
          </table:table-cell>
          <table:table-cell table:number-columns-repeated="16379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21" table:style-name="ce1">
            <text:p>13321</text:p>
          </table:table-cell>
          <table:table-cell table:number-columns-repeated="16379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322" table:style-name="ce1">
            <text:p>13322</text:p>
          </table:table-cell>
          <table:table-cell table:number-columns-repeated="16379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23" table:style-name="ce1">
            <text:p>13323</text:p>
          </table:table-cell>
          <table:table-cell table:number-columns-repeated="16379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23" table:style-name="ce1">
            <text:p>13323</text:p>
          </table:table-cell>
          <table:table-cell table:number-columns-repeated="16379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24" table:style-name="ce1">
            <text:p>13324</text:p>
          </table:table-cell>
          <table:table-cell table:number-columns-repeated="16379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24" table:style-name="ce1">
            <text:p>13324</text:p>
          </table:table-cell>
          <table:table-cell table:number-columns-repeated="16379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float" office:value="95" table:style-name="ce1">
            <text:p>95</text:p>
          </table:table-cell>
          <table:table-cell office:value-type="float" office:value="1986.02001953125" table:style-name="ce1">
            <text:p>1986,02002</text:p>
          </table:table-cell>
          <table:table-cell office:value-type="float" office:value="15" table:style-name="ce1">
            <text:p>15</text:p>
          </table:table-cell>
          <table:table-cell office:value-type="float" office:value="13325" table:style-name="ce1">
            <text:p>13325</text:p>
          </table:table-cell>
          <table:table-cell table:number-columns-repeated="16379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float" office:value="87" table:style-name="ce1">
            <text:p>87</text:p>
          </table:table-cell>
          <table:table-cell office:value-type="float" office:value="2959" table:style-name="ce1">
            <text:p>2959</text:p>
          </table:table-cell>
          <table:table-cell office:value-type="float" office:value="15" table:style-name="ce1">
            <text:p>15</text:p>
          </table:table-cell>
          <table:table-cell office:value-type="float" office:value="13326" table:style-name="ce1">
            <text:p>13326</text:p>
          </table:table-cell>
          <table:table-cell table:number-columns-repeated="16379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float" office:value="95" table:style-name="ce1">
            <text:p>95</text:p>
          </table:table-cell>
          <table:table-cell office:value-type="float" office:value="2062.25" table:style-name="ce1">
            <text:p>2062,25</text:p>
          </table:table-cell>
          <table:table-cell office:value-type="float" office:value="15" table:style-name="ce1">
            <text:p>15</text:p>
          </table:table-cell>
          <table:table-cell office:value-type="float" office:value="13327" table:style-name="ce1">
            <text:p>13327</text:p>
          </table:table-cell>
          <table:table-cell table:number-columns-repeated="16379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float" office:value="16" table:style-name="ce1">
            <text:p>16</text:p>
          </table:table-cell>
          <table:table-cell office:value-type="float" office:value="17500" table:style-name="ce1">
            <text:p>17500</text:p>
          </table:table-cell>
          <table:table-cell office:value-type="float" office:value="13" table:style-name="ce1">
            <text:p>13</text:p>
          </table:table-cell>
          <table:table-cell office:value-type="float" office:value="13328" table:style-name="ce1">
            <text:p>13328</text:p>
          </table:table-cell>
          <table:table-cell table:number-columns-repeated="16379"/>
        </table:table-row>
        <table:table-row table:style-name="ro1">
          <table:table-cell office:value-type="float" office:value="1660" table:style-name="ce1">
            <text:p>1660</text:p>
          </table:table-cell>
          <table:table-cell table:number-columns-repeated="3" table:style-name="ce1"/>
          <table:table-cell office:value-type="float" office:value="13328" table:style-name="ce1">
            <text:p>13328</text:p>
          </table:table-cell>
          <table:table-cell table:number-columns-repeated="16379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float" office:value="87" table:style-name="ce1">
            <text:p>87</text:p>
          </table:table-cell>
          <table:table-cell office:value-type="float" office:value="1831" table:style-name="ce1">
            <text:p>1831</text:p>
          </table:table-cell>
          <table:table-cell office:value-type="float" office:value="15" table:style-name="ce1">
            <text:p>15</text:p>
          </table:table-cell>
          <table:table-cell office:value-type="float" office:value="13329" table:style-name="ce1">
            <text:p>13329</text:p>
          </table:table-cell>
          <table:table-cell table:number-columns-repeated="16379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30" table:style-name="ce1">
            <text:p>13330</text:p>
          </table:table-cell>
          <table:table-cell table:number-columns-repeated="16379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31" table:style-name="ce1">
            <text:p>13331</text:p>
          </table:table-cell>
          <table:table-cell table:number-columns-repeated="16379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31" table:style-name="ce1">
            <text:p>13331</text:p>
          </table:table-cell>
          <table:table-cell table:number-columns-repeated="16379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332" table:style-name="ce1">
            <text:p>13332</text:p>
          </table:table-cell>
          <table:table-cell table:number-columns-repeated="16379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3" table:style-name="ce1">
            <text:p>13</text:p>
          </table:table-cell>
          <table:table-cell office:value-type="float" office:value="13332" table:style-name="ce1">
            <text:p>13332</text:p>
          </table:table-cell>
          <table:table-cell table:number-columns-repeated="16379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float" office:value="95" table:style-name="ce1">
            <text:p>95</text:p>
          </table:table-cell>
          <table:table-cell office:value-type="float" office:value="86.050003051757798" table:style-name="ce1">
            <text:p>86,05000305</text:p>
          </table:table-cell>
          <table:table-cell office:value-type="float" office:value="15" table:style-name="ce1">
            <text:p>15</text:p>
          </table:table-cell>
          <table:table-cell office:value-type="float" office:value="13333" table:style-name="ce1">
            <text:p>13333</text:p>
          </table:table-cell>
          <table:table-cell table:number-columns-repeated="16379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34" table:style-name="ce1">
            <text:p>13334</text:p>
          </table:table-cell>
          <table:table-cell table:number-columns-repeated="16379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34" table:style-name="ce1">
            <text:p>13334</text:p>
          </table:table-cell>
          <table:table-cell table:number-columns-repeated="16379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35" table:style-name="ce1">
            <text:p>13335</text:p>
          </table:table-cell>
          <table:table-cell table:number-columns-repeated="16379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36" table:style-name="ce1">
            <text:p>13336</text:p>
          </table:table-cell>
          <table:table-cell table:number-columns-repeated="16379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337" table:style-name="ce1">
            <text:p>13337</text:p>
          </table:table-cell>
          <table:table-cell table:number-columns-repeated="16379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float" office:value="87" table:style-name="ce1">
            <text:p>87</text:p>
          </table:table-cell>
          <table:table-cell office:value-type="float" office:value="28848" table:style-name="ce1">
            <text:p>28848</text:p>
          </table:table-cell>
          <table:table-cell office:value-type="float" office:value="13" table:style-name="ce1">
            <text:p>13</text:p>
          </table:table-cell>
          <table:table-cell office:value-type="float" office:value="13338" table:style-name="ce1">
            <text:p>13338</text:p>
          </table:table-cell>
          <table:table-cell table:number-columns-repeated="16379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float" office:value="87" table:style-name="ce1">
            <text:p>87</text:p>
          </table:table-cell>
          <table:table-cell office:value-type="float" office:value="593.04998779296898" table:style-name="ce1">
            <text:p>593,0499878</text:p>
          </table:table-cell>
          <table:table-cell office:value-type="float" office:value="15" table:style-name="ce1">
            <text:p>15</text:p>
          </table:table-cell>
          <table:table-cell office:value-type="float" office:value="13338" table:style-name="ce1">
            <text:p>13338</text:p>
          </table:table-cell>
          <table:table-cell table:number-columns-repeated="16379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39" table:style-name="ce1">
            <text:p>13339</text:p>
          </table:table-cell>
          <table:table-cell table:number-columns-repeated="16379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40" table:style-name="ce1">
            <text:p>13340</text:p>
          </table:table-cell>
          <table:table-cell table:number-columns-repeated="16379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40" table:style-name="ce1">
            <text:p>13340</text:p>
          </table:table-cell>
          <table:table-cell table:number-columns-repeated="16379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float" office:value="87" table:style-name="ce1">
            <text:p>87</text:p>
          </table:table-cell>
          <table:table-cell office:value-type="float" office:value="2342" table:style-name="ce1">
            <text:p>2342</text:p>
          </table:table-cell>
          <table:table-cell office:value-type="float" office:value="15" table:style-name="ce1">
            <text:p>15</text:p>
          </table:table-cell>
          <table:table-cell office:value-type="float" office:value="13341" table:style-name="ce1">
            <text:p>13341</text:p>
          </table:table-cell>
          <table:table-cell table:number-columns-repeated="16379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float" office:value="95" table:style-name="ce1">
            <text:p>95</text:p>
          </table:table-cell>
          <table:table-cell office:value-type="float" office:value="16609.349609375" table:style-name="ce1">
            <text:p>16609,34961</text:p>
          </table:table-cell>
          <table:table-cell office:value-type="float" office:value="12" table:style-name="ce1">
            <text:p>12</text:p>
          </table:table-cell>
          <table:table-cell office:value-type="float" office:value="13342" table:style-name="ce1">
            <text:p>13342</text:p>
          </table:table-cell>
          <table:table-cell table:number-columns-repeated="16379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43" table:style-name="ce1">
            <text:p>13343</text:p>
          </table:table-cell>
          <table:table-cell table:number-columns-repeated="16379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43" table:style-name="ce1">
            <text:p>13343</text:p>
          </table:table-cell>
          <table:table-cell table:number-columns-repeated="16379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3344" table:style-name="ce1">
            <text:p>13344</text:p>
          </table:table-cell>
          <table:table-cell table:number-columns-repeated="16379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3" table:style-name="ce1">
            <text:p>13</text:p>
          </table:table-cell>
          <table:table-cell office:value-type="float" office:value="13344" table:style-name="ce1">
            <text:p>13344</text:p>
          </table:table-cell>
          <table:table-cell table:number-columns-repeated="16379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float" office:value="30" table:style-name="ce1">
            <text:p>30</text:p>
          </table:table-cell>
          <table:table-cell office:value-type="float" office:value="4201.56982421875" table:style-name="ce1">
            <text:p>4201,569824</text:p>
          </table:table-cell>
          <table:table-cell office:value-type="float" office:value="12" table:style-name="ce1">
            <text:p>12</text:p>
          </table:table-cell>
          <table:table-cell office:value-type="float" office:value="13345" table:style-name="ce1">
            <text:p>13345</text:p>
          </table:table-cell>
          <table:table-cell table:number-columns-repeated="16379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float" office:value="95" table:style-name="ce1">
            <text:p>95</text:p>
          </table:table-cell>
          <table:table-cell office:value-type="float" office:value="3804.77001953125" table:style-name="ce1">
            <text:p>3804,77002</text:p>
          </table:table-cell>
          <table:table-cell office:value-type="float" office:value="15" table:style-name="ce1">
            <text:p>15</text:p>
          </table:table-cell>
          <table:table-cell office:value-type="float" office:value="13346" table:style-name="ce1">
            <text:p>13346</text:p>
          </table:table-cell>
          <table:table-cell table:number-columns-repeated="16379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float" office:value="88" table:style-name="ce1">
            <text:p>88</text:p>
          </table:table-cell>
          <table:table-cell office:value-type="float" office:value="1997.80004882813" table:style-name="ce1">
            <text:p>1997,800049</text:p>
          </table:table-cell>
          <table:table-cell office:value-type="float" office:value="14" table:style-name="ce1">
            <text:p>14</text:p>
          </table:table-cell>
          <table:table-cell office:value-type="float" office:value="13346" table:style-name="ce1">
            <text:p>13346</text:p>
          </table:table-cell>
          <table:table-cell table:number-columns-repeated="16379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float" office:value="95" table:style-name="ce1">
            <text:p>95</text:p>
          </table:table-cell>
          <table:table-cell office:value-type="float" office:value="3973.81005859375" table:style-name="ce1">
            <text:p>3973,810059</text:p>
          </table:table-cell>
          <table:table-cell office:value-type="float" office:value="15" table:style-name="ce1">
            <text:p>15</text:p>
          </table:table-cell>
          <table:table-cell office:value-type="float" office:value="13347" table:style-name="ce1">
            <text:p>13347</text:p>
          </table:table-cell>
          <table:table-cell table:number-columns-repeated="16379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float" office:value="116" table:style-name="ce1">
            <text:p>116</text:p>
          </table:table-cell>
          <table:table-cell office:value-type="float" office:value="3799.61010742188" table:style-name="ce1">
            <text:p>3799,610107</text:p>
          </table:table-cell>
          <table:table-cell office:value-type="float" office:value="15" table:style-name="ce1">
            <text:p>15</text:p>
          </table:table-cell>
          <table:table-cell office:value-type="float" office:value="13347" table:style-name="ce1">
            <text:p>13347</text:p>
          </table:table-cell>
          <table:table-cell table:number-columns-repeated="16379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float" office:value="95" table:style-name="ce1">
            <text:p>95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13348" table:style-name="ce1">
            <text:p>13348</text:p>
          </table:table-cell>
          <table:table-cell table:number-columns-repeated="16379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float" office:value="185" table:style-name="ce1">
            <text:p>185</text:p>
          </table:table-cell>
          <table:table-cell office:value-type="float" office:value="11958.2900390625" table:style-name="ce1">
            <text:p>11958,29004</text:p>
          </table:table-cell>
          <table:table-cell office:value-type="float" office:value="14" table:style-name="ce1">
            <text:p>14</text:p>
          </table:table-cell>
          <table:table-cell office:value-type="float" office:value="13350" table:style-name="ce1">
            <text:p>13350</text:p>
          </table:table-cell>
          <table:table-cell table:number-columns-repeated="16379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float" office:value="185" table:style-name="ce1">
            <text:p>185</text:p>
          </table:table-cell>
          <table:table-cell office:value-type="float" office:value="10693.150390625" table:style-name="ce1">
            <text:p>10693,15039</text:p>
          </table:table-cell>
          <table:table-cell office:value-type="float" office:value="12" table:style-name="ce1">
            <text:p>12</text:p>
          </table:table-cell>
          <table:table-cell office:value-type="float" office:value="13351" table:style-name="ce1">
            <text:p>13351</text:p>
          </table:table-cell>
          <table:table-cell table:number-columns-repeated="16379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float" office:value="185" table:style-name="ce1">
            <text:p>185</text:p>
          </table:table-cell>
          <table:table-cell office:value-type="float" office:value="11972.349609375" table:style-name="ce1">
            <text:p>11972,34961</text:p>
          </table:table-cell>
          <table:table-cell office:value-type="float" office:value="12" table:style-name="ce1">
            <text:p>12</text:p>
          </table:table-cell>
          <table:table-cell office:value-type="float" office:value="13352" table:style-name="ce1">
            <text:p>13352</text:p>
          </table:table-cell>
          <table:table-cell table:number-columns-repeated="16379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353" table:style-name="ce1">
            <text:p>13353</text:p>
          </table:table-cell>
          <table:table-cell table:number-columns-repeated="16379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54" table:style-name="ce1">
            <text:p>13354</text:p>
          </table:table-cell>
          <table:table-cell table:number-columns-repeated="16379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54" table:style-name="ce1">
            <text:p>13354</text:p>
          </table:table-cell>
          <table:table-cell table:number-columns-repeated="16379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float" office:value="197" table:style-name="ce1">
            <text:p>197</text:p>
          </table:table-cell>
          <table:table-cell office:value-type="float" office:value="3583.36010742188" table:style-name="ce1">
            <text:p>3583,360107</text:p>
          </table:table-cell>
          <table:table-cell office:value-type="float" office:value="13" table:style-name="ce1">
            <text:p>13</text:p>
          </table:table-cell>
          <table:table-cell office:value-type="float" office:value="13355" table:style-name="ce1">
            <text:p>13355</text:p>
          </table:table-cell>
          <table:table-cell table:number-columns-repeated="16379"/>
        </table:table-row>
        <table:table-row table:style-name="ro1">
          <table:table-cell office:value-type="float" office:value="1697" table:style-name="ce1">
            <text:p>1697</text:p>
          </table:table-cell>
          <table:table-cell table:number-columns-repeated="3" table:style-name="ce1"/>
          <table:table-cell office:value-type="float" office:value="13355" table:style-name="ce1">
            <text:p>13355</text:p>
          </table:table-cell>
          <table:table-cell table:number-columns-repeated="16379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float" office:value="30" table:style-name="ce1">
            <text:p>30</text:p>
          </table:table-cell>
          <table:table-cell office:value-type="float" office:value="10634.7998046875" table:style-name="ce1">
            <text:p>10634,7998</text:p>
          </table:table-cell>
          <table:table-cell office:value-type="float" office:value="12" table:style-name="ce1">
            <text:p>12</text:p>
          </table:table-cell>
          <table:table-cell office:value-type="float" office:value="13356" table:style-name="ce1">
            <text:p>13356</text:p>
          </table:table-cell>
          <table:table-cell table:number-columns-repeated="16379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float" office:value="87" table:style-name="ce1">
            <text:p>87</text:p>
          </table:table-cell>
          <table:table-cell office:value-type="float" office:value="1877" table:style-name="ce1">
            <text:p>1877</text:p>
          </table:table-cell>
          <table:table-cell office:value-type="float" office:value="15" table:style-name="ce1">
            <text:p>15</text:p>
          </table:table-cell>
          <table:table-cell office:value-type="float" office:value="13357" table:style-name="ce1">
            <text:p>13357</text:p>
          </table:table-cell>
          <table:table-cell table:number-columns-repeated="16379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95" table:style-name="ce1">
            <text:p>95</text:p>
          </table:table-cell>
          <table:table-cell office:value-type="float" office:value="2516.25" table:style-name="ce1">
            <text:p>2516,25</text:p>
          </table:table-cell>
          <table:table-cell office:value-type="float" office:value="15" table:style-name="ce1">
            <text:p>15</text:p>
          </table:table-cell>
          <table:table-cell office:value-type="float" office:value="13358" table:style-name="ce1">
            <text:p>13358</text:p>
          </table:table-cell>
          <table:table-cell table:number-columns-repeated="16379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float" office:value="95" table:style-name="ce1">
            <text:p>95</text:p>
          </table:table-cell>
          <table:table-cell office:value-type="float" office:value="1009.53997802734" table:style-name="ce1">
            <text:p>1009,539978</text:p>
          </table:table-cell>
          <table:table-cell office:value-type="float" office:value="15" table:style-name="ce1">
            <text:p>15</text:p>
          </table:table-cell>
          <table:table-cell office:value-type="float" office:value="13359" table:style-name="ce1">
            <text:p>13359</text:p>
          </table:table-cell>
          <table:table-cell table:number-columns-repeated="16379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60" table:style-name="ce1">
            <text:p>13360</text:p>
          </table:table-cell>
          <table:table-cell table:number-columns-repeated="16379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60" table:style-name="ce1">
            <text:p>13360</text:p>
          </table:table-cell>
          <table:table-cell table:number-columns-repeated="16379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float" office:value="120" table:style-name="ce1">
            <text:p>120</text:p>
          </table:table-cell>
          <table:table-cell office:value-type="float" office:value="1300.22998046875" table:style-name="ce1">
            <text:p>1300,22998</text:p>
          </table:table-cell>
          <table:table-cell office:value-type="float" office:value="14" table:style-name="ce1">
            <text:p>14</text:p>
          </table:table-cell>
          <table:table-cell office:value-type="float" office:value="13361" table:style-name="ce1">
            <text:p>13361</text:p>
          </table:table-cell>
          <table:table-cell table:number-columns-repeated="16379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float" office:value="111" table:style-name="ce1">
            <text:p>111</text:p>
          </table:table-cell>
          <table:table-cell office:value-type="float" office:value="2289.56005859375" table:style-name="ce1">
            <text:p>2289,560059</text:p>
          </table:table-cell>
          <table:table-cell office:value-type="float" office:value="14" table:style-name="ce1">
            <text:p>14</text:p>
          </table:table-cell>
          <table:table-cell office:value-type="float" office:value="13361" table:style-name="ce1">
            <text:p>13361</text:p>
          </table:table-cell>
          <table:table-cell table:number-columns-repeated="16379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float" office:value="87" table:style-name="ce1">
            <text:p>87</text:p>
          </table:table-cell>
          <table:table-cell office:value-type="float" office:value="2099" table:style-name="ce1">
            <text:p>2099</text:p>
          </table:table-cell>
          <table:table-cell office:value-type="float" office:value="15" table:style-name="ce1">
            <text:p>15</text:p>
          </table:table-cell>
          <table:table-cell office:value-type="float" office:value="13362" table:style-name="ce1">
            <text:p>13362</text:p>
          </table:table-cell>
          <table:table-cell table:number-columns-repeated="16379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float" office:value="95" table:style-name="ce1">
            <text:p>95</text:p>
          </table:table-cell>
          <table:table-cell office:value-type="float" office:value="2120.580078125" table:style-name="ce1">
            <text:p>2120,580078</text:p>
          </table:table-cell>
          <table:table-cell office:value-type="float" office:value="15" table:style-name="ce1">
            <text:p>15</text:p>
          </table:table-cell>
          <table:table-cell office:value-type="float" office:value="13363" table:style-name="ce1">
            <text:p>13363</text:p>
          </table:table-cell>
          <table:table-cell table:number-columns-repeated="16379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float" office:value="185" table:style-name="ce1">
            <text:p>185</text:p>
          </table:table-cell>
          <table:table-cell office:value-type="float" office:value="10977.4501953125" table:style-name="ce1">
            <text:p>10977,4502</text:p>
          </table:table-cell>
          <table:table-cell office:value-type="float" office:value="14" table:style-name="ce1">
            <text:p>14</text:p>
          </table:table-cell>
          <table:table-cell office:value-type="float" office:value="13364" table:style-name="ce1">
            <text:p>13364</text:p>
          </table:table-cell>
          <table:table-cell table:number-columns-repeated="16379"/>
        </table:table-row>
        <table:table-row table:style-name="ro1">
          <table:table-cell office:value-type="float" office:value="1709" table:style-name="ce1">
            <text:p>1709</text:p>
          </table:table-cell>
          <table:table-cell table:number-columns-repeated="3" table:style-name="ce1"/>
          <table:table-cell office:value-type="float" office:value="13364" table:style-name="ce1">
            <text:p>13364</text:p>
          </table:table-cell>
          <table:table-cell table:number-columns-repeated="16379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365" table:style-name="ce1">
            <text:p>13365</text:p>
          </table:table-cell>
          <table:table-cell table:number-columns-repeated="16379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float" office:value="95" table:style-name="ce1">
            <text:p>95</text:p>
          </table:table-cell>
          <table:table-cell office:value-type="float" office:value="1954.92004394531" table:style-name="ce1">
            <text:p>1954,920044</text:p>
          </table:table-cell>
          <table:table-cell office:value-type="float" office:value="15" table:style-name="ce1">
            <text:p>15</text:p>
          </table:table-cell>
          <table:table-cell office:value-type="float" office:value="13366" table:style-name="ce1">
            <text:p>13366</text:p>
          </table:table-cell>
          <table:table-cell table:number-columns-repeated="16379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float" office:value="111" table:style-name="ce1">
            <text:p>111</text:p>
          </table:table-cell>
          <table:table-cell office:value-type="float" office:value="367.29000854492199" table:style-name="ce1">
            <text:p>367,2900085</text:p>
          </table:table-cell>
          <table:table-cell office:value-type="float" office:value="15" table:style-name="ce1">
            <text:p>15</text:p>
          </table:table-cell>
          <table:table-cell office:value-type="float" office:value="13366" table:style-name="ce1">
            <text:p>13366</text:p>
          </table:table-cell>
          <table:table-cell table:number-columns-repeated="16379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12" table:style-name="ce1">
            <text:p>12</text:p>
          </table:table-cell>
          <table:table-cell office:value-type="float" office:value="13367" table:style-name="ce1">
            <text:p>13367</text:p>
          </table:table-cell>
          <table:table-cell table:number-columns-repeated="16379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float" office:value="1" table:style-name="ce1">
            <text:p>1</text:p>
          </table:table-cell>
          <table:table-cell office:value-type="float" office:value="802" table:style-name="ce1">
            <text:p>802</text:p>
          </table:table-cell>
          <table:table-cell office:value-type="float" office:value="13" table:style-name="ce1">
            <text:p>13</text:p>
          </table:table-cell>
          <table:table-cell office:value-type="float" office:value="13367" table:style-name="ce1">
            <text:p>13367</text:p>
          </table:table-cell>
          <table:table-cell table:number-columns-repeated="16379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float" office:value="174" table:style-name="ce1">
            <text:p>174</text:p>
          </table:table-cell>
          <table:table-cell office:value-type="float" office:value="10478.849609375" table:style-name="ce1">
            <text:p>10478,84961</text:p>
          </table:table-cell>
          <table:table-cell office:value-type="float" office:value="13" table:style-name="ce1">
            <text:p>13</text:p>
          </table:table-cell>
          <table:table-cell office:value-type="float" office:value="13368" table:style-name="ce1">
            <text:p>13368</text:p>
          </table:table-cell>
          <table:table-cell table:number-columns-repeated="16379"/>
        </table:table-row>
        <table:table-row table:style-name="ro1">
          <table:table-cell office:value-type="float" office:value="1716" table:style-name="ce1">
            <text:p>1716</text:p>
          </table:table-cell>
          <table:table-cell table:number-columns-repeated="3" table:style-name="ce1"/>
          <table:table-cell office:value-type="float" office:value="13368" table:style-name="ce1">
            <text:p>13368</text:p>
          </table:table-cell>
          <table:table-cell table:number-columns-repeated="16379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69" table:style-name="ce1">
            <text:p>13369</text:p>
          </table:table-cell>
          <table:table-cell table:number-columns-repeated="16379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70" table:style-name="ce1">
            <text:p>13370</text:p>
          </table:table-cell>
          <table:table-cell table:number-columns-repeated="16379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70" table:style-name="ce1">
            <text:p>13370</text:p>
          </table:table-cell>
          <table:table-cell table:number-columns-repeated="16379"/>
        </table:table-row>
        <table:table-row table:style-name="ro1">
          <table:table-cell office:value-type="float" office:value="1720" table:style-name="ce1">
            <text:p>1720</text:p>
          </table:table-cell>
          <table:table-cell table:number-columns-repeated="3" table:style-name="ce1"/>
          <table:table-cell office:value-type="float" office:value="13370" table:style-name="ce1">
            <text:p>13370</text:p>
          </table:table-cell>
          <table:table-cell table:number-columns-repeated="16379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71" table:style-name="ce1">
            <text:p>13371</text:p>
          </table:table-cell>
          <table:table-cell table:number-columns-repeated="16379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372" table:style-name="ce1">
            <text:p>13372</text:p>
          </table:table-cell>
          <table:table-cell table:number-columns-repeated="16379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3" table:style-name="ce1">
            <text:p>13</text:p>
          </table:table-cell>
          <table:table-cell office:value-type="float" office:value="13372" table:style-name="ce1">
            <text:p>13372</text:p>
          </table:table-cell>
          <table:table-cell table:number-columns-repeated="16379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73" table:style-name="ce1">
            <text:p>13373</text:p>
          </table:table-cell>
          <table:table-cell table:number-columns-repeated="16379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74" table:style-name="ce1">
            <text:p>13374</text:p>
          </table:table-cell>
          <table:table-cell table:number-columns-repeated="16379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74" table:style-name="ce1">
            <text:p>13374</text:p>
          </table:table-cell>
          <table:table-cell table:number-columns-repeated="16379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float" office:value="1" table:style-name="ce1">
            <text:p>1</text:p>
          </table:table-cell>
          <table:table-cell office:value-type="float" office:value="1775" table:style-name="ce1">
            <text:p>1775</text:p>
          </table:table-cell>
          <table:table-cell office:value-type="float" office:value="13" table:style-name="ce1">
            <text:p>13</text:p>
          </table:table-cell>
          <table:table-cell office:value-type="float" office:value="13375" table:style-name="ce1">
            <text:p>13375</text:p>
          </table:table-cell>
          <table:table-cell table:number-columns-repeated="16379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375" table:style-name="ce1">
            <text:p>13375</text:p>
          </table:table-cell>
          <table:table-cell table:number-columns-repeated="16379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float" office:value="87" table:style-name="ce1">
            <text:p>87</text:p>
          </table:table-cell>
          <table:table-cell office:value-type="float" office:value="2312" table:style-name="ce1">
            <text:p>2312</text:p>
          </table:table-cell>
          <table:table-cell office:value-type="float" office:value="15" table:style-name="ce1">
            <text:p>15</text:p>
          </table:table-cell>
          <table:table-cell office:value-type="float" office:value="13376" table:style-name="ce1">
            <text:p>13376</text:p>
          </table:table-cell>
          <table:table-cell table:number-columns-repeated="16379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float" office:value="4" table:style-name="ce1">
            <text:p>4</text:p>
          </table:table-cell>
          <table:table-cell office:value-type="float" office:value="10000" table:style-name="ce1">
            <text:p>10000</text:p>
          </table:table-cell>
          <table:table-cell office:value-type="float" office:value="15" table:style-name="ce1">
            <text:p>15</text:p>
          </table:table-cell>
          <table:table-cell office:value-type="float" office:value="13377" table:style-name="ce1">
            <text:p>13377</text:p>
          </table:table-cell>
          <table:table-cell table:number-columns-repeated="16379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float" office:value="95" table:style-name="ce1">
            <text:p>95</text:p>
          </table:table-cell>
          <table:table-cell office:value-type="float" office:value="2249.40991210938" table:style-name="ce1">
            <text:p>2249,409912</text:p>
          </table:table-cell>
          <table:table-cell office:value-type="float" office:value="15" table:style-name="ce1">
            <text:p>15</text:p>
          </table:table-cell>
          <table:table-cell office:value-type="float" office:value="13378" table:style-name="ce1">
            <text:p>13378</text:p>
          </table:table-cell>
          <table:table-cell table:number-columns-repeated="16379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81" table:style-name="ce1">
            <text:p>13381</text:p>
          </table:table-cell>
          <table:table-cell table:number-columns-repeated="16379"/>
        </table:table-row>
        <table:table-row table:style-name="ro1">
          <table:table-cell office:value-type="float" office:value="1733" table:style-name="ce1">
            <text:p>1733</text:p>
          </table:table-cell>
          <table:table-cell table:number-columns-repeated="3" table:style-name="ce1"/>
          <table:table-cell office:value-type="float" office:value="13381" table:style-name="ce1">
            <text:p>13381</text:p>
          </table:table-cell>
          <table:table-cell table:number-columns-repeated="16379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2" table:style-name="ce1">
            <text:p>12</text:p>
          </table:table-cell>
          <table:table-cell office:value-type="float" office:value="13382" table:style-name="ce1">
            <text:p>13382</text:p>
          </table:table-cell>
          <table:table-cell table:number-columns-repeated="16379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3" table:style-name="ce1">
            <text:p>13</text:p>
          </table:table-cell>
          <table:table-cell office:value-type="float" office:value="13382" table:style-name="ce1">
            <text:p>13382</text:p>
          </table:table-cell>
          <table:table-cell table:number-columns-repeated="16379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3383" table:style-name="ce1">
            <text:p>13383</text:p>
          </table:table-cell>
          <table:table-cell table:number-columns-repeated="16379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3" table:style-name="ce1">
            <text:p>13</text:p>
          </table:table-cell>
          <table:table-cell office:value-type="float" office:value="13383" table:style-name="ce1">
            <text:p>13383</text:p>
          </table:table-cell>
          <table:table-cell table:number-columns-repeated="16379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float" office:value="185" table:style-name="ce1">
            <text:p>185</text:p>
          </table:table-cell>
          <table:table-cell office:value-type="float" office:value="11958.099609375" table:style-name="ce1">
            <text:p>11958,09961</text:p>
          </table:table-cell>
          <table:table-cell office:value-type="float" office:value="14" table:style-name="ce1">
            <text:p>14</text:p>
          </table:table-cell>
          <table:table-cell office:value-type="float" office:value="13384" table:style-name="ce1">
            <text:p>13384</text:p>
          </table:table-cell>
          <table:table-cell table:number-columns-repeated="16379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85" table:style-name="ce1">
            <text:p>13385</text:p>
          </table:table-cell>
          <table:table-cell table:number-columns-repeated="16379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85" table:style-name="ce1">
            <text:p>13385</text:p>
          </table:table-cell>
          <table:table-cell table:number-columns-repeated="16379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float" office:value="95" table:style-name="ce1">
            <text:p>95</text:p>
          </table:table-cell>
          <table:table-cell office:value-type="float" office:value="37.060001373291001" table:style-name="ce1">
            <text:p>37,06000137</text:p>
          </table:table-cell>
          <table:table-cell office:value-type="float" office:value="15" table:style-name="ce1">
            <text:p>15</text:p>
          </table:table-cell>
          <table:table-cell office:value-type="float" office:value="13386" table:style-name="ce1">
            <text:p>13386</text:p>
          </table:table-cell>
          <table:table-cell table:number-columns-repeated="16379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float" office:value="95" table:style-name="ce1">
            <text:p>95</text:p>
          </table:table-cell>
          <table:table-cell office:value-type="float" office:value="127.860000610352" table:style-name="ce1">
            <text:p>127,8600006</text:p>
          </table:table-cell>
          <table:table-cell office:value-type="float" office:value="15" table:style-name="ce1">
            <text:p>15</text:p>
          </table:table-cell>
          <table:table-cell office:value-type="float" office:value="13387" table:style-name="ce1">
            <text:p>13387</text:p>
          </table:table-cell>
          <table:table-cell table:number-columns-repeated="16379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float" office:value="109" table:style-name="ce1">
            <text:p>109</text:p>
          </table:table-cell>
          <table:table-cell office:value-type="float" office:value="2074.93994140625" table:style-name="ce1">
            <text:p>2074,939941</text:p>
          </table:table-cell>
          <table:table-cell office:value-type="float" office:value="13" table:style-name="ce1">
            <text:p>13</text:p>
          </table:table-cell>
          <table:table-cell office:value-type="float" office:value="13388" table:style-name="ce1">
            <text:p>13388</text:p>
          </table:table-cell>
          <table:table-cell table:number-columns-repeated="16379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float" office:value="95" table:style-name="ce1">
            <text:p>95</text:p>
          </table:table-cell>
          <table:table-cell office:value-type="float" office:value="2047.19995117188" table:style-name="ce1">
            <text:p>2047,199951</text:p>
          </table:table-cell>
          <table:table-cell office:value-type="float" office:value="15" table:style-name="ce1">
            <text:p>15</text:p>
          </table:table-cell>
          <table:table-cell office:value-type="float" office:value="13389" table:style-name="ce1">
            <text:p>13389</text:p>
          </table:table-cell>
          <table:table-cell table:number-columns-repeated="16379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float" office:value="87" table:style-name="ce1">
            <text:p>87</text:p>
          </table:table-cell>
          <table:table-cell office:value-type="float" office:value="1199.14001464844" table:style-name="ce1">
            <text:p>1199,140015</text:p>
          </table:table-cell>
          <table:table-cell office:value-type="float" office:value="15" table:style-name="ce1">
            <text:p>15</text:p>
          </table:table-cell>
          <table:table-cell office:value-type="float" office:value="13390" table:style-name="ce1">
            <text:p>13390</text:p>
          </table:table-cell>
          <table:table-cell table:number-columns-repeated="16379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float" office:value="95" table:style-name="ce1">
            <text:p>95</text:p>
          </table:table-cell>
          <table:table-cell office:value-type="float" office:value="59.869998931884801" table:style-name="ce1">
            <text:p>59,86999893</text:p>
          </table:table-cell>
          <table:table-cell office:value-type="float" office:value="15" table:style-name="ce1">
            <text:p>15</text:p>
          </table:table-cell>
          <table:table-cell office:value-type="float" office:value="13391" table:style-name="ce1">
            <text:p>13391</text:p>
          </table:table-cell>
          <table:table-cell table:number-columns-repeated="16379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92" table:style-name="ce1">
            <text:p>13392</text:p>
          </table:table-cell>
          <table:table-cell table:number-columns-repeated="16379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393" table:style-name="ce1">
            <text:p>13393</text:p>
          </table:table-cell>
          <table:table-cell table:number-columns-repeated="16379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3393" table:style-name="ce1">
            <text:p>13393</text:p>
          </table:table-cell>
          <table:table-cell table:number-columns-repeated="16379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394" table:style-name="ce1">
            <text:p>13394</text:p>
          </table:table-cell>
          <table:table-cell table:number-columns-repeated="16379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394" table:style-name="ce1">
            <text:p>13394</text:p>
          </table:table-cell>
          <table:table-cell table:number-columns-repeated="16379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395" table:style-name="ce1">
            <text:p>13395</text:p>
          </table:table-cell>
          <table:table-cell table:number-columns-repeated="16379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" table:style-name="ce1">
            <text:p>12</text:p>
          </table:table-cell>
          <table:table-cell office:value-type="float" office:value="13396" table:style-name="ce1">
            <text:p>13396</text:p>
          </table:table-cell>
          <table:table-cell table:number-columns-repeated="16379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float" office:value="1" table:style-name="ce1">
            <text:p>1</text:p>
          </table:table-cell>
          <table:table-cell office:value-type="float" office:value="380" table:style-name="ce1">
            <text:p>380</text:p>
          </table:table-cell>
          <table:table-cell office:value-type="float" office:value="13" table:style-name="ce1">
            <text:p>13</text:p>
          </table:table-cell>
          <table:table-cell office:value-type="float" office:value="13396" table:style-name="ce1">
            <text:p>13396</text:p>
          </table:table-cell>
          <table:table-cell table:number-columns-repeated="16379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397" table:style-name="ce1">
            <text:p>13397</text:p>
          </table:table-cell>
          <table:table-cell table:number-columns-repeated="16379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float" office:value="135" table:style-name="ce1">
            <text:p>135</text:p>
          </table:table-cell>
          <table:table-cell office:value-type="float" office:value="2397.19995117188" table:style-name="ce1">
            <text:p>2397,199951</text:p>
          </table:table-cell>
          <table:table-cell office:value-type="float" office:value="12" table:style-name="ce1">
            <text:p>12</text:p>
          </table:table-cell>
          <table:table-cell office:value-type="float" office:value="13398" table:style-name="ce1">
            <text:p>13398</text:p>
          </table:table-cell>
          <table:table-cell table:number-columns-repeated="16379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float" office:value="87" table:style-name="ce1">
            <text:p>87</text:p>
          </table:table-cell>
          <table:table-cell office:value-type="float" office:value="23143.619140625" table:style-name="ce1">
            <text:p>23143,61914</text:p>
          </table:table-cell>
          <table:table-cell office:value-type="float" office:value="13" table:style-name="ce1">
            <text:p>13</text:p>
          </table:table-cell>
          <table:table-cell office:value-type="float" office:value="13399" table:style-name="ce1">
            <text:p>13399</text:p>
          </table:table-cell>
          <table:table-cell table:number-columns-repeated="16379"/>
        </table:table-row>
        <table:table-row table:style-name="ro1">
          <table:table-cell office:value-type="float" office:value="1758" table:style-name="ce1">
            <text:p>1758</text:p>
          </table:table-cell>
          <table:table-cell table:number-columns-repeated="3" table:style-name="ce1"/>
          <table:table-cell office:value-type="float" office:value="13399" table:style-name="ce1">
            <text:p>13399</text:p>
          </table:table-cell>
          <table:table-cell table:number-columns-repeated="16379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float" office:value="30" table:style-name="ce1">
            <text:p>30</text:p>
          </table:table-cell>
          <table:table-cell office:value-type="float" office:value="12036.400390625" table:style-name="ce1">
            <text:p>12036,40039</text:p>
          </table:table-cell>
          <table:table-cell office:value-type="float" office:value="12" table:style-name="ce1">
            <text:p>12</text:p>
          </table:table-cell>
          <table:table-cell office:value-type="float" office:value="13400" table:style-name="ce1">
            <text:p>13400</text:p>
          </table:table-cell>
          <table:table-cell table:number-columns-repeated="16379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01" table:style-name="ce1">
            <text:p>13401</text:p>
          </table:table-cell>
          <table:table-cell table:number-columns-repeated="16379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01" table:style-name="ce1">
            <text:p>13401</text:p>
          </table:table-cell>
          <table:table-cell table:number-columns-repeated="16379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float" office:value="95" table:style-name="ce1">
            <text:p>95</text:p>
          </table:table-cell>
          <table:table-cell office:value-type="float" office:value="93.019996643066406" table:style-name="ce1">
            <text:p>93,01999664</text:p>
          </table:table-cell>
          <table:table-cell office:value-type="float" office:value="15" table:style-name="ce1">
            <text:p>15</text:p>
          </table:table-cell>
          <table:table-cell office:value-type="float" office:value="13402" table:style-name="ce1">
            <text:p>13402</text:p>
          </table:table-cell>
          <table:table-cell table:number-columns-repeated="16379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float" office:value="95" table:style-name="ce1">
            <text:p>95</text:p>
          </table:table-cell>
          <table:table-cell office:value-type="float" office:value="1743.27001953125" table:style-name="ce1">
            <text:p>1743,27002</text:p>
          </table:table-cell>
          <table:table-cell office:value-type="float" office:value="15" table:style-name="ce1">
            <text:p>15</text:p>
          </table:table-cell>
          <table:table-cell office:value-type="float" office:value="13403" table:style-name="ce1">
            <text:p>13403</text:p>
          </table:table-cell>
          <table:table-cell table:number-columns-repeated="16379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float" office:value="88" table:style-name="ce1">
            <text:p>88</text:p>
          </table:table-cell>
          <table:table-cell office:value-type="float" office:value="1816.58996582031" table:style-name="ce1">
            <text:p>1816,589966</text:p>
          </table:table-cell>
          <table:table-cell office:value-type="float" office:value="14" table:style-name="ce1">
            <text:p>14</text:p>
          </table:table-cell>
          <table:table-cell office:value-type="float" office:value="13403" table:style-name="ce1">
            <text:p>13403</text:p>
          </table:table-cell>
          <table:table-cell table:number-columns-repeated="16379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04" table:style-name="ce1">
            <text:p>13404</text:p>
          </table:table-cell>
          <table:table-cell table:number-columns-repeated="16379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float" office:value="1" table:style-name="ce1">
            <text:p>1</text:p>
          </table:table-cell>
          <table:table-cell office:value-type="float" office:value="850" table:style-name="ce1">
            <text:p>850</text:p>
          </table:table-cell>
          <table:table-cell office:value-type="float" office:value="12" table:style-name="ce1">
            <text:p>12</text:p>
          </table:table-cell>
          <table:table-cell office:value-type="float" office:value="13405" table:style-name="ce1">
            <text:p>13405</text:p>
          </table:table-cell>
          <table:table-cell table:number-columns-repeated="16379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float" office:value="1" table:style-name="ce1">
            <text:p>1</text:p>
          </table:table-cell>
          <table:table-cell office:value-type="float" office:value="880" table:style-name="ce1">
            <text:p>880</text:p>
          </table:table-cell>
          <table:table-cell office:value-type="float" office:value="13" table:style-name="ce1">
            <text:p>13</text:p>
          </table:table-cell>
          <table:table-cell office:value-type="float" office:value="13405" table:style-name="ce1">
            <text:p>13405</text:p>
          </table:table-cell>
          <table:table-cell table:number-columns-repeated="16379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float" office:value="95" table:style-name="ce1">
            <text:p>95</text:p>
          </table:table-cell>
          <table:table-cell office:value-type="float" office:value="15965.8095703125" table:style-name="ce1">
            <text:p>15965,80957</text:p>
          </table:table-cell>
          <table:table-cell office:value-type="float" office:value="12" table:style-name="ce1">
            <text:p>12</text:p>
          </table:table-cell>
          <table:table-cell office:value-type="float" office:value="13406" table:style-name="ce1">
            <text:p>13406</text:p>
          </table:table-cell>
          <table:table-cell table:number-columns-repeated="16379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float" office:value="185" table:style-name="ce1">
            <text:p>185</text:p>
          </table:table-cell>
          <table:table-cell office:value-type="float" office:value="8792.2802734375" table:style-name="ce1">
            <text:p>8792,280273</text:p>
          </table:table-cell>
          <table:table-cell office:value-type="float" office:value="12" table:style-name="ce1">
            <text:p>12</text:p>
          </table:table-cell>
          <table:table-cell office:value-type="float" office:value="13406" table:style-name="ce1">
            <text:p>13406</text:p>
          </table:table-cell>
          <table:table-cell table:number-columns-repeated="16379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float" office:value="109" table:style-name="ce1">
            <text:p>109</text:p>
          </table:table-cell>
          <table:table-cell office:value-type="float" office:value="5456.2900390625" table:style-name="ce1">
            <text:p>5456,290039</text:p>
          </table:table-cell>
          <table:table-cell office:value-type="float" office:value="13" table:style-name="ce1">
            <text:p>13</text:p>
          </table:table-cell>
          <table:table-cell office:value-type="float" office:value="13406" table:style-name="ce1">
            <text:p>13406</text:p>
          </table:table-cell>
          <table:table-cell table:number-columns-repeated="16379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float" office:value="95" table:style-name="ce1">
            <text:p>95</text:p>
          </table:table-cell>
          <table:table-cell office:value-type="float" office:value="2226.80004882813" table:style-name="ce1">
            <text:p>2226,800049</text:p>
          </table:table-cell>
          <table:table-cell office:value-type="float" office:value="15" table:style-name="ce1">
            <text:p>15</text:p>
          </table:table-cell>
          <table:table-cell office:value-type="float" office:value="13407" table:style-name="ce1">
            <text:p>13407</text:p>
          </table:table-cell>
          <table:table-cell table:number-columns-repeated="16379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08" table:style-name="ce1">
            <text:p>13408</text:p>
          </table:table-cell>
          <table:table-cell table:number-columns-repeated="16379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09" table:style-name="ce1">
            <text:p>13409</text:p>
          </table:table-cell>
          <table:table-cell table:number-columns-repeated="16379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09" table:style-name="ce1">
            <text:p>13409</text:p>
          </table:table-cell>
          <table:table-cell table:number-columns-repeated="16379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410" table:style-name="ce1">
            <text:p>13410</text:p>
          </table:table-cell>
          <table:table-cell table:number-columns-repeated="16379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float" office:value="1" table:style-name="ce1">
            <text:p>1</text:p>
          </table:table-cell>
          <table:table-cell office:value-type="float" office:value="1900" table:style-name="ce1">
            <text:p>1900</text:p>
          </table:table-cell>
          <table:table-cell office:value-type="float" office:value="13" table:style-name="ce1">
            <text:p>13</text:p>
          </table:table-cell>
          <table:table-cell office:value-type="float" office:value="13410" table:style-name="ce1">
            <text:p>13410</text:p>
          </table:table-cell>
          <table:table-cell table:number-columns-repeated="16379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float" office:value="95" table:style-name="ce1">
            <text:p>95</text:p>
          </table:table-cell>
          <table:table-cell office:value-type="float" office:value="75.089996337890597" table:style-name="ce1">
            <text:p>75,08999634</text:p>
          </table:table-cell>
          <table:table-cell office:value-type="float" office:value="15" table:style-name="ce1">
            <text:p>15</text:p>
          </table:table-cell>
          <table:table-cell office:value-type="float" office:value="13411" table:style-name="ce1">
            <text:p>13411</text:p>
          </table:table-cell>
          <table:table-cell table:number-columns-repeated="16379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12" table:style-name="ce1">
            <text:p>13412</text:p>
          </table:table-cell>
          <table:table-cell table:number-columns-repeated="16379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12" table:style-name="ce1">
            <text:p>13412</text:p>
          </table:table-cell>
          <table:table-cell table:number-columns-repeated="16379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float" office:value="95" table:style-name="ce1">
            <text:p>95</text:p>
          </table:table-cell>
          <table:table-cell office:value-type="float" office:value="3739.88989257813" table:style-name="ce1">
            <text:p>3739,889893</text:p>
          </table:table-cell>
          <table:table-cell office:value-type="float" office:value="14" table:style-name="ce1">
            <text:p>14</text:p>
          </table:table-cell>
          <table:table-cell office:value-type="float" office:value="13413" table:style-name="ce1">
            <text:p>13413</text:p>
          </table:table-cell>
          <table:table-cell table:number-columns-repeated="16379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float" office:value="95" table:style-name="ce1">
            <text:p>95</text:p>
          </table:table-cell>
          <table:table-cell office:value-type="float" office:value="5751.31005859375" table:style-name="ce1">
            <text:p>5751,310059</text:p>
          </table:table-cell>
          <table:table-cell office:value-type="float" office:value="14" table:style-name="ce1">
            <text:p>14</text:p>
          </table:table-cell>
          <table:table-cell office:value-type="float" office:value="13413" table:style-name="ce1">
            <text:p>13413</text:p>
          </table:table-cell>
          <table:table-cell table:number-columns-repeated="16379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float" office:value="128" table:style-name="ce1">
            <text:p>128</text:p>
          </table:table-cell>
          <table:table-cell office:value-type="float" office:value="4804.490234375" table:style-name="ce1">
            <text:p>4804,490234</text:p>
          </table:table-cell>
          <table:table-cell office:value-type="float" office:value="15" table:style-name="ce1">
            <text:p>15</text:p>
          </table:table-cell>
          <table:table-cell office:value-type="float" office:value="13413" table:style-name="ce1">
            <text:p>13413</text:p>
          </table:table-cell>
          <table:table-cell table:number-columns-repeated="16379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float" office:value="95" table:style-name="ce1">
            <text:p>95</text:p>
          </table:table-cell>
          <table:table-cell office:value-type="float" office:value="1030.07995605469" table:style-name="ce1">
            <text:p>1030,079956</text:p>
          </table:table-cell>
          <table:table-cell office:value-type="float" office:value="15" table:style-name="ce1">
            <text:p>15</text:p>
          </table:table-cell>
          <table:table-cell office:value-type="float" office:value="13414" table:style-name="ce1">
            <text:p>13414</text:p>
          </table:table-cell>
          <table:table-cell table:number-columns-repeated="16379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float" office:value="3" table:style-name="ce1">
            <text:p>3</text:p>
          </table:table-cell>
          <table:table-cell office:value-type="float" office:value="38623" table:style-name="ce1">
            <text:p>38623</text:p>
          </table:table-cell>
          <table:table-cell office:value-type="float" office:value="14" table:style-name="ce1">
            <text:p>14</text:p>
          </table:table-cell>
          <table:table-cell office:value-type="float" office:value="13415" table:style-name="ce1">
            <text:p>13415</text:p>
          </table:table-cell>
          <table:table-cell table:number-columns-repeated="16379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float" office:value="95" table:style-name="ce1">
            <text:p>95</text:p>
          </table:table-cell>
          <table:table-cell office:value-type="float" office:value="9389.0302734375" table:style-name="ce1">
            <text:p>9389,030273</text:p>
          </table:table-cell>
          <table:table-cell office:value-type="float" office:value="15" table:style-name="ce1">
            <text:p>15</text:p>
          </table:table-cell>
          <table:table-cell office:value-type="float" office:value="13416" table:style-name="ce1">
            <text:p>13416</text:p>
          </table:table-cell>
          <table:table-cell table:number-columns-repeated="16379"/>
        </table:table-row>
        <table:table-row table:style-name="ro1">
          <table:table-cell office:value-type="float" office:value="1786" table:style-name="ce1">
            <text:p>1786</text:p>
          </table:table-cell>
          <table:table-cell table:number-columns-repeated="3" table:style-name="ce1"/>
          <table:table-cell office:value-type="float" office:value="13416" table:style-name="ce1">
            <text:p>13416</text:p>
          </table:table-cell>
          <table:table-cell table:number-columns-repeated="16379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17" table:style-name="ce1">
            <text:p>13417</text:p>
          </table:table-cell>
          <table:table-cell table:number-columns-repeated="16379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17" table:style-name="ce1">
            <text:p>13417</text:p>
          </table:table-cell>
          <table:table-cell table:number-columns-repeated="16379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float" office:value="95" table:style-name="ce1">
            <text:p>95</text:p>
          </table:table-cell>
          <table:table-cell office:value-type="float" office:value="50.069999694824197" table:style-name="ce1">
            <text:p>50,06999969</text:p>
          </table:table-cell>
          <table:table-cell office:value-type="float" office:value="15" table:style-name="ce1">
            <text:p>15</text:p>
          </table:table-cell>
          <table:table-cell office:value-type="float" office:value="13418" table:style-name="ce1">
            <text:p>13418</text:p>
          </table:table-cell>
          <table:table-cell table:number-columns-repeated="16379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float" office:value="87" table:style-name="ce1">
            <text:p>87</text:p>
          </table:table-cell>
          <table:table-cell office:value-type="float" office:value="671.739990234375" table:style-name="ce1">
            <text:p>671,7399902</text:p>
          </table:table-cell>
          <table:table-cell office:value-type="float" office:value="15" table:style-name="ce1">
            <text:p>15</text:p>
          </table:table-cell>
          <table:table-cell office:value-type="float" office:value="13418" table:style-name="ce1">
            <text:p>13418</text:p>
          </table:table-cell>
          <table:table-cell table:number-columns-repeated="16379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float" office:value="174" table:style-name="ce1">
            <text:p>174</text:p>
          </table:table-cell>
          <table:table-cell office:value-type="float" office:value="7360.22021484375" table:style-name="ce1">
            <text:p>7360,220215</text:p>
          </table:table-cell>
          <table:table-cell office:value-type="float" office:value="13" table:style-name="ce1">
            <text:p>13</text:p>
          </table:table-cell>
          <table:table-cell office:value-type="float" office:value="13419" table:style-name="ce1">
            <text:p>13419</text:p>
          </table:table-cell>
          <table:table-cell table:number-columns-repeated="16379"/>
        </table:table-row>
        <table:table-row table:style-name="ro1">
          <table:table-cell office:value-type="float" office:value="1792" table:style-name="ce1">
            <text:p>1792</text:p>
          </table:table-cell>
          <table:table-cell table:number-columns-repeated="3" table:style-name="ce1"/>
          <table:table-cell office:value-type="float" office:value="13419" table:style-name="ce1">
            <text:p>13419</text:p>
          </table:table-cell>
          <table:table-cell table:number-columns-repeated="16379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float" office:value="87" table:style-name="ce1">
            <text:p>87</text:p>
          </table:table-cell>
          <table:table-cell office:value-type="float" office:value="2520.51000976563" table:style-name="ce1">
            <text:p>2520,51001</text:p>
          </table:table-cell>
          <table:table-cell office:value-type="float" office:value="15" table:style-name="ce1">
            <text:p>15</text:p>
          </table:table-cell>
          <table:table-cell office:value-type="float" office:value="13420" table:style-name="ce1">
            <text:p>13420</text:p>
          </table:table-cell>
          <table:table-cell table:number-columns-repeated="16379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float" office:value="87" table:style-name="ce1">
            <text:p>87</text:p>
          </table:table-cell>
          <table:table-cell office:value-type="float" office:value="1917.71997070313" table:style-name="ce1">
            <text:p>1917,719971</text:p>
          </table:table-cell>
          <table:table-cell office:value-type="float" office:value="15" table:style-name="ce1">
            <text:p>15</text:p>
          </table:table-cell>
          <table:table-cell office:value-type="float" office:value="13421" table:style-name="ce1">
            <text:p>13421</text:p>
          </table:table-cell>
          <table:table-cell table:number-columns-repeated="16379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float" office:value="95" table:style-name="ce1">
            <text:p>95</text:p>
          </table:table-cell>
          <table:table-cell office:value-type="float" office:value="999.34002685546898" table:style-name="ce1">
            <text:p>999,3400269</text:p>
          </table:table-cell>
          <table:table-cell office:value-type="float" office:value="15" table:style-name="ce1">
            <text:p>15</text:p>
          </table:table-cell>
          <table:table-cell office:value-type="float" office:value="13422" table:style-name="ce1">
            <text:p>13422</text:p>
          </table:table-cell>
          <table:table-cell table:number-columns-repeated="16379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23" table:style-name="ce1">
            <text:p>13423</text:p>
          </table:table-cell>
          <table:table-cell table:number-columns-repeated="16379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24" table:style-name="ce1">
            <text:p>13424</text:p>
          </table:table-cell>
          <table:table-cell table:number-columns-repeated="16379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24" table:style-name="ce1">
            <text:p>13424</text:p>
          </table:table-cell>
          <table:table-cell table:number-columns-repeated="16379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25" table:style-name="ce1">
            <text:p>13425</text:p>
          </table:table-cell>
          <table:table-cell table:number-columns-repeated="16379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25" table:style-name="ce1">
            <text:p>13425</text:p>
          </table:table-cell>
          <table:table-cell table:number-columns-repeated="16379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26" table:style-name="ce1">
            <text:p>13426</text:p>
          </table:table-cell>
          <table:table-cell table:number-columns-repeated="16379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27" table:style-name="ce1">
            <text:p>13427</text:p>
          </table:table-cell>
          <table:table-cell table:number-columns-repeated="16379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27" table:style-name="ce1">
            <text:p>13427</text:p>
          </table:table-cell>
          <table:table-cell table:number-columns-repeated="16379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28" table:style-name="ce1">
            <text:p>13428</text:p>
          </table:table-cell>
          <table:table-cell table:number-columns-repeated="16379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29" table:style-name="ce1">
            <text:p>13429</text:p>
          </table:table-cell>
          <table:table-cell table:number-columns-repeated="16379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87" table:style-name="ce1">
            <text:p>87</text:p>
          </table:table-cell>
          <table:table-cell office:value-type="float" office:value="2009.2900390625" table:style-name="ce1">
            <text:p>2009,290039</text:p>
          </table:table-cell>
          <table:table-cell office:value-type="float" office:value="15" table:style-name="ce1">
            <text:p>15</text:p>
          </table:table-cell>
          <table:table-cell office:value-type="float" office:value="13430" table:style-name="ce1">
            <text:p>13430</text:p>
          </table:table-cell>
          <table:table-cell table:number-columns-repeated="16379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31" table:style-name="ce1">
            <text:p>13431</text:p>
          </table:table-cell>
          <table:table-cell table:number-columns-repeated="16379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32" table:style-name="ce1">
            <text:p>13432</text:p>
          </table:table-cell>
          <table:table-cell table:number-columns-repeated="16379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32" table:style-name="ce1">
            <text:p>13432</text:p>
          </table:table-cell>
          <table:table-cell table:number-columns-repeated="16379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float" office:value="95" table:style-name="ce1">
            <text:p>95</text:p>
          </table:table-cell>
          <table:table-cell office:value-type="float" office:value="2064.73999023438" table:style-name="ce1">
            <text:p>2064,73999</text:p>
          </table:table-cell>
          <table:table-cell office:value-type="float" office:value="15" table:style-name="ce1">
            <text:p>15</text:p>
          </table:table-cell>
          <table:table-cell office:value-type="float" office:value="13433" table:style-name="ce1">
            <text:p>13433</text:p>
          </table:table-cell>
          <table:table-cell table:number-columns-repeated="16379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34" table:style-name="ce1">
            <text:p>13434</text:p>
          </table:table-cell>
          <table:table-cell table:number-columns-repeated="16379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35" table:style-name="ce1">
            <text:p>13435</text:p>
          </table:table-cell>
          <table:table-cell table:number-columns-repeated="16379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float" office:value="13436" table:style-name="ce1">
            <text:p>13436</text:p>
          </table:table-cell>
          <table:table-cell table:number-columns-repeated="16379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float" office:value="87" table:style-name="ce1">
            <text:p>87</text:p>
          </table:table-cell>
          <table:table-cell office:value-type="float" office:value="8003.77978515625" table:style-name="ce1">
            <text:p>8003,779785</text:p>
          </table:table-cell>
          <table:table-cell office:value-type="float" office:value="15" table:style-name="ce1">
            <text:p>15</text:p>
          </table:table-cell>
          <table:table-cell office:value-type="float" office:value="13437" table:style-name="ce1">
            <text:p>13437</text:p>
          </table:table-cell>
          <table:table-cell table:number-columns-repeated="16379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38" table:style-name="ce1">
            <text:p>13438</text:p>
          </table:table-cell>
          <table:table-cell table:number-columns-repeated="16379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38" table:style-name="ce1">
            <text:p>13438</text:p>
          </table:table-cell>
          <table:table-cell table:number-columns-repeated="16379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float" office:value="87" table:style-name="ce1">
            <text:p>87</text:p>
          </table:table-cell>
          <table:table-cell office:value-type="float" office:value="1194.31005859375" table:style-name="ce1">
            <text:p>1194,310059</text:p>
          </table:table-cell>
          <table:table-cell office:value-type="float" office:value="15" table:style-name="ce1">
            <text:p>15</text:p>
          </table:table-cell>
          <table:table-cell office:value-type="float" office:value="13439" table:style-name="ce1">
            <text:p>13439</text:p>
          </table:table-cell>
          <table:table-cell table:number-columns-repeated="16379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float" office:value="87" table:style-name="ce1">
            <text:p>87</text:p>
          </table:table-cell>
          <table:table-cell office:value-type="float" office:value="2375.3701171875" table:style-name="ce1">
            <text:p>2375,370117</text:p>
          </table:table-cell>
          <table:table-cell office:value-type="float" office:value="15" table:style-name="ce1">
            <text:p>15</text:p>
          </table:table-cell>
          <table:table-cell office:value-type="float" office:value="13440" table:style-name="ce1">
            <text:p>13440</text:p>
          </table:table-cell>
          <table:table-cell table:number-columns-repeated="16379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float" office:value="1" table:style-name="ce1">
            <text:p>1</text:p>
          </table:table-cell>
          <table:table-cell office:value-type="float" office:value="1248" table:style-name="ce1">
            <text:p>1248</text:p>
          </table:table-cell>
          <table:table-cell office:value-type="float" office:value="12" table:style-name="ce1">
            <text:p>12</text:p>
          </table:table-cell>
          <table:table-cell office:value-type="float" office:value="13441" table:style-name="ce1">
            <text:p>13441</text:p>
          </table:table-cell>
          <table:table-cell table:number-columns-repeated="16379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office:value-type="float" office:value="13" table:style-name="ce1">
            <text:p>13</text:p>
          </table:table-cell>
          <table:table-cell office:value-type="float" office:value="13441" table:style-name="ce1">
            <text:p>13441</text:p>
          </table:table-cell>
          <table:table-cell table:number-columns-repeated="16379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float" office:value="95" table:style-name="ce1">
            <text:p>95</text:p>
          </table:table-cell>
          <table:table-cell office:value-type="float" office:value="1675.35998535156" table:style-name="ce1">
            <text:p>1675,359985</text:p>
          </table:table-cell>
          <table:table-cell office:value-type="float" office:value="15" table:style-name="ce1">
            <text:p>15</text:p>
          </table:table-cell>
          <table:table-cell office:value-type="float" office:value="13442" table:style-name="ce1">
            <text:p>13442</text:p>
          </table:table-cell>
          <table:table-cell table:number-columns-repeated="16379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43" table:style-name="ce1">
            <text:p>13443</text:p>
          </table:table-cell>
          <table:table-cell table:number-columns-repeated="16379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float" office:value="16" table:style-name="ce1">
            <text:p>16</text:p>
          </table:table-cell>
          <table:table-cell office:value-type="float" office:value="5100" table:style-name="ce1">
            <text:p>5100</text:p>
          </table:table-cell>
          <table:table-cell office:value-type="float" office:value="13" table:style-name="ce1">
            <text:p>13</text:p>
          </table:table-cell>
          <table:table-cell office:value-type="float" office:value="13444" table:style-name="ce1">
            <text:p>13444</text:p>
          </table:table-cell>
          <table:table-cell table:number-columns-repeated="16379"/>
        </table:table-row>
        <table:table-row table:style-name="ro1">
          <table:table-cell office:value-type="float" office:value="1824" table:style-name="ce1">
            <text:p>1824</text:p>
          </table:table-cell>
          <table:table-cell table:number-columns-repeated="3" table:style-name="ce1"/>
          <table:table-cell office:value-type="float" office:value="13444" table:style-name="ce1">
            <text:p>13444</text:p>
          </table:table-cell>
          <table:table-cell table:number-columns-repeated="16379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45" table:style-name="ce1">
            <text:p>13445</text:p>
          </table:table-cell>
          <table:table-cell table:number-columns-repeated="16379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46" table:style-name="ce1">
            <text:p>13446</text:p>
          </table:table-cell>
          <table:table-cell table:number-columns-repeated="16379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46" table:style-name="ce1">
            <text:p>13446</text:p>
          </table:table-cell>
          <table:table-cell table:number-columns-repeated="16379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float" office:value="95" table:style-name="ce1">
            <text:p>95</text:p>
          </table:table-cell>
          <table:table-cell office:value-type="float" office:value="1676.2099609375" table:style-name="ce1">
            <text:p>1676,209961</text:p>
          </table:table-cell>
          <table:table-cell office:value-type="float" office:value="15" table:style-name="ce1">
            <text:p>15</text:p>
          </table:table-cell>
          <table:table-cell office:value-type="float" office:value="13447" table:style-name="ce1">
            <text:p>13447</text:p>
          </table:table-cell>
          <table:table-cell table:number-columns-repeated="16379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48" table:style-name="ce1">
            <text:p>13448</text:p>
          </table:table-cell>
          <table:table-cell table:number-columns-repeated="16379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49" table:style-name="ce1">
            <text:p>13449</text:p>
          </table:table-cell>
          <table:table-cell table:number-columns-repeated="16379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49" table:style-name="ce1">
            <text:p>13449</text:p>
          </table:table-cell>
          <table:table-cell table:number-columns-repeated="16379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float" office:value="185" table:style-name="ce1">
            <text:p>185</text:p>
          </table:table-cell>
          <table:table-cell office:value-type="float" office:value="169.88999938964801" table:style-name="ce1">
            <text:p>169,8899994</text:p>
          </table:table-cell>
          <table:table-cell office:value-type="float" office:value="15" table:style-name="ce1">
            <text:p>15</text:p>
          </table:table-cell>
          <table:table-cell office:value-type="float" office:value="13450" table:style-name="ce1">
            <text:p>13450</text:p>
          </table:table-cell>
          <table:table-cell table:number-columns-repeated="16379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51" table:style-name="ce1">
            <text:p>13451</text:p>
          </table:table-cell>
          <table:table-cell table:number-columns-repeated="16379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452" table:style-name="ce1">
            <text:p>13452</text:p>
          </table:table-cell>
          <table:table-cell table:number-columns-repeated="16379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452" table:style-name="ce1">
            <text:p>13452</text:p>
          </table:table-cell>
          <table:table-cell table:number-columns-repeated="16379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453" table:style-name="ce1">
            <text:p>13453</text:p>
          </table:table-cell>
          <table:table-cell table:number-columns-repeated="16379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453" table:style-name="ce1">
            <text:p>13453</text:p>
          </table:table-cell>
          <table:table-cell table:number-columns-repeated="16379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54" table:style-name="ce1">
            <text:p>13454</text:p>
          </table:table-cell>
          <table:table-cell table:number-columns-repeated="16379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55" table:style-name="ce1">
            <text:p>13455</text:p>
          </table:table-cell>
          <table:table-cell table:number-columns-repeated="16379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float" office:value="95" table:style-name="ce1">
            <text:p>95</text:p>
          </table:table-cell>
          <table:table-cell office:value-type="float" office:value="7232.52978515625" table:style-name="ce1">
            <text:p>7232,529785</text:p>
          </table:table-cell>
          <table:table-cell office:value-type="float" office:value="15" table:style-name="ce1">
            <text:p>15</text:p>
          </table:table-cell>
          <table:table-cell office:value-type="float" office:value="13456" table:style-name="ce1">
            <text:p>13456</text:p>
          </table:table-cell>
          <table:table-cell table:number-columns-repeated="16379"/>
        </table:table-row>
        <table:table-row table:style-name="ro1">
          <table:table-cell office:value-type="float" office:value="1841" table:style-name="ce1">
            <text:p>1841</text:p>
          </table:table-cell>
          <table:table-cell table:number-columns-repeated="3" table:style-name="ce1"/>
          <table:table-cell office:value-type="float" office:value="13456" table:style-name="ce1">
            <text:p>13456</text:p>
          </table:table-cell>
          <table:table-cell table:number-columns-repeated="16379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12" table:style-name="ce1">
            <text:p>12</text:p>
          </table:table-cell>
          <table:table-cell office:value-type="float" office:value="13457" table:style-name="ce1">
            <text:p>13457</text:p>
          </table:table-cell>
          <table:table-cell table:number-columns-repeated="16379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57" table:style-name="ce1">
            <text:p>13457</text:p>
          </table:table-cell>
          <table:table-cell table:number-columns-repeated="16379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58" table:style-name="ce1">
            <text:p>13458</text:p>
          </table:table-cell>
          <table:table-cell table:number-columns-repeated="16379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58" table:style-name="ce1">
            <text:p>13458</text:p>
          </table:table-cell>
          <table:table-cell table:number-columns-repeated="16379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59" table:style-name="ce1">
            <text:p>13459</text:p>
          </table:table-cell>
          <table:table-cell table:number-columns-repeated="16379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60" table:style-name="ce1">
            <text:p>13460</text:p>
          </table:table-cell>
          <table:table-cell table:number-columns-repeated="16379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13" table:style-name="ce1">
            <text:p>13</text:p>
          </table:table-cell>
          <table:table-cell office:value-type="float" office:value="13460" table:style-name="ce1">
            <text:p>13460</text:p>
          </table:table-cell>
          <table:table-cell table:number-columns-repeated="16379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61" table:style-name="ce1">
            <text:p>13461</text:p>
          </table:table-cell>
          <table:table-cell table:number-columns-repeated="16379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float" office:value="1" table:style-name="ce1">
            <text:p>1</text:p>
          </table:table-cell>
          <table:table-cell office:value-type="float" office:value="595" table:style-name="ce1">
            <text:p>595</text:p>
          </table:table-cell>
          <table:table-cell office:value-type="float" office:value="12" table:style-name="ce1">
            <text:p>12</text:p>
          </table:table-cell>
          <table:table-cell office:value-type="float" office:value="13462" table:style-name="ce1">
            <text:p>13462</text:p>
          </table:table-cell>
          <table:table-cell table:number-columns-repeated="16379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float" office:value="1" table:style-name="ce1">
            <text:p>1</text:p>
          </table:table-cell>
          <table:table-cell office:value-type="float" office:value="1653" table:style-name="ce1">
            <text:p>1653</text:p>
          </table:table-cell>
          <table:table-cell office:value-type="float" office:value="13" table:style-name="ce1">
            <text:p>13</text:p>
          </table:table-cell>
          <table:table-cell office:value-type="float" office:value="13462" table:style-name="ce1">
            <text:p>13462</text:p>
          </table:table-cell>
          <table:table-cell table:number-columns-repeated="16379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float" office:value="109" table:style-name="ce1">
            <text:p>109</text:p>
          </table:table-cell>
          <table:table-cell office:value-type="float" office:value="3433.580078125" table:style-name="ce1">
            <text:p>3433,580078</text:p>
          </table:table-cell>
          <table:table-cell office:value-type="float" office:value="13" table:style-name="ce1">
            <text:p>13</text:p>
          </table:table-cell>
          <table:table-cell office:value-type="float" office:value="13463" table:style-name="ce1">
            <text:p>13463</text:p>
          </table:table-cell>
          <table:table-cell table:number-columns-repeated="16379"/>
        </table:table-row>
        <table:table-row table:style-name="ro1">
          <table:table-cell office:value-type="float" office:value="1853" table:style-name="ce1">
            <text:p>1853</text:p>
          </table:table-cell>
          <table:table-cell table:number-columns-repeated="3" table:style-name="ce1"/>
          <table:table-cell office:value-type="float" office:value="13463" table:style-name="ce1">
            <text:p>13463</text:p>
          </table:table-cell>
          <table:table-cell table:number-columns-repeated="16379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float" office:value="187" table:style-name="ce1">
            <text:p>187</text:p>
          </table:table-cell>
          <table:table-cell office:value-type="float" office:value="1906.78002929688" table:style-name="ce1">
            <text:p>1906,780029</text:p>
          </table:table-cell>
          <table:table-cell office:value-type="float" office:value="12" table:style-name="ce1">
            <text:p>12</text:p>
          </table:table-cell>
          <table:table-cell office:value-type="float" office:value="13464" table:style-name="ce1">
            <text:p>13464</text:p>
          </table:table-cell>
          <table:table-cell table:number-columns-repeated="16379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65" table:style-name="ce1">
            <text:p>13465</text:p>
          </table:table-cell>
          <table:table-cell table:number-columns-repeated="16379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float" office:value="95" table:style-name="ce1">
            <text:p>95</text:p>
          </table:table-cell>
          <table:table-cell office:value-type="float" office:value="30.360000610351602" table:style-name="ce1">
            <text:p>30,36000061</text:p>
          </table:table-cell>
          <table:table-cell office:value-type="float" office:value="15" table:style-name="ce1">
            <text:p>15</text:p>
          </table:table-cell>
          <table:table-cell office:value-type="float" office:value="13466" table:style-name="ce1">
            <text:p>13466</text:p>
          </table:table-cell>
          <table:table-cell table:number-columns-repeated="16379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float" office:value="95" table:style-name="ce1">
            <text:p>95</text:p>
          </table:table-cell>
          <table:table-cell office:value-type="float" office:value="91.440002441406307" table:style-name="ce1">
            <text:p>91,44000244</text:p>
          </table:table-cell>
          <table:table-cell office:value-type="float" office:value="15" table:style-name="ce1">
            <text:p>15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float" office:value="95" table:style-name="ce1">
            <text:p>95</text:p>
          </table:table-cell>
          <table:table-cell office:value-type="float" office:value="1040.71997070313" table:style-name="ce1">
            <text:p>1040,719971</text:p>
          </table:table-cell>
          <table:table-cell office:value-type="float" office:value="15" table:style-name="ce1">
            <text:p>15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float" office:value="95" table:style-name="ce1">
            <text:p>95</text:p>
          </table:table-cell>
          <table:table-cell office:value-type="float" office:value="198.39999389648401" table:style-name="ce1">
            <text:p>198,3999939</text:p>
          </table:table-cell>
          <table:table-cell office:value-type="float" office:value="15" table:style-name="ce1">
            <text:p>15</text:p>
          </table:table-cell>
          <table:table-cell office:value-type="float" office:value="13468" table:style-name="ce1">
            <text:p>13468</text:p>
          </table:table-cell>
          <table:table-cell table:number-columns-repeated="16379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69" table:style-name="ce1">
            <text:p>13469</text:p>
          </table:table-cell>
          <table:table-cell table:number-columns-repeated="16379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2" table:style-name="ce1">
            <text:p>12</text:p>
          </table:table-cell>
          <table:table-cell office:value-type="float" office:value="13470" table:style-name="ce1">
            <text:p>13470</text:p>
          </table:table-cell>
          <table:table-cell table:number-columns-repeated="16379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71" table:style-name="ce1">
            <text:p>13471</text:p>
          </table:table-cell>
          <table:table-cell table:number-columns-repeated="16379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72" table:style-name="ce1">
            <text:p>13472</text:p>
          </table:table-cell>
          <table:table-cell table:number-columns-repeated="16379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72" table:style-name="ce1">
            <text:p>13472</text:p>
          </table:table-cell>
          <table:table-cell table:number-columns-repeated="16379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float" office:value="87" table:style-name="ce1">
            <text:p>87</text:p>
          </table:table-cell>
          <table:table-cell office:value-type="float" office:value="32543.30078125" table:style-name="ce1">
            <text:p>32543,30078</text:p>
          </table:table-cell>
          <table:table-cell office:value-type="float" office:value="13" table:style-name="ce1">
            <text:p>13</text:p>
          </table:table-cell>
          <table:table-cell office:value-type="float" office:value="13473" table:style-name="ce1">
            <text:p>13473</text:p>
          </table:table-cell>
          <table:table-cell table:number-columns-repeated="16379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95" table:style-name="ce1">
            <text:p>95</text:p>
          </table:table-cell>
          <table:table-cell office:value-type="float" office:value="21684.349609375" table:style-name="ce1">
            <text:p>21684,34961</text:p>
          </table:table-cell>
          <table:table-cell office:value-type="float" office:value="12" table:style-name="ce1">
            <text:p>12</text:p>
          </table:table-cell>
          <table:table-cell office:value-type="float" office:value="13474" table:style-name="ce1">
            <text:p>13474</text:p>
          </table:table-cell>
          <table:table-cell table:number-columns-repeated="16379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95" table:style-name="ce1">
            <text:p>95</text:p>
          </table:table-cell>
          <table:table-cell office:value-type="float" office:value="76.440002441406307" table:style-name="ce1">
            <text:p>76,44000244</text:p>
          </table:table-cell>
          <table:table-cell office:value-type="float" office:value="15" table:style-name="ce1">
            <text:p>15</text:p>
          </table:table-cell>
          <table:table-cell office:value-type="float" office:value="13475" table:style-name="ce1">
            <text:p>13475</text:p>
          </table:table-cell>
          <table:table-cell table:number-columns-repeated="16379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87" table:style-name="ce1">
            <text:p>87</text:p>
          </table:table-cell>
          <table:table-cell office:value-type="float" office:value="1900.02001953125" table:style-name="ce1">
            <text:p>1900,02002</text:p>
          </table:table-cell>
          <table:table-cell office:value-type="float" office:value="15" table:style-name="ce1">
            <text:p>15</text:p>
          </table:table-cell>
          <table:table-cell office:value-type="float" office:value="13475" table:style-name="ce1">
            <text:p>13475</text:p>
          </table:table-cell>
          <table:table-cell table:number-columns-repeated="16379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87" table:style-name="ce1">
            <text:p>87</text:p>
          </table:table-cell>
          <table:table-cell office:value-type="float" office:value="1264.19995117188" table:style-name="ce1">
            <text:p>1264,199951</text:p>
          </table:table-cell>
          <table:table-cell office:value-type="float" office:value="15" table:style-name="ce1">
            <text:p>15</text:p>
          </table:table-cell>
          <table:table-cell office:value-type="float" office:value="13476" table:style-name="ce1">
            <text:p>13476</text:p>
          </table:table-cell>
          <table:table-cell table:number-columns-repeated="16379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87" table:style-name="ce1">
            <text:p>87</text:p>
          </table:table-cell>
          <table:table-cell office:value-type="float" office:value="350.91000366210898" table:style-name="ce1">
            <text:p>350,9100037</text:p>
          </table:table-cell>
          <table:table-cell office:value-type="float" office:value="15" table:style-name="ce1">
            <text:p>15</text:p>
          </table:table-cell>
          <table:table-cell office:value-type="float" office:value="13477" table:style-name="ce1">
            <text:p>13477</text:p>
          </table:table-cell>
          <table:table-cell table:number-columns-repeated="16379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478" table:style-name="ce1">
            <text:p>13478</text:p>
          </table:table-cell>
          <table:table-cell table:number-columns-repeated="16379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3478" table:style-name="ce1">
            <text:p>13478</text:p>
          </table:table-cell>
          <table:table-cell table:number-columns-repeated="16379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479" table:style-name="ce1">
            <text:p>13479</text:p>
          </table:table-cell>
          <table:table-cell table:number-columns-repeated="16379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95" table:style-name="ce1">
            <text:p>95</text:p>
          </table:table-cell>
          <table:table-cell office:value-type="float" office:value="2526.580078125" table:style-name="ce1">
            <text:p>2526,580078</text:p>
          </table:table-cell>
          <table:table-cell office:value-type="float" office:value="15" table:style-name="ce1">
            <text:p>15</text:p>
          </table:table-cell>
          <table:table-cell office:value-type="float" office:value="13480" table:style-name="ce1">
            <text:p>13480</text:p>
          </table:table-cell>
          <table:table-cell table:number-columns-repeated="16379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95" table:style-name="ce1">
            <text:p>95</text:p>
          </table:table-cell>
          <table:table-cell office:value-type="float" office:value="9895.2001953125" table:style-name="ce1">
            <text:p>9895,200195</text:p>
          </table:table-cell>
          <table:table-cell office:value-type="float" office:value="12" table:style-name="ce1">
            <text:p>12</text:p>
          </table:table-cell>
          <table:table-cell office:value-type="float" office:value="13481" table:style-name="ce1">
            <text:p>13481</text:p>
          </table:table-cell>
          <table:table-cell table:number-columns-repeated="16379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95" table:style-name="ce1">
            <text:p>95</text:p>
          </table:table-cell>
          <table:table-cell office:value-type="float" office:value="3305.1201171875" table:style-name="ce1">
            <text:p>3305,120117</text:p>
          </table:table-cell>
          <table:table-cell office:value-type="float" office:value="15" table:style-name="ce1">
            <text:p>15</text:p>
          </table:table-cell>
          <table:table-cell office:value-type="float" office:value="13481" table:style-name="ce1">
            <text:p>13481</text:p>
          </table:table-cell>
          <table:table-cell table:number-columns-repeated="16379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82" table:style-name="ce1">
            <text:p>13482</text:p>
          </table:table-cell>
          <table:table-cell table:number-columns-repeated="16379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82" table:style-name="ce1">
            <text:p>13482</text:p>
          </table:table-cell>
          <table:table-cell table:number-columns-repeated="16379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2" table:style-name="ce1">
            <text:p>12</text:p>
          </table:table-cell>
          <table:table-cell office:value-type="float" office:value="13483" table:style-name="ce1">
            <text:p>13483</text:p>
          </table:table-cell>
          <table:table-cell table:number-columns-repeated="16379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3" table:style-name="ce1">
            <text:p>13</text:p>
          </table:table-cell>
          <table:table-cell office:value-type="float" office:value="13483" table:style-name="ce1">
            <text:p>13483</text:p>
          </table:table-cell>
          <table:table-cell table:number-columns-repeated="16379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95" table:style-name="ce1">
            <text:p>95</text:p>
          </table:table-cell>
          <table:table-cell office:value-type="float" office:value="2955.76000976563" table:style-name="ce1">
            <text:p>2955,76001</text:p>
          </table:table-cell>
          <table:table-cell office:value-type="float" office:value="15" table:style-name="ce1">
            <text:p>15</text:p>
          </table:table-cell>
          <table:table-cell office:value-type="float" office:value="13484" table:style-name="ce1">
            <text:p>13484</text:p>
          </table:table-cell>
          <table:table-cell table:number-columns-repeated="16379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485" table:style-name="ce1">
            <text:p>13485</text:p>
          </table:table-cell>
          <table:table-cell table:number-columns-repeated="16379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1" table:style-name="ce1">
            <text:p>1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13485" table:style-name="ce1">
            <text:p>13485</text:p>
          </table:table-cell>
          <table:table-cell table:number-columns-repeated="16379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3486" table:style-name="ce1">
            <text:p>13486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3" table:style-name="ce1">
            <text:p>13</text:p>
          </table:table-cell>
          <table:table-cell office:value-type="float" office:value="13486" table:style-name="ce1">
            <text:p>13486</text:p>
          </table:table-cell>
          <table:table-cell table:number-columns-repeated="16379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103" table:style-name="ce1">
            <text:p>103</text:p>
          </table:table-cell>
          <table:table-cell office:value-type="float" office:value="3990.73999023438" table:style-name="ce1">
            <text:p>3990,73999</text:p>
          </table:table-cell>
          <table:table-cell office:value-type="float" office:value="12" table:style-name="ce1">
            <text:p>12</text:p>
          </table:table-cell>
          <table:table-cell office:value-type="float" office:value="13487" table:style-name="ce1">
            <text:p>13487</text:p>
          </table:table-cell>
          <table:table-cell table:number-columns-repeated="16379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1" table:style-name="ce1">
            <text:p>1</text:p>
          </table:table-cell>
          <table:table-cell office:value-type="float" office:value="320" table:style-name="ce1">
            <text:p>320</text:p>
          </table:table-cell>
          <table:table-cell office:value-type="float" office:value="12" table:style-name="ce1">
            <text:p>12</text:p>
          </table:table-cell>
          <table:table-cell office:value-type="float" office:value="13488" table:style-name="ce1">
            <text:p>13488</text:p>
          </table:table-cell>
          <table:table-cell table:number-columns-repeated="16379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1" table:style-name="ce1">
            <text:p>1</text:p>
          </table:table-cell>
          <table:table-cell office:value-type="float" office:value="830" table:style-name="ce1">
            <text:p>830</text:p>
          </table:table-cell>
          <table:table-cell office:value-type="float" office:value="13" table:style-name="ce1">
            <text:p>13</text:p>
          </table:table-cell>
          <table:table-cell office:value-type="float" office:value="13488" table:style-name="ce1">
            <text:p>13488</text:p>
          </table:table-cell>
          <table:table-cell table:number-columns-repeated="16379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89" table:style-name="ce1">
            <text:p>13489</text:p>
          </table:table-cell>
          <table:table-cell table:number-columns-repeated="16379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19" table:style-name="ce1">
            <text:p>19</text:p>
          </table:table-cell>
          <table:table-cell office:value-type="float" office:value="7449.41015625" table:style-name="ce1">
            <text:p>7449,410156</text:p>
          </table:table-cell>
          <table:table-cell office:value-type="float" office:value="12" table:style-name="ce1">
            <text:p>12</text:p>
          </table:table-cell>
          <table:table-cell office:value-type="float" office:value="13490" table:style-name="ce1">
            <text:p>13490</text:p>
          </table:table-cell>
          <table:table-cell table:number-columns-repeated="16379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95" table:style-name="ce1">
            <text:p>95</text:p>
          </table:table-cell>
          <table:table-cell office:value-type="float" office:value="51.400001525878899" table:style-name="ce1">
            <text:p>51,40000153</text:p>
          </table:table-cell>
          <table:table-cell office:value-type="float" office:value="15" table:style-name="ce1">
            <text:p>15</text:p>
          </table:table-cell>
          <table:table-cell office:value-type="float" office:value="13491" table:style-name="ce1">
            <text:p>13491</text:p>
          </table:table-cell>
          <table:table-cell table:number-columns-repeated="16379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95" table:style-name="ce1">
            <text:p>95</text:p>
          </table:table-cell>
          <table:table-cell office:value-type="float" office:value="9362.3896484375" table:style-name="ce1">
            <text:p>9362,389648</text:p>
          </table:table-cell>
          <table:table-cell office:value-type="float" office:value="15" table:style-name="ce1">
            <text:p>15</text:p>
          </table:table-cell>
          <table:table-cell office:value-type="float" office:value="13492" table:style-name="ce1">
            <text:p>13492</text:p>
          </table:table-cell>
          <table:table-cell table:number-columns-repeated="16379"/>
        </table:table-row>
        <table:table-row table:style-name="ro1">
          <table:table-cell office:value-type="float" office:value="1894" table:style-name="ce1">
            <text:p>1894</text:p>
          </table:table-cell>
          <table:table-cell table:number-columns-repeated="3" table:style-name="ce1"/>
          <table:table-cell office:value-type="float" office:value="13492" table:style-name="ce1">
            <text:p>13492</text:p>
          </table:table-cell>
          <table:table-cell table:number-columns-repeated="16379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95" table:style-name="ce1">
            <text:p>95</text:p>
          </table:table-cell>
          <table:table-cell office:value-type="float" office:value="2105.88989257813" table:style-name="ce1">
            <text:p>2105,889893</text:p>
          </table:table-cell>
          <table:table-cell office:value-type="float" office:value="15" table:style-name="ce1">
            <text:p>15</text:p>
          </table:table-cell>
          <table:table-cell office:value-type="float" office:value="13493" table:style-name="ce1">
            <text:p>13493</text:p>
          </table:table-cell>
          <table:table-cell table:number-columns-repeated="16379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185" table:style-name="ce1">
            <text:p>185</text:p>
          </table:table-cell>
          <table:table-cell office:value-type="float" office:value="13527.099609375" table:style-name="ce1">
            <text:p>13527,09961</text:p>
          </table:table-cell>
          <table:table-cell office:value-type="float" office:value="12" table:style-name="ce1">
            <text:p>12</text:p>
          </table:table-cell>
          <table:table-cell office:value-type="float" office:value="13494" table:style-name="ce1">
            <text:p>13494</text:p>
          </table:table-cell>
          <table:table-cell table:number-columns-repeated="16379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185" table:style-name="ce1">
            <text:p>185</text:p>
          </table:table-cell>
          <table:table-cell office:value-type="float" office:value="5726.2099609375" table:style-name="ce1">
            <text:p>5726,209961</text:p>
          </table:table-cell>
          <table:table-cell office:value-type="float" office:value="15" table:style-name="ce1">
            <text:p>15</text:p>
          </table:table-cell>
          <table:table-cell office:value-type="float" office:value="13495" table:style-name="ce1">
            <text:p>13495</text:p>
          </table:table-cell>
          <table:table-cell table:number-columns-repeated="16379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87" table:style-name="ce1">
            <text:p>87</text:p>
          </table:table-cell>
          <table:table-cell office:value-type="float" office:value="1550.23999023438" table:style-name="ce1">
            <text:p>1550,23999</text:p>
          </table:table-cell>
          <table:table-cell office:value-type="float" office:value="15" table:style-name="ce1">
            <text:p>15</text:p>
          </table:table-cell>
          <table:table-cell office:value-type="float" office:value="13496" table:style-name="ce1">
            <text:p>13496</text:p>
          </table:table-cell>
          <table:table-cell table:number-columns-repeated="16379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95" table:style-name="ce1">
            <text:p>95</text:p>
          </table:table-cell>
          <table:table-cell office:value-type="float" office:value="1005.95001220703" table:style-name="ce1">
            <text:p>1005,950012</text:p>
          </table:table-cell>
          <table:table-cell office:value-type="float" office:value="15" table:style-name="ce1">
            <text:p>15</text:p>
          </table:table-cell>
          <table:table-cell office:value-type="float" office:value="13497" table:style-name="ce1">
            <text:p>13497</text:p>
          </table:table-cell>
          <table:table-cell table:number-columns-repeated="16379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498" table:style-name="ce1">
            <text:p>13498</text:p>
          </table:table-cell>
          <table:table-cell table:number-columns-repeated="16379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499" table:style-name="ce1">
            <text:p>13499</text:p>
          </table:table-cell>
          <table:table-cell table:number-columns-repeated="16379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499" table:style-name="ce1">
            <text:p>13499</text:p>
          </table:table-cell>
          <table:table-cell table:number-columns-repeated="16379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00" table:style-name="ce1">
            <text:p>13500</text:p>
          </table:table-cell>
          <table:table-cell table:number-columns-repeated="16379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00" table:style-name="ce1">
            <text:p>13500</text:p>
          </table:table-cell>
          <table:table-cell table:number-columns-repeated="16379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501" table:style-name="ce1">
            <text:p>13501</text:p>
          </table:table-cell>
          <table:table-cell table:number-columns-repeated="16379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501" table:style-name="ce1">
            <text:p>13501</text:p>
          </table:table-cell>
          <table:table-cell table:number-columns-repeated="16379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502" table:style-name="ce1">
            <text:p>13502</text:p>
          </table:table-cell>
          <table:table-cell table:number-columns-repeated="16379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502" table:style-name="ce1">
            <text:p>13502</text:p>
          </table:table-cell>
          <table:table-cell table:number-columns-repeated="16379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203" table:style-name="ce1">
            <text:p>203</text:p>
          </table:table-cell>
          <table:table-cell office:value-type="float" office:value="23698.740234375" table:style-name="ce1">
            <text:p>23698,74023</text:p>
          </table:table-cell>
          <table:table-cell office:value-type="float" office:value="12" table:style-name="ce1">
            <text:p>12</text:p>
          </table:table-cell>
          <table:table-cell office:value-type="float" office:value="13503" table:style-name="ce1">
            <text:p>13503</text:p>
          </table:table-cell>
          <table:table-cell table:number-columns-repeated="16379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87" table:style-name="ce1">
            <text:p>87</text:p>
          </table:table-cell>
          <table:table-cell office:value-type="float" office:value="5707.009765625" table:style-name="ce1">
            <text:p>5707,009766</text:p>
          </table:table-cell>
          <table:table-cell office:value-type="float" office:value="13" table:style-name="ce1">
            <text:p>13</text:p>
          </table:table-cell>
          <table:table-cell office:value-type="float" office:value="13504" table:style-name="ce1">
            <text:p>13504</text:p>
          </table:table-cell>
          <table:table-cell table:number-columns-repeated="16379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3" table:style-name="ce1">
            <text:p>3</text:p>
          </table:table-cell>
          <table:table-cell office:value-type="float" office:value="23957" table:style-name="ce1">
            <text:p>23957</text:p>
          </table:table-cell>
          <table:table-cell office:value-type="float" office:value="14" table:style-name="ce1">
            <text:p>14</text:p>
          </table:table-cell>
          <table:table-cell office:value-type="float" office:value="13504" table:style-name="ce1">
            <text:p>13504</text:p>
          </table:table-cell>
          <table:table-cell table:number-columns-repeated="16379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95" table:style-name="ce1">
            <text:p>95</text:p>
          </table:table-cell>
          <table:table-cell office:value-type="float" office:value="3326.86010742188" table:style-name="ce1">
            <text:p>3326,860107</text:p>
          </table:table-cell>
          <table:table-cell office:value-type="float" office:value="15" table:style-name="ce1">
            <text:p>15</text:p>
          </table:table-cell>
          <table:table-cell office:value-type="float" office:value="13505" table:style-name="ce1">
            <text:p>13505</text:p>
          </table:table-cell>
          <table:table-cell table:number-columns-repeated="16379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87" table:style-name="ce1">
            <text:p>87</text:p>
          </table:table-cell>
          <table:table-cell office:value-type="float" office:value="858.97998046875" table:style-name="ce1">
            <text:p>858,9799805</text:p>
          </table:table-cell>
          <table:table-cell office:value-type="float" office:value="15" table:style-name="ce1">
            <text:p>15</text:p>
          </table:table-cell>
          <table:table-cell office:value-type="float" office:value="13506" table:style-name="ce1">
            <text:p>13506</text:p>
          </table:table-cell>
          <table:table-cell table:number-columns-repeated="16379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07" table:style-name="ce1">
            <text:p>13507</text:p>
          </table:table-cell>
          <table:table-cell table:number-columns-repeated="16379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07" table:style-name="ce1">
            <text:p>13507</text:p>
          </table:table-cell>
          <table:table-cell table:number-columns-repeated="16379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1" table:style-name="ce1">
            <text:p>1</text:p>
          </table:table-cell>
          <table:table-cell office:value-type="float" office:value="890" table:style-name="ce1">
            <text:p>890</text:p>
          </table:table-cell>
          <table:table-cell office:value-type="float" office:value="13" table:style-name="ce1">
            <text:p>13</text:p>
          </table:table-cell>
          <table:table-cell office:value-type="float" office:value="13508" table:style-name="ce1">
            <text:p>13508</text:p>
          </table:table-cell>
          <table:table-cell table:number-columns-repeated="16379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30" table:style-name="ce1">
            <text:p>30</text:p>
          </table:table-cell>
          <table:table-cell office:value-type="float" office:value="10793.3095703125" table:style-name="ce1">
            <text:p>10793,30957</text:p>
          </table:table-cell>
          <table:table-cell office:value-type="float" office:value="12" table:style-name="ce1">
            <text:p>12</text:p>
          </table:table-cell>
          <table:table-cell office:value-type="float" office:value="13509" table:style-name="ce1">
            <text:p>13509</text:p>
          </table:table-cell>
          <table:table-cell table:number-columns-repeated="16379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185" table:style-name="ce1">
            <text:p>185</text:p>
          </table:table-cell>
          <table:table-cell office:value-type="float" office:value="5715.33984375" table:style-name="ce1">
            <text:p>5715,339844</text:p>
          </table:table-cell>
          <table:table-cell office:value-type="float" office:value="12" table:style-name="ce1">
            <text:p>12</text:p>
          </table:table-cell>
          <table:table-cell office:value-type="float" office:value="13510" table:style-name="ce1">
            <text:p>13510</text:p>
          </table:table-cell>
          <table:table-cell table:number-columns-repeated="16379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511" table:style-name="ce1">
            <text:p>13511</text:p>
          </table:table-cell>
          <table:table-cell table:number-columns-repeated="16379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95" table:style-name="ce1">
            <text:p>95</text:p>
          </table:table-cell>
          <table:table-cell office:value-type="float" office:value="23721.259765625" table:style-name="ce1">
            <text:p>23721,25977</text:p>
          </table:table-cell>
          <table:table-cell office:value-type="float" office:value="12" table:style-name="ce1">
            <text:p>12</text:p>
          </table:table-cell>
          <table:table-cell office:value-type="float" office:value="13512" table:style-name="ce1">
            <text:p>13512</text:p>
          </table:table-cell>
          <table:table-cell table:number-columns-repeated="16379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13" table:style-name="ce1">
            <text:p>13513</text:p>
          </table:table-cell>
          <table:table-cell table:number-columns-repeated="16379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1" table:style-name="ce1">
            <text:p>1</text:p>
          </table:table-cell>
          <table:table-cell office:value-type="float" office:value="1256" table:style-name="ce1">
            <text:p>1256</text:p>
          </table:table-cell>
          <table:table-cell office:value-type="float" office:value="12" table:style-name="ce1">
            <text:p>12</text:p>
          </table:table-cell>
          <table:table-cell office:value-type="float" office:value="13514" table:style-name="ce1">
            <text:p>13514</text:p>
          </table:table-cell>
          <table:table-cell table:number-columns-repeated="16379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1" table:style-name="ce1">
            <text:p>1</text:p>
          </table:table-cell>
          <table:table-cell office:value-type="float" office:value="980" table:style-name="ce1">
            <text:p>980</text:p>
          </table:table-cell>
          <table:table-cell office:value-type="float" office:value="13" table:style-name="ce1">
            <text:p>13</text:p>
          </table:table-cell>
          <table:table-cell office:value-type="float" office:value="13514" table:style-name="ce1">
            <text:p>13514</text:p>
          </table:table-cell>
          <table:table-cell table:number-columns-repeated="16379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15" table:style-name="ce1">
            <text:p>13515</text:p>
          </table:table-cell>
          <table:table-cell table:number-columns-repeated="16379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16" table:style-name="ce1">
            <text:p>13516</text:p>
          </table:table-cell>
          <table:table-cell table:number-columns-repeated="16379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30" table:style-name="ce1">
            <text:p>30</text:p>
          </table:table-cell>
          <table:table-cell office:value-type="float" office:value="16922.650390625" table:style-name="ce1">
            <text:p>16922,65039</text:p>
          </table:table-cell>
          <table:table-cell office:value-type="float" office:value="12" table:style-name="ce1">
            <text:p>12</text:p>
          </table:table-cell>
          <table:table-cell office:value-type="float" office:value="13517" table:style-name="ce1">
            <text:p>13517</text:p>
          </table:table-cell>
          <table:table-cell table:number-columns-repeated="16379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3" table:style-name="ce1">
            <text:p>3</text:p>
          </table:table-cell>
          <table:table-cell office:value-type="float" office:value="39105.58984375" table:style-name="ce1">
            <text:p>39105,58984</text:p>
          </table:table-cell>
          <table:table-cell office:value-type="float" office:value="14" table:style-name="ce1">
            <text:p>14</text:p>
          </table:table-cell>
          <table:table-cell office:value-type="float" office:value="13518" table:style-name="ce1">
            <text:p>13518</text:p>
          </table:table-cell>
          <table:table-cell table:number-columns-repeated="16379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95" table:style-name="ce1">
            <text:p>95</text:p>
          </table:table-cell>
          <table:table-cell office:value-type="float" office:value="2064.669921875" table:style-name="ce1">
            <text:p>2064,669922</text:p>
          </table:table-cell>
          <table:table-cell office:value-type="float" office:value="15" table:style-name="ce1">
            <text:p>15</text:p>
          </table:table-cell>
          <table:table-cell office:value-type="float" office:value="13519" table:style-name="ce1">
            <text:p>13519</text:p>
          </table:table-cell>
          <table:table-cell table:number-columns-repeated="16379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95" table:style-name="ce1">
            <text:p>95</text:p>
          </table:table-cell>
          <table:table-cell office:value-type="float" office:value="5212.419921875" table:style-name="ce1">
            <text:p>5212,419922</text:p>
          </table:table-cell>
          <table:table-cell office:value-type="float" office:value="12" table:style-name="ce1">
            <text:p>12</text:p>
          </table:table-cell>
          <table:table-cell office:value-type="float" office:value="13520" table:style-name="ce1">
            <text:p>13520</text:p>
          </table:table-cell>
          <table:table-cell table:number-columns-repeated="16379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185" table:style-name="ce1">
            <text:p>185</text:p>
          </table:table-cell>
          <table:table-cell office:value-type="float" office:value="10378.6396484375" table:style-name="ce1">
            <text:p>10378,63965</text:p>
          </table:table-cell>
          <table:table-cell office:value-type="float" office:value="12" table:style-name="ce1">
            <text:p>12</text:p>
          </table:table-cell>
          <table:table-cell office:value-type="float" office:value="13520" table:style-name="ce1">
            <text:p>13520</text:p>
          </table:table-cell>
          <table:table-cell table:number-columns-repeated="16379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21" table:style-name="ce1">
            <text:p>13521</text:p>
          </table:table-cell>
          <table:table-cell table:number-columns-repeated="16379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21" table:style-name="ce1">
            <text:p>13521</text:p>
          </table:table-cell>
          <table:table-cell table:number-columns-repeated="16379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95" table:style-name="ce1">
            <text:p>95</text:p>
          </table:table-cell>
          <table:table-cell office:value-type="float" office:value="9313.1298828125" table:style-name="ce1">
            <text:p>9313,129883</text:p>
          </table:table-cell>
          <table:table-cell office:value-type="float" office:value="15" table:style-name="ce1">
            <text:p>15</text:p>
          </table:table-cell>
          <table:table-cell office:value-type="float" office:value="13522" table:style-name="ce1">
            <text:p>13522</text:p>
          </table:table-cell>
          <table:table-cell table:number-columns-repeated="16379"/>
        </table:table-row>
        <table:table-row table:style-name="ro1">
          <table:table-cell office:value-type="float" office:value="1934" table:style-name="ce1">
            <text:p>1934</text:p>
          </table:table-cell>
          <table:table-cell table:number-columns-repeated="3" table:style-name="ce1"/>
          <table:table-cell office:value-type="float" office:value="13522" table:style-name="ce1">
            <text:p>13522</text:p>
          </table:table-cell>
          <table:table-cell table:number-columns-repeated="16379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23" table:style-name="ce1">
            <text:p>13523</text:p>
          </table:table-cell>
          <table:table-cell table:number-columns-repeated="16379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23" table:style-name="ce1">
            <text:p>13523</text:p>
          </table:table-cell>
          <table:table-cell table:number-columns-repeated="16379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24" table:style-name="ce1">
            <text:p>13524</text:p>
          </table:table-cell>
          <table:table-cell table:number-columns-repeated="16379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25" table:style-name="ce1">
            <text:p>13525</text:p>
          </table:table-cell>
          <table:table-cell table:number-columns-repeated="16379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25" table:style-name="ce1">
            <text:p>13525</text:p>
          </table:table-cell>
          <table:table-cell table:number-columns-repeated="16379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95" table:style-name="ce1">
            <text:p>95</text:p>
          </table:table-cell>
          <table:table-cell office:value-type="float" office:value="150.080001831055" table:style-name="ce1">
            <text:p>150,0800018</text:p>
          </table:table-cell>
          <table:table-cell office:value-type="float" office:value="15" table:style-name="ce1">
            <text:p>15</text:p>
          </table:table-cell>
          <table:table-cell office:value-type="float" office:value="13526" table:style-name="ce1">
            <text:p>13526</text:p>
          </table:table-cell>
          <table:table-cell table:number-columns-repeated="16379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87" table:style-name="ce1">
            <text:p>87</text:p>
          </table:table-cell>
          <table:table-cell office:value-type="float" office:value="2144.39990234375" table:style-name="ce1">
            <text:p>2144,399902</text:p>
          </table:table-cell>
          <table:table-cell office:value-type="float" office:value="15" table:style-name="ce1">
            <text:p>15</text:p>
          </table:table-cell>
          <table:table-cell office:value-type="float" office:value="13526" table:style-name="ce1">
            <text:p>13526</text:p>
          </table:table-cell>
          <table:table-cell table:number-columns-repeated="16379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527" table:style-name="ce1">
            <text:p>13527</text:p>
          </table:table-cell>
          <table:table-cell table:number-columns-repeated="16379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95" table:style-name="ce1">
            <text:p>95</text:p>
          </table:table-cell>
          <table:table-cell office:value-type="float" office:value="1009.33001708984" table:style-name="ce1">
            <text:p>1009,330017</text:p>
          </table:table-cell>
          <table:table-cell office:value-type="float" office:value="15" table:style-name="ce1">
            <text:p>15</text:p>
          </table:table-cell>
          <table:table-cell office:value-type="float" office:value="13528" table:style-name="ce1">
            <text:p>13528</text:p>
          </table:table-cell>
          <table:table-cell table:number-columns-repeated="16379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1" table:style-name="ce1">
            <text:p>1</text:p>
          </table:table-cell>
          <table:table-cell office:value-type="float" office:value="480" table:style-name="ce1">
            <text:p>480</text:p>
          </table:table-cell>
          <table:table-cell office:value-type="float" office:value="12" table:style-name="ce1">
            <text:p>12</text:p>
          </table:table-cell>
          <table:table-cell office:value-type="float" office:value="13529" table:style-name="ce1">
            <text:p>13529</text:p>
          </table:table-cell>
          <table:table-cell table:number-columns-repeated="16379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3" table:style-name="ce1">
            <text:p>13</text:p>
          </table:table-cell>
          <table:table-cell office:value-type="float" office:value="13529" table:style-name="ce1">
            <text:p>13529</text:p>
          </table:table-cell>
          <table:table-cell table:number-columns-repeated="16379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87" table:style-name="ce1">
            <text:p>87</text:p>
          </table:table-cell>
          <table:table-cell office:value-type="float" office:value="1701.65002441406" table:style-name="ce1">
            <text:p>1701,650024</text:p>
          </table:table-cell>
          <table:table-cell office:value-type="float" office:value="15" table:style-name="ce1">
            <text:p>15</text:p>
          </table:table-cell>
          <table:table-cell office:value-type="float" office:value="13530" table:style-name="ce1">
            <text:p>13530</text:p>
          </table:table-cell>
          <table:table-cell table:number-columns-repeated="16379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31" table:style-name="ce1">
            <text:p>13531</text:p>
          </table:table-cell>
          <table:table-cell table:number-columns-repeated="16379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31" table:style-name="ce1">
            <text:p>13531</text:p>
          </table:table-cell>
          <table:table-cell table:number-columns-repeated="16379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532" table:style-name="ce1">
            <text:p>13532</text:p>
          </table:table-cell>
          <table:table-cell table:number-columns-repeated="16379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1" table:style-name="ce1">
            <text:p>1</text:p>
          </table:table-cell>
          <table:table-cell office:value-type="float" office:value="1900" table:style-name="ce1">
            <text:p>1900</text:p>
          </table:table-cell>
          <table:table-cell office:value-type="float" office:value="13" table:style-name="ce1">
            <text:p>13</text:p>
          </table:table-cell>
          <table:table-cell office:value-type="float" office:value="13532" table:style-name="ce1">
            <text:p>13532</text:p>
          </table:table-cell>
          <table:table-cell table:number-columns-repeated="16379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95" table:style-name="ce1">
            <text:p>95</text:p>
          </table:table-cell>
          <table:table-cell office:value-type="float" office:value="2151.51000976563" table:style-name="ce1">
            <text:p>2151,51001</text:p>
          </table:table-cell>
          <table:table-cell office:value-type="float" office:value="15" table:style-name="ce1">
            <text:p>15</text:p>
          </table:table-cell>
          <table:table-cell office:value-type="float" office:value="13533" table:style-name="ce1">
            <text:p>13533</text:p>
          </table:table-cell>
          <table:table-cell table:number-columns-repeated="16379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95" table:style-name="ce1">
            <text:p>95</text:p>
          </table:table-cell>
          <table:table-cell office:value-type="float" office:value="30.200000762939499" table:style-name="ce1">
            <text:p>30,20000076</text:p>
          </table:table-cell>
          <table:table-cell office:value-type="float" office:value="15" table:style-name="ce1">
            <text:p>15</text:p>
          </table:table-cell>
          <table:table-cell office:value-type="float" office:value="13534" table:style-name="ce1">
            <text:p>13534</text:p>
          </table:table-cell>
          <table:table-cell table:number-columns-repeated="16379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16" table:style-name="ce1">
            <text:p>16</text:p>
          </table:table-cell>
          <table:table-cell office:value-type="float" office:value="17200" table:style-name="ce1">
            <text:p>17200</text:p>
          </table:table-cell>
          <table:table-cell office:value-type="float" office:value="13" table:style-name="ce1">
            <text:p>13</text:p>
          </table:table-cell>
          <table:table-cell office:value-type="float" office:value="13535" table:style-name="ce1">
            <text:p>13535</text:p>
          </table:table-cell>
          <table:table-cell table:number-columns-repeated="16379"/>
        </table:table-row>
        <table:table-row table:style-name="ro1">
          <table:table-cell office:value-type="float" office:value="1954" table:style-name="ce1">
            <text:p>1954</text:p>
          </table:table-cell>
          <table:table-cell table:number-columns-repeated="3" table:style-name="ce1"/>
          <table:table-cell office:value-type="float" office:value="13535" table:style-name="ce1">
            <text:p>13535</text:p>
          </table:table-cell>
          <table:table-cell table:number-columns-repeated="16379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536" table:style-name="ce1">
            <text:p>13536</text:p>
          </table:table-cell>
          <table:table-cell table:number-columns-repeated="16379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95" table:style-name="ce1">
            <text:p>95</text:p>
          </table:table-cell>
          <table:table-cell office:value-type="float" office:value="1020.82000732422" table:style-name="ce1">
            <text:p>1020,820007</text:p>
          </table:table-cell>
          <table:table-cell office:value-type="float" office:value="15" table:style-name="ce1">
            <text:p>15</text:p>
          </table:table-cell>
          <table:table-cell office:value-type="float" office:value="13537" table:style-name="ce1">
            <text:p>13537</text:p>
          </table:table-cell>
          <table:table-cell table:number-columns-repeated="16379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87" table:style-name="ce1">
            <text:p>87</text:p>
          </table:table-cell>
          <table:table-cell office:value-type="float" office:value="1031.83996582031" table:style-name="ce1">
            <text:p>1031,839966</text:p>
          </table:table-cell>
          <table:table-cell office:value-type="float" office:value="15" table:style-name="ce1">
            <text:p>15</text:p>
          </table:table-cell>
          <table:table-cell office:value-type="float" office:value="13538" table:style-name="ce1">
            <text:p>13538</text:p>
          </table:table-cell>
          <table:table-cell table:number-columns-repeated="16379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39" table:style-name="ce1">
            <text:p>13539</text:p>
          </table:table-cell>
          <table:table-cell table:number-columns-repeated="16379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39" table:style-name="ce1">
            <text:p>13539</text:p>
          </table:table-cell>
          <table:table-cell table:number-columns-repeated="16379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95" table:style-name="ce1">
            <text:p>95</text:p>
          </table:table-cell>
          <table:table-cell office:value-type="float" office:value="12772.240234375" table:style-name="ce1">
            <text:p>12772,24023</text:p>
          </table:table-cell>
          <table:table-cell office:value-type="float" office:value="12" table:style-name="ce1">
            <text:p>12</text:p>
          </table:table-cell>
          <table:table-cell office:value-type="float" office:value="13540" table:style-name="ce1">
            <text:p>13540</text:p>
          </table:table-cell>
          <table:table-cell table:number-columns-repeated="16379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41" table:style-name="ce1">
            <text:p>13541</text:p>
          </table:table-cell>
          <table:table-cell table:number-columns-repeated="16379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41" table:style-name="ce1">
            <text:p>13541</text:p>
          </table:table-cell>
          <table:table-cell table:number-columns-repeated="16379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3" table:style-name="ce1">
            <text:p>3</text:p>
          </table:table-cell>
          <table:table-cell office:value-type="float" office:value="32860.16015625" table:style-name="ce1">
            <text:p>32860,16016</text:p>
          </table:table-cell>
          <table:table-cell office:value-type="float" office:value="14" table:style-name="ce1">
            <text:p>14</text:p>
          </table:table-cell>
          <table:table-cell office:value-type="float" office:value="13542" table:style-name="ce1">
            <text:p>13542</text:p>
          </table:table-cell>
          <table:table-cell table:number-columns-repeated="16379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43" table:style-name="ce1">
            <text:p>13543</text:p>
          </table:table-cell>
          <table:table-cell table:number-columns-repeated="16379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544" table:style-name="ce1">
            <text:p>13544</text:p>
          </table:table-cell>
          <table:table-cell table:number-columns-repeated="16379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3" table:style-name="ce1">
            <text:p>13</text:p>
          </table:table-cell>
          <table:table-cell office:value-type="float" office:value="13544" table:style-name="ce1">
            <text:p>13544</text:p>
          </table:table-cell>
          <table:table-cell table:number-columns-repeated="16379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95" table:style-name="ce1">
            <text:p>95</text:p>
          </table:table-cell>
          <table:table-cell office:value-type="float" office:value="1129.2099609375" table:style-name="ce1">
            <text:p>1129,209961</text:p>
          </table:table-cell>
          <table:table-cell office:value-type="float" office:value="15" table:style-name="ce1">
            <text:p>15</text:p>
          </table:table-cell>
          <table:table-cell office:value-type="float" office:value="13545" table:style-name="ce1">
            <text:p>13545</text:p>
          </table:table-cell>
          <table:table-cell table:number-columns-repeated="16379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95" table:style-name="ce1">
            <text:p>95</text:p>
          </table:table-cell>
          <table:table-cell office:value-type="float" office:value="46.200000762939503" table:style-name="ce1">
            <text:p>46,20000076</text:p>
          </table:table-cell>
          <table:table-cell office:value-type="float" office:value="12" table:style-name="ce1">
            <text:p>12</text:p>
          </table:table-cell>
          <table:table-cell office:value-type="float" office:value="13546" table:style-name="ce1">
            <text:p>13546</text:p>
          </table:table-cell>
          <table:table-cell table:number-columns-repeated="16379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47" table:style-name="ce1">
            <text:p>13547</text:p>
          </table:table-cell>
          <table:table-cell table:number-columns-repeated="16379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3548" table:style-name="ce1">
            <text:p>13548</text:p>
          </table:table-cell>
          <table:table-cell table:number-columns-repeated="16379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13" table:style-name="ce1">
            <text:p>13</text:p>
          </table:table-cell>
          <table:table-cell office:value-type="float" office:value="13548" table:style-name="ce1">
            <text:p>13548</text:p>
          </table:table-cell>
          <table:table-cell table:number-columns-repeated="16379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49" table:style-name="ce1">
            <text:p>13549</text:p>
          </table:table-cell>
          <table:table-cell table:number-columns-repeated="16379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50" table:style-name="ce1">
            <text:p>13550</text:p>
          </table:table-cell>
          <table:table-cell table:number-columns-repeated="16379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50" table:style-name="ce1">
            <text:p>13550</text:p>
          </table:table-cell>
          <table:table-cell table:number-columns-repeated="16379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174" table:style-name="ce1">
            <text:p>174</text:p>
          </table:table-cell>
          <table:table-cell office:value-type="float" office:value="4500.10009765625" table:style-name="ce1">
            <text:p>4500,100098</text:p>
          </table:table-cell>
          <table:table-cell office:value-type="float" office:value="15" table:style-name="ce1">
            <text:p>15</text:p>
          </table:table-cell>
          <table:table-cell office:value-type="float" office:value="13551" table:style-name="ce1">
            <text:p>13551</text:p>
          </table:table-cell>
          <table:table-cell table:number-columns-repeated="16379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1" table:style-name="ce1">
            <text:p>1</text:p>
          </table:table-cell>
          <table:table-cell office:value-type="float" office:value="578" table:style-name="ce1">
            <text:p>578</text:p>
          </table:table-cell>
          <table:table-cell office:value-type="float" office:value="12" table:style-name="ce1">
            <text:p>12</text:p>
          </table:table-cell>
          <table:table-cell office:value-type="float" office:value="13552" table:style-name="ce1">
            <text:p>13552</text:p>
          </table:table-cell>
          <table:table-cell table:number-columns-repeated="16379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552" table:style-name="ce1">
            <text:p>13552</text:p>
          </table:table-cell>
          <table:table-cell table:number-columns-repeated="16379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152" table:style-name="ce1">
            <text:p>152</text:p>
          </table:table-cell>
          <table:table-cell office:value-type="float" office:value="3708.10009765625" table:style-name="ce1">
            <text:p>3708,100098</text:p>
          </table:table-cell>
          <table:table-cell office:value-type="float" office:value="12" table:style-name="ce1">
            <text:p>12</text:p>
          </table:table-cell>
          <table:table-cell office:value-type="float" office:value="13553" table:style-name="ce1">
            <text:p>13553</text:p>
          </table:table-cell>
          <table:table-cell table:number-columns-repeated="16379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95" table:style-name="ce1">
            <text:p>95</text:p>
          </table:table-cell>
          <table:table-cell office:value-type="float" office:value="2072.2900390625" table:style-name="ce1">
            <text:p>2072,290039</text:p>
          </table:table-cell>
          <table:table-cell office:value-type="float" office:value="15" table:style-name="ce1">
            <text:p>15</text:p>
          </table:table-cell>
          <table:table-cell office:value-type="float" office:value="13554" table:style-name="ce1">
            <text:p>13554</text:p>
          </table:table-cell>
          <table:table-cell table:number-columns-repeated="16379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55" table:style-name="ce1">
            <text:p>13555</text:p>
          </table:table-cell>
          <table:table-cell table:number-columns-repeated="16379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55" table:style-name="ce1">
            <text:p>13555</text:p>
          </table:table-cell>
          <table:table-cell table:number-columns-repeated="16379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556" table:style-name="ce1">
            <text:p>13556</text:p>
          </table:table-cell>
          <table:table-cell table:number-columns-repeated="16379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557" table:style-name="ce1">
            <text:p>13557</text:p>
          </table:table-cell>
          <table:table-cell table:number-columns-repeated="16379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88" table:style-name="ce1">
            <text:p>88</text:p>
          </table:table-cell>
          <table:table-cell office:value-type="float" office:value="3990.669921875" table:style-name="ce1">
            <text:p>3990,669922</text:p>
          </table:table-cell>
          <table:table-cell office:value-type="float" office:value="14" table:style-name="ce1">
            <text:p>14</text:p>
          </table:table-cell>
          <table:table-cell office:value-type="float" office:value="13558" table:style-name="ce1">
            <text:p>13558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95" table:style-name="ce1">
            <text:p>95</text:p>
          </table:table-cell>
          <table:table-cell office:value-type="float" office:value="1092.06005859375" table:style-name="ce1">
            <text:p>1092,060059</text:p>
          </table:table-cell>
          <table:table-cell office:value-type="float" office:value="15" table:style-name="ce1">
            <text:p>15</text:p>
          </table:table-cell>
          <table:table-cell office:value-type="float" office:value="13559" table:style-name="ce1">
            <text:p>13559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560" table:style-name="ce1">
            <text:p>13560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95" table:style-name="ce1">
            <text:p>95</text:p>
          </table:table-cell>
          <table:table-cell office:value-type="float" office:value="10812.75" table:style-name="ce1">
            <text:p>10812,75</text:p>
          </table:table-cell>
          <table:table-cell office:value-type="float" office:value="14" table:style-name="ce1">
            <text:p>14</text:p>
          </table:table-cell>
          <table:table-cell office:value-type="float" office:value="13561" table:style-name="ce1">
            <text:p>13561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87" table:style-name="ce1">
            <text:p>87</text:p>
          </table:table-cell>
          <table:table-cell office:value-type="float" office:value="1041.06005859375" table:style-name="ce1">
            <text:p>1041,060059</text:p>
          </table:table-cell>
          <table:table-cell office:value-type="float" office:value="15" table:style-name="ce1">
            <text:p>15</text:p>
          </table:table-cell>
          <table:table-cell office:value-type="float" office:value="13562" table:style-name="ce1">
            <text:p>13562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12" table:style-name="ce1">
            <text:p>12</text:p>
          </table:table-cell>
          <table:table-cell office:value-type="float" office:value="13563" table:style-name="ce1">
            <text:p>13563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3" table:style-name="ce1">
            <text:p>13</text:p>
          </table:table-cell>
          <table:table-cell office:value-type="float" office:value="13563" table:style-name="ce1">
            <text:p>13563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64" table:style-name="ce1">
            <text:p>13564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64" table:style-name="ce1">
            <text:p>13564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95" table:style-name="ce1">
            <text:p>95</text:p>
          </table:table-cell>
          <table:table-cell office:value-type="float" office:value="9992.9404296875" table:style-name="ce1">
            <text:p>9992,94043</text:p>
          </table:table-cell>
          <table:table-cell office:value-type="float" office:value="15" table:style-name="ce1">
            <text:p>15</text:p>
          </table:table-cell>
          <table:table-cell office:value-type="float" office:value="13565" table:style-name="ce1">
            <text:p>13565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table:number-columns-repeated="3" table:style-name="ce1"/>
          <table:table-cell office:value-type="float" office:value="13565" table:style-name="ce1">
            <text:p>13565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95" table:style-name="ce1">
            <text:p>95</text:p>
          </table:table-cell>
          <table:table-cell office:value-type="float" office:value="17771.5703125" table:style-name="ce1">
            <text:p>17771,57031</text:p>
          </table:table-cell>
          <table:table-cell office:value-type="float" office:value="12" table:style-name="ce1">
            <text:p>12</text:p>
          </table:table-cell>
          <table:table-cell office:value-type="float" office:value="13566" table:style-name="ce1">
            <text:p>13566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95" table:style-name="ce1">
            <text:p>95</text:p>
          </table:table-cell>
          <table:table-cell office:value-type="float" office:value="1615.93005371094" table:style-name="ce1">
            <text:p>1615,930054</text:p>
          </table:table-cell>
          <table:table-cell office:value-type="float" office:value="15" table:style-name="ce1">
            <text:p>15</text:p>
          </table:table-cell>
          <table:table-cell office:value-type="float" office:value="13567" table:style-name="ce1">
            <text:p>13567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68" table:style-name="ce1">
            <text:p>13568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68" table:style-name="ce1">
            <text:p>13568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69" table:style-name="ce1">
            <text:p>13569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70" table:style-name="ce1">
            <text:p>13570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70" table:style-name="ce1">
            <text:p>13570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5" table:style-name="ce1">
            <text:p>95</text:p>
          </table:table-cell>
          <table:table-cell office:value-type="float" office:value="66.339996337890597" table:style-name="ce1">
            <text:p>66,33999634</text:p>
          </table:table-cell>
          <table:table-cell office:value-type="float" office:value="15" table:style-name="ce1">
            <text:p>15</text:p>
          </table:table-cell>
          <table:table-cell office:value-type="float" office:value="13571" table:style-name="ce1">
            <text:p>1357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87" table:style-name="ce1">
            <text:p>87</text:p>
          </table:table-cell>
          <table:table-cell office:value-type="float" office:value="32543.30078125" table:style-name="ce1">
            <text:p>32543,30078</text:p>
          </table:table-cell>
          <table:table-cell office:value-type="float" office:value="13" table:style-name="ce1">
            <text:p>13</text:p>
          </table:table-cell>
          <table:table-cell office:value-type="float" office:value="13571" table:style-name="ce1">
            <text:p>1357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95" table:style-name="ce1">
            <text:p>95</text:p>
          </table:table-cell>
          <table:table-cell office:value-type="float" office:value="1589.38000488281" table:style-name="ce1">
            <text:p>1589,380005</text:p>
          </table:table-cell>
          <table:table-cell office:value-type="float" office:value="15" table:style-name="ce1">
            <text:p>15</text:p>
          </table:table-cell>
          <table:table-cell office:value-type="float" office:value="13572" table:style-name="ce1">
            <text:p>13572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95" table:style-name="ce1">
            <text:p>95</text:p>
          </table:table-cell>
          <table:table-cell office:value-type="float" office:value="2073.05004882813" table:style-name="ce1">
            <text:p>2073,050049</text:p>
          </table:table-cell>
          <table:table-cell office:value-type="float" office:value="15" table:style-name="ce1">
            <text:p>15</text:p>
          </table:table-cell>
          <table:table-cell office:value-type="float" office:value="13573" table:style-name="ce1">
            <text:p>13573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1" table:style-name="ce1">
            <text:p>1</text:p>
          </table:table-cell>
          <table:table-cell office:value-type="float" office:value="320" table:style-name="ce1">
            <text:p>320</text:p>
          </table:table-cell>
          <table:table-cell office:value-type="float" office:value="12" table:style-name="ce1">
            <text:p>12</text:p>
          </table:table-cell>
          <table:table-cell office:value-type="float" office:value="13574" table:style-name="ce1">
            <text:p>13574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1" table:style-name="ce1">
            <text:p>1</text:p>
          </table:table-cell>
          <table:table-cell office:value-type="float" office:value="790" table:style-name="ce1">
            <text:p>790</text:p>
          </table:table-cell>
          <table:table-cell office:value-type="float" office:value="13" table:style-name="ce1">
            <text:p>13</text:p>
          </table:table-cell>
          <table:table-cell office:value-type="float" office:value="13574" table:style-name="ce1">
            <text:p>13574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75" table:style-name="ce1">
            <text:p>13575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75" table:style-name="ce1">
            <text:p>13575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76" table:style-name="ce1">
            <text:p>13576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76" table:style-name="ce1">
            <text:p>13576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95" table:style-name="ce1">
            <text:p>95</text:p>
          </table:table-cell>
          <table:table-cell office:value-type="float" office:value="35.5" table:style-name="ce1">
            <text:p>35,5</text:p>
          </table:table-cell>
          <table:table-cell office:value-type="float" office:value="15" table:style-name="ce1">
            <text:p>15</text:p>
          </table:table-cell>
          <table:table-cell office:value-type="float" office:value="13577" table:style-name="ce1">
            <text:p>13577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5" table:style-name="ce1">
            <text:p>95</text:p>
          </table:table-cell>
          <table:table-cell office:value-type="float" office:value="32.569999694824197" table:style-name="ce1">
            <text:p>32,56999969</text:p>
          </table:table-cell>
          <table:table-cell office:value-type="float" office:value="15" table:style-name="ce1">
            <text:p>15</text:p>
          </table:table-cell>
          <table:table-cell office:value-type="float" office:value="13578" table:style-name="ce1">
            <text:p>13578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95" table:style-name="ce1">
            <text:p>95</text:p>
          </table:table-cell>
          <table:table-cell office:value-type="float" office:value="274.25" table:style-name="ce1">
            <text:p>274,25</text:p>
          </table:table-cell>
          <table:table-cell office:value-type="float" office:value="15" table:style-name="ce1">
            <text:p>15</text:p>
          </table:table-cell>
          <table:table-cell office:value-type="float" office:value="13579" table:style-name="ce1">
            <text:p>13579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87" table:style-name="ce1">
            <text:p>87</text:p>
          </table:table-cell>
          <table:table-cell office:value-type="float" office:value="1967.65002441406" table:style-name="ce1">
            <text:p>1967,650024</text:p>
          </table:table-cell>
          <table:table-cell office:value-type="float" office:value="15" table:style-name="ce1">
            <text:p>15</text:p>
          </table:table-cell>
          <table:table-cell office:value-type="float" office:value="13579" table:style-name="ce1">
            <text:p>13579</text:p>
          </table:table-cell>
          <table:table-cell table:number-columns-repeated="1637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95" table:style-name="ce1">
            <text:p>95</text:p>
          </table:table-cell>
          <table:table-cell office:value-type="float" office:value="41.200000762939503" table:style-name="ce1">
            <text:p>41,20000076</text:p>
          </table:table-cell>
          <table:table-cell office:value-type="float" office:value="15" table:style-name="ce1">
            <text:p>15</text:p>
          </table:table-cell>
          <table:table-cell office:value-type="float" office:value="13580" table:style-name="ce1">
            <text:p>13580</text:p>
          </table:table-cell>
          <table:table-cell table:number-columns-repeated="16379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95" table:style-name="ce1">
            <text:p>95</text:p>
          </table:table-cell>
          <table:table-cell office:value-type="float" office:value="306.20999145507801" table:style-name="ce1">
            <text:p>306,2099915</text:p>
          </table:table-cell>
          <table:table-cell office:value-type="float" office:value="15" table:style-name="ce1">
            <text:p>15</text:p>
          </table:table-cell>
          <table:table-cell office:value-type="float" office:value="13581" table:style-name="ce1">
            <text:p>13581</text:p>
          </table:table-cell>
          <table:table-cell table:number-columns-repeated="16379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95" table:style-name="ce1">
            <text:p>95</text:p>
          </table:table-cell>
          <table:table-cell office:value-type="float" office:value="84.970001220703097" table:style-name="ce1">
            <text:p>84,97000122</text:p>
          </table:table-cell>
          <table:table-cell office:value-type="float" office:value="15" table:style-name="ce1">
            <text:p>15</text:p>
          </table:table-cell>
          <table:table-cell office:value-type="float" office:value="13582" table:style-name="ce1">
            <text:p>13582</text:p>
          </table:table-cell>
          <table:table-cell table:number-columns-repeated="16379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95" table:style-name="ce1">
            <text:p>95</text:p>
          </table:table-cell>
          <table:table-cell office:value-type="float" office:value="1613.68994140625" table:style-name="ce1">
            <text:p>1613,689941</text:p>
          </table:table-cell>
          <table:table-cell office:value-type="float" office:value="14" table:style-name="ce1">
            <text:p>14</text:p>
          </table:table-cell>
          <table:table-cell office:value-type="float" office:value="13583" table:style-name="ce1">
            <text:p>13583</text:p>
          </table:table-cell>
          <table:table-cell table:number-columns-repeated="16379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95" table:style-name="ce1">
            <text:p>95</text:p>
          </table:table-cell>
          <table:table-cell office:value-type="float" office:value="1507.82995605469" table:style-name="ce1">
            <text:p>1507,829956</text:p>
          </table:table-cell>
          <table:table-cell office:value-type="float" office:value="15" table:style-name="ce1">
            <text:p>15</text:p>
          </table:table-cell>
          <table:table-cell office:value-type="float" office:value="13584" table:style-name="ce1">
            <text:p>13584</text:p>
          </table:table-cell>
          <table:table-cell table:number-columns-repeated="16379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87" table:style-name="ce1">
            <text:p>87</text:p>
          </table:table-cell>
          <table:table-cell office:value-type="float" office:value="200.52999877929699" table:style-name="ce1">
            <text:p>200,5299988</text:p>
          </table:table-cell>
          <table:table-cell office:value-type="float" office:value="15" table:style-name="ce1">
            <text:p>15</text:p>
          </table:table-cell>
          <table:table-cell office:value-type="float" office:value="13585" table:style-name="ce1">
            <text:p>13585</text:p>
          </table:table-cell>
          <table:table-cell table:number-columns-repeated="16379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586" table:style-name="ce1">
            <text:p>13586</text:p>
          </table:table-cell>
          <table:table-cell table:number-columns-repeated="16379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586" table:style-name="ce1">
            <text:p>13586</text:p>
          </table:table-cell>
          <table:table-cell table:number-columns-repeated="16379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587" table:style-name="ce1">
            <text:p>13587</text:p>
          </table:table-cell>
          <table:table-cell table:number-columns-repeated="16379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587" table:style-name="ce1">
            <text:p>13587</text:p>
          </table:table-cell>
          <table:table-cell table:number-columns-repeated="16379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588" table:style-name="ce1">
            <text:p>13588</text:p>
          </table:table-cell>
          <table:table-cell table:number-columns-repeated="16379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588" table:style-name="ce1">
            <text:p>13588</text:p>
          </table:table-cell>
          <table:table-cell table:number-columns-repeated="16379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89" table:style-name="ce1">
            <text:p>13589</text:p>
          </table:table-cell>
          <table:table-cell table:number-columns-repeated="16379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89" table:style-name="ce1">
            <text:p>13589</text:p>
          </table:table-cell>
          <table:table-cell table:number-columns-repeated="16379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95" table:style-name="ce1">
            <text:p>95</text:p>
          </table:table-cell>
          <table:table-cell office:value-type="float" office:value="66.379997253417997" table:style-name="ce1">
            <text:p>66,37999725</text:p>
          </table:table-cell>
          <table:table-cell office:value-type="float" office:value="15" table:style-name="ce1">
            <text:p>15</text:p>
          </table:table-cell>
          <table:table-cell office:value-type="float" office:value="13590" table:style-name="ce1">
            <text:p>13590</text:p>
          </table:table-cell>
          <table:table-cell table:number-columns-repeated="16379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95" table:style-name="ce1">
            <text:p>95</text:p>
          </table:table-cell>
          <table:table-cell office:value-type="float" office:value="15314.080078125" table:style-name="ce1">
            <text:p>15314,08008</text:p>
          </table:table-cell>
          <table:table-cell office:value-type="float" office:value="12" table:style-name="ce1">
            <text:p>12</text:p>
          </table:table-cell>
          <table:table-cell office:value-type="float" office:value="13591" table:style-name="ce1">
            <text:p>13591</text:p>
          </table:table-cell>
          <table:table-cell table:number-columns-repeated="16379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204" table:style-name="ce1">
            <text:p>204</text:p>
          </table:table-cell>
          <table:table-cell office:value-type="float" office:value="1101.05004882813" table:style-name="ce1">
            <text:p>1101,050049</text:p>
          </table:table-cell>
          <table:table-cell office:value-type="float" office:value="12" table:style-name="ce1">
            <text:p>12</text:p>
          </table:table-cell>
          <table:table-cell office:value-type="float" office:value="13592" table:style-name="ce1">
            <text:p>13592</text:p>
          </table:table-cell>
          <table:table-cell table:number-columns-repeated="16379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1" table:style-name="ce1">
            <text:p>1</text:p>
          </table:table-cell>
          <table:table-cell office:value-type="float" office:value="1833" table:style-name="ce1">
            <text:p>1833</text:p>
          </table:table-cell>
          <table:table-cell office:value-type="float" office:value="13" table:style-name="ce1">
            <text:p>13</text:p>
          </table:table-cell>
          <table:table-cell office:value-type="float" office:value="13593" table:style-name="ce1">
            <text:p>13593</text:p>
          </table:table-cell>
          <table:table-cell table:number-columns-repeated="16379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594" table:style-name="ce1">
            <text:p>13594</text:p>
          </table:table-cell>
          <table:table-cell table:number-columns-repeated="16379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94" table:style-name="ce1">
            <text:p>13594</text:p>
          </table:table-cell>
          <table:table-cell table:number-columns-repeated="16379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595" table:style-name="ce1">
            <text:p>13595</text:p>
          </table:table-cell>
          <table:table-cell table:number-columns-repeated="16379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596" table:style-name="ce1">
            <text:p>13596</text:p>
          </table:table-cell>
          <table:table-cell table:number-columns-repeated="16379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596" table:style-name="ce1">
            <text:p>13596</text:p>
          </table:table-cell>
          <table:table-cell table:number-columns-repeated="16379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87" table:style-name="ce1">
            <text:p>87</text:p>
          </table:table-cell>
          <table:table-cell office:value-type="float" office:value="2361.01000976563" table:style-name="ce1">
            <text:p>2361,01001</text:p>
          </table:table-cell>
          <table:table-cell office:value-type="float" office:value="15" table:style-name="ce1">
            <text:p>15</text:p>
          </table:table-cell>
          <table:table-cell office:value-type="float" office:value="13597" table:style-name="ce1">
            <text:p>13597</text:p>
          </table:table-cell>
          <table:table-cell table:number-columns-repeated="16379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200" table:style-name="ce1">
            <text:p>200</text:p>
          </table:table-cell>
          <table:table-cell office:value-type="float" office:value="3985.580078125" table:style-name="ce1">
            <text:p>3985,580078</text:p>
          </table:table-cell>
          <table:table-cell office:value-type="float" office:value="13" table:style-name="ce1">
            <text:p>13</text:p>
          </table:table-cell>
          <table:table-cell office:value-type="float" office:value="13598" table:style-name="ce1">
            <text:p>13598</text:p>
          </table:table-cell>
          <table:table-cell table:number-columns-repeated="16379"/>
        </table:table-row>
        <table:table-row table:style-name="ro1">
          <table:table-cell office:value-type="float" office:value="2041" table:style-name="ce1">
            <text:p>2041</text:p>
          </table:table-cell>
          <table:table-cell table:number-columns-repeated="3" table:style-name="ce1"/>
          <table:table-cell office:value-type="float" office:value="13598" table:style-name="ce1">
            <text:p>13598</text:p>
          </table:table-cell>
          <table:table-cell table:number-columns-repeated="16379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95" table:style-name="ce1">
            <text:p>95</text:p>
          </table:table-cell>
          <table:table-cell office:value-type="float" office:value="1245.43994140625" table:style-name="ce1">
            <text:p>1245,439941</text:p>
          </table:table-cell>
          <table:table-cell office:value-type="float" office:value="15" table:style-name="ce1">
            <text:p>15</text:p>
          </table:table-cell>
          <table:table-cell office:value-type="float" office:value="13599" table:style-name="ce1">
            <text:p>13599</text:p>
          </table:table-cell>
          <table:table-cell table:number-columns-repeated="16379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88" table:style-name="ce1">
            <text:p>88</text:p>
          </table:table-cell>
          <table:table-cell office:value-type="float" office:value="3136.77001953125" table:style-name="ce1">
            <text:p>3136,77002</text:p>
          </table:table-cell>
          <table:table-cell office:value-type="float" office:value="14" table:style-name="ce1">
            <text:p>14</text:p>
          </table:table-cell>
          <table:table-cell office:value-type="float" office:value="13600" table:style-name="ce1">
            <text:p>13600</text:p>
          </table:table-cell>
          <table:table-cell table:number-columns-repeated="16379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3601" table:style-name="ce1">
            <text:p>13601</text:p>
          </table:table-cell>
          <table:table-cell table:number-columns-repeated="16379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13601" table:style-name="ce1">
            <text:p>13601</text:p>
          </table:table-cell>
          <table:table-cell table:number-columns-repeated="16379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02" table:style-name="ce1">
            <text:p>13602</text:p>
          </table:table-cell>
          <table:table-cell table:number-columns-repeated="16379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1" table:style-name="ce1">
            <text:p>1</text:p>
          </table:table-cell>
          <table:table-cell office:value-type="float" office:value="1724" table:style-name="ce1">
            <text:p>1724</text:p>
          </table:table-cell>
          <table:table-cell office:value-type="float" office:value="12" table:style-name="ce1">
            <text:p>12</text:p>
          </table:table-cell>
          <table:table-cell office:value-type="float" office:value="13603" table:style-name="ce1">
            <text:p>13603</text:p>
          </table:table-cell>
          <table:table-cell table:number-columns-repeated="16379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03" table:style-name="ce1">
            <text:p>13603</text:p>
          </table:table-cell>
          <table:table-cell table:number-columns-repeated="16379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87" table:style-name="ce1">
            <text:p>87</text:p>
          </table:table-cell>
          <table:table-cell office:value-type="float" office:value="1895.82995605469" table:style-name="ce1">
            <text:p>1895,829956</text:p>
          </table:table-cell>
          <table:table-cell office:value-type="float" office:value="15" table:style-name="ce1">
            <text:p>15</text:p>
          </table:table-cell>
          <table:table-cell office:value-type="float" office:value="13604" table:style-name="ce1">
            <text:p>13604</text:p>
          </table:table-cell>
          <table:table-cell table:number-columns-repeated="16379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95" table:style-name="ce1">
            <text:p>95</text:p>
          </table:table-cell>
          <table:table-cell office:value-type="float" office:value="578.69000244140602" table:style-name="ce1">
            <text:p>578,6900024</text:p>
          </table:table-cell>
          <table:table-cell office:value-type="float" office:value="15" table:style-name="ce1">
            <text:p>15</text:p>
          </table:table-cell>
          <table:table-cell office:value-type="float" office:value="13605" table:style-name="ce1">
            <text:p>13605</text:p>
          </table:table-cell>
          <table:table-cell table:number-columns-repeated="16379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06" table:style-name="ce1">
            <text:p>13606</text:p>
          </table:table-cell>
          <table:table-cell table:number-columns-repeated="16379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06" table:style-name="ce1">
            <text:p>13606</text:p>
          </table:table-cell>
          <table:table-cell table:number-columns-repeated="16379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07" table:style-name="ce1">
            <text:p>13607</text:p>
          </table:table-cell>
          <table:table-cell table:number-columns-repeated="16379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07" table:style-name="ce1">
            <text:p>13607</text:p>
          </table:table-cell>
          <table:table-cell table:number-columns-repeated="16379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08" table:style-name="ce1">
            <text:p>13608</text:p>
          </table:table-cell>
          <table:table-cell table:number-columns-repeated="16379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95" table:style-name="ce1">
            <text:p>95</text:p>
          </table:table-cell>
          <table:table-cell office:value-type="float" office:value="51.360000610351598" table:style-name="ce1">
            <text:p>51,36000061</text:p>
          </table:table-cell>
          <table:table-cell office:value-type="float" office:value="15" table:style-name="ce1">
            <text:p>15</text:p>
          </table:table-cell>
          <table:table-cell office:value-type="float" office:value="13609" table:style-name="ce1">
            <text:p>13609</text:p>
          </table:table-cell>
          <table:table-cell table:number-columns-repeated="16379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87" table:style-name="ce1">
            <text:p>87</text:p>
          </table:table-cell>
          <table:table-cell office:value-type="float" office:value="5019.1298828125" table:style-name="ce1">
            <text:p>5019,129883</text:p>
          </table:table-cell>
          <table:table-cell office:value-type="float" office:value="13" table:style-name="ce1">
            <text:p>13</text:p>
          </table:table-cell>
          <table:table-cell office:value-type="float" office:value="13609" table:style-name="ce1">
            <text:p>13609</text:p>
          </table:table-cell>
          <table:table-cell table:number-columns-repeated="16379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95" table:style-name="ce1">
            <text:p>95</text:p>
          </table:table-cell>
          <table:table-cell office:value-type="float" office:value="2105.98999023438" table:style-name="ce1">
            <text:p>2105,98999</text:p>
          </table:table-cell>
          <table:table-cell office:value-type="float" office:value="15" table:style-name="ce1">
            <text:p>15</text:p>
          </table:table-cell>
          <table:table-cell office:value-type="float" office:value="13610" table:style-name="ce1">
            <text:p>13610</text:p>
          </table:table-cell>
          <table:table-cell table:number-columns-repeated="16379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95" table:style-name="ce1">
            <text:p>95</text:p>
          </table:table-cell>
          <table:table-cell office:value-type="float" office:value="1037.76000976563" table:style-name="ce1">
            <text:p>1037,76001</text:p>
          </table:table-cell>
          <table:table-cell office:value-type="float" office:value="15" table:style-name="ce1">
            <text:p>15</text:p>
          </table:table-cell>
          <table:table-cell office:value-type="float" office:value="13611" table:style-name="ce1">
            <text:p>13611</text:p>
          </table:table-cell>
          <table:table-cell table:number-columns-repeated="16379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12" table:style-name="ce1">
            <text:p>13612</text:p>
          </table:table-cell>
          <table:table-cell table:number-columns-repeated="16379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3613" table:style-name="ce1">
            <text:p>13613</text:p>
          </table:table-cell>
          <table:table-cell table:number-columns-repeated="16379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table:style-name="ce1"/>
          <table:table-cell office:value-type="float" office:value="13613" table:style-name="ce1">
            <text:p>13613</text:p>
          </table:table-cell>
          <table:table-cell table:number-columns-repeated="16379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14" table:style-name="ce1">
            <text:p>13614</text:p>
          </table:table-cell>
          <table:table-cell table:number-columns-repeated="16379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14" table:style-name="ce1">
            <text:p>13614</text:p>
          </table:table-cell>
          <table:table-cell table:number-columns-repeated="16379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87" table:style-name="ce1">
            <text:p>87</text:p>
          </table:table-cell>
          <table:table-cell office:value-type="float" office:value="786.04998779296898" table:style-name="ce1">
            <text:p>786,0499878</text:p>
          </table:table-cell>
          <table:table-cell office:value-type="float" office:value="15" table:style-name="ce1">
            <text:p>15</text:p>
          </table:table-cell>
          <table:table-cell office:value-type="float" office:value="13615" table:style-name="ce1">
            <text:p>13615</text:p>
          </table:table-cell>
          <table:table-cell table:number-columns-repeated="16379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185" table:style-name="ce1">
            <text:p>185</text:p>
          </table:table-cell>
          <table:table-cell office:value-type="float" office:value="12247.2197265625" table:style-name="ce1">
            <text:p>12247,21973</text:p>
          </table:table-cell>
          <table:table-cell office:value-type="float" office:value="12" table:style-name="ce1">
            <text:p>12</text:p>
          </table:table-cell>
          <table:table-cell office:value-type="float" office:value="13616" table:style-name="ce1">
            <text:p>13616</text:p>
          </table:table-cell>
          <table:table-cell table:number-columns-repeated="16379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95" table:style-name="ce1">
            <text:p>95</text:p>
          </table:table-cell>
          <table:table-cell office:value-type="float" office:value="293.67999267578102" table:style-name="ce1">
            <text:p>293,6799927</text:p>
          </table:table-cell>
          <table:table-cell office:value-type="float" office:value="15" table:style-name="ce1">
            <text:p>15</text:p>
          </table:table-cell>
          <table:table-cell office:value-type="float" office:value="13617" table:style-name="ce1">
            <text:p>13617</text:p>
          </table:table-cell>
          <table:table-cell table:number-columns-repeated="16379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87" table:style-name="ce1">
            <text:p>87</text:p>
          </table:table-cell>
          <table:table-cell office:value-type="float" office:value="2347.14990234375" table:style-name="ce1">
            <text:p>2347,149902</text:p>
          </table:table-cell>
          <table:table-cell office:value-type="float" office:value="15" table:style-name="ce1">
            <text:p>15</text:p>
          </table:table-cell>
          <table:table-cell office:value-type="float" office:value="13617" table:style-name="ce1">
            <text:p>13617</text:p>
          </table:table-cell>
          <table:table-cell table:number-columns-repeated="16379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184" table:style-name="ce1">
            <text:p>184</text:p>
          </table:table-cell>
          <table:table-cell office:value-type="float" office:value="10000" table:style-name="ce1">
            <text:p>10000</text:p>
          </table:table-cell>
          <table:table-cell office:value-type="float" office:value="15" table:style-name="ce1">
            <text:p>15</text:p>
          </table:table-cell>
          <table:table-cell office:value-type="float" office:value="13618" table:style-name="ce1">
            <text:p>13618</text:p>
          </table:table-cell>
          <table:table-cell table:number-columns-repeated="16379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95" table:style-name="ce1">
            <text:p>95</text:p>
          </table:table-cell>
          <table:table-cell office:value-type="float" office:value="1269.36999511719" table:style-name="ce1">
            <text:p>1269,369995</text:p>
          </table:table-cell>
          <table:table-cell office:value-type="float" office:value="15" table:style-name="ce1">
            <text:p>15</text:p>
          </table:table-cell>
          <table:table-cell office:value-type="float" office:value="13619" table:style-name="ce1">
            <text:p>13619</text:p>
          </table:table-cell>
          <table:table-cell table:number-columns-repeated="16379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20" table:style-name="ce1">
            <text:p>13620</text:p>
          </table:table-cell>
          <table:table-cell table:number-columns-repeated="16379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21" table:style-name="ce1">
            <text:p>13621</text:p>
          </table:table-cell>
          <table:table-cell table:number-columns-repeated="16379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22" table:style-name="ce1">
            <text:p>13622</text:p>
          </table:table-cell>
          <table:table-cell table:number-columns-repeated="16379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22" table:style-name="ce1">
            <text:p>13622</text:p>
          </table:table-cell>
          <table:table-cell table:number-columns-repeated="16379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23" table:style-name="ce1">
            <text:p>13623</text:p>
          </table:table-cell>
          <table:table-cell table:number-columns-repeated="16379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95" table:style-name="ce1">
            <text:p>95</text:p>
          </table:table-cell>
          <table:table-cell office:value-type="float" office:value="12956.2001953125" table:style-name="ce1">
            <text:p>12956,2002</text:p>
          </table:table-cell>
          <table:table-cell office:value-type="float" office:value="12" table:style-name="ce1">
            <text:p>12</text:p>
          </table:table-cell>
          <table:table-cell office:value-type="float" office:value="13624" table:style-name="ce1">
            <text:p>13624</text:p>
          </table:table-cell>
          <table:table-cell table:number-columns-repeated="16379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25" table:style-name="ce1">
            <text:p>13625</text:p>
          </table:table-cell>
          <table:table-cell table:number-columns-repeated="16379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25" table:style-name="ce1">
            <text:p>13625</text:p>
          </table:table-cell>
          <table:table-cell table:number-columns-repeated="16379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135" table:style-name="ce1">
            <text:p>135</text:p>
          </table:table-cell>
          <table:table-cell office:value-type="float" office:value="12235.5498046875" table:style-name="ce1">
            <text:p>12235,5498</text:p>
          </table:table-cell>
          <table:table-cell office:value-type="float" office:value="12" table:style-name="ce1">
            <text:p>12</text:p>
          </table:table-cell>
          <table:table-cell office:value-type="float" office:value="13626" table:style-name="ce1">
            <text:p>13626</text:p>
          </table:table-cell>
          <table:table-cell table:number-columns-repeated="16379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87" table:style-name="ce1">
            <text:p>87</text:p>
          </table:table-cell>
          <table:table-cell office:value-type="float" office:value="2227.14990234375" table:style-name="ce1">
            <text:p>2227,149902</text:p>
          </table:table-cell>
          <table:table-cell office:value-type="float" office:value="15" table:style-name="ce1">
            <text:p>15</text:p>
          </table:table-cell>
          <table:table-cell office:value-type="float" office:value="13627" table:style-name="ce1">
            <text:p>13627</text:p>
          </table:table-cell>
          <table:table-cell table:number-columns-repeated="16379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174" table:style-name="ce1">
            <text:p>174</text:p>
          </table:table-cell>
          <table:table-cell office:value-type="float" office:value="7382.93994140625" table:style-name="ce1">
            <text:p>7382,939941</text:p>
          </table:table-cell>
          <table:table-cell office:value-type="float" office:value="13" table:style-name="ce1">
            <text:p>13</text:p>
          </table:table-cell>
          <table:table-cell office:value-type="float" office:value="13628" table:style-name="ce1">
            <text:p>13628</text:p>
          </table:table-cell>
          <table:table-cell table:number-columns-repeated="16379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29" table:style-name="ce1">
            <text:p>13629</text:p>
          </table:table-cell>
          <table:table-cell table:number-columns-repeated="16379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29" table:style-name="ce1">
            <text:p>13629</text:p>
          </table:table-cell>
          <table:table-cell table:number-columns-repeated="16379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30" table:style-name="ce1">
            <text:p>13630</text:p>
          </table:table-cell>
          <table:table-cell table:number-columns-repeated="16379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631" table:style-name="ce1">
            <text:p>13631</text:p>
          </table:table-cell>
          <table:table-cell table:number-columns-repeated="16379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95" table:style-name="ce1">
            <text:p>95</text:p>
          </table:table-cell>
          <table:table-cell office:value-type="float" office:value="6516.27978515625" table:style-name="ce1">
            <text:p>6516,279785</text:p>
          </table:table-cell>
          <table:table-cell office:value-type="float" office:value="14" table:style-name="ce1">
            <text:p>14</text:p>
          </table:table-cell>
          <table:table-cell office:value-type="float" office:value="13632" table:style-name="ce1">
            <text:p>13632</text:p>
          </table:table-cell>
          <table:table-cell table:number-columns-repeated="16379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95" table:style-name="ce1">
            <text:p>95</text:p>
          </table:table-cell>
          <table:table-cell office:value-type="float" office:value="3761.30004882813" table:style-name="ce1">
            <text:p>3761,300049</text:p>
          </table:table-cell>
          <table:table-cell office:value-type="float" office:value="15" table:style-name="ce1">
            <text:p>15</text:p>
          </table:table-cell>
          <table:table-cell office:value-type="float" office:value="13632" table:style-name="ce1">
            <text:p>13632</text:p>
          </table:table-cell>
          <table:table-cell table:number-columns-repeated="16379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33" table:style-name="ce1">
            <text:p>13633</text:p>
          </table:table-cell>
          <table:table-cell table:number-columns-repeated="16379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34" table:style-name="ce1">
            <text:p>13634</text:p>
          </table:table-cell>
          <table:table-cell table:number-columns-repeated="16379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34" table:style-name="ce1">
            <text:p>13634</text:p>
          </table:table-cell>
          <table:table-cell table:number-columns-repeated="16379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95" table:style-name="ce1">
            <text:p>95</text:p>
          </table:table-cell>
          <table:table-cell office:value-type="float" office:value="1007.94000244141" table:style-name="ce1">
            <text:p>1007,940002</text:p>
          </table:table-cell>
          <table:table-cell office:value-type="float" office:value="15" table:style-name="ce1">
            <text:p>15</text:p>
          </table:table-cell>
          <table:table-cell office:value-type="float" office:value="13635" table:style-name="ce1">
            <text:p>13635</text:p>
          </table:table-cell>
          <table:table-cell table:number-columns-repeated="16379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95" table:style-name="ce1">
            <text:p>95</text:p>
          </table:table-cell>
          <table:table-cell office:value-type="float" office:value="3895.19995117188" table:style-name="ce1">
            <text:p>3895,199951</text:p>
          </table:table-cell>
          <table:table-cell office:value-type="float" office:value="15" table:style-name="ce1">
            <text:p>15</text:p>
          </table:table-cell>
          <table:table-cell office:value-type="float" office:value="13636" table:style-name="ce1">
            <text:p>13636</text:p>
          </table:table-cell>
          <table:table-cell table:number-columns-repeated="16379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87" table:style-name="ce1">
            <text:p>87</text:p>
          </table:table-cell>
          <table:table-cell office:value-type="float" office:value="24585.619140625" table:style-name="ce1">
            <text:p>24585,61914</text:p>
          </table:table-cell>
          <table:table-cell office:value-type="float" office:value="13" table:style-name="ce1">
            <text:p>13</text:p>
          </table:table-cell>
          <table:table-cell office:value-type="float" office:value="13637" table:style-name="ce1">
            <text:p>13637</text:p>
          </table:table-cell>
          <table:table-cell table:number-columns-repeated="16379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87" table:style-name="ce1">
            <text:p>87</text:p>
          </table:table-cell>
          <table:table-cell office:value-type="float" office:value="1599.02001953125" table:style-name="ce1">
            <text:p>1599,02002</text:p>
          </table:table-cell>
          <table:table-cell office:value-type="float" office:value="15" table:style-name="ce1">
            <text:p>15</text:p>
          </table:table-cell>
          <table:table-cell office:value-type="float" office:value="13638" table:style-name="ce1">
            <text:p>13638</text:p>
          </table:table-cell>
          <table:table-cell table:number-columns-repeated="16379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95" table:style-name="ce1">
            <text:p>95</text:p>
          </table:table-cell>
          <table:table-cell office:value-type="float" office:value="2270.10009765625" table:style-name="ce1">
            <text:p>2270,100098</text:p>
          </table:table-cell>
          <table:table-cell office:value-type="float" office:value="15" table:style-name="ce1">
            <text:p>15</text:p>
          </table:table-cell>
          <table:table-cell office:value-type="float" office:value="13639" table:style-name="ce1">
            <text:p>13639</text:p>
          </table:table-cell>
          <table:table-cell table:number-columns-repeated="16379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40" table:style-name="ce1">
            <text:p>13640</text:p>
          </table:table-cell>
          <table:table-cell table:number-columns-repeated="16379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13641" table:style-name="ce1">
            <text:p>13641</text:p>
          </table:table-cell>
          <table:table-cell table:number-columns-repeated="16379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3641" table:style-name="ce1">
            <text:p>13641</text:p>
          </table:table-cell>
          <table:table-cell table:number-columns-repeated="16379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95" table:style-name="ce1">
            <text:p>95</text:p>
          </table:table-cell>
          <table:table-cell office:value-type="float" office:value="12457.349609375" table:style-name="ce1">
            <text:p>12457,34961</text:p>
          </table:table-cell>
          <table:table-cell office:value-type="float" office:value="12" table:style-name="ce1">
            <text:p>12</text:p>
          </table:table-cell>
          <table:table-cell office:value-type="float" office:value="13642" table:style-name="ce1">
            <text:p>13642</text:p>
          </table:table-cell>
          <table:table-cell table:number-columns-repeated="16379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185" table:style-name="ce1">
            <text:p>185</text:p>
          </table:table-cell>
          <table:table-cell office:value-type="float" office:value="7477" table:style-name="ce1">
            <text:p>7477</text:p>
          </table:table-cell>
          <table:table-cell office:value-type="float" office:value="12" table:style-name="ce1">
            <text:p>12</text:p>
          </table:table-cell>
          <table:table-cell office:value-type="float" office:value="13642" table:style-name="ce1">
            <text:p>13642</text:p>
          </table:table-cell>
          <table:table-cell table:number-columns-repeated="16379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103" table:style-name="ce1">
            <text:p>103</text:p>
          </table:table-cell>
          <table:table-cell office:value-type="float" office:value="2699.56005859375" table:style-name="ce1">
            <text:p>2699,560059</text:p>
          </table:table-cell>
          <table:table-cell office:value-type="float" office:value="12" table:style-name="ce1">
            <text:p>12</text:p>
          </table:table-cell>
          <table:table-cell office:value-type="float" office:value="13643" table:style-name="ce1">
            <text:p>13643</text:p>
          </table:table-cell>
          <table:table-cell table:number-columns-repeated="16379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95" table:style-name="ce1">
            <text:p>95</text:p>
          </table:table-cell>
          <table:table-cell office:value-type="float" office:value="2893.580078125" table:style-name="ce1">
            <text:p>2893,580078</text:p>
          </table:table-cell>
          <table:table-cell office:value-type="float" office:value="15" table:style-name="ce1">
            <text:p>15</text:p>
          </table:table-cell>
          <table:table-cell office:value-type="float" office:value="13644" table:style-name="ce1">
            <text:p>13644</text:p>
          </table:table-cell>
          <table:table-cell table:number-columns-repeated="16379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95" table:style-name="ce1">
            <text:p>95</text:p>
          </table:table-cell>
          <table:table-cell office:value-type="float" office:value="3052.44995117188" table:style-name="ce1">
            <text:p>3052,449951</text:p>
          </table:table-cell>
          <table:table-cell office:value-type="float" office:value="15" table:style-name="ce1">
            <text:p>15</text:p>
          </table:table-cell>
          <table:table-cell office:value-type="float" office:value="13645" table:style-name="ce1">
            <text:p>13645</text:p>
          </table:table-cell>
          <table:table-cell table:number-columns-repeated="16379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46" table:style-name="ce1">
            <text:p>13646</text:p>
          </table:table-cell>
          <table:table-cell table:number-columns-repeated="16379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2" table:style-name="ce1">
            <text:p>12</text:p>
          </table:table-cell>
          <table:table-cell office:value-type="float" office:value="13647" table:style-name="ce1">
            <text:p>13647</text:p>
          </table:table-cell>
          <table:table-cell table:number-columns-repeated="16379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95" table:style-name="ce1">
            <text:p>95</text:p>
          </table:table-cell>
          <table:table-cell office:value-type="float" office:value="100.30999755859401" table:style-name="ce1">
            <text:p>100,3099976</text:p>
          </table:table-cell>
          <table:table-cell office:value-type="float" office:value="15" table:style-name="ce1">
            <text:p>15</text:p>
          </table:table-cell>
          <table:table-cell office:value-type="float" office:value="13648" table:style-name="ce1">
            <text:p>13648</text:p>
          </table:table-cell>
          <table:table-cell table:number-columns-repeated="16379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87" table:style-name="ce1">
            <text:p>87</text:p>
          </table:table-cell>
          <table:table-cell office:value-type="float" office:value="2300.97998046875" table:style-name="ce1">
            <text:p>2300,97998</text:p>
          </table:table-cell>
          <table:table-cell office:value-type="float" office:value="15" table:style-name="ce1">
            <text:p>15</text:p>
          </table:table-cell>
          <table:table-cell office:value-type="float" office:value="13648" table:style-name="ce1">
            <text:p>13648</text:p>
          </table:table-cell>
          <table:table-cell table:number-columns-repeated="16379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49" table:style-name="ce1">
            <text:p>13649</text:p>
          </table:table-cell>
          <table:table-cell table:number-columns-repeated="16379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49" table:style-name="ce1">
            <text:p>13649</text:p>
          </table:table-cell>
          <table:table-cell table:number-columns-repeated="16379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46" table:style-name="ce1">
            <text:p>46</text:p>
          </table:table-cell>
          <table:table-cell office:value-type="float" office:value="5050.81005859375" table:style-name="ce1">
            <text:p>5050,810059</text:p>
          </table:table-cell>
          <table:table-cell office:value-type="float" office:value="12" table:style-name="ce1">
            <text:p>12</text:p>
          </table:table-cell>
          <table:table-cell office:value-type="float" office:value="13650" table:style-name="ce1">
            <text:p>13650</text:p>
          </table:table-cell>
          <table:table-cell table:number-columns-repeated="16379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51" table:style-name="ce1">
            <text:p>13651</text:p>
          </table:table-cell>
          <table:table-cell table:number-columns-repeated="16379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52" table:style-name="ce1">
            <text:p>13652</text:p>
          </table:table-cell>
          <table:table-cell table:number-columns-repeated="16379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87" table:style-name="ce1">
            <text:p>87</text:p>
          </table:table-cell>
          <table:table-cell office:value-type="float" office:value="23107.83984375" table:style-name="ce1">
            <text:p>23107,83984</text:p>
          </table:table-cell>
          <table:table-cell office:value-type="float" office:value="13" table:style-name="ce1">
            <text:p>13</text:p>
          </table:table-cell>
          <table:table-cell office:value-type="float" office:value="13653" table:style-name="ce1">
            <text:p>13653</text:p>
          </table:table-cell>
          <table:table-cell table:number-columns-repeated="16379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654" table:style-name="ce1">
            <text:p>13654</text:p>
          </table:table-cell>
          <table:table-cell table:number-columns-repeated="16379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1" table:style-name="ce1">
            <text:p>1</text:p>
          </table:table-cell>
          <table:table-cell office:value-type="float" office:value="1900" table:style-name="ce1">
            <text:p>1900</text:p>
          </table:table-cell>
          <table:table-cell office:value-type="float" office:value="13" table:style-name="ce1">
            <text:p>13</text:p>
          </table:table-cell>
          <table:table-cell office:value-type="float" office:value="13654" table:style-name="ce1">
            <text:p>13654</text:p>
          </table:table-cell>
          <table:table-cell table:number-columns-repeated="16379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655" table:style-name="ce1">
            <text:p>13655</text:p>
          </table:table-cell>
          <table:table-cell table:number-columns-repeated="16379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655" table:style-name="ce1">
            <text:p>13655</text:p>
          </table:table-cell>
          <table:table-cell table:number-columns-repeated="16379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656" table:style-name="ce1">
            <text:p>13656</text:p>
          </table:table-cell>
          <table:table-cell table:number-columns-repeated="16379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656" table:style-name="ce1">
            <text:p>13656</text:p>
          </table:table-cell>
          <table:table-cell table:number-columns-repeated="16379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57" table:style-name="ce1">
            <text:p>13657</text:p>
          </table:table-cell>
          <table:table-cell table:number-columns-repeated="16379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57" table:style-name="ce1">
            <text:p>13657</text:p>
          </table:table-cell>
          <table:table-cell table:number-columns-repeated="16379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58" table:style-name="ce1">
            <text:p>13658</text:p>
          </table:table-cell>
          <table:table-cell table:number-columns-repeated="16379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1" table:style-name="ce1">
            <text:p>1</text:p>
          </table:table-cell>
          <table:table-cell office:value-type="float" office:value="1420" table:style-name="ce1">
            <text:p>1420</text:p>
          </table:table-cell>
          <table:table-cell office:value-type="float" office:value="12" table:style-name="ce1">
            <text:p>12</text:p>
          </table:table-cell>
          <table:table-cell office:value-type="float" office:value="13659" table:style-name="ce1">
            <text:p>13659</text:p>
          </table:table-cell>
          <table:table-cell table:number-columns-repeated="16379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1" table:style-name="ce1">
            <text:p>1</text:p>
          </table:table-cell>
          <table:table-cell office:value-type="float" office:value="980" table:style-name="ce1">
            <text:p>980</text:p>
          </table:table-cell>
          <table:table-cell office:value-type="float" office:value="13" table:style-name="ce1">
            <text:p>13</text:p>
          </table:table-cell>
          <table:table-cell office:value-type="float" office:value="13659" table:style-name="ce1">
            <text:p>13659</text:p>
          </table:table-cell>
          <table:table-cell table:number-columns-repeated="16379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95" table:style-name="ce1">
            <text:p>95</text:p>
          </table:table-cell>
          <table:table-cell office:value-type="float" office:value="1006.47998046875" table:style-name="ce1">
            <text:p>1006,47998</text:p>
          </table:table-cell>
          <table:table-cell office:value-type="float" office:value="15" table:style-name="ce1">
            <text:p>15</text:p>
          </table:table-cell>
          <table:table-cell office:value-type="float" office:value="13660" table:style-name="ce1">
            <text:p>13660</text:p>
          </table:table-cell>
          <table:table-cell table:number-columns-repeated="16379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95" table:style-name="ce1">
            <text:p>95</text:p>
          </table:table-cell>
          <table:table-cell office:value-type="float" office:value="42.700000762939503" table:style-name="ce1">
            <text:p>42,70000076</text:p>
          </table:table-cell>
          <table:table-cell office:value-type="float" office:value="15" table:style-name="ce1">
            <text:p>15</text:p>
          </table:table-cell>
          <table:table-cell office:value-type="float" office:value="13661" table:style-name="ce1">
            <text:p>13661</text:p>
          </table:table-cell>
          <table:table-cell table:number-columns-repeated="16379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662" table:style-name="ce1">
            <text:p>13662</text:p>
          </table:table-cell>
          <table:table-cell table:number-columns-repeated="16379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662" table:style-name="ce1">
            <text:p>13662</text:p>
          </table:table-cell>
          <table:table-cell table:number-columns-repeated="16379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95" table:style-name="ce1">
            <text:p>95</text:p>
          </table:table-cell>
          <table:table-cell office:value-type="float" office:value="14986.4501953125" table:style-name="ce1">
            <text:p>14986,4502</text:p>
          </table:table-cell>
          <table:table-cell office:value-type="float" office:value="12" table:style-name="ce1">
            <text:p>12</text:p>
          </table:table-cell>
          <table:table-cell office:value-type="float" office:value="13663" table:style-name="ce1">
            <text:p>13663</text:p>
          </table:table-cell>
          <table:table-cell table:number-columns-repeated="16379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1" table:style-name="ce1">
            <text:p>1</text:p>
          </table:table-cell>
          <table:table-cell office:value-type="float" office:value="850" table:style-name="ce1">
            <text:p>850</text:p>
          </table:table-cell>
          <table:table-cell office:value-type="float" office:value="12" table:style-name="ce1">
            <text:p>12</text:p>
          </table:table-cell>
          <table:table-cell office:value-type="float" office:value="13664" table:style-name="ce1">
            <text:p>13664</text:p>
          </table:table-cell>
          <table:table-cell table:number-columns-repeated="16379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3" table:style-name="ce1">
            <text:p>13</text:p>
          </table:table-cell>
          <table:table-cell office:value-type="float" office:value="13664" table:style-name="ce1">
            <text:p>13664</text:p>
          </table:table-cell>
          <table:table-cell table:number-columns-repeated="16379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65" table:style-name="ce1">
            <text:p>13665</text:p>
          </table:table-cell>
          <table:table-cell table:number-columns-repeated="16379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66" table:style-name="ce1">
            <text:p>13666</text:p>
          </table:table-cell>
          <table:table-cell table:number-columns-repeated="16379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66" table:style-name="ce1">
            <text:p>13666</text:p>
          </table:table-cell>
          <table:table-cell table:number-columns-repeated="16379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67" table:style-name="ce1">
            <text:p>13667</text:p>
          </table:table-cell>
          <table:table-cell table:number-columns-repeated="16379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67" table:style-name="ce1">
            <text:p>13667</text:p>
          </table:table-cell>
          <table:table-cell table:number-columns-repeated="16379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95" table:style-name="ce1">
            <text:p>95</text:p>
          </table:table-cell>
          <table:table-cell office:value-type="float" office:value="101.540000915527" table:style-name="ce1">
            <text:p>101,5400009</text:p>
          </table:table-cell>
          <table:table-cell office:value-type="float" office:value="15" table:style-name="ce1">
            <text:p>15</text:p>
          </table:table-cell>
          <table:table-cell office:value-type="float" office:value="13668" table:style-name="ce1">
            <text:p>13668</text:p>
          </table:table-cell>
          <table:table-cell table:number-columns-repeated="16379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87" table:style-name="ce1">
            <text:p>87</text:p>
          </table:table-cell>
          <table:table-cell office:value-type="float" office:value="1033.77001953125" table:style-name="ce1">
            <text:p>1033,77002</text:p>
          </table:table-cell>
          <table:table-cell office:value-type="float" office:value="15" table:style-name="ce1">
            <text:p>15</text:p>
          </table:table-cell>
          <table:table-cell office:value-type="float" office:value="13669" table:style-name="ce1">
            <text:p>13669</text:p>
          </table:table-cell>
          <table:table-cell table:number-columns-repeated="16379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70" table:style-name="ce1">
            <text:p>13670</text:p>
          </table:table-cell>
          <table:table-cell table:number-columns-repeated="16379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71" table:style-name="ce1">
            <text:p>13671</text:p>
          </table:table-cell>
          <table:table-cell table:number-columns-repeated="16379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95" table:style-name="ce1">
            <text:p>95</text:p>
          </table:table-cell>
          <table:table-cell office:value-type="float" office:value="70.5" table:style-name="ce1">
            <text:p>70,5</text:p>
          </table:table-cell>
          <table:table-cell office:value-type="float" office:value="15" table:style-name="ce1">
            <text:p>15</text:p>
          </table:table-cell>
          <table:table-cell office:value-type="float" office:value="13672" table:style-name="ce1">
            <text:p>13672</text:p>
          </table:table-cell>
          <table:table-cell table:number-columns-repeated="16379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204" table:style-name="ce1">
            <text:p>204</text:p>
          </table:table-cell>
          <table:table-cell office:value-type="float" office:value="3016.7099609375" table:style-name="ce1">
            <text:p>3016,709961</text:p>
          </table:table-cell>
          <table:table-cell office:value-type="float" office:value="12" table:style-name="ce1">
            <text:p>12</text:p>
          </table:table-cell>
          <table:table-cell office:value-type="float" office:value="13673" table:style-name="ce1">
            <text:p>13673</text:p>
          </table:table-cell>
          <table:table-cell table:number-columns-repeated="16379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174" table:style-name="ce1">
            <text:p>174</text:p>
          </table:table-cell>
          <table:table-cell office:value-type="float" office:value="3999.84008789063" table:style-name="ce1">
            <text:p>3999,840088</text:p>
          </table:table-cell>
          <table:table-cell office:value-type="float" office:value="15" table:style-name="ce1">
            <text:p>15</text:p>
          </table:table-cell>
          <table:table-cell office:value-type="float" office:value="13674" table:style-name="ce1">
            <text:p>13674</text:p>
          </table:table-cell>
          <table:table-cell table:number-columns-repeated="16379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75" table:style-name="ce1">
            <text:p>13675</text:p>
          </table:table-cell>
          <table:table-cell table:number-columns-repeated="16379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75" table:style-name="ce1">
            <text:p>13675</text:p>
          </table:table-cell>
          <table:table-cell table:number-columns-repeated="16379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87" table:style-name="ce1">
            <text:p>87</text:p>
          </table:table-cell>
          <table:table-cell office:value-type="float" office:value="2282.06005859375" table:style-name="ce1">
            <text:p>2282,060059</text:p>
          </table:table-cell>
          <table:table-cell office:value-type="float" office:value="15" table:style-name="ce1">
            <text:p>15</text:p>
          </table:table-cell>
          <table:table-cell office:value-type="float" office:value="13676" table:style-name="ce1">
            <text:p>13676</text:p>
          </table:table-cell>
          <table:table-cell table:number-columns-repeated="16379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3" table:style-name="ce1">
            <text:p>3</text:p>
          </table:table-cell>
          <table:table-cell office:value-type="float" office:value="39130.94921875" table:style-name="ce1">
            <text:p>39130,94922</text:p>
          </table:table-cell>
          <table:table-cell office:value-type="float" office:value="14" table:style-name="ce1">
            <text:p>14</text:p>
          </table:table-cell>
          <table:table-cell office:value-type="float" office:value="13677" table:style-name="ce1">
            <text:p>13677</text:p>
          </table:table-cell>
          <table:table-cell table:number-columns-repeated="16379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3678" table:style-name="ce1">
            <text:p>13678</text:p>
          </table:table-cell>
          <table:table-cell table:number-columns-repeated="16379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79" table:style-name="ce1">
            <text:p>13679</text:p>
          </table:table-cell>
          <table:table-cell table:number-columns-repeated="16379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79" table:style-name="ce1">
            <text:p>13679</text:p>
          </table:table-cell>
          <table:table-cell table:number-columns-repeated="16379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95" table:style-name="ce1">
            <text:p>95</text:p>
          </table:table-cell>
          <table:table-cell office:value-type="float" office:value="21.5200004577637" table:style-name="ce1">
            <text:p>21,52000046</text:p>
          </table:table-cell>
          <table:table-cell office:value-type="float" office:value="15" table:style-name="ce1">
            <text:p>15</text:p>
          </table:table-cell>
          <table:table-cell office:value-type="float" office:value="13680" table:style-name="ce1">
            <text:p>13680</text:p>
          </table:table-cell>
          <table:table-cell table:number-columns-repeated="16379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95" table:style-name="ce1">
            <text:p>95</text:p>
          </table:table-cell>
          <table:table-cell office:value-type="float" office:value="9352.259765625" table:style-name="ce1">
            <text:p>9352,259766</text:p>
          </table:table-cell>
          <table:table-cell office:value-type="float" office:value="15" table:style-name="ce1">
            <text:p>15</text:p>
          </table:table-cell>
          <table:table-cell office:value-type="float" office:value="13681" table:style-name="ce1">
            <text:p>13681</text:p>
          </table:table-cell>
          <table:table-cell table:number-columns-repeated="16379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88" table:style-name="ce1">
            <text:p>88</text:p>
          </table:table-cell>
          <table:table-cell office:value-type="float" office:value="1305.93005371094" table:style-name="ce1">
            <text:p>1305,930054</text:p>
          </table:table-cell>
          <table:table-cell office:value-type="float" office:value="14" table:style-name="ce1">
            <text:p>14</text:p>
          </table:table-cell>
          <table:table-cell office:value-type="float" office:value="13681" table:style-name="ce1">
            <text:p>13681</text:p>
          </table:table-cell>
          <table:table-cell table:number-columns-repeated="16379"/>
        </table:table-row>
        <table:table-row table:style-name="ro1">
          <table:table-cell office:value-type="float" office:value="2155" table:style-name="ce1">
            <text:p>2155</text:p>
          </table:table-cell>
          <table:table-cell table:number-columns-repeated="3" table:style-name="ce1"/>
          <table:table-cell office:value-type="float" office:value="13681" table:style-name="ce1">
            <text:p>13681</text:p>
          </table:table-cell>
          <table:table-cell table:number-columns-repeated="16379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87" table:style-name="ce1">
            <text:p>87</text:p>
          </table:table-cell>
          <table:table-cell office:value-type="float" office:value="950.77001953125" table:style-name="ce1">
            <text:p>950,7700195</text:p>
          </table:table-cell>
          <table:table-cell office:value-type="float" office:value="15" table:style-name="ce1">
            <text:p>15</text:p>
          </table:table-cell>
          <table:table-cell office:value-type="float" office:value="13682" table:style-name="ce1">
            <text:p>13682</text:p>
          </table:table-cell>
          <table:table-cell table:number-columns-repeated="16379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" table:style-name="ce1">
            <text:p>12</text:p>
          </table:table-cell>
          <table:table-cell office:value-type="float" office:value="13683" table:style-name="ce1">
            <text:p>13683</text:p>
          </table:table-cell>
          <table:table-cell table:number-columns-repeated="16379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3" table:style-name="ce1">
            <text:p>13</text:p>
          </table:table-cell>
          <table:table-cell office:value-type="float" office:value="13683" table:style-name="ce1">
            <text:p>13683</text:p>
          </table:table-cell>
          <table:table-cell table:number-columns-repeated="16379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84" table:style-name="ce1">
            <text:p>13684</text:p>
          </table:table-cell>
          <table:table-cell table:number-columns-repeated="16379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84" table:style-name="ce1">
            <text:p>13684</text:p>
          </table:table-cell>
          <table:table-cell table:number-columns-repeated="16379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685" table:style-name="ce1">
            <text:p>13685</text:p>
          </table:table-cell>
          <table:table-cell table:number-columns-repeated="16379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685" table:style-name="ce1">
            <text:p>13685</text:p>
          </table:table-cell>
          <table:table-cell table:number-columns-repeated="16379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185" table:style-name="ce1">
            <text:p>185</text:p>
          </table:table-cell>
          <table:table-cell office:value-type="float" office:value="7954.1298828125" table:style-name="ce1">
            <text:p>7954,129883</text:p>
          </table:table-cell>
          <table:table-cell office:value-type="float" office:value="12" table:style-name="ce1">
            <text:p>12</text:p>
          </table:table-cell>
          <table:table-cell office:value-type="float" office:value="13686" table:style-name="ce1">
            <text:p>13686</text:p>
          </table:table-cell>
          <table:table-cell table:number-columns-repeated="16379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198" table:style-name="ce1">
            <text:p>198</text:p>
          </table:table-cell>
          <table:table-cell office:value-type="float" office:value="22781.6796875" table:style-name="ce1">
            <text:p>22781,67969</text:p>
          </table:table-cell>
          <table:table-cell office:value-type="float" office:value="12" table:style-name="ce1">
            <text:p>12</text:p>
          </table:table-cell>
          <table:table-cell office:value-type="float" office:value="13686" table:style-name="ce1">
            <text:p>13686</text:p>
          </table:table-cell>
          <table:table-cell table:number-columns-repeated="16379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95" table:style-name="ce1">
            <text:p>95</text:p>
          </table:table-cell>
          <table:table-cell office:value-type="float" office:value="3825.40991210938" table:style-name="ce1">
            <text:p>3825,409912</text:p>
          </table:table-cell>
          <table:table-cell office:value-type="float" office:value="15" table:style-name="ce1">
            <text:p>15</text:p>
          </table:table-cell>
          <table:table-cell office:value-type="float" office:value="13687" table:style-name="ce1">
            <text:p>13687</text:p>
          </table:table-cell>
          <table:table-cell table:number-columns-repeated="16379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87" table:style-name="ce1">
            <text:p>87</text:p>
          </table:table-cell>
          <table:table-cell office:value-type="float" office:value="5020.41015625" table:style-name="ce1">
            <text:p>5020,410156</text:p>
          </table:table-cell>
          <table:table-cell office:value-type="float" office:value="15" table:style-name="ce1">
            <text:p>15</text:p>
          </table:table-cell>
          <table:table-cell office:value-type="float" office:value="13688" table:style-name="ce1">
            <text:p>13688</text:p>
          </table:table-cell>
          <table:table-cell table:number-columns-repeated="16379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95" table:style-name="ce1">
            <text:p>95</text:p>
          </table:table-cell>
          <table:table-cell office:value-type="float" office:value="332.739990234375" table:style-name="ce1">
            <text:p>332,7399902</text:p>
          </table:table-cell>
          <table:table-cell office:value-type="float" office:value="15" table:style-name="ce1">
            <text:p>15</text:p>
          </table:table-cell>
          <table:table-cell office:value-type="float" office:value="13689" table:style-name="ce1">
            <text:p>13689</text:p>
          </table:table-cell>
          <table:table-cell table:number-columns-repeated="16379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90" table:style-name="ce1">
            <text:p>13690</text:p>
          </table:table-cell>
          <table:table-cell table:number-columns-repeated="16379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12" table:style-name="ce1">
            <text:p>12</text:p>
          </table:table-cell>
          <table:table-cell office:value-type="float" office:value="13691" table:style-name="ce1">
            <text:p>13691</text:p>
          </table:table-cell>
          <table:table-cell table:number-columns-repeated="16379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1" table:style-name="ce1">
            <text:p>1</text:p>
          </table:table-cell>
          <table:table-cell office:value-type="float" office:value="820" table:style-name="ce1">
            <text:p>820</text:p>
          </table:table-cell>
          <table:table-cell office:value-type="float" office:value="13" table:style-name="ce1">
            <text:p>13</text:p>
          </table:table-cell>
          <table:table-cell office:value-type="float" office:value="13691" table:style-name="ce1">
            <text:p>13691</text:p>
          </table:table-cell>
          <table:table-cell table:number-columns-repeated="16379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3692" table:style-name="ce1">
            <text:p>13692</text:p>
          </table:table-cell>
          <table:table-cell table:number-columns-repeated="16379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692" table:style-name="ce1">
            <text:p>13692</text:p>
          </table:table-cell>
          <table:table-cell table:number-columns-repeated="16379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693" table:style-name="ce1">
            <text:p>13693</text:p>
          </table:table-cell>
          <table:table-cell table:number-columns-repeated="16379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693" table:style-name="ce1">
            <text:p>13693</text:p>
          </table:table-cell>
          <table:table-cell table:number-columns-repeated="16379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94" table:style-name="ce1">
            <text:p>13694</text:p>
          </table:table-cell>
          <table:table-cell table:number-columns-repeated="16379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94" table:style-name="ce1">
            <text:p>13694</text:p>
          </table:table-cell>
          <table:table-cell table:number-columns-repeated="16379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87" table:style-name="ce1">
            <text:p>87</text:p>
          </table:table-cell>
          <table:table-cell office:value-type="float" office:value="6167.47998046875" table:style-name="ce1">
            <text:p>6167,47998</text:p>
          </table:table-cell>
          <table:table-cell office:value-type="float" office:value="14" table:style-name="ce1">
            <text:p>14</text:p>
          </table:table-cell>
          <table:table-cell office:value-type="float" office:value="13695" table:style-name="ce1">
            <text:p>13695</text:p>
          </table:table-cell>
          <table:table-cell table:number-columns-repeated="16379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95" table:style-name="ce1">
            <text:p>95</text:p>
          </table:table-cell>
          <table:table-cell office:value-type="float" office:value="1098.93005371094" table:style-name="ce1">
            <text:p>1098,930054</text:p>
          </table:table-cell>
          <table:table-cell office:value-type="float" office:value="15" table:style-name="ce1">
            <text:p>15</text:p>
          </table:table-cell>
          <table:table-cell office:value-type="float" office:value="13696" table:style-name="ce1">
            <text:p>13696</text:p>
          </table:table-cell>
          <table:table-cell table:number-columns-repeated="16379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697" table:style-name="ce1">
            <text:p>13697</text:p>
          </table:table-cell>
          <table:table-cell table:number-columns-repeated="16379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98" table:style-name="ce1">
            <text:p>13698</text:p>
          </table:table-cell>
          <table:table-cell table:number-columns-repeated="16379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98" table:style-name="ce1">
            <text:p>13698</text:p>
          </table:table-cell>
          <table:table-cell table:number-columns-repeated="16379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699" table:style-name="ce1">
            <text:p>13699</text:p>
          </table:table-cell>
          <table:table-cell table:number-columns-repeated="16379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699" table:style-name="ce1">
            <text:p>13699</text:p>
          </table:table-cell>
          <table:table-cell table:number-columns-repeated="16379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00" table:style-name="ce1">
            <text:p>13700</text:p>
          </table:table-cell>
          <table:table-cell table:number-columns-repeated="16379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95" table:style-name="ce1">
            <text:p>95</text:p>
          </table:table-cell>
          <table:table-cell office:value-type="float" office:value="10.2700004577637" table:style-name="ce1">
            <text:p>10,27000046</text:p>
          </table:table-cell>
          <table:table-cell office:value-type="float" office:value="15" table:style-name="ce1">
            <text:p>15</text:p>
          </table:table-cell>
          <table:table-cell office:value-type="float" office:value="13701" table:style-name="ce1">
            <text:p>13701</text:p>
          </table:table-cell>
          <table:table-cell table:number-columns-repeated="16379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95" table:style-name="ce1">
            <text:p>95</text:p>
          </table:table-cell>
          <table:table-cell office:value-type="float" office:value="843.70001220703102" table:style-name="ce1">
            <text:p>843,7000122</text:p>
          </table:table-cell>
          <table:table-cell office:value-type="float" office:value="15" table:style-name="ce1">
            <text:p>15</text:p>
          </table:table-cell>
          <table:table-cell office:value-type="float" office:value="13702" table:style-name="ce1">
            <text:p>13702</text:p>
          </table:table-cell>
          <table:table-cell table:number-columns-repeated="16379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87" table:style-name="ce1">
            <text:p>87</text:p>
          </table:table-cell>
          <table:table-cell office:value-type="float" office:value="1640.77001953125" table:style-name="ce1">
            <text:p>1640,77002</text:p>
          </table:table-cell>
          <table:table-cell office:value-type="float" office:value="15" table:style-name="ce1">
            <text:p>15</text:p>
          </table:table-cell>
          <table:table-cell office:value-type="float" office:value="13703" table:style-name="ce1">
            <text:p>13703</text:p>
          </table:table-cell>
          <table:table-cell table:number-columns-repeated="16379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128" table:style-name="ce1">
            <text:p>128</text:p>
          </table:table-cell>
          <table:table-cell office:value-type="float" office:value="5269.41015625" table:style-name="ce1">
            <text:p>5269,410156</text:p>
          </table:table-cell>
          <table:table-cell office:value-type="float" office:value="14" table:style-name="ce1">
            <text:p>14</text:p>
          </table:table-cell>
          <table:table-cell office:value-type="float" office:value="13704" table:style-name="ce1">
            <text:p>13704</text:p>
          </table:table-cell>
          <table:table-cell table:number-columns-repeated="16379"/>
        </table:table-row>
        <table:table-row table:style-name="ro1">
          <table:table-cell office:value-type="float" office:value="2189" table:style-name="ce1">
            <text:p>2189</text:p>
          </table:table-cell>
          <table:table-cell table:number-columns-repeated="3" table:style-name="ce1"/>
          <table:table-cell office:value-type="float" office:value="13704" table:style-name="ce1">
            <text:p>13704</text:p>
          </table:table-cell>
          <table:table-cell table:number-columns-repeated="16379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1" table:style-name="ce1">
            <text:p>1</text:p>
          </table:table-cell>
          <table:table-cell office:value-type="float" office:value="320" table:style-name="ce1">
            <text:p>320</text:p>
          </table:table-cell>
          <table:table-cell office:value-type="float" office:value="12" table:style-name="ce1">
            <text:p>12</text:p>
          </table:table-cell>
          <table:table-cell office:value-type="float" office:value="13705" table:style-name="ce1">
            <text:p>13705</text:p>
          </table:table-cell>
          <table:table-cell table:number-columns-repeated="16379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1" table:style-name="ce1">
            <text:p>1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13705" table:style-name="ce1">
            <text:p>13705</text:p>
          </table:table-cell>
          <table:table-cell table:number-columns-repeated="16379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06" table:style-name="ce1">
            <text:p>13706</text:p>
          </table:table-cell>
          <table:table-cell table:number-columns-repeated="16379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06" table:style-name="ce1">
            <text:p>13706</text:p>
          </table:table-cell>
          <table:table-cell table:number-columns-repeated="16379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07" table:style-name="ce1">
            <text:p>13707</text:p>
          </table:table-cell>
          <table:table-cell table:number-columns-repeated="16379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95" table:style-name="ce1">
            <text:p>95</text:p>
          </table:table-cell>
          <table:table-cell office:value-type="float" office:value="9260.6904296875" table:style-name="ce1">
            <text:p>9260,69043</text:p>
          </table:table-cell>
          <table:table-cell office:value-type="float" office:value="15" table:style-name="ce1">
            <text:p>15</text:p>
          </table:table-cell>
          <table:table-cell office:value-type="float" office:value="13708" table:style-name="ce1">
            <text:p>13708</text:p>
          </table:table-cell>
          <table:table-cell table:number-columns-repeated="16379"/>
        </table:table-row>
        <table:table-row table:style-name="ro1">
          <table:table-cell office:value-type="float" office:value="2196" table:style-name="ce1">
            <text:p>2196</text:p>
          </table:table-cell>
          <table:table-cell table:number-columns-repeated="3" table:style-name="ce1"/>
          <table:table-cell office:value-type="float" office:value="13708" table:style-name="ce1">
            <text:p>13708</text:p>
          </table:table-cell>
          <table:table-cell table:number-columns-repeated="16379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09" table:style-name="ce1">
            <text:p>13709</text:p>
          </table:table-cell>
          <table:table-cell table:number-columns-repeated="16379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10" table:style-name="ce1">
            <text:p>13710</text:p>
          </table:table-cell>
          <table:table-cell table:number-columns-repeated="16379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10" table:style-name="ce1">
            <text:p>13710</text:p>
          </table:table-cell>
          <table:table-cell table:number-columns-repeated="16379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11" table:style-name="ce1">
            <text:p>13711</text:p>
          </table:table-cell>
          <table:table-cell table:number-columns-repeated="16379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12" table:style-name="ce1">
            <text:p>13712</text:p>
          </table:table-cell>
          <table:table-cell table:number-columns-repeated="16379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13" table:style-name="ce1">
            <text:p>13713</text:p>
          </table:table-cell>
          <table:table-cell table:number-columns-repeated="16379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float" office:value="95" table:style-name="ce1">
            <text:p>95</text:p>
          </table:table-cell>
          <table:table-cell office:value-type="float" office:value="8360.4404296875" table:style-name="ce1">
            <text:p>8360,44043</text:p>
          </table:table-cell>
          <table:table-cell office:value-type="float" office:value="15" table:style-name="ce1">
            <text:p>15</text:p>
          </table:table-cell>
          <table:table-cell office:value-type="float" office:value="13714" table:style-name="ce1">
            <text:p>13714</text:p>
          </table:table-cell>
          <table:table-cell table:number-columns-repeated="16379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float" office:value="109" table:style-name="ce1">
            <text:p>109</text:p>
          </table:table-cell>
          <table:table-cell office:value-type="float" office:value="3978.8798828125" table:style-name="ce1">
            <text:p>3978,879883</text:p>
          </table:table-cell>
          <table:table-cell office:value-type="float" office:value="13" table:style-name="ce1">
            <text:p>13</text:p>
          </table:table-cell>
          <table:table-cell office:value-type="float" office:value="13715" table:style-name="ce1">
            <text:p>13715</text:p>
          </table:table-cell>
          <table:table-cell table:number-columns-repeated="16379"/>
        </table:table-row>
        <table:table-row table:style-name="ro1">
          <table:table-cell office:value-type="float" office:value="2205" table:style-name="ce1">
            <text:p>2205</text:p>
          </table:table-cell>
          <table:table-cell table:number-columns-repeated="3" table:style-name="ce1"/>
          <table:table-cell office:value-type="float" office:value="13715" table:style-name="ce1">
            <text:p>13715</text:p>
          </table:table-cell>
          <table:table-cell table:number-columns-repeated="16379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float" office:value="87" table:style-name="ce1">
            <text:p>87</text:p>
          </table:table-cell>
          <table:table-cell office:value-type="float" office:value="394.77999877929699" table:style-name="ce1">
            <text:p>394,7799988</text:p>
          </table:table-cell>
          <table:table-cell office:value-type="float" office:value="15" table:style-name="ce1">
            <text:p>15</text:p>
          </table:table-cell>
          <table:table-cell office:value-type="float" office:value="13716" table:style-name="ce1">
            <text:p>13716</text:p>
          </table:table-cell>
          <table:table-cell table:number-columns-repeated="16379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17" table:style-name="ce1">
            <text:p>13717</text:p>
          </table:table-cell>
          <table:table-cell table:number-columns-repeated="16379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17" table:style-name="ce1">
            <text:p>13717</text:p>
          </table:table-cell>
          <table:table-cell table:number-columns-repeated="16379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18" table:style-name="ce1">
            <text:p>13718</text:p>
          </table:table-cell>
          <table:table-cell table:number-columns-repeated="16379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19" table:style-name="ce1">
            <text:p>13719</text:p>
          </table:table-cell>
          <table:table-cell table:number-columns-repeated="16379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" table:style-name="ce1">
            <text:p>12</text:p>
          </table:table-cell>
          <table:table-cell office:value-type="float" office:value="13720" table:style-name="ce1">
            <text:p>13720</text:p>
          </table:table-cell>
          <table:table-cell table:number-columns-repeated="16379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float" office:value="1" table:style-name="ce1">
            <text:p>1</text:p>
          </table:table-cell>
          <table:table-cell office:value-type="float" office:value="310" table:style-name="ce1">
            <text:p>310</text:p>
          </table:table-cell>
          <table:table-cell office:value-type="float" office:value="13" table:style-name="ce1">
            <text:p>13</text:p>
          </table:table-cell>
          <table:table-cell office:value-type="float" office:value="13720" table:style-name="ce1">
            <text:p>13720</text:p>
          </table:table-cell>
          <table:table-cell table:number-columns-repeated="16379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21" table:style-name="ce1">
            <text:p>13721</text:p>
          </table:table-cell>
          <table:table-cell table:number-columns-repeated="16379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23" table:style-name="ce1">
            <text:p>13723</text:p>
          </table:table-cell>
          <table:table-cell table:number-columns-repeated="16379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23" table:style-name="ce1">
            <text:p>13723</text:p>
          </table:table-cell>
          <table:table-cell table:number-columns-repeated="16379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24" table:style-name="ce1">
            <text:p>13724</text:p>
          </table:table-cell>
          <table:table-cell table:number-columns-repeated="16379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25" table:style-name="ce1">
            <text:p>13725</text:p>
          </table:table-cell>
          <table:table-cell table:number-columns-repeated="16379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float" office:value="87" table:style-name="ce1">
            <text:p>87</text:p>
          </table:table-cell>
          <table:table-cell office:value-type="float" office:value="2344.11010742188" table:style-name="ce1">
            <text:p>2344,110107</text:p>
          </table:table-cell>
          <table:table-cell office:value-type="float" office:value="15" table:style-name="ce1">
            <text:p>15</text:p>
          </table:table-cell>
          <table:table-cell office:value-type="float" office:value="13726" table:style-name="ce1">
            <text:p>13726</text:p>
          </table:table-cell>
          <table:table-cell table:number-columns-repeated="16379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27" table:style-name="ce1">
            <text:p>13727</text:p>
          </table:table-cell>
          <table:table-cell table:number-columns-repeated="16379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27" table:style-name="ce1">
            <text:p>13727</text:p>
          </table:table-cell>
          <table:table-cell table:number-columns-repeated="16379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float" office:value="95" table:style-name="ce1">
            <text:p>95</text:p>
          </table:table-cell>
          <table:table-cell office:value-type="float" office:value="19729.75" table:style-name="ce1">
            <text:p>19729,75</text:p>
          </table:table-cell>
          <table:table-cell office:value-type="float" office:value="12" table:style-name="ce1">
            <text:p>12</text:p>
          </table:table-cell>
          <table:table-cell office:value-type="float" office:value="13728" table:style-name="ce1">
            <text:p>13728</text:p>
          </table:table-cell>
          <table:table-cell table:number-columns-repeated="16379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float" office:value="103" table:style-name="ce1">
            <text:p>103</text:p>
          </table:table-cell>
          <table:table-cell office:value-type="float" office:value="3267.88989257813" table:style-name="ce1">
            <text:p>3267,889893</text:p>
          </table:table-cell>
          <table:table-cell office:value-type="float" office:value="12" table:style-name="ce1">
            <text:p>12</text:p>
          </table:table-cell>
          <table:table-cell office:value-type="float" office:value="13729" table:style-name="ce1">
            <text:p>13729</text:p>
          </table:table-cell>
          <table:table-cell table:number-columns-repeated="16379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float" office:value="95" table:style-name="ce1">
            <text:p>95</text:p>
          </table:table-cell>
          <table:table-cell office:value-type="float" office:value="5290.2001953125" table:style-name="ce1">
            <text:p>5290,200195</text:p>
          </table:table-cell>
          <table:table-cell office:value-type="float" office:value="15" table:style-name="ce1">
            <text:p>15</text:p>
          </table:table-cell>
          <table:table-cell office:value-type="float" office:value="13730" table:style-name="ce1">
            <text:p>13730</text:p>
          </table:table-cell>
          <table:table-cell table:number-columns-repeated="16379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31" table:style-name="ce1">
            <text:p>13731</text:p>
          </table:table-cell>
          <table:table-cell table:number-columns-repeated="16379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31" table:style-name="ce1">
            <text:p>13731</text:p>
          </table:table-cell>
          <table:table-cell table:number-columns-repeated="16379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float" office:value="87" table:style-name="ce1">
            <text:p>87</text:p>
          </table:table-cell>
          <table:table-cell office:value-type="float" office:value="2373.52001953125" table:style-name="ce1">
            <text:p>2373,52002</text:p>
          </table:table-cell>
          <table:table-cell office:value-type="float" office:value="15" table:style-name="ce1">
            <text:p>15</text:p>
          </table:table-cell>
          <table:table-cell office:value-type="float" office:value="13732" table:style-name="ce1">
            <text:p>13732</text:p>
          </table:table-cell>
          <table:table-cell table:number-columns-repeated="16379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2" table:style-name="ce1">
            <text:p>12</text:p>
          </table:table-cell>
          <table:table-cell office:value-type="float" office:value="13733" table:style-name="ce1">
            <text:p>13733</text:p>
          </table:table-cell>
          <table:table-cell table:number-columns-repeated="16379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733" table:style-name="ce1">
            <text:p>13733</text:p>
          </table:table-cell>
          <table:table-cell table:number-columns-repeated="16379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float" office:value="95" table:style-name="ce1">
            <text:p>95</text:p>
          </table:table-cell>
          <table:table-cell office:value-type="float" office:value="9876" table:style-name="ce1">
            <text:p>9876</text:p>
          </table:table-cell>
          <table:table-cell office:value-type="float" office:value="12" table:style-name="ce1">
            <text:p>12</text:p>
          </table:table-cell>
          <table:table-cell office:value-type="float" office:value="13734" table:style-name="ce1">
            <text:p>13734</text:p>
          </table:table-cell>
          <table:table-cell table:number-columns-repeated="16379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float" office:value="95" table:style-name="ce1">
            <text:p>95</text:p>
          </table:table-cell>
          <table:table-cell office:value-type="float" office:value="2264.44995117188" table:style-name="ce1">
            <text:p>2264,449951</text:p>
          </table:table-cell>
          <table:table-cell office:value-type="float" office:value="15" table:style-name="ce1">
            <text:p>15</text:p>
          </table:table-cell>
          <table:table-cell office:value-type="float" office:value="13734" table:style-name="ce1">
            <text:p>13734</text:p>
          </table:table-cell>
          <table:table-cell table:number-columns-repeated="16379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35" table:style-name="ce1">
            <text:p>13735</text:p>
          </table:table-cell>
          <table:table-cell table:number-columns-repeated="16379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float" office:value="88" table:style-name="ce1">
            <text:p>88</text:p>
          </table:table-cell>
          <table:table-cell office:value-type="float" office:value="1984.68005371094" table:style-name="ce1">
            <text:p>1984,680054</text:p>
          </table:table-cell>
          <table:table-cell office:value-type="float" office:value="14" table:style-name="ce1">
            <text:p>14</text:p>
          </table:table-cell>
          <table:table-cell office:value-type="float" office:value="13736" table:style-name="ce1">
            <text:p>13736</text:p>
          </table:table-cell>
          <table:table-cell table:number-columns-repeated="16379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float" office:value="135" table:style-name="ce1">
            <text:p>135</text:p>
          </table:table-cell>
          <table:table-cell office:value-type="float" office:value="4621.14990234375" table:style-name="ce1">
            <text:p>4621,149902</text:p>
          </table:table-cell>
          <table:table-cell office:value-type="float" office:value="12" table:style-name="ce1">
            <text:p>12</text:p>
          </table:table-cell>
          <table:table-cell office:value-type="float" office:value="13737" table:style-name="ce1">
            <text:p>13737</text:p>
          </table:table-cell>
          <table:table-cell table:number-columns-repeated="16379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float" office:value="95" table:style-name="ce1">
            <text:p>95</text:p>
          </table:table-cell>
          <table:table-cell office:value-type="float" office:value="3220.080078125" table:style-name="ce1">
            <text:p>3220,080078</text:p>
          </table:table-cell>
          <table:table-cell office:value-type="float" office:value="15" table:style-name="ce1">
            <text:p>15</text:p>
          </table:table-cell>
          <table:table-cell office:value-type="float" office:value="13739" table:style-name="ce1">
            <text:p>13739</text:p>
          </table:table-cell>
          <table:table-cell table:number-columns-repeated="16379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40" table:style-name="ce1">
            <text:p>13740</text:p>
          </table:table-cell>
          <table:table-cell table:number-columns-repeated="16379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float" office:value="95" table:style-name="ce1">
            <text:p>95</text:p>
          </table:table-cell>
          <table:table-cell office:value-type="float" office:value="29.459999084472699" table:style-name="ce1">
            <text:p>29,45999908</text:p>
          </table:table-cell>
          <table:table-cell office:value-type="float" office:value="15" table:style-name="ce1">
            <text:p>15</text:p>
          </table:table-cell>
          <table:table-cell office:value-type="float" office:value="13741" table:style-name="ce1">
            <text:p>13741</text:p>
          </table:table-cell>
          <table:table-cell table:number-columns-repeated="16379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42" table:style-name="ce1">
            <text:p>13742</text:p>
          </table:table-cell>
          <table:table-cell table:number-columns-repeated="16379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42" table:style-name="ce1">
            <text:p>13742</text:p>
          </table:table-cell>
          <table:table-cell table:number-columns-repeated="16379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744" table:style-name="ce1">
            <text:p>13744</text:p>
          </table:table-cell>
          <table:table-cell table:number-columns-repeated="16379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3" table:style-name="ce1">
            <text:p>13</text:p>
          </table:table-cell>
          <table:table-cell office:value-type="float" office:value="13744" table:style-name="ce1">
            <text:p>13744</text:p>
          </table:table-cell>
          <table:table-cell table:number-columns-repeated="16379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47" table:style-name="ce1">
            <text:p>13747</text:p>
          </table:table-cell>
          <table:table-cell table:number-columns-repeated="16379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49" table:style-name="ce1">
            <text:p>13749</text:p>
          </table:table-cell>
          <table:table-cell table:number-columns-repeated="16379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738" table:style-name="ce1">
            <text:p>13738</text:p>
          </table:table-cell>
          <table:table-cell table:number-columns-repeated="16379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float" office:value="1" table:style-name="ce1">
            <text:p>1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13738" table:style-name="ce1">
            <text:p>13738</text:p>
          </table:table-cell>
          <table:table-cell table:number-columns-repeated="16379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float" office:value="87" table:style-name="ce1">
            <text:p>87</text:p>
          </table:table-cell>
          <table:table-cell office:value-type="float" office:value="1652.05004882813" table:style-name="ce1">
            <text:p>1652,050049</text:p>
          </table:table-cell>
          <table:table-cell office:value-type="float" office:value="15" table:style-name="ce1">
            <text:p>15</text:p>
          </table:table-cell>
          <table:table-cell office:value-type="float" office:value="13745" table:style-name="ce1">
            <text:p>13745</text:p>
          </table:table-cell>
          <table:table-cell table:number-columns-repeated="16379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float" office:value="3" table:style-name="ce1">
            <text:p>3</text:p>
          </table:table-cell>
          <table:table-cell office:value-type="float" office:value="21994.619140625" table:style-name="ce1">
            <text:p>21994,61914</text:p>
          </table:table-cell>
          <table:table-cell office:value-type="float" office:value="14" table:style-name="ce1">
            <text:p>14</text:p>
          </table:table-cell>
          <table:table-cell office:value-type="float" office:value="13750" table:style-name="ce1">
            <text:p>13750</text:p>
          </table:table-cell>
          <table:table-cell table:number-columns-repeated="16379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43" table:style-name="ce1">
            <text:p>13743</text:p>
          </table:table-cell>
          <table:table-cell table:number-columns-repeated="16379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43" table:style-name="ce1">
            <text:p>13743</text:p>
          </table:table-cell>
          <table:table-cell table:number-columns-repeated="16379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float" office:value="108" table:style-name="ce1">
            <text:p>108</text:p>
          </table:table-cell>
          <table:table-cell office:value-type="float" office:value="2500" table:style-name="ce1">
            <text:p>2500</text:p>
          </table:table-cell>
          <table:table-cell office:value-type="float" office:value="15" table:style-name="ce1">
            <text:p>15</text:p>
          </table:table-cell>
          <table:table-cell office:value-type="float" office:value="13746" table:style-name="ce1">
            <text:p>13746</text:p>
          </table:table-cell>
          <table:table-cell table:number-columns-repeated="16379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float" office:value="183" table:style-name="ce1">
            <text:p>183</text:p>
          </table:table-cell>
          <table:table-cell office:value-type="float" office:value="9500" table:style-name="ce1">
            <text:p>9500</text:p>
          </table:table-cell>
          <table:table-cell office:value-type="float" office:value="15" table:style-name="ce1">
            <text:p>15</text:p>
          </table:table-cell>
          <table:table-cell office:value-type="float" office:value="13746" table:style-name="ce1">
            <text:p>13746</text:p>
          </table:table-cell>
          <table:table-cell table:number-columns-repeated="16379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float" office:value="87" table:style-name="ce1">
            <text:p>87</text:p>
          </table:table-cell>
          <table:table-cell office:value-type="float" office:value="7965.93994140625" table:style-name="ce1">
            <text:p>7965,939941</text:p>
          </table:table-cell>
          <table:table-cell office:value-type="float" office:value="14" table:style-name="ce1">
            <text:p>14</text:p>
          </table:table-cell>
          <table:table-cell office:value-type="float" office:value="13748" table:style-name="ce1">
            <text:p>13748</text:p>
          </table:table-cell>
          <table:table-cell table:number-columns-repeated="16379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51" table:style-name="ce1">
            <text:p>13751</text:p>
          </table:table-cell>
          <table:table-cell table:number-columns-repeated="16379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52" table:style-name="ce1">
            <text:p>13752</text:p>
          </table:table-cell>
          <table:table-cell table:number-columns-repeated="16379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53" table:style-name="ce1">
            <text:p>13753</text:p>
          </table:table-cell>
          <table:table-cell table:number-columns-repeated="16379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53" table:style-name="ce1">
            <text:p>13753</text:p>
          </table:table-cell>
          <table:table-cell table:number-columns-repeated="16379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float" office:value="95" table:style-name="ce1">
            <text:p>95</text:p>
          </table:table-cell>
          <table:table-cell office:value-type="float" office:value="2499.73999023438" table:style-name="ce1">
            <text:p>2499,73999</text:p>
          </table:table-cell>
          <table:table-cell office:value-type="float" office:value="15" table:style-name="ce1">
            <text:p>15</text:p>
          </table:table-cell>
          <table:table-cell office:value-type="float" office:value="13754" table:style-name="ce1">
            <text:p>13754</text:p>
          </table:table-cell>
          <table:table-cell table:number-columns-repeated="16379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755" table:style-name="ce1">
            <text:p>13755</text:p>
          </table:table-cell>
          <table:table-cell table:number-columns-repeated="16379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float" office:value="95" table:style-name="ce1">
            <text:p>95</text:p>
          </table:table-cell>
          <table:table-cell office:value-type="float" office:value="64.529998779296903" table:style-name="ce1">
            <text:p>64,52999878</text:p>
          </table:table-cell>
          <table:table-cell office:value-type="float" office:value="15" table:style-name="ce1">
            <text:p>15</text:p>
          </table:table-cell>
          <table:table-cell office:value-type="float" office:value="13756" table:style-name="ce1">
            <text:p>13756</text:p>
          </table:table-cell>
          <table:table-cell table:number-columns-repeated="16379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57" table:style-name="ce1">
            <text:p>13757</text:p>
          </table:table-cell>
          <table:table-cell table:number-columns-repeated="16379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58" table:style-name="ce1">
            <text:p>13758</text:p>
          </table:table-cell>
          <table:table-cell table:number-columns-repeated="16379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58" table:style-name="ce1">
            <text:p>13758</text:p>
          </table:table-cell>
          <table:table-cell table:number-columns-repeated="16379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59" table:style-name="ce1">
            <text:p>13759</text:p>
          </table:table-cell>
          <table:table-cell table:number-columns-repeated="16379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" table:style-name="ce1">
            <text:p>12</text:p>
          </table:table-cell>
          <table:table-cell office:value-type="float" office:value="13760" table:style-name="ce1">
            <text:p>13760</text:p>
          </table:table-cell>
          <table:table-cell table:number-columns-repeated="16379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float" office:value="1" table:style-name="ce1">
            <text:p>1</text:p>
          </table:table-cell>
          <table:table-cell office:value-type="float" office:value="258" table:style-name="ce1">
            <text:p>258</text:p>
          </table:table-cell>
          <table:table-cell office:value-type="float" office:value="13" table:style-name="ce1">
            <text:p>13</text:p>
          </table:table-cell>
          <table:table-cell office:value-type="float" office:value="13760" table:style-name="ce1">
            <text:p>13760</text:p>
          </table:table-cell>
          <table:table-cell table:number-columns-repeated="16379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61" table:style-name="ce1">
            <text:p>13761</text:p>
          </table:table-cell>
          <table:table-cell table:number-columns-repeated="16379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61" table:style-name="ce1">
            <text:p>13761</text:p>
          </table:table-cell>
          <table:table-cell table:number-columns-repeated="16379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float" office:value="87" table:style-name="ce1">
            <text:p>87</text:p>
          </table:table-cell>
          <table:table-cell office:value-type="float" office:value="4983.740234375" table:style-name="ce1">
            <text:p>4983,740234</text:p>
          </table:table-cell>
          <table:table-cell office:value-type="float" office:value="14" table:style-name="ce1">
            <text:p>14</text:p>
          </table:table-cell>
          <table:table-cell office:value-type="float" office:value="13762" table:style-name="ce1">
            <text:p>13762</text:p>
          </table:table-cell>
          <table:table-cell table:number-columns-repeated="16379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float" office:value="95" table:style-name="ce1">
            <text:p>95</text:p>
          </table:table-cell>
          <table:table-cell office:value-type="float" office:value="12506.4296875" table:style-name="ce1">
            <text:p>12506,42969</text:p>
          </table:table-cell>
          <table:table-cell office:value-type="float" office:value="12" table:style-name="ce1">
            <text:p>12</text:p>
          </table:table-cell>
          <table:table-cell office:value-type="float" office:value="13763" table:style-name="ce1">
            <text:p>13763</text:p>
          </table:table-cell>
          <table:table-cell table:number-columns-repeated="16379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float" office:value="87" table:style-name="ce1">
            <text:p>87</text:p>
          </table:table-cell>
          <table:table-cell office:value-type="float" office:value="2175.77001953125" table:style-name="ce1">
            <text:p>2175,77002</text:p>
          </table:table-cell>
          <table:table-cell office:value-type="float" office:value="15" table:style-name="ce1">
            <text:p>15</text:p>
          </table:table-cell>
          <table:table-cell office:value-type="float" office:value="13764" table:style-name="ce1">
            <text:p>13764</text:p>
          </table:table-cell>
          <table:table-cell table:number-columns-repeated="16379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float" office:value="87" table:style-name="ce1">
            <text:p>87</text:p>
          </table:table-cell>
          <table:table-cell office:value-type="float" office:value="5218.06005859375" table:style-name="ce1">
            <text:p>5218,060059</text:p>
          </table:table-cell>
          <table:table-cell office:value-type="float" office:value="13" table:style-name="ce1">
            <text:p>13</text:p>
          </table:table-cell>
          <table:table-cell office:value-type="float" office:value="13765" table:style-name="ce1">
            <text:p>13765</text:p>
          </table:table-cell>
          <table:table-cell table:number-columns-repeated="16379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float" office:value="87" table:style-name="ce1">
            <text:p>87</text:p>
          </table:table-cell>
          <table:table-cell office:value-type="float" office:value="201.25" table:style-name="ce1">
            <text:p>201,25</text:p>
          </table:table-cell>
          <table:table-cell office:value-type="float" office:value="15" table:style-name="ce1">
            <text:p>15</text:p>
          </table:table-cell>
          <table:table-cell office:value-type="float" office:value="13765" table:style-name="ce1">
            <text:p>13765</text:p>
          </table:table-cell>
          <table:table-cell table:number-columns-repeated="16379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66" table:style-name="ce1">
            <text:p>13766</text:p>
          </table:table-cell>
          <table:table-cell table:number-columns-repeated="16379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66" table:style-name="ce1">
            <text:p>13766</text:p>
          </table:table-cell>
          <table:table-cell table:number-columns-repeated="16379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float" office:value="95" table:style-name="ce1">
            <text:p>95</text:p>
          </table:table-cell>
          <table:table-cell office:value-type="float" office:value="3283.8798828125" table:style-name="ce1">
            <text:p>3283,879883</text:p>
          </table:table-cell>
          <table:table-cell office:value-type="float" office:value="12" table:style-name="ce1">
            <text:p>12</text:p>
          </table:table-cell>
          <table:table-cell office:value-type="float" office:value="13767" table:style-name="ce1">
            <text:p>13767</text:p>
          </table:table-cell>
          <table:table-cell table:number-columns-repeated="16379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float" office:value="95" table:style-name="ce1">
            <text:p>95</text:p>
          </table:table-cell>
          <table:table-cell office:value-type="float" office:value="11772.9501953125" table:style-name="ce1">
            <text:p>11772,9502</text:p>
          </table:table-cell>
          <table:table-cell office:value-type="float" office:value="12" table:style-name="ce1">
            <text:p>12</text:p>
          </table:table-cell>
          <table:table-cell office:value-type="float" office:value="13768" table:style-name="ce1">
            <text:p>13768</text:p>
          </table:table-cell>
          <table:table-cell table:number-columns-repeated="16379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69" table:style-name="ce1">
            <text:p>13769</text:p>
          </table:table-cell>
          <table:table-cell table:number-columns-repeated="16379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3770" table:style-name="ce1">
            <text:p>13770</text:p>
          </table:table-cell>
          <table:table-cell table:number-columns-repeated="16379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float" office:value="1" table:style-name="ce1">
            <text:p>1</text:p>
          </table:table-cell>
          <table:table-cell office:value-type="float" office:value="460" table:style-name="ce1">
            <text:p>460</text:p>
          </table:table-cell>
          <table:table-cell office:value-type="float" office:value="12" table:style-name="ce1">
            <text:p>12</text:p>
          </table:table-cell>
          <table:table-cell office:value-type="float" office:value="13771" table:style-name="ce1">
            <text:p>13771</text:p>
          </table:table-cell>
          <table:table-cell table:number-columns-repeated="16379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float" office:value="1" table:style-name="ce1">
            <text:p>1</text:p>
          </table:table-cell>
          <table:table-cell office:value-type="float" office:value="1440" table:style-name="ce1">
            <text:p>1440</text:p>
          </table:table-cell>
          <table:table-cell office:value-type="float" office:value="13" table:style-name="ce1">
            <text:p>13</text:p>
          </table:table-cell>
          <table:table-cell office:value-type="float" office:value="13771" table:style-name="ce1">
            <text:p>13771</text:p>
          </table:table-cell>
          <table:table-cell table:number-columns-repeated="16379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72" table:style-name="ce1">
            <text:p>13772</text:p>
          </table:table-cell>
          <table:table-cell table:number-columns-repeated="16379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72" table:style-name="ce1">
            <text:p>13772</text:p>
          </table:table-cell>
          <table:table-cell table:number-columns-repeated="16379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float" office:value="200" table:style-name="ce1">
            <text:p>200</text:p>
          </table:table-cell>
          <table:table-cell office:value-type="float" office:value="3979.32006835938" table:style-name="ce1">
            <text:p>3979,320068</text:p>
          </table:table-cell>
          <table:table-cell office:value-type="float" office:value="13" table:style-name="ce1">
            <text:p>13</text:p>
          </table:table-cell>
          <table:table-cell office:value-type="float" office:value="13773" table:style-name="ce1">
            <text:p>13773</text:p>
          </table:table-cell>
          <table:table-cell table:number-columns-repeated="16379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float" office:value="95" table:style-name="ce1">
            <text:p>95</text:p>
          </table:table-cell>
          <table:table-cell office:value-type="float" office:value="90.870002746582003" table:style-name="ce1">
            <text:p>90,87000275</text:p>
          </table:table-cell>
          <table:table-cell office:value-type="float" office:value="15" table:style-name="ce1">
            <text:p>15</text:p>
          </table:table-cell>
          <table:table-cell office:value-type="float" office:value="13774" table:style-name="ce1">
            <text:p>13774</text:p>
          </table:table-cell>
          <table:table-cell table:number-columns-repeated="16379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float" office:value="95" table:style-name="ce1">
            <text:p>95</text:p>
          </table:table-cell>
          <table:table-cell office:value-type="float" office:value="1838" table:style-name="ce1">
            <text:p>1838</text:p>
          </table:table-cell>
          <table:table-cell office:value-type="float" office:value="15" table:style-name="ce1">
            <text:p>15</text:p>
          </table:table-cell>
          <table:table-cell office:value-type="float" office:value="13775" table:style-name="ce1">
            <text:p>13775</text:p>
          </table:table-cell>
          <table:table-cell table:number-columns-repeated="16379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float" office:value="111" table:style-name="ce1">
            <text:p>111</text:p>
          </table:table-cell>
          <table:table-cell office:value-type="float" office:value="2377" table:style-name="ce1">
            <text:p>2377</text:p>
          </table:table-cell>
          <table:table-cell office:value-type="float" office:value="15" table:style-name="ce1">
            <text:p>15</text:p>
          </table:table-cell>
          <table:table-cell office:value-type="float" office:value="13776" table:style-name="ce1">
            <text:p>13776</text:p>
          </table:table-cell>
          <table:table-cell table:number-columns-repeated="16379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float" office:value="87" table:style-name="ce1">
            <text:p>87</text:p>
          </table:table-cell>
          <table:table-cell office:value-type="float" office:value="1913.34997558594" table:style-name="ce1">
            <text:p>1913,349976</text:p>
          </table:table-cell>
          <table:table-cell office:value-type="float" office:value="15" table:style-name="ce1">
            <text:p>15</text:p>
          </table:table-cell>
          <table:table-cell office:value-type="float" office:value="13777" table:style-name="ce1">
            <text:p>13777</text:p>
          </table:table-cell>
          <table:table-cell table:number-columns-repeated="16379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float" office:value="95" table:style-name="ce1">
            <text:p>95</text:p>
          </table:table-cell>
          <table:table-cell office:value-type="float" office:value="149.02000427246099" table:style-name="ce1">
            <text:p>149,0200043</text:p>
          </table:table-cell>
          <table:table-cell office:value-type="float" office:value="15" table:style-name="ce1">
            <text:p>15</text:p>
          </table:table-cell>
          <table:table-cell office:value-type="float" office:value="13777" table:style-name="ce1">
            <text:p>13777</text:p>
          </table:table-cell>
          <table:table-cell table:number-columns-repeated="16379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float" office:value="185" table:style-name="ce1">
            <text:p>185</text:p>
          </table:table-cell>
          <table:table-cell office:value-type="float" office:value="3495.67993164063" table:style-name="ce1">
            <text:p>3495,679932</text:p>
          </table:table-cell>
          <table:table-cell office:value-type="float" office:value="12" table:style-name="ce1">
            <text:p>12</text:p>
          </table:table-cell>
          <table:table-cell office:value-type="float" office:value="13778" table:style-name="ce1">
            <text:p>13778</text:p>
          </table:table-cell>
          <table:table-cell table:number-columns-repeated="16379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float" office:value="198" table:style-name="ce1">
            <text:p>198</text:p>
          </table:table-cell>
          <table:table-cell office:value-type="float" office:value="24852.16015625" table:style-name="ce1">
            <text:p>24852,16016</text:p>
          </table:table-cell>
          <table:table-cell office:value-type="float" office:value="12" table:style-name="ce1">
            <text:p>12</text:p>
          </table:table-cell>
          <table:table-cell office:value-type="float" office:value="13778" table:style-name="ce1">
            <text:p>13778</text:p>
          </table:table-cell>
          <table:table-cell table:number-columns-repeated="16379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779" table:style-name="ce1">
            <text:p>13779</text:p>
          </table:table-cell>
          <table:table-cell table:number-columns-repeated="16379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779" table:style-name="ce1">
            <text:p>13779</text:p>
          </table:table-cell>
          <table:table-cell table:number-columns-repeated="16379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780" table:style-name="ce1">
            <text:p>13780</text:p>
          </table:table-cell>
          <table:table-cell table:number-columns-repeated="16379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780" table:style-name="ce1">
            <text:p>13780</text:p>
          </table:table-cell>
          <table:table-cell table:number-columns-repeated="16379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float" office:value="135" table:style-name="ce1">
            <text:p>135</text:p>
          </table:table-cell>
          <table:table-cell office:value-type="float" office:value="8515.2001953125" table:style-name="ce1">
            <text:p>8515,200195</text:p>
          </table:table-cell>
          <table:table-cell office:value-type="float" office:value="12" table:style-name="ce1">
            <text:p>12</text:p>
          </table:table-cell>
          <table:table-cell office:value-type="float" office:value="13781" table:style-name="ce1">
            <text:p>13781</text:p>
          </table:table-cell>
          <table:table-cell table:number-columns-repeated="16379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82" table:style-name="ce1">
            <text:p>13782</text:p>
          </table:table-cell>
          <table:table-cell table:number-columns-repeated="16379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83" table:style-name="ce1">
            <text:p>13783</text:p>
          </table:table-cell>
          <table:table-cell table:number-columns-repeated="16379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83" table:style-name="ce1">
            <text:p>13783</text:p>
          </table:table-cell>
          <table:table-cell table:number-columns-repeated="16379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84" table:style-name="ce1">
            <text:p>13784</text:p>
          </table:table-cell>
          <table:table-cell table:number-columns-repeated="16379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84" table:style-name="ce1">
            <text:p>13784</text:p>
          </table:table-cell>
          <table:table-cell table:number-columns-repeated="16379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95" table:style-name="ce1">
            <text:p>95</text:p>
          </table:table-cell>
          <table:table-cell office:value-type="float" office:value="4320" table:style-name="ce1">
            <text:p>4320</text:p>
          </table:table-cell>
          <table:table-cell office:value-type="float" office:value="15" table:style-name="ce1">
            <text:p>15</text:p>
          </table:table-cell>
          <table:table-cell office:value-type="float" office:value="13785" table:style-name="ce1">
            <text:p>13785</text:p>
          </table:table-cell>
          <table:table-cell table:number-columns-repeated="16379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86" table:style-name="ce1">
            <text:p>13786</text:p>
          </table:table-cell>
          <table:table-cell table:number-columns-repeated="16379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86" table:style-name="ce1">
            <text:p>13786</text:p>
          </table:table-cell>
          <table:table-cell table:number-columns-repeated="16379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float" office:value="87" table:style-name="ce1">
            <text:p>87</text:p>
          </table:table-cell>
          <table:table-cell office:value-type="float" office:value="1410.34997558594" table:style-name="ce1">
            <text:p>1410,349976</text:p>
          </table:table-cell>
          <table:table-cell office:value-type="float" office:value="15" table:style-name="ce1">
            <text:p>15</text:p>
          </table:table-cell>
          <table:table-cell office:value-type="float" office:value="13787" table:style-name="ce1">
            <text:p>13787</text:p>
          </table:table-cell>
          <table:table-cell table:number-columns-repeated="16379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float" office:value="95" table:style-name="ce1">
            <text:p>95</text:p>
          </table:table-cell>
          <table:table-cell office:value-type="float" office:value="151.75" table:style-name="ce1">
            <text:p>151,75</text:p>
          </table:table-cell>
          <table:table-cell office:value-type="float" office:value="15" table:style-name="ce1">
            <text:p>15</text:p>
          </table:table-cell>
          <table:table-cell office:value-type="float" office:value="13788" table:style-name="ce1">
            <text:p>13788</text:p>
          </table:table-cell>
          <table:table-cell table:number-columns-repeated="16379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float" office:value="88" table:style-name="ce1">
            <text:p>88</text:p>
          </table:table-cell>
          <table:table-cell office:value-type="float" office:value="2019.57995605469" table:style-name="ce1">
            <text:p>2019,579956</text:p>
          </table:table-cell>
          <table:table-cell office:value-type="float" office:value="14" table:style-name="ce1">
            <text:p>14</text:p>
          </table:table-cell>
          <table:table-cell office:value-type="float" office:value="13789" table:style-name="ce1">
            <text:p>13789</text:p>
          </table:table-cell>
          <table:table-cell table:number-columns-repeated="16379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90" table:style-name="ce1">
            <text:p>13790</text:p>
          </table:table-cell>
          <table:table-cell table:number-columns-repeated="16379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float" office:value="1" table:style-name="ce1">
            <text:p>1</text:p>
          </table:table-cell>
          <table:table-cell office:value-type="float" office:value="280" table:style-name="ce1">
            <text:p>280</text:p>
          </table:table-cell>
          <table:table-cell office:value-type="float" office:value="12" table:style-name="ce1">
            <text:p>12</text:p>
          </table:table-cell>
          <table:table-cell office:value-type="float" office:value="13791" table:style-name="ce1">
            <text:p>13791</text:p>
          </table:table-cell>
          <table:table-cell table:number-columns-repeated="16379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float" office:value="1" table:style-name="ce1">
            <text:p>1</text:p>
          </table:table-cell>
          <table:table-cell office:value-type="float" office:value="560" table:style-name="ce1">
            <text:p>560</text:p>
          </table:table-cell>
          <table:table-cell office:value-type="float" office:value="13" table:style-name="ce1">
            <text:p>13</text:p>
          </table:table-cell>
          <table:table-cell office:value-type="float" office:value="13791" table:style-name="ce1">
            <text:p>13791</text:p>
          </table:table-cell>
          <table:table-cell table:number-columns-repeated="16379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" table:style-name="ce1">
            <text:p>12</text:p>
          </table:table-cell>
          <table:table-cell office:value-type="float" office:value="13792" table:style-name="ce1">
            <text:p>13792</text:p>
          </table:table-cell>
          <table:table-cell table:number-columns-repeated="16379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92" table:style-name="ce1">
            <text:p>13792</text:p>
          </table:table-cell>
          <table:table-cell table:number-columns-repeated="16379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793" table:style-name="ce1">
            <text:p>13793</text:p>
          </table:table-cell>
          <table:table-cell table:number-columns-repeated="16379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93" table:style-name="ce1">
            <text:p>13793</text:p>
          </table:table-cell>
          <table:table-cell table:number-columns-repeated="16379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float" office:value="87" table:style-name="ce1">
            <text:p>87</text:p>
          </table:table-cell>
          <table:table-cell office:value-type="float" office:value="1646.89001464844" table:style-name="ce1">
            <text:p>1646,890015</text:p>
          </table:table-cell>
          <table:table-cell office:value-type="float" office:value="15" table:style-name="ce1">
            <text:p>15</text:p>
          </table:table-cell>
          <table:table-cell office:value-type="float" office:value="13794" table:style-name="ce1">
            <text:p>13794</text:p>
          </table:table-cell>
          <table:table-cell table:number-columns-repeated="16379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float" office:value="152" table:style-name="ce1">
            <text:p>152</text:p>
          </table:table-cell>
          <table:table-cell office:value-type="float" office:value="2283.75" table:style-name="ce1">
            <text:p>2283,75</text:p>
          </table:table-cell>
          <table:table-cell office:value-type="float" office:value="12" table:style-name="ce1">
            <text:p>12</text:p>
          </table:table-cell>
          <table:table-cell office:value-type="float" office:value="13795" table:style-name="ce1">
            <text:p>13795</text:p>
          </table:table-cell>
          <table:table-cell table:number-columns-repeated="16379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float" office:value="95" table:style-name="ce1">
            <text:p>95</text:p>
          </table:table-cell>
          <table:table-cell office:value-type="float" office:value="14138.76953125" table:style-name="ce1">
            <text:p>14138,76953</text:p>
          </table:table-cell>
          <table:table-cell office:value-type="float" office:value="12" table:style-name="ce1">
            <text:p>12</text:p>
          </table:table-cell>
          <table:table-cell office:value-type="float" office:value="13796" table:style-name="ce1">
            <text:p>13796</text:p>
          </table:table-cell>
          <table:table-cell table:number-columns-repeated="16379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float" office:value="116" table:style-name="ce1">
            <text:p>116</text:p>
          </table:table-cell>
          <table:table-cell office:value-type="float" office:value="3808.44995117188" table:style-name="ce1">
            <text:p>3808,449951</text:p>
          </table:table-cell>
          <table:table-cell office:value-type="float" office:value="15" table:style-name="ce1">
            <text:p>15</text:p>
          </table:table-cell>
          <table:table-cell office:value-type="float" office:value="13797" table:style-name="ce1">
            <text:p>13797</text:p>
          </table:table-cell>
          <table:table-cell table:number-columns-repeated="16379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798" table:style-name="ce1">
            <text:p>13798</text:p>
          </table:table-cell>
          <table:table-cell table:number-columns-repeated="16379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float" office:value="1" table:style-name="ce1">
            <text:p>1</text:p>
          </table:table-cell>
          <table:table-cell office:value-type="float" office:value="965" table:style-name="ce1">
            <text:p>965</text:p>
          </table:table-cell>
          <table:table-cell office:value-type="float" office:value="12" table:style-name="ce1">
            <text:p>12</text:p>
          </table:table-cell>
          <table:table-cell office:value-type="float" office:value="13799" table:style-name="ce1">
            <text:p>13799</text:p>
          </table:table-cell>
          <table:table-cell table:number-columns-repeated="16379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799" table:style-name="ce1">
            <text:p>13799</text:p>
          </table:table-cell>
          <table:table-cell table:number-columns-repeated="16379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float" office:value="95" table:style-name="ce1">
            <text:p>95</text:p>
          </table:table-cell>
          <table:table-cell office:value-type="float" office:value="4350" table:style-name="ce1">
            <text:p>4350</text:p>
          </table:table-cell>
          <table:table-cell office:value-type="float" office:value="15" table:style-name="ce1">
            <text:p>15</text:p>
          </table:table-cell>
          <table:table-cell office:value-type="float" office:value="13800" table:style-name="ce1">
            <text:p>13800</text:p>
          </table:table-cell>
          <table:table-cell table:number-columns-repeated="16379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float" office:value="95" table:style-name="ce1">
            <text:p>95</text:p>
          </table:table-cell>
          <table:table-cell office:value-type="float" office:value="9202.0400390625" table:style-name="ce1">
            <text:p>9202,040039</text:p>
          </table:table-cell>
          <table:table-cell office:value-type="float" office:value="15" table:style-name="ce1">
            <text:p>15</text:p>
          </table:table-cell>
          <table:table-cell office:value-type="float" office:value="13801" table:style-name="ce1">
            <text:p>13801</text:p>
          </table:table-cell>
          <table:table-cell table:number-columns-repeated="16379"/>
        </table:table-row>
        <table:table-row table:style-name="ro1">
          <table:table-cell office:value-type="float" office:value="2322" table:style-name="ce1">
            <text:p>2322</text:p>
          </table:table-cell>
          <table:table-cell table:number-columns-repeated="3" table:style-name="ce1"/>
          <table:table-cell office:value-type="float" office:value="13801" table:style-name="ce1">
            <text:p>13801</text:p>
          </table:table-cell>
          <table:table-cell table:number-columns-repeated="16379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02" table:style-name="ce1">
            <text:p>13802</text:p>
          </table:table-cell>
          <table:table-cell table:number-columns-repeated="16379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02" table:style-name="ce1">
            <text:p>13802</text:p>
          </table:table-cell>
          <table:table-cell table:number-columns-repeated="16379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03" table:style-name="ce1">
            <text:p>13803</text:p>
          </table:table-cell>
          <table:table-cell table:number-columns-repeated="16379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03" table:style-name="ce1">
            <text:p>13803</text:p>
          </table:table-cell>
          <table:table-cell table:number-columns-repeated="16379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float" office:value="87" table:style-name="ce1">
            <text:p>87</text:p>
          </table:table-cell>
          <table:table-cell office:value-type="float" office:value="1824.06994628906" table:style-name="ce1">
            <text:p>1824,069946</text:p>
          </table:table-cell>
          <table:table-cell office:value-type="float" office:value="15" table:style-name="ce1">
            <text:p>15</text:p>
          </table:table-cell>
          <table:table-cell office:value-type="float" office:value="13804" table:style-name="ce1">
            <text:p>13804</text:p>
          </table:table-cell>
          <table:table-cell table:number-columns-repeated="16379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float" office:value="87" table:style-name="ce1">
            <text:p>87</text:p>
          </table:table-cell>
          <table:table-cell office:value-type="float" office:value="2363.15991210938" table:style-name="ce1">
            <text:p>2363,159912</text:p>
          </table:table-cell>
          <table:table-cell office:value-type="float" office:value="15" table:style-name="ce1">
            <text:p>15</text:p>
          </table:table-cell>
          <table:table-cell office:value-type="float" office:value="13805" table:style-name="ce1">
            <text:p>13805</text:p>
          </table:table-cell>
          <table:table-cell table:number-columns-repeated="16379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float" office:value="152" table:style-name="ce1">
            <text:p>152</text:p>
          </table:table-cell>
          <table:table-cell office:value-type="float" office:value="3920.7099609375" table:style-name="ce1">
            <text:p>3920,709961</text:p>
          </table:table-cell>
          <table:table-cell office:value-type="float" office:value="12" table:style-name="ce1">
            <text:p>12</text:p>
          </table:table-cell>
          <table:table-cell office:value-type="float" office:value="13806" table:style-name="ce1">
            <text:p>13806</text:p>
          </table:table-cell>
          <table:table-cell table:number-columns-repeated="16379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3807" table:style-name="ce1">
            <text:p>13807</text:p>
          </table:table-cell>
          <table:table-cell table:number-columns-repeated="16379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float" office:value="1" table:style-name="ce1">
            <text:p>1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13807" table:style-name="ce1">
            <text:p>13807</text:p>
          </table:table-cell>
          <table:table-cell table:number-columns-repeated="16379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float" office:value="95" table:style-name="ce1">
            <text:p>95</text:p>
          </table:table-cell>
          <table:table-cell office:value-type="float" office:value="119.09999847412099" table:style-name="ce1">
            <text:p>119,0999985</text:p>
          </table:table-cell>
          <table:table-cell office:value-type="float" office:value="15" table:style-name="ce1">
            <text:p>15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float" office:value="87" table:style-name="ce1">
            <text:p>87</text:p>
          </table:table-cell>
          <table:table-cell office:value-type="float" office:value="1616.10998535156" table:style-name="ce1">
            <text:p>1616,109985</text:p>
          </table:table-cell>
          <table:table-cell office:value-type="float" office:value="15" table:style-name="ce1">
            <text:p>15</text:p>
          </table:table-cell>
          <table:table-cell office:value-type="float" office:value="13809" table:style-name="ce1">
            <text:p>13809</text:p>
          </table:table-cell>
          <table:table-cell table:number-columns-repeated="16379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float" office:value="95" table:style-name="ce1">
            <text:p>95</text:p>
          </table:table-cell>
          <table:table-cell office:value-type="float" office:value="5651" table:style-name="ce1">
            <text:p>5651</text:p>
          </table:table-cell>
          <table:table-cell office:value-type="float" office:value="15" table:style-name="ce1">
            <text:p>15</text:p>
          </table:table-cell>
          <table:table-cell office:value-type="float" office:value="13810" table:style-name="ce1">
            <text:p>13810</text:p>
          </table:table-cell>
          <table:table-cell table:number-columns-repeated="16379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11" table:style-name="ce1">
            <text:p>13811</text:p>
          </table:table-cell>
          <table:table-cell table:number-columns-repeated="16379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11" table:style-name="ce1">
            <text:p>13811</text:p>
          </table:table-cell>
          <table:table-cell table:number-columns-repeated="16379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12" table:style-name="ce1">
            <text:p>13812</text:p>
          </table:table-cell>
          <table:table-cell table:number-columns-repeated="16379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12" table:style-name="ce1">
            <text:p>13812</text:p>
          </table:table-cell>
          <table:table-cell table:number-columns-repeated="16379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3813" table:style-name="ce1">
            <text:p>13813</text:p>
          </table:table-cell>
          <table:table-cell table:number-columns-repeated="16379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813" table:style-name="ce1">
            <text:p>13813</text:p>
          </table:table-cell>
          <table:table-cell table:number-columns-repeated="16379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814" table:style-name="ce1">
            <text:p>13814</text:p>
          </table:table-cell>
          <table:table-cell table:number-columns-repeated="16379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814" table:style-name="ce1">
            <text:p>13814</text:p>
          </table:table-cell>
          <table:table-cell table:number-columns-repeated="16379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15" table:style-name="ce1">
            <text:p>13815</text:p>
          </table:table-cell>
          <table:table-cell table:number-columns-repeated="16379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float" office:value="87" table:style-name="ce1">
            <text:p>87</text:p>
          </table:table-cell>
          <table:table-cell office:value-type="float" office:value="980.969970703125" table:style-name="ce1">
            <text:p>980,9699707</text:p>
          </table:table-cell>
          <table:table-cell office:value-type="float" office:value="15" table:style-name="ce1">
            <text:p>15</text:p>
          </table:table-cell>
          <table:table-cell office:value-type="float" office:value="13816" table:style-name="ce1">
            <text:p>13816</text:p>
          </table:table-cell>
          <table:table-cell table:number-columns-repeated="16379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float" office:value="95" table:style-name="ce1">
            <text:p>95</text:p>
          </table:table-cell>
          <table:table-cell office:value-type="float" office:value="7490.85009765625" table:style-name="ce1">
            <text:p>7490,850098</text:p>
          </table:table-cell>
          <table:table-cell office:value-type="float" office:value="15" table:style-name="ce1">
            <text:p>15</text:p>
          </table:table-cell>
          <table:table-cell office:value-type="float" office:value="13817" table:style-name="ce1">
            <text:p>13817</text:p>
          </table:table-cell>
          <table:table-cell table:number-columns-repeated="16379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float" office:value="88" table:style-name="ce1">
            <text:p>88</text:p>
          </table:table-cell>
          <table:table-cell office:value-type="float" office:value="3751.38989257813" table:style-name="ce1">
            <text:p>3751,389893</text:p>
          </table:table-cell>
          <table:table-cell office:value-type="float" office:value="14" table:style-name="ce1">
            <text:p>14</text:p>
          </table:table-cell>
          <table:table-cell office:value-type="float" office:value="13818" table:style-name="ce1">
            <text:p>13818</text:p>
          </table:table-cell>
          <table:table-cell table:number-columns-repeated="16379"/>
        </table:table-row>
        <table:table-row table:style-name="ro1">
          <table:table-cell office:value-type="float" office:value="2347" table:style-name="ce1">
            <text:p>2347</text:p>
          </table:table-cell>
          <table:table-cell table:number-columns-repeated="3" table:style-name="ce1"/>
          <table:table-cell office:value-type="float" office:value="13818" table:style-name="ce1">
            <text:p>13818</text:p>
          </table:table-cell>
          <table:table-cell table:number-columns-repeated="16379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19" table:style-name="ce1">
            <text:p>13819</text:p>
          </table:table-cell>
          <table:table-cell table:number-columns-repeated="16379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20" table:style-name="ce1">
            <text:p>13820</text:p>
          </table:table-cell>
          <table:table-cell table:number-columns-repeated="16379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821" table:style-name="ce1">
            <text:p>13821</text:p>
          </table:table-cell>
          <table:table-cell table:number-columns-repeated="16379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3821" table:style-name="ce1">
            <text:p>13821</text:p>
          </table:table-cell>
          <table:table-cell table:number-columns-repeated="16379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float" office:value="95" table:style-name="ce1">
            <text:p>95</text:p>
          </table:table-cell>
          <table:table-cell office:value-type="float" office:value="83.089996337890597" table:style-name="ce1">
            <text:p>83,08999634</text:p>
          </table:table-cell>
          <table:table-cell office:value-type="float" office:value="15" table:style-name="ce1">
            <text:p>15</text:p>
          </table:table-cell>
          <table:table-cell office:value-type="float" office:value="13822" table:style-name="ce1">
            <text:p>13822</text:p>
          </table:table-cell>
          <table:table-cell table:number-columns-repeated="16379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float" office:value="95" table:style-name="ce1">
            <text:p>95</text:p>
          </table:table-cell>
          <table:table-cell office:value-type="float" office:value="2021" table:style-name="ce1">
            <text:p>2021</text:p>
          </table:table-cell>
          <table:table-cell office:value-type="float" office:value="15" table:style-name="ce1">
            <text:p>15</text:p>
          </table:table-cell>
          <table:table-cell office:value-type="float" office:value="13823" table:style-name="ce1">
            <text:p>13823</text:p>
          </table:table-cell>
          <table:table-cell table:number-columns-repeated="16379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float" office:value="199" table:style-name="ce1">
            <text:p>199</text:p>
          </table:table-cell>
          <table:table-cell office:value-type="float" office:value="678" table:style-name="ce1">
            <text:p>678</text:p>
          </table:table-cell>
          <table:table-cell office:value-type="float" office:value="15" table:style-name="ce1">
            <text:p>15</text:p>
          </table:table-cell>
          <table:table-cell office:value-type="float" office:value="13824" table:style-name="ce1">
            <text:p>13824</text:p>
          </table:table-cell>
          <table:table-cell table:number-columns-repeated="16379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25" table:style-name="ce1">
            <text:p>13825</text:p>
          </table:table-cell>
          <table:table-cell table:number-columns-repeated="16379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25" table:style-name="ce1">
            <text:p>13825</text:p>
          </table:table-cell>
          <table:table-cell table:number-columns-repeated="16379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float" office:value="95" table:style-name="ce1">
            <text:p>95</text:p>
          </table:table-cell>
          <table:table-cell office:value-type="float" office:value="7874.4599609375" table:style-name="ce1">
            <text:p>7874,459961</text:p>
          </table:table-cell>
          <table:table-cell office:value-type="float" office:value="14" table:style-name="ce1">
            <text:p>14</text:p>
          </table:table-cell>
          <table:table-cell office:value-type="float" office:value="13826" table:style-name="ce1">
            <text:p>13826</text:p>
          </table:table-cell>
          <table:table-cell table:number-columns-repeated="16379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27" table:style-name="ce1">
            <text:p>13827</text:p>
          </table:table-cell>
          <table:table-cell table:number-columns-repeated="16379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27" table:style-name="ce1">
            <text:p>13827</text:p>
          </table:table-cell>
          <table:table-cell table:number-columns-repeated="16379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float" office:value="111" table:style-name="ce1">
            <text:p>111</text:p>
          </table:table-cell>
          <table:table-cell office:value-type="float" office:value="6081.6201171875" table:style-name="ce1">
            <text:p>6081,620117</text:p>
          </table:table-cell>
          <table:table-cell office:value-type="float" office:value="12" table:style-name="ce1">
            <text:p>12</text:p>
          </table:table-cell>
          <table:table-cell office:value-type="float" office:value="13828" table:style-name="ce1">
            <text:p>13828</text:p>
          </table:table-cell>
          <table:table-cell table:number-columns-repeated="16379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float" office:value="87" table:style-name="ce1">
            <text:p>87</text:p>
          </table:table-cell>
          <table:table-cell office:value-type="float" office:value="29956.48046875" table:style-name="ce1">
            <text:p>29956,48047</text:p>
          </table:table-cell>
          <table:table-cell office:value-type="float" office:value="13" table:style-name="ce1">
            <text:p>13</text:p>
          </table:table-cell>
          <table:table-cell office:value-type="float" office:value="13829" table:style-name="ce1">
            <text:p>13829</text:p>
          </table:table-cell>
          <table:table-cell table:number-columns-repeated="16379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30" table:style-name="ce1">
            <text:p>13830</text:p>
          </table:table-cell>
          <table:table-cell table:number-columns-repeated="16379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30" table:style-name="ce1">
            <text:p>13830</text:p>
          </table:table-cell>
          <table:table-cell table:number-columns-repeated="16379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31" table:style-name="ce1">
            <text:p>13831</text:p>
          </table:table-cell>
          <table:table-cell table:number-columns-repeated="16379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32" table:style-name="ce1">
            <text:p>13832</text:p>
          </table:table-cell>
          <table:table-cell table:number-columns-repeated="16379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float" office:value="88" table:style-name="ce1">
            <text:p>88</text:p>
          </table:table-cell>
          <table:table-cell office:value-type="float" office:value="994.84002685546898" table:style-name="ce1">
            <text:p>994,8400269</text:p>
          </table:table-cell>
          <table:table-cell office:value-type="float" office:value="14" table:style-name="ce1">
            <text:p>14</text:p>
          </table:table-cell>
          <table:table-cell office:value-type="float" office:value="13833" table:style-name="ce1">
            <text:p>13833</text:p>
          </table:table-cell>
          <table:table-cell table:number-columns-repeated="16379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float" office:value="95" table:style-name="ce1">
            <text:p>95</text:p>
          </table:table-cell>
          <table:table-cell office:value-type="float" office:value="3001.36010742188" table:style-name="ce1">
            <text:p>3001,360107</text:p>
          </table:table-cell>
          <table:table-cell office:value-type="float" office:value="15" table:style-name="ce1">
            <text:p>15</text:p>
          </table:table-cell>
          <table:table-cell office:value-type="float" office:value="13834" table:style-name="ce1">
            <text:p>13834</text:p>
          </table:table-cell>
          <table:table-cell table:number-columns-repeated="16379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float" office:value="111" table:style-name="ce1">
            <text:p>111</text:p>
          </table:table-cell>
          <table:table-cell office:value-type="float" office:value="601.95001220703102" table:style-name="ce1">
            <text:p>601,9500122</text:p>
          </table:table-cell>
          <table:table-cell office:value-type="float" office:value="15" table:style-name="ce1">
            <text:p>15</text:p>
          </table:table-cell>
          <table:table-cell office:value-type="float" office:value="13834" table:style-name="ce1">
            <text:p>13834</text:p>
          </table:table-cell>
          <table:table-cell table:number-columns-repeated="16379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35" table:style-name="ce1">
            <text:p>13835</text:p>
          </table:table-cell>
          <table:table-cell table:number-columns-repeated="16379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36" table:style-name="ce1">
            <text:p>13836</text:p>
          </table:table-cell>
          <table:table-cell table:number-columns-repeated="16379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37" table:style-name="ce1">
            <text:p>13837</text:p>
          </table:table-cell>
          <table:table-cell table:number-columns-repeated="16379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37" table:style-name="ce1">
            <text:p>13837</text:p>
          </table:table-cell>
          <table:table-cell table:number-columns-repeated="16379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38" table:style-name="ce1">
            <text:p>13838</text:p>
          </table:table-cell>
          <table:table-cell table:number-columns-repeated="16379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float" office:value="185" table:style-name="ce1">
            <text:p>185</text:p>
          </table:table-cell>
          <table:table-cell office:value-type="float" office:value="141.169998168945" table:style-name="ce1">
            <text:p>141,1699982</text:p>
          </table:table-cell>
          <table:table-cell office:value-type="float" office:value="15" table:style-name="ce1">
            <text:p>15</text:p>
          </table:table-cell>
          <table:table-cell office:value-type="float" office:value="13839" table:style-name="ce1">
            <text:p>13839</text:p>
          </table:table-cell>
          <table:table-cell table:number-columns-repeated="16379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float" office:value="16" table:style-name="ce1">
            <text:p>16</text:p>
          </table:table-cell>
          <table:table-cell office:value-type="float" office:value="8017.02978515625" table:style-name="ce1">
            <text:p>8017,029785</text:p>
          </table:table-cell>
          <table:table-cell office:value-type="float" office:value="14" table:style-name="ce1">
            <text:p>14</text:p>
          </table:table-cell>
          <table:table-cell office:value-type="float" office:value="13840" table:style-name="ce1">
            <text:p>13840</text:p>
          </table:table-cell>
          <table:table-cell table:number-columns-repeated="16379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float" office:value="21" table:style-name="ce1">
            <text:p>21</text:p>
          </table:table-cell>
          <table:table-cell office:value-type="float" office:value="2252.5" table:style-name="ce1">
            <text:p>2252,5</text:p>
          </table:table-cell>
          <table:table-cell office:value-type="float" office:value="14" table:style-name="ce1">
            <text:p>14</text:p>
          </table:table-cell>
          <table:table-cell office:value-type="float" office:value="13840" table:style-name="ce1">
            <text:p>13840</text:p>
          </table:table-cell>
          <table:table-cell table:number-columns-repeated="16379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41" table:style-name="ce1">
            <text:p>13841</text:p>
          </table:table-cell>
          <table:table-cell table:number-columns-repeated="16379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float" office:value="95" table:style-name="ce1">
            <text:p>95</text:p>
          </table:table-cell>
          <table:table-cell office:value-type="float" office:value="92.559997558593807" table:style-name="ce1">
            <text:p>92,55999756</text:p>
          </table:table-cell>
          <table:table-cell office:value-type="float" office:value="15" table:style-name="ce1">
            <text:p>15</text:p>
          </table:table-cell>
          <table:table-cell office:value-type="float" office:value="13842" table:style-name="ce1">
            <text:p>13842</text:p>
          </table:table-cell>
          <table:table-cell table:number-columns-repeated="16379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float" office:value="30" table:style-name="ce1">
            <text:p>30</text:p>
          </table:table-cell>
          <table:table-cell office:value-type="float" office:value="4917.41015625" table:style-name="ce1">
            <text:p>4917,410156</text:p>
          </table:table-cell>
          <table:table-cell office:value-type="float" office:value="12" table:style-name="ce1">
            <text:p>12</text:p>
          </table:table-cell>
          <table:table-cell office:value-type="float" office:value="13843" table:style-name="ce1">
            <text:p>13843</text:p>
          </table:table-cell>
          <table:table-cell table:number-columns-repeated="16379"/>
        </table:table-row>
        <table:table-row table:style-name="ro1">
          <table:table-cell office:value-type="float" office:value="2380" table:style-name="ce1">
            <text:p>2380</text:p>
          </table:table-cell>
          <table:table-cell table:number-columns-repeated="3" table:style-name="ce1"/>
          <table:table-cell office:value-type="float" office:value="13843" table:style-name="ce1">
            <text:p>13843</text:p>
          </table:table-cell>
          <table:table-cell table:number-columns-repeated="16379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44" table:style-name="ce1">
            <text:p>13844</text:p>
          </table:table-cell>
          <table:table-cell table:number-columns-repeated="16379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float" office:value="13845" table:style-name="ce1">
            <text:p>13845</text:p>
          </table:table-cell>
          <table:table-cell table:number-columns-repeated="16379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13845" table:style-name="ce1">
            <text:p>13845</text:p>
          </table:table-cell>
          <table:table-cell table:number-columns-repeated="16379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46" table:style-name="ce1">
            <text:p>13846</text:p>
          </table:table-cell>
          <table:table-cell table:number-columns-repeated="16379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47" table:style-name="ce1">
            <text:p>13847</text:p>
          </table:table-cell>
          <table:table-cell table:number-columns-repeated="16379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float" office:value="87" table:style-name="ce1">
            <text:p>87</text:p>
          </table:table-cell>
          <table:table-cell office:value-type="float" office:value="609.5" table:style-name="ce1">
            <text:p>609,5</text:p>
          </table:table-cell>
          <table:table-cell office:value-type="float" office:value="15" table:style-name="ce1">
            <text:p>15</text:p>
          </table:table-cell>
          <table:table-cell office:value-type="float" office:value="13848" table:style-name="ce1">
            <text:p>13848</text:p>
          </table:table-cell>
          <table:table-cell table:number-columns-repeated="16379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float" office:value="95" table:style-name="ce1">
            <text:p>95</text:p>
          </table:table-cell>
          <table:table-cell office:value-type="float" office:value="5728.7099609375" table:style-name="ce1">
            <text:p>5728,709961</text:p>
          </table:table-cell>
          <table:table-cell office:value-type="float" office:value="15" table:style-name="ce1">
            <text:p>15</text:p>
          </table:table-cell>
          <table:table-cell office:value-type="float" office:value="13849" table:style-name="ce1">
            <text:p>13849</text:p>
          </table:table-cell>
          <table:table-cell table:number-columns-repeated="16379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float" office:value="95" table:style-name="ce1">
            <text:p>95</text:p>
          </table:table-cell>
          <table:table-cell office:value-type="float" office:value="5636.43017578125" table:style-name="ce1">
            <text:p>5636,430176</text:p>
          </table:table-cell>
          <table:table-cell office:value-type="float" office:value="15" table:style-name="ce1">
            <text:p>15</text:p>
          </table:table-cell>
          <table:table-cell office:value-type="float" office:value="13850" table:style-name="ce1">
            <text:p>13850</text:p>
          </table:table-cell>
          <table:table-cell table:number-columns-repeated="16379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float" office:value="195" table:style-name="ce1">
            <text:p>195</text:p>
          </table:table-cell>
          <table:table-cell office:value-type="float" office:value="1400" table:style-name="ce1">
            <text:p>1400</text:p>
          </table:table-cell>
          <table:table-cell office:value-type="float" office:value="14" table:style-name="ce1">
            <text:p>14</text:p>
          </table:table-cell>
          <table:table-cell office:value-type="float" office:value="13851" table:style-name="ce1">
            <text:p>13851</text:p>
          </table:table-cell>
          <table:table-cell table:number-columns-repeated="16379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float" office:value="195" table:style-name="ce1">
            <text:p>195</text:p>
          </table:table-cell>
          <table:table-cell office:value-type="float" office:value="1400" table:style-name="ce1">
            <text:p>1400</text:p>
          </table:table-cell>
          <table:table-cell office:value-type="float" office:value="14" table:style-name="ce1">
            <text:p>14</text:p>
          </table:table-cell>
          <table:table-cell office:value-type="float" office:value="13852" table:style-name="ce1">
            <text:p>13852</text:p>
          </table:table-cell>
          <table:table-cell table:number-columns-repeated="16379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float" office:value="109" table:style-name="ce1">
            <text:p>109</text:p>
          </table:table-cell>
          <table:table-cell office:value-type="float" office:value="5114.72998046875" table:style-name="ce1">
            <text:p>5114,72998</text:p>
          </table:table-cell>
          <table:table-cell office:value-type="float" office:value="13" table:style-name="ce1">
            <text:p>13</text:p>
          </table:table-cell>
          <table:table-cell office:value-type="float" office:value="13853" table:style-name="ce1">
            <text:p>13853</text:p>
          </table:table-cell>
          <table:table-cell table:number-columns-repeated="16379"/>
        </table:table-row>
        <table:table-row table:style-name="ro1">
          <table:table-cell office:value-type="float" office:value="2392" table:style-name="ce1">
            <text:p>2392</text:p>
          </table:table-cell>
          <table:table-cell table:number-columns-repeated="3" table:style-name="ce1"/>
          <table:table-cell office:value-type="float" office:value="13853" table:style-name="ce1">
            <text:p>13853</text:p>
          </table:table-cell>
          <table:table-cell table:number-columns-repeated="16379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54" table:style-name="ce1">
            <text:p>13854</text:p>
          </table:table-cell>
          <table:table-cell table:number-columns-repeated="16379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54" table:style-name="ce1">
            <text:p>13854</text:p>
          </table:table-cell>
          <table:table-cell table:number-columns-repeated="16379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3855" table:style-name="ce1">
            <text:p>13855</text:p>
          </table:table-cell>
          <table:table-cell table:number-columns-repeated="16379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float" office:value="1" table:style-name="ce1">
            <text:p>1</text:p>
          </table:table-cell>
          <table:table-cell office:value-type="float" office:value="1620" table:style-name="ce1">
            <text:p>1620</text:p>
          </table:table-cell>
          <table:table-cell office:value-type="float" office:value="13" table:style-name="ce1">
            <text:p>13</text:p>
          </table:table-cell>
          <table:table-cell office:value-type="float" office:value="13855" table:style-name="ce1">
            <text:p>13855</text:p>
          </table:table-cell>
          <table:table-cell table:number-columns-repeated="16379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float" office:value="167" table:style-name="ce1">
            <text:p>167</text:p>
          </table:table-cell>
          <table:table-cell office:value-type="float" office:value="12000" table:style-name="ce1">
            <text:p>12000</text:p>
          </table:table-cell>
          <table:table-cell office:value-type="float" office:value="15" table:style-name="ce1">
            <text:p>15</text:p>
          </table:table-cell>
          <table:table-cell office:value-type="float" office:value="13856" table:style-name="ce1">
            <text:p>13856</text:p>
          </table:table-cell>
          <table:table-cell table:number-columns-repeated="16379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float" office:value="111" table:style-name="ce1">
            <text:p>111</text:p>
          </table:table-cell>
          <table:table-cell office:value-type="float" office:value="912" table:style-name="ce1">
            <text:p>912</text:p>
          </table:table-cell>
          <table:table-cell office:value-type="float" office:value="15" table:style-name="ce1">
            <text:p>15</text:p>
          </table:table-cell>
          <table:table-cell office:value-type="float" office:value="13857" table:style-name="ce1">
            <text:p>13857</text:p>
          </table:table-cell>
          <table:table-cell table:number-columns-repeated="16379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float" office:value="30" table:style-name="ce1">
            <text:p>30</text:p>
          </table:table-cell>
          <table:table-cell office:value-type="float" office:value="2008.66003417969" table:style-name="ce1">
            <text:p>2008,660034</text:p>
          </table:table-cell>
          <table:table-cell office:value-type="float" office:value="12" table:style-name="ce1">
            <text:p>12</text:p>
          </table:table-cell>
          <table:table-cell office:value-type="float" office:value="13858" table:style-name="ce1">
            <text:p>13858</text:p>
          </table:table-cell>
          <table:table-cell table:number-columns-repeated="16379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1" table:style-name="ce1">
            <text:p>1</text:p>
          </table:table-cell>
          <table:table-cell office:value-type="float" office:value="266" table:style-name="ce1">
            <text:p>266</text:p>
          </table:table-cell>
          <table:table-cell office:value-type="float" office:value="12" table:style-name="ce1">
            <text:p>12</text:p>
          </table:table-cell>
          <table:table-cell office:value-type="float" office:value="13859" table:style-name="ce1">
            <text:p>13859</text:p>
          </table:table-cell>
          <table:table-cell table:number-columns-repeated="16379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859" table:style-name="ce1">
            <text:p>13859</text:p>
          </table:table-cell>
          <table:table-cell table:number-columns-repeated="16379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60" table:style-name="ce1">
            <text:p>13860</text:p>
          </table:table-cell>
          <table:table-cell table:number-columns-repeated="16379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3861" table:style-name="ce1">
            <text:p>13861</text:p>
          </table:table-cell>
          <table:table-cell table:number-columns-repeated="16379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62" table:style-name="ce1">
            <text:p>13862</text:p>
          </table:table-cell>
          <table:table-cell table:number-columns-repeated="16379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62" table:style-name="ce1">
            <text:p>13862</text:p>
          </table:table-cell>
          <table:table-cell table:number-columns-repeated="16379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float" office:value="1" table:style-name="ce1">
            <text:p>1</text:p>
          </table:table-cell>
          <table:table-cell office:value-type="float" office:value="1852" table:style-name="ce1">
            <text:p>1852</text:p>
          </table:table-cell>
          <table:table-cell office:value-type="float" office:value="12" table:style-name="ce1">
            <text:p>12</text:p>
          </table:table-cell>
          <table:table-cell office:value-type="float" office:value="13863" table:style-name="ce1">
            <text:p>13863</text:p>
          </table:table-cell>
          <table:table-cell table:number-columns-repeated="16379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64" table:style-name="ce1">
            <text:p>13864</text:p>
          </table:table-cell>
          <table:table-cell table:number-columns-repeated="16379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65" table:style-name="ce1">
            <text:p>13865</text:p>
          </table:table-cell>
          <table:table-cell table:number-columns-repeated="16379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float" office:value="95" table:style-name="ce1">
            <text:p>95</text:p>
          </table:table-cell>
          <table:table-cell office:value-type="float" office:value="30.049999237060501" table:style-name="ce1">
            <text:p>30,04999924</text:p>
          </table:table-cell>
          <table:table-cell office:value-type="float" office:value="15" table:style-name="ce1">
            <text:p>15</text:p>
          </table:table-cell>
          <table:table-cell office:value-type="float" office:value="13866" table:style-name="ce1">
            <text:p>13866</text:p>
          </table:table-cell>
          <table:table-cell table:number-columns-repeated="16379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67" table:style-name="ce1">
            <text:p>13867</text:p>
          </table:table-cell>
          <table:table-cell table:number-columns-repeated="16379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67" table:style-name="ce1">
            <text:p>13867</text:p>
          </table:table-cell>
          <table:table-cell table:number-columns-repeated="16379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68" table:style-name="ce1">
            <text:p>13868</text:p>
          </table:table-cell>
          <table:table-cell table:number-columns-repeated="16379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float" office:value="1" table:style-name="ce1">
            <text:p>1</text:p>
          </table:table-cell>
          <table:table-cell office:value-type="float" office:value="703" table:style-name="ce1">
            <text:p>703</text:p>
          </table:table-cell>
          <table:table-cell office:value-type="float" office:value="13" table:style-name="ce1">
            <text:p>13</text:p>
          </table:table-cell>
          <table:table-cell office:value-type="float" office:value="13868" table:style-name="ce1">
            <text:p>13868</text:p>
          </table:table-cell>
          <table:table-cell table:number-columns-repeated="16379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float" office:value="87" table:style-name="ce1">
            <text:p>87</text:p>
          </table:table-cell>
          <table:table-cell office:value-type="float" office:value="8571.8203125" table:style-name="ce1">
            <text:p>8571,820313</text:p>
          </table:table-cell>
          <table:table-cell office:value-type="float" office:value="15" table:style-name="ce1">
            <text:p>15</text:p>
          </table:table-cell>
          <table:table-cell office:value-type="float" office:value="13869" table:style-name="ce1">
            <text:p>13869</text:p>
          </table:table-cell>
          <table:table-cell table:number-columns-repeated="16379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70" table:style-name="ce1">
            <text:p>13870</text:p>
          </table:table-cell>
          <table:table-cell table:number-columns-repeated="16379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71" table:style-name="ce1">
            <text:p>13871</text:p>
          </table:table-cell>
          <table:table-cell table:number-columns-repeated="16379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3872" table:style-name="ce1">
            <text:p>13872</text:p>
          </table:table-cell>
          <table:table-cell table:number-columns-repeated="16379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13" table:style-name="ce1">
            <text:p>13</text:p>
          </table:table-cell>
          <table:table-cell office:value-type="float" office:value="13872" table:style-name="ce1">
            <text:p>13872</text:p>
          </table:table-cell>
          <table:table-cell table:number-columns-repeated="16379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float" office:value="185" table:style-name="ce1">
            <text:p>185</text:p>
          </table:table-cell>
          <table:table-cell office:value-type="float" office:value="237.02999877929699" table:style-name="ce1">
            <text:p>237,0299988</text:p>
          </table:table-cell>
          <table:table-cell office:value-type="float" office:value="15" table:style-name="ce1">
            <text:p>15</text:p>
          </table:table-cell>
          <table:table-cell office:value-type="float" office:value="13873" table:style-name="ce1">
            <text:p>13873</text:p>
          </table:table-cell>
          <table:table-cell table:number-columns-repeated="16379"/>
        </table:table-row>
        <table:table-row table:style-name="ro1">
          <table:table-cell office:value-type="float" office:value="2420" table:style-name="ce1">
            <text:p>2420</text:p>
          </table:table-cell>
          <table:table-cell table:number-columns-repeated="3" table:style-name="ce1"/>
          <table:table-cell office:value-type="float" office:value="13873" table:style-name="ce1">
            <text:p>13873</text:p>
          </table:table-cell>
          <table:table-cell table:number-columns-repeated="16379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float" office:value="95" table:style-name="ce1">
            <text:p>95</text:p>
          </table:table-cell>
          <table:table-cell office:value-type="float" office:value="68.870002746582003" table:style-name="ce1">
            <text:p>68,87000275</text:p>
          </table:table-cell>
          <table:table-cell office:value-type="float" office:value="15" table:style-name="ce1">
            <text:p>15</text:p>
          </table:table-cell>
          <table:table-cell office:value-type="float" office:value="13874" table:style-name="ce1">
            <text:p>13874</text:p>
          </table:table-cell>
          <table:table-cell table:number-columns-repeated="16379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float" office:value="95" table:style-name="ce1">
            <text:p>95</text:p>
          </table:table-cell>
          <table:table-cell office:value-type="float" office:value="3709" table:style-name="ce1">
            <text:p>3709</text:p>
          </table:table-cell>
          <table:table-cell office:value-type="float" office:value="15" table:style-name="ce1">
            <text:p>15</text:p>
          </table:table-cell>
          <table:table-cell office:value-type="float" office:value="13875" table:style-name="ce1">
            <text:p>13875</text:p>
          </table:table-cell>
          <table:table-cell table:number-columns-repeated="16379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float" office:value="95" table:style-name="ce1">
            <text:p>95</text:p>
          </table:table-cell>
          <table:table-cell office:value-type="float" office:value="3151" table:style-name="ce1">
            <text:p>3151</text:p>
          </table:table-cell>
          <table:table-cell office:value-type="float" office:value="15" table:style-name="ce1">
            <text:p>15</text:p>
          </table:table-cell>
          <table:table-cell office:value-type="float" office:value="13876" table:style-name="ce1">
            <text:p>13876</text:p>
          </table:table-cell>
          <table:table-cell table:number-columns-repeated="16379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float" office:value="174" table:style-name="ce1">
            <text:p>174</text:p>
          </table:table-cell>
          <table:table-cell office:value-type="float" office:value="3999.5" table:style-name="ce1">
            <text:p>3999,5</text:p>
          </table:table-cell>
          <table:table-cell office:value-type="float" office:value="15" table:style-name="ce1">
            <text:p>15</text:p>
          </table:table-cell>
          <table:table-cell office:value-type="float" office:value="13877" table:style-name="ce1">
            <text:p>13877</text:p>
          </table:table-cell>
          <table:table-cell table:number-columns-repeated="16379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78" table:style-name="ce1">
            <text:p>13878</text:p>
          </table:table-cell>
          <table:table-cell table:number-columns-repeated="16379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78" table:style-name="ce1">
            <text:p>13878</text:p>
          </table:table-cell>
          <table:table-cell table:number-columns-repeated="16379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float" office:value="95" table:style-name="ce1">
            <text:p>95</text:p>
          </table:table-cell>
          <table:table-cell office:value-type="float" office:value="5602" table:style-name="ce1">
            <text:p>5602</text:p>
          </table:table-cell>
          <table:table-cell office:value-type="float" office:value="15" table:style-name="ce1">
            <text:p>15</text:p>
          </table:table-cell>
          <table:table-cell office:value-type="float" office:value="13879" table:style-name="ce1">
            <text:p>13879</text:p>
          </table:table-cell>
          <table:table-cell table:number-columns-repeated="16379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float" office:value="135" table:style-name="ce1">
            <text:p>135</text:p>
          </table:table-cell>
          <table:table-cell office:value-type="float" office:value="12438.2099609375" table:style-name="ce1">
            <text:p>12438,20996</text:p>
          </table:table-cell>
          <table:table-cell office:value-type="float" office:value="12" table:style-name="ce1">
            <text:p>12</text:p>
          </table:table-cell>
          <table:table-cell office:value-type="float" office:value="13880" table:style-name="ce1">
            <text:p>13880</text:p>
          </table:table-cell>
          <table:table-cell table:number-columns-repeated="16379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81" table:style-name="ce1">
            <text:p>13881</text:p>
          </table:table-cell>
          <table:table-cell table:number-columns-repeated="16379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81" table:style-name="ce1">
            <text:p>13881</text:p>
          </table:table-cell>
          <table:table-cell table:number-columns-repeated="16379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float" office:value="87" table:style-name="ce1">
            <text:p>87</text:p>
          </table:table-cell>
          <table:table-cell office:value-type="float" office:value="750.05999755859398" table:style-name="ce1">
            <text:p>750,0599976</text:p>
          </table:table-cell>
          <table:table-cell office:value-type="float" office:value="15" table:style-name="ce1">
            <text:p>15</text:p>
          </table:table-cell>
          <table:table-cell office:value-type="float" office:value="13882" table:style-name="ce1">
            <text:p>13882</text:p>
          </table:table-cell>
          <table:table-cell table:number-columns-repeated="16379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float" office:value="87" table:style-name="ce1">
            <text:p>87</text:p>
          </table:table-cell>
          <table:table-cell office:value-type="float" office:value="403.29998779296898" table:style-name="ce1">
            <text:p>403,2999878</text:p>
          </table:table-cell>
          <table:table-cell office:value-type="float" office:value="15" table:style-name="ce1">
            <text:p>15</text:p>
          </table:table-cell>
          <table:table-cell office:value-type="float" office:value="13883" table:style-name="ce1">
            <text:p>13883</text:p>
          </table:table-cell>
          <table:table-cell table:number-columns-repeated="16379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float" office:value="95" table:style-name="ce1">
            <text:p>95</text:p>
          </table:table-cell>
          <table:table-cell office:value-type="float" office:value="2281" table:style-name="ce1">
            <text:p>2281</text:p>
          </table:table-cell>
          <table:table-cell office:value-type="float" office:value="15" table:style-name="ce1">
            <text:p>15</text:p>
          </table:table-cell>
          <table:table-cell office:value-type="float" office:value="13884" table:style-name="ce1">
            <text:p>13884</text:p>
          </table:table-cell>
          <table:table-cell table:number-columns-repeated="16379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float" office:value="109" table:style-name="ce1">
            <text:p>109</text:p>
          </table:table-cell>
          <table:table-cell office:value-type="float" office:value="2197" table:style-name="ce1">
            <text:p>2197</text:p>
          </table:table-cell>
          <table:table-cell office:value-type="float" office:value="15" table:style-name="ce1">
            <text:p>15</text:p>
          </table:table-cell>
          <table:table-cell office:value-type="float" office:value="13884" table:style-name="ce1">
            <text:p>13884</text:p>
          </table:table-cell>
          <table:table-cell table:number-columns-repeated="16379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885" table:style-name="ce1">
            <text:p>13885</text:p>
          </table:table-cell>
          <table:table-cell table:number-columns-repeated="16379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3" table:style-name="ce1">
            <text:p>13</text:p>
          </table:table-cell>
          <table:table-cell office:value-type="float" office:value="13885" table:style-name="ce1">
            <text:p>13885</text:p>
          </table:table-cell>
          <table:table-cell table:number-columns-repeated="16379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2" table:style-name="ce1">
            <text:p>12</text:p>
          </table:table-cell>
          <table:table-cell office:value-type="float" office:value="13886" table:style-name="ce1">
            <text:p>13886</text:p>
          </table:table-cell>
          <table:table-cell table:number-columns-repeated="16379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3" table:style-name="ce1">
            <text:p>13</text:p>
          </table:table-cell>
          <table:table-cell office:value-type="float" office:value="13886" table:style-name="ce1">
            <text:p>13886</text:p>
          </table:table-cell>
          <table:table-cell table:number-columns-repeated="16379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87" table:style-name="ce1">
            <text:p>13887</text:p>
          </table:table-cell>
          <table:table-cell table:number-columns-repeated="16379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87" table:style-name="ce1">
            <text:p>13887</text:p>
          </table:table-cell>
          <table:table-cell table:number-columns-repeated="16379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float" office:value="88" table:style-name="ce1">
            <text:p>88</text:p>
          </table:table-cell>
          <table:table-cell office:value-type="float" office:value="12204.7998046875" table:style-name="ce1">
            <text:p>12204,7998</text:p>
          </table:table-cell>
          <table:table-cell office:value-type="float" office:value="14" table:style-name="ce1">
            <text:p>14</text:p>
          </table:table-cell>
          <table:table-cell office:value-type="float" office:value="13888" table:style-name="ce1">
            <text:p>13888</text:p>
          </table:table-cell>
          <table:table-cell table:number-columns-repeated="16379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float" office:value="95" table:style-name="ce1">
            <text:p>95</text:p>
          </table:table-cell>
          <table:table-cell office:value-type="float" office:value="10891.150390625" table:style-name="ce1">
            <text:p>10891,15039</text:p>
          </table:table-cell>
          <table:table-cell office:value-type="float" office:value="14" table:style-name="ce1">
            <text:p>14</text:p>
          </table:table-cell>
          <table:table-cell office:value-type="float" office:value="13889" table:style-name="ce1">
            <text:p>13889</text:p>
          </table:table-cell>
          <table:table-cell table:number-columns-repeated="16379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float" office:value="95" table:style-name="ce1">
            <text:p>95</text:p>
          </table:table-cell>
          <table:table-cell office:value-type="float" office:value="1969.02001953125" table:style-name="ce1">
            <text:p>1969,02002</text:p>
          </table:table-cell>
          <table:table-cell office:value-type="float" office:value="15" table:style-name="ce1">
            <text:p>15</text:p>
          </table:table-cell>
          <table:table-cell office:value-type="float" office:value="13890" table:style-name="ce1">
            <text:p>13890</text:p>
          </table:table-cell>
          <table:table-cell table:number-columns-repeated="16379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91" table:style-name="ce1">
            <text:p>13891</text:p>
          </table:table-cell>
          <table:table-cell table:number-columns-repeated="16379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91" table:style-name="ce1">
            <text:p>13891</text:p>
          </table:table-cell>
          <table:table-cell table:number-columns-repeated="16379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float" office:value="87" table:style-name="ce1">
            <text:p>87</text:p>
          </table:table-cell>
          <table:table-cell office:value-type="float" office:value="1084.88000488281" table:style-name="ce1">
            <text:p>1084,880005</text:p>
          </table:table-cell>
          <table:table-cell office:value-type="float" office:value="15" table:style-name="ce1">
            <text:p>15</text:p>
          </table:table-cell>
          <table:table-cell office:value-type="float" office:value="13892" table:style-name="ce1">
            <text:p>13892</text:p>
          </table:table-cell>
          <table:table-cell table:number-columns-repeated="16379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893" table:style-name="ce1">
            <text:p>13893</text:p>
          </table:table-cell>
          <table:table-cell table:number-columns-repeated="16379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2" table:style-name="ce1">
            <text:p>12</text:p>
          </table:table-cell>
          <table:table-cell office:value-type="float" office:value="13894" table:style-name="ce1">
            <text:p>13894</text:p>
          </table:table-cell>
          <table:table-cell table:number-columns-repeated="16379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94" table:style-name="ce1">
            <text:p>13894</text:p>
          </table:table-cell>
          <table:table-cell table:number-columns-repeated="16379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float" office:value="95" table:style-name="ce1">
            <text:p>95</text:p>
          </table:table-cell>
          <table:table-cell office:value-type="float" office:value="5020" table:style-name="ce1">
            <text:p>5020</text:p>
          </table:table-cell>
          <table:table-cell office:value-type="float" office:value="15" table:style-name="ce1">
            <text:p>15</text:p>
          </table:table-cell>
          <table:table-cell office:value-type="float" office:value="13895" table:style-name="ce1">
            <text:p>13895</text:p>
          </table:table-cell>
          <table:table-cell table:number-columns-repeated="16379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896" table:style-name="ce1">
            <text:p>13896</text:p>
          </table:table-cell>
          <table:table-cell table:number-columns-repeated="16379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896" table:style-name="ce1">
            <text:p>13896</text:p>
          </table:table-cell>
          <table:table-cell table:number-columns-repeated="16379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float" office:value="87" table:style-name="ce1">
            <text:p>87</text:p>
          </table:table-cell>
          <table:table-cell office:value-type="float" office:value="7035.7998046875" table:style-name="ce1">
            <text:p>7035,799805</text:p>
          </table:table-cell>
          <table:table-cell office:value-type="float" office:value="15" table:style-name="ce1">
            <text:p>15</text:p>
          </table:table-cell>
          <table:table-cell office:value-type="float" office:value="13897" table:style-name="ce1">
            <text:p>13897</text:p>
          </table:table-cell>
          <table:table-cell table:number-columns-repeated="16379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float" office:value="95" table:style-name="ce1">
            <text:p>95</text:p>
          </table:table-cell>
          <table:table-cell office:value-type="float" office:value="10821.7802734375" table:style-name="ce1">
            <text:p>10821,78027</text:p>
          </table:table-cell>
          <table:table-cell office:value-type="float" office:value="14" table:style-name="ce1">
            <text:p>14</text:p>
          </table:table-cell>
          <table:table-cell office:value-type="float" office:value="13898" table:style-name="ce1">
            <text:p>13898</text:p>
          </table:table-cell>
          <table:table-cell table:number-columns-repeated="16379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899" table:style-name="ce1">
            <text:p>13899</text:p>
          </table:table-cell>
          <table:table-cell table:number-columns-repeated="16379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float" office:value="87" table:style-name="ce1">
            <text:p>87</text:p>
          </table:table-cell>
          <table:table-cell office:value-type="float" office:value="297.41000366210898" table:style-name="ce1">
            <text:p>297,4100037</text:p>
          </table:table-cell>
          <table:table-cell office:value-type="float" office:value="15" table:style-name="ce1">
            <text:p>15</text:p>
          </table:table-cell>
          <table:table-cell office:value-type="float" office:value="13900" table:style-name="ce1">
            <text:p>13900</text:p>
          </table:table-cell>
          <table:table-cell table:number-columns-repeated="16379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float" office:value="95" table:style-name="ce1">
            <text:p>95</text:p>
          </table:table-cell>
          <table:table-cell office:value-type="float" office:value="40.200000762939503" table:style-name="ce1">
            <text:p>40,20000076</text:p>
          </table:table-cell>
          <table:table-cell office:value-type="float" office:value="15" table:style-name="ce1">
            <text:p>15</text:p>
          </table:table-cell>
          <table:table-cell office:value-type="float" office:value="13900" table:style-name="ce1">
            <text:p>13900</text:p>
          </table:table-cell>
          <table:table-cell table:number-columns-repeated="16379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01" table:style-name="ce1">
            <text:p>13901</text:p>
          </table:table-cell>
          <table:table-cell table:number-columns-repeated="16379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3902" table:style-name="ce1">
            <text:p>13902</text:p>
          </table:table-cell>
          <table:table-cell table:number-columns-repeated="16379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13" table:style-name="ce1">
            <text:p>13</text:p>
          </table:table-cell>
          <table:table-cell office:value-type="float" office:value="13902" table:style-name="ce1">
            <text:p>13902</text:p>
          </table:table-cell>
          <table:table-cell table:number-columns-repeated="16379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float" office:value="87" table:style-name="ce1">
            <text:p>87</text:p>
          </table:table-cell>
          <table:table-cell office:value-type="float" office:value="905.30999755859398" table:style-name="ce1">
            <text:p>905,3099976</text:p>
          </table:table-cell>
          <table:table-cell office:value-type="float" office:value="15" table:style-name="ce1">
            <text:p>15</text:p>
          </table:table-cell>
          <table:table-cell office:value-type="float" office:value="13903" table:style-name="ce1">
            <text:p>13903</text:p>
          </table:table-cell>
          <table:table-cell table:number-columns-repeated="16379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float" office:value="87" table:style-name="ce1">
            <text:p>87</text:p>
          </table:table-cell>
          <table:table-cell office:value-type="float" office:value="3067.7900390625" table:style-name="ce1">
            <text:p>3067,790039</text:p>
          </table:table-cell>
          <table:table-cell office:value-type="float" office:value="13" table:style-name="ce1">
            <text:p>13</text:p>
          </table:table-cell>
          <table:table-cell office:value-type="float" office:value="13904" table:style-name="ce1">
            <text:p>13904</text:p>
          </table:table-cell>
          <table:table-cell table:number-columns-repeated="16379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float" office:value="1" table:style-name="ce1">
            <text:p>1</text:p>
          </table:table-cell>
          <table:table-cell office:value-type="float" office:value="920" table:style-name="ce1">
            <text:p>920</text:p>
          </table:table-cell>
          <table:table-cell office:value-type="float" office:value="12" table:style-name="ce1">
            <text:p>12</text:p>
          </table:table-cell>
          <table:table-cell office:value-type="float" office:value="13905" table:style-name="ce1">
            <text:p>13905</text:p>
          </table:table-cell>
          <table:table-cell table:number-columns-repeated="16379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float" office:value="1" table:style-name="ce1">
            <text:p>1</text:p>
          </table:table-cell>
          <table:table-cell office:value-type="float" office:value="810" table:style-name="ce1">
            <text:p>810</text:p>
          </table:table-cell>
          <table:table-cell office:value-type="float" office:value="13" table:style-name="ce1">
            <text:p>13</text:p>
          </table:table-cell>
          <table:table-cell office:value-type="float" office:value="13905" table:style-name="ce1">
            <text:p>13905</text:p>
          </table:table-cell>
          <table:table-cell table:number-columns-repeated="16379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float" office:value="95" table:style-name="ce1">
            <text:p>95</text:p>
          </table:table-cell>
          <table:table-cell office:value-type="float" office:value="4168.2001953125" table:style-name="ce1">
            <text:p>4168,200195</text:p>
          </table:table-cell>
          <table:table-cell office:value-type="float" office:value="15" table:style-name="ce1">
            <text:p>15</text:p>
          </table:table-cell>
          <table:table-cell office:value-type="float" office:value="13906" table:style-name="ce1">
            <text:p>13906</text:p>
          </table:table-cell>
          <table:table-cell table:number-columns-repeated="16379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float" office:value="185" table:style-name="ce1">
            <text:p>185</text:p>
          </table:table-cell>
          <table:table-cell office:value-type="float" office:value="12251.9697265625" table:style-name="ce1">
            <text:p>12251,96973</text:p>
          </table:table-cell>
          <table:table-cell office:value-type="float" office:value="12" table:style-name="ce1">
            <text:p>12</text:p>
          </table:table-cell>
          <table:table-cell office:value-type="float" office:value="13907" table:style-name="ce1">
            <text:p>13907</text:p>
          </table:table-cell>
          <table:table-cell table:number-columns-repeated="16379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float" office:value="185" table:style-name="ce1">
            <text:p>185</text:p>
          </table:table-cell>
          <table:table-cell office:value-type="float" office:value="3949.26000976563" table:style-name="ce1">
            <text:p>3949,26001</text:p>
          </table:table-cell>
          <table:table-cell office:value-type="float" office:value="15" table:style-name="ce1">
            <text:p>15</text:p>
          </table:table-cell>
          <table:table-cell office:value-type="float" office:value="13908" table:style-name="ce1">
            <text:p>13908</text:p>
          </table:table-cell>
          <table:table-cell table:number-columns-repeated="16379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float" office:value="95" table:style-name="ce1">
            <text:p>95</text:p>
          </table:table-cell>
          <table:table-cell office:value-type="float" office:value="18430" table:style-name="ce1">
            <text:p>18430</text:p>
          </table:table-cell>
          <table:table-cell office:value-type="float" office:value="12" table:style-name="ce1">
            <text:p>12</text:p>
          </table:table-cell>
          <table:table-cell office:value-type="float" office:value="13909" table:style-name="ce1">
            <text:p>13909</text:p>
          </table:table-cell>
          <table:table-cell table:number-columns-repeated="16379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float" office:value="87" table:style-name="ce1">
            <text:p>87</text:p>
          </table:table-cell>
          <table:table-cell office:value-type="float" office:value="651.239990234375" table:style-name="ce1">
            <text:p>651,2399902</text:p>
          </table:table-cell>
          <table:table-cell office:value-type="float" office:value="15" table:style-name="ce1">
            <text:p>15</text:p>
          </table:table-cell>
          <table:table-cell office:value-type="float" office:value="13910" table:style-name="ce1">
            <text:p>13910</text:p>
          </table:table-cell>
          <table:table-cell table:number-columns-repeated="16379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11" table:style-name="ce1">
            <text:p>13911</text:p>
          </table:table-cell>
          <table:table-cell table:number-columns-repeated="16379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12" table:style-name="ce1">
            <text:p>12</text:p>
          </table:table-cell>
          <table:table-cell office:value-type="float" office:value="13912" table:style-name="ce1">
            <text:p>13912</text:p>
          </table:table-cell>
          <table:table-cell table:number-columns-repeated="16379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float" office:value="1" table:style-name="ce1">
            <text:p>1</text:p>
          </table:table-cell>
          <table:table-cell office:value-type="float" office:value="560" table:style-name="ce1">
            <text:p>560</text:p>
          </table:table-cell>
          <table:table-cell office:value-type="float" office:value="13" table:style-name="ce1">
            <text:p>13</text:p>
          </table:table-cell>
          <table:table-cell office:value-type="float" office:value="13912" table:style-name="ce1">
            <text:p>13912</text:p>
          </table:table-cell>
          <table:table-cell table:number-columns-repeated="16379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13" table:style-name="ce1">
            <text:p>13913</text:p>
          </table:table-cell>
          <table:table-cell table:number-columns-repeated="16379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13" table:style-name="ce1">
            <text:p>13913</text:p>
          </table:table-cell>
          <table:table-cell table:number-columns-repeated="16379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float" office:value="87" table:style-name="ce1">
            <text:p>87</text:p>
          </table:table-cell>
          <table:table-cell office:value-type="float" office:value="937.96002197265602" table:style-name="ce1">
            <text:p>937,960022</text:p>
          </table:table-cell>
          <table:table-cell office:value-type="float" office:value="15" table:style-name="ce1">
            <text:p>15</text:p>
          </table:table-cell>
          <table:table-cell office:value-type="float" office:value="13914" table:style-name="ce1">
            <text:p>13914</text:p>
          </table:table-cell>
          <table:table-cell table:number-columns-repeated="16379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float" office:value="87" table:style-name="ce1">
            <text:p>87</text:p>
          </table:table-cell>
          <table:table-cell office:value-type="float" office:value="317.35998535156301" table:style-name="ce1">
            <text:p>317,3599854</text:p>
          </table:table-cell>
          <table:table-cell office:value-type="float" office:value="15" table:style-name="ce1">
            <text:p>15</text:p>
          </table:table-cell>
          <table:table-cell office:value-type="float" office:value="13915" table:style-name="ce1">
            <text:p>13915</text:p>
          </table:table-cell>
          <table:table-cell table:number-columns-repeated="16379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float" office:value="87" table:style-name="ce1">
            <text:p>87</text:p>
          </table:table-cell>
          <table:table-cell office:value-type="float" office:value="400.67001342773398" table:style-name="ce1">
            <text:p>400,6700134</text:p>
          </table:table-cell>
          <table:table-cell office:value-type="float" office:value="15" table:style-name="ce1">
            <text:p>15</text:p>
          </table:table-cell>
          <table:table-cell office:value-type="float" office:value="13916" table:style-name="ce1">
            <text:p>13916</text:p>
          </table:table-cell>
          <table:table-cell table:number-columns-repeated="16379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float" office:value="87" table:style-name="ce1">
            <text:p>87</text:p>
          </table:table-cell>
          <table:table-cell office:value-type="float" office:value="2515.5400390625" table:style-name="ce1">
            <text:p>2515,540039</text:p>
          </table:table-cell>
          <table:table-cell office:value-type="float" office:value="15" table:style-name="ce1">
            <text:p>15</text:p>
          </table:table-cell>
          <table:table-cell office:value-type="float" office:value="13917" table:style-name="ce1">
            <text:p>13917</text:p>
          </table:table-cell>
          <table:table-cell table:number-columns-repeated="16379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float" office:value="95" table:style-name="ce1">
            <text:p>95</text:p>
          </table:table-cell>
          <table:table-cell office:value-type="float" office:value="1179.84997558594" table:style-name="ce1">
            <text:p>1179,849976</text:p>
          </table:table-cell>
          <table:table-cell office:value-type="float" office:value="14" table:style-name="ce1">
            <text:p>14</text:p>
          </table:table-cell>
          <table:table-cell office:value-type="float" office:value="13918" table:style-name="ce1">
            <text:p>13918</text:p>
          </table:table-cell>
          <table:table-cell table:number-columns-repeated="16379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19" table:style-name="ce1">
            <text:p>13919</text:p>
          </table:table-cell>
          <table:table-cell table:number-columns-repeated="16379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19" table:style-name="ce1">
            <text:p>13919</text:p>
          </table:table-cell>
          <table:table-cell table:number-columns-repeated="16379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3920" table:style-name="ce1">
            <text:p>13920</text:p>
          </table:table-cell>
          <table:table-cell table:number-columns-repeated="16379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920" table:style-name="ce1">
            <text:p>13920</text:p>
          </table:table-cell>
          <table:table-cell table:number-columns-repeated="16379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3921" table:style-name="ce1">
            <text:p>13921</text:p>
          </table:table-cell>
          <table:table-cell table:number-columns-repeated="16379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921" table:style-name="ce1">
            <text:p>13921</text:p>
          </table:table-cell>
          <table:table-cell table:number-columns-repeated="16379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float" office:value="3" table:style-name="ce1">
            <text:p>3</text:p>
          </table:table-cell>
          <table:table-cell office:value-type="float" office:value="18828.23046875" table:style-name="ce1">
            <text:p>18828,23047</text:p>
          </table:table-cell>
          <table:table-cell office:value-type="float" office:value="14" table:style-name="ce1">
            <text:p>14</text:p>
          </table:table-cell>
          <table:table-cell office:value-type="float" office:value="13922" table:style-name="ce1">
            <text:p>13922</text:p>
          </table:table-cell>
          <table:table-cell table:number-columns-repeated="16379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float" office:value="174" table:style-name="ce1">
            <text:p>174</text:p>
          </table:table-cell>
          <table:table-cell office:value-type="float" office:value="7999.8701171875" table:style-name="ce1">
            <text:p>7999,870117</text:p>
          </table:table-cell>
          <table:table-cell office:value-type="float" office:value="13" table:style-name="ce1">
            <text:p>13</text:p>
          </table:table-cell>
          <table:table-cell office:value-type="float" office:value="13923" table:style-name="ce1">
            <text:p>13923</text:p>
          </table:table-cell>
          <table:table-cell table:number-columns-repeated="16379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24" table:style-name="ce1">
            <text:p>13924</text:p>
          </table:table-cell>
          <table:table-cell table:number-columns-repeated="16379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24" table:style-name="ce1">
            <text:p>13924</text:p>
          </table:table-cell>
          <table:table-cell table:number-columns-repeated="16379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float" office:value="95" table:style-name="ce1">
            <text:p>95</text:p>
          </table:table-cell>
          <table:table-cell office:value-type="float" office:value="10932.4296875" table:style-name="ce1">
            <text:p>10932,42969</text:p>
          </table:table-cell>
          <table:table-cell office:value-type="float" office:value="15" table:style-name="ce1">
            <text:p>15</text:p>
          </table:table-cell>
          <table:table-cell office:value-type="float" office:value="13925" table:style-name="ce1">
            <text:p>13925</text:p>
          </table:table-cell>
          <table:table-cell table:number-columns-repeated="16379"/>
        </table:table-row>
        <table:table-row table:style-name="ro1">
          <table:table-cell office:value-type="float" office:value="2491" table:style-name="ce1">
            <text:p>2491</text:p>
          </table:table-cell>
          <table:table-cell table:number-columns-repeated="3" table:style-name="ce1"/>
          <table:table-cell office:value-type="float" office:value="13925" table:style-name="ce1">
            <text:p>13925</text:p>
          </table:table-cell>
          <table:table-cell table:number-columns-repeated="16379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float" office:value="95" table:style-name="ce1">
            <text:p>95</text:p>
          </table:table-cell>
          <table:table-cell office:value-type="float" office:value="6242.6298828125" table:style-name="ce1">
            <text:p>6242,629883</text:p>
          </table:table-cell>
          <table:table-cell office:value-type="float" office:value="15" table:style-name="ce1">
            <text:p>15</text:p>
          </table:table-cell>
          <table:table-cell office:value-type="float" office:value="13926" table:style-name="ce1">
            <text:p>13926</text:p>
          </table:table-cell>
          <table:table-cell table:number-columns-repeated="16379"/>
        </table:table-row>
        <table:table-row table:style-name="ro1">
          <table:table-cell office:value-type="float" office:value="2493" table:style-name="ce1">
            <text:p>2493</text:p>
          </table:table-cell>
          <table:table-cell table:number-columns-repeated="3" table:style-name="ce1"/>
          <table:table-cell office:value-type="float" office:value="13926" table:style-name="ce1">
            <text:p>13926</text:p>
          </table:table-cell>
          <table:table-cell table:number-columns-repeated="16379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27" table:style-name="ce1">
            <text:p>13927</text:p>
          </table:table-cell>
          <table:table-cell table:number-columns-repeated="16379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27" table:style-name="ce1">
            <text:p>13927</text:p>
          </table:table-cell>
          <table:table-cell table:number-columns-repeated="16379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float" office:value="3" table:style-name="ce1">
            <text:p>3</text:p>
          </table:table-cell>
          <table:table-cell office:value-type="float" office:value="33836.390625" table:style-name="ce1">
            <text:p>33836,39063</text:p>
          </table:table-cell>
          <table:table-cell office:value-type="float" office:value="14" table:style-name="ce1">
            <text:p>14</text:p>
          </table:table-cell>
          <table:table-cell office:value-type="float" office:value="13928" table:style-name="ce1">
            <text:p>13928</text:p>
          </table:table-cell>
          <table:table-cell table:number-columns-repeated="16379"/>
        </table:table-row>
        <table:table-row table:style-name="ro1">
          <table:table-cell office:value-type="float" office:value="2497" table:style-name="ce1">
            <text:p>2497</text:p>
          </table:table-cell>
          <table:table-cell table:number-columns-repeated="3" table:style-name="ce1"/>
          <table:table-cell office:value-type="float" office:value="13928" table:style-name="ce1">
            <text:p>13928</text:p>
          </table:table-cell>
          <table:table-cell table:number-columns-repeated="16379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float" office:value="87" table:style-name="ce1">
            <text:p>87</text:p>
          </table:table-cell>
          <table:table-cell office:value-type="float" office:value="4559.43017578125" table:style-name="ce1">
            <text:p>4559,430176</text:p>
          </table:table-cell>
          <table:table-cell office:value-type="float" office:value="13" table:style-name="ce1">
            <text:p>13</text:p>
          </table:table-cell>
          <table:table-cell office:value-type="float" office:value="13929" table:style-name="ce1">
            <text:p>13929</text:p>
          </table:table-cell>
          <table:table-cell table:number-columns-repeated="16379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30" table:style-name="ce1">
            <text:p>13930</text:p>
          </table:table-cell>
          <table:table-cell table:number-columns-repeated="16379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float" office:value="13931" table:style-name="ce1">
            <text:p>13931</text:p>
          </table:table-cell>
          <table:table-cell table:number-columns-repeated="16379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31" table:style-name="ce1">
            <text:p>13931</text:p>
          </table:table-cell>
          <table:table-cell table:number-columns-repeated="16379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float" office:value="185" table:style-name="ce1">
            <text:p>185</text:p>
          </table:table-cell>
          <table:table-cell office:value-type="float" office:value="7030.89990234375" table:style-name="ce1">
            <text:p>7030,899902</text:p>
          </table:table-cell>
          <table:table-cell office:value-type="float" office:value="12" table:style-name="ce1">
            <text:p>12</text:p>
          </table:table-cell>
          <table:table-cell office:value-type="float" office:value="13932" table:style-name="ce1">
            <text:p>13932</text:p>
          </table:table-cell>
          <table:table-cell table:number-columns-repeated="16379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float" office:value="95" table:style-name="ce1">
            <text:p>95</text:p>
          </table:table-cell>
          <table:table-cell office:value-type="float" office:value="24007.7109375" table:style-name="ce1">
            <text:p>24007,71094</text:p>
          </table:table-cell>
          <table:table-cell office:value-type="float" office:value="12" table:style-name="ce1">
            <text:p>12</text:p>
          </table:table-cell>
          <table:table-cell office:value-type="float" office:value="13932" table:style-name="ce1">
            <text:p>13932</text:p>
          </table:table-cell>
          <table:table-cell table:number-columns-repeated="16379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float" office:value="87" table:style-name="ce1">
            <text:p>87</text:p>
          </table:table-cell>
          <table:table-cell office:value-type="float" office:value="1834.19995117188" table:style-name="ce1">
            <text:p>1834,199951</text:p>
          </table:table-cell>
          <table:table-cell office:value-type="float" office:value="15" table:style-name="ce1">
            <text:p>15</text:p>
          </table:table-cell>
          <table:table-cell office:value-type="float" office:value="13933" table:style-name="ce1">
            <text:p>13933</text:p>
          </table:table-cell>
          <table:table-cell table:number-columns-repeated="16379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float" office:value="87" table:style-name="ce1">
            <text:p>87</text:p>
          </table:table-cell>
          <table:table-cell office:value-type="float" office:value="955.61999511718795" table:style-name="ce1">
            <text:p>955,6199951</text:p>
          </table:table-cell>
          <table:table-cell office:value-type="float" office:value="15" table:style-name="ce1">
            <text:p>15</text:p>
          </table:table-cell>
          <table:table-cell office:value-type="float" office:value="13934" table:style-name="ce1">
            <text:p>13934</text:p>
          </table:table-cell>
          <table:table-cell table:number-columns-repeated="16379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35" table:style-name="ce1">
            <text:p>13935</text:p>
          </table:table-cell>
          <table:table-cell table:number-columns-repeated="16379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35" table:style-name="ce1">
            <text:p>13935</text:p>
          </table:table-cell>
          <table:table-cell table:number-columns-repeated="16379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float" office:value="87" table:style-name="ce1">
            <text:p>87</text:p>
          </table:table-cell>
          <table:table-cell office:value-type="float" office:value="140.25999450683599" table:style-name="ce1">
            <text:p>140,2599945</text:p>
          </table:table-cell>
          <table:table-cell office:value-type="float" office:value="15" table:style-name="ce1">
            <text:p>15</text:p>
          </table:table-cell>
          <table:table-cell office:value-type="float" office:value="13936" table:style-name="ce1">
            <text:p>13936</text:p>
          </table:table-cell>
          <table:table-cell table:number-columns-repeated="16379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float" office:value="95" table:style-name="ce1">
            <text:p>95</text:p>
          </table:table-cell>
          <table:table-cell office:value-type="float" office:value="2115" table:style-name="ce1">
            <text:p>2115</text:p>
          </table:table-cell>
          <table:table-cell office:value-type="float" office:value="15" table:style-name="ce1">
            <text:p>15</text:p>
          </table:table-cell>
          <table:table-cell office:value-type="float" office:value="13936" table:style-name="ce1">
            <text:p>13936</text:p>
          </table:table-cell>
          <table:table-cell table:number-columns-repeated="16379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float" office:value="95" table:style-name="ce1">
            <text:p>95</text:p>
          </table:table-cell>
          <table:table-cell office:value-type="float" office:value="2236.48999023438" table:style-name="ce1">
            <text:p>2236,48999</text:p>
          </table:table-cell>
          <table:table-cell office:value-type="float" office:value="15" table:style-name="ce1">
            <text:p>15</text:p>
          </table:table-cell>
          <table:table-cell office:value-type="float" office:value="13937" table:style-name="ce1">
            <text:p>13937</text:p>
          </table:table-cell>
          <table:table-cell table:number-columns-repeated="16379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float" office:value="3" table:style-name="ce1">
            <text:p>3</text:p>
          </table:table-cell>
          <table:table-cell office:value-type="float" office:value="25747.359375" table:style-name="ce1">
            <text:p>25747,35938</text:p>
          </table:table-cell>
          <table:table-cell office:value-type="float" office:value="14" table:style-name="ce1">
            <text:p>14</text:p>
          </table:table-cell>
          <table:table-cell office:value-type="float" office:value="13938" table:style-name="ce1">
            <text:p>13938</text:p>
          </table:table-cell>
          <table:table-cell table:number-columns-repeated="16379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float" office:value="87" table:style-name="ce1">
            <text:p>87</text:p>
          </table:table-cell>
          <table:table-cell office:value-type="float" office:value="1881.43994140625" table:style-name="ce1">
            <text:p>1881,439941</text:p>
          </table:table-cell>
          <table:table-cell office:value-type="float" office:value="15" table:style-name="ce1">
            <text:p>15</text:p>
          </table:table-cell>
          <table:table-cell office:value-type="float" office:value="13939" table:style-name="ce1">
            <text:p>13939</text:p>
          </table:table-cell>
          <table:table-cell table:number-columns-repeated="16379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40" table:style-name="ce1">
            <text:p>13940</text:p>
          </table:table-cell>
          <table:table-cell table:number-columns-repeated="16379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40" table:style-name="ce1">
            <text:p>13940</text:p>
          </table:table-cell>
          <table:table-cell table:number-columns-repeated="16379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float" office:value="167" table:style-name="ce1">
            <text:p>167</text:p>
          </table:table-cell>
          <table:table-cell office:value-type="float" office:value="1057.43994140625" table:style-name="ce1">
            <text:p>1057,439941</text:p>
          </table:table-cell>
          <table:table-cell office:value-type="float" office:value="15" table:style-name="ce1">
            <text:p>15</text:p>
          </table:table-cell>
          <table:table-cell office:value-type="float" office:value="13941" table:style-name="ce1">
            <text:p>13941</text:p>
          </table:table-cell>
          <table:table-cell table:number-columns-repeated="16379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42" table:style-name="ce1">
            <text:p>13942</text:p>
          </table:table-cell>
          <table:table-cell table:number-columns-repeated="16379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3943" table:style-name="ce1">
            <text:p>13943</text:p>
          </table:table-cell>
          <table:table-cell table:number-columns-repeated="16379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3943" table:style-name="ce1">
            <text:p>13943</text:p>
          </table:table-cell>
          <table:table-cell table:number-columns-repeated="16379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44" table:style-name="ce1">
            <text:p>13944</text:p>
          </table:table-cell>
          <table:table-cell table:number-columns-repeated="16379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44" table:style-name="ce1">
            <text:p>13944</text:p>
          </table:table-cell>
          <table:table-cell table:number-columns-repeated="16379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float" office:value="1" table:style-name="ce1">
            <text:p>1</text:p>
          </table:table-cell>
          <table:table-cell office:value-type="float" office:value="1041" table:style-name="ce1">
            <text:p>1041</text:p>
          </table:table-cell>
          <table:table-cell office:value-type="float" office:value="12" table:style-name="ce1">
            <text:p>12</text:p>
          </table:table-cell>
          <table:table-cell office:value-type="float" office:value="13945" table:style-name="ce1">
            <text:p>13945</text:p>
          </table:table-cell>
          <table:table-cell table:number-columns-repeated="16379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45" table:style-name="ce1">
            <text:p>13945</text:p>
          </table:table-cell>
          <table:table-cell table:number-columns-repeated="16379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46" table:style-name="ce1">
            <text:p>13946</text:p>
          </table:table-cell>
          <table:table-cell table:number-columns-repeated="16379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46" table:style-name="ce1">
            <text:p>13946</text:p>
          </table:table-cell>
          <table:table-cell table:number-columns-repeated="16379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47" table:style-name="ce1">
            <text:p>13947</text:p>
          </table:table-cell>
          <table:table-cell table:number-columns-repeated="16379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48" table:style-name="ce1">
            <text:p>13948</text:p>
          </table:table-cell>
          <table:table-cell table:number-columns-repeated="16379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48" table:style-name="ce1">
            <text:p>13948</text:p>
          </table:table-cell>
          <table:table-cell table:number-columns-repeated="16379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float" office:value="87" table:style-name="ce1">
            <text:p>87</text:p>
          </table:table-cell>
          <table:table-cell office:value-type="float" office:value="3737.92993164063" table:style-name="ce1">
            <text:p>3737,929932</text:p>
          </table:table-cell>
          <table:table-cell office:value-type="float" office:value="15" table:style-name="ce1">
            <text:p>15</text:p>
          </table:table-cell>
          <table:table-cell office:value-type="float" office:value="13949" table:style-name="ce1">
            <text:p>13949</text:p>
          </table:table-cell>
          <table:table-cell table:number-columns-repeated="16379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float" office:value="3" table:style-name="ce1">
            <text:p>3</text:p>
          </table:table-cell>
          <table:table-cell office:value-type="float" office:value="38562.66015625" table:style-name="ce1">
            <text:p>38562,66016</text:p>
          </table:table-cell>
          <table:table-cell office:value-type="float" office:value="14" table:style-name="ce1">
            <text:p>14</text:p>
          </table:table-cell>
          <table:table-cell office:value-type="float" office:value="13950" table:style-name="ce1">
            <text:p>13950</text:p>
          </table:table-cell>
          <table:table-cell table:number-columns-repeated="16379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float" office:value="95" table:style-name="ce1">
            <text:p>95</text:p>
          </table:table-cell>
          <table:table-cell office:value-type="float" office:value="2003.57995605469" table:style-name="ce1">
            <text:p>2003,579956</text:p>
          </table:table-cell>
          <table:table-cell office:value-type="float" office:value="12" table:style-name="ce1">
            <text:p>12</text:p>
          </table:table-cell>
          <table:table-cell office:value-type="float" office:value="13951" table:style-name="ce1">
            <text:p>13951</text:p>
          </table:table-cell>
          <table:table-cell table:number-columns-repeated="16379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float" office:value="95" table:style-name="ce1">
            <text:p>95</text:p>
          </table:table-cell>
          <table:table-cell office:value-type="float" office:value="6612" table:style-name="ce1">
            <text:p>6612</text:p>
          </table:table-cell>
          <table:table-cell office:value-type="float" office:value="15" table:style-name="ce1">
            <text:p>15</text:p>
          </table:table-cell>
          <table:table-cell office:value-type="float" office:value="13952" table:style-name="ce1">
            <text:p>13952</text:p>
          </table:table-cell>
          <table:table-cell table:number-columns-repeated="16379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53" table:style-name="ce1">
            <text:p>13953</text:p>
          </table:table-cell>
          <table:table-cell table:number-columns-repeated="16379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53" table:style-name="ce1">
            <text:p>13953</text:p>
          </table:table-cell>
          <table:table-cell table:number-columns-repeated="16379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float" office:value="87" table:style-name="ce1">
            <text:p>87</text:p>
          </table:table-cell>
          <table:table-cell office:value-type="float" office:value="2043.93005371094" table:style-name="ce1">
            <text:p>2043,930054</text:p>
          </table:table-cell>
          <table:table-cell office:value-type="float" office:value="15" table:style-name="ce1">
            <text:p>15</text:p>
          </table:table-cell>
          <table:table-cell office:value-type="float" office:value="13954" table:style-name="ce1">
            <text:p>13954</text:p>
          </table:table-cell>
          <table:table-cell table:number-columns-repeated="16379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float" office:value="95" table:style-name="ce1">
            <text:p>95</text:p>
          </table:table-cell>
          <table:table-cell office:value-type="float" office:value="1684.36999511719" table:style-name="ce1">
            <text:p>1684,369995</text:p>
          </table:table-cell>
          <table:table-cell office:value-type="float" office:value="15" table:style-name="ce1">
            <text:p>15</text:p>
          </table:table-cell>
          <table:table-cell office:value-type="float" office:value="13955" table:style-name="ce1">
            <text:p>13955</text:p>
          </table:table-cell>
          <table:table-cell table:number-columns-repeated="16379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float" office:value="169" table:style-name="ce1">
            <text:p>169</text:p>
          </table:table-cell>
          <table:table-cell office:value-type="float" office:value="12549.2099609375" table:style-name="ce1">
            <text:p>12549,20996</text:p>
          </table:table-cell>
          <table:table-cell office:value-type="float" office:value="12" table:style-name="ce1">
            <text:p>12</text:p>
          </table:table-cell>
          <table:table-cell office:value-type="float" office:value="13956" table:style-name="ce1">
            <text:p>13956</text:p>
          </table:table-cell>
          <table:table-cell table:number-columns-repeated="16379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float" office:value="1" table:style-name="ce1">
            <text:p>1</text:p>
          </table:table-cell>
          <table:table-cell office:value-type="float" office:value="830" table:style-name="ce1">
            <text:p>830</text:p>
          </table:table-cell>
          <table:table-cell office:value-type="float" office:value="12" table:style-name="ce1">
            <text:p>12</text:p>
          </table:table-cell>
          <table:table-cell office:value-type="float" office:value="13957" table:style-name="ce1">
            <text:p>13957</text:p>
          </table:table-cell>
          <table:table-cell table:number-columns-repeated="16379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float" office:value="1" table:style-name="ce1">
            <text:p>1</text:p>
          </table:table-cell>
          <table:table-cell office:value-type="float" office:value="550" table:style-name="ce1">
            <text:p>550</text:p>
          </table:table-cell>
          <table:table-cell office:value-type="float" office:value="13" table:style-name="ce1">
            <text:p>13</text:p>
          </table:table-cell>
          <table:table-cell office:value-type="float" office:value="13957" table:style-name="ce1">
            <text:p>13957</text:p>
          </table:table-cell>
          <table:table-cell table:number-columns-repeated="16379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float" office:value="1" table:style-name="ce1">
            <text:p>1</text:p>
          </table:table-cell>
          <table:table-cell office:value-type="float" office:value="962" table:style-name="ce1">
            <text:p>962</text:p>
          </table:table-cell>
          <table:table-cell office:value-type="float" office:value="12" table:style-name="ce1">
            <text:p>12</text:p>
          </table:table-cell>
          <table:table-cell office:value-type="float" office:value="13958" table:style-name="ce1">
            <text:p>13958</text:p>
          </table:table-cell>
          <table:table-cell table:number-columns-repeated="16379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float" office:value="1" table:style-name="ce1">
            <text:p>1</text:p>
          </table:table-cell>
          <table:table-cell office:value-type="float" office:value="377" table:style-name="ce1">
            <text:p>377</text:p>
          </table:table-cell>
          <table:table-cell office:value-type="float" office:value="13" table:style-name="ce1">
            <text:p>13</text:p>
          </table:table-cell>
          <table:table-cell office:value-type="float" office:value="13958" table:style-name="ce1">
            <text:p>13958</text:p>
          </table:table-cell>
          <table:table-cell table:number-columns-repeated="16379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59" table:style-name="ce1">
            <text:p>13959</text:p>
          </table:table-cell>
          <table:table-cell table:number-columns-repeated="16379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59" table:style-name="ce1">
            <text:p>13959</text:p>
          </table:table-cell>
          <table:table-cell table:number-columns-repeated="16379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float" office:value="95" table:style-name="ce1">
            <text:p>95</text:p>
          </table:table-cell>
          <table:table-cell office:value-type="float" office:value="7005" table:style-name="ce1">
            <text:p>7005</text:p>
          </table:table-cell>
          <table:table-cell office:value-type="float" office:value="15" table:style-name="ce1">
            <text:p>15</text:p>
          </table:table-cell>
          <table:table-cell office:value-type="float" office:value="13960" table:style-name="ce1">
            <text:p>13960</text:p>
          </table:table-cell>
          <table:table-cell table:number-columns-repeated="16379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float" office:value="88" table:style-name="ce1">
            <text:p>88</text:p>
          </table:table-cell>
          <table:table-cell office:value-type="float" office:value="1200.32995605469" table:style-name="ce1">
            <text:p>1200,329956</text:p>
          </table:table-cell>
          <table:table-cell office:value-type="float" office:value="14" table:style-name="ce1">
            <text:p>14</text:p>
          </table:table-cell>
          <table:table-cell office:value-type="float" office:value="13961" table:style-name="ce1">
            <text:p>13961</text:p>
          </table:table-cell>
          <table:table-cell table:number-columns-repeated="16379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62" table:style-name="ce1">
            <text:p>13962</text:p>
          </table:table-cell>
          <table:table-cell table:number-columns-repeated="16379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float" office:value="1" table:style-name="ce1">
            <text:p>1</text:p>
          </table:table-cell>
          <table:table-cell office:value-type="float" office:value="238" table:style-name="ce1">
            <text:p>238</text:p>
          </table:table-cell>
          <table:table-cell office:value-type="float" office:value="12" table:style-name="ce1">
            <text:p>12</text:p>
          </table:table-cell>
          <table:table-cell office:value-type="float" office:value="13963" table:style-name="ce1">
            <text:p>13963</text:p>
          </table:table-cell>
          <table:table-cell table:number-columns-repeated="16379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float" office:value="1" table:style-name="ce1">
            <text:p>1</text:p>
          </table:table-cell>
          <table:table-cell office:value-type="float" office:value="388" table:style-name="ce1">
            <text:p>388</text:p>
          </table:table-cell>
          <table:table-cell office:value-type="float" office:value="13" table:style-name="ce1">
            <text:p>13</text:p>
          </table:table-cell>
          <table:table-cell office:value-type="float" office:value="13963" table:style-name="ce1">
            <text:p>13963</text:p>
          </table:table-cell>
          <table:table-cell table:number-columns-repeated="16379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float" office:value="95" table:style-name="ce1">
            <text:p>95</text:p>
          </table:table-cell>
          <table:table-cell office:value-type="float" office:value="5533.8798828125" table:style-name="ce1">
            <text:p>5533,879883</text:p>
          </table:table-cell>
          <table:table-cell office:value-type="float" office:value="15" table:style-name="ce1">
            <text:p>15</text:p>
          </table:table-cell>
          <table:table-cell office:value-type="float" office:value="13964" table:style-name="ce1">
            <text:p>13964</text:p>
          </table:table-cell>
          <table:table-cell table:number-columns-repeated="16379"/>
        </table:table-row>
        <table:table-row table:style-name="ro1">
          <table:table-cell office:value-type="float" office:value="2550" table:style-name="ce1">
            <text:p>2550</text:p>
          </table:table-cell>
          <table:table-cell table:number-columns-repeated="3" table:style-name="ce1"/>
          <table:table-cell office:value-type="float" office:value="13964" table:style-name="ce1">
            <text:p>13964</text:p>
          </table:table-cell>
          <table:table-cell table:number-columns-repeated="16379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65" table:style-name="ce1">
            <text:p>13965</text:p>
          </table:table-cell>
          <table:table-cell table:number-columns-repeated="16379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65" table:style-name="ce1">
            <text:p>13965</text:p>
          </table:table-cell>
          <table:table-cell table:number-columns-repeated="16379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3966" table:style-name="ce1">
            <text:p>13966</text:p>
          </table:table-cell>
          <table:table-cell table:number-columns-repeated="16379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3966" table:style-name="ce1">
            <text:p>13966</text:p>
          </table:table-cell>
          <table:table-cell table:number-columns-repeated="16379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967" table:style-name="ce1">
            <text:p>13967</text:p>
          </table:table-cell>
          <table:table-cell table:number-columns-repeated="16379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3967" table:style-name="ce1">
            <text:p>13967</text:p>
          </table:table-cell>
          <table:table-cell table:number-columns-repeated="16379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float" office:value="95" table:style-name="ce1">
            <text:p>95</text:p>
          </table:table-cell>
          <table:table-cell office:value-type="float" office:value="6642" table:style-name="ce1">
            <text:p>6642</text:p>
          </table:table-cell>
          <table:table-cell office:value-type="float" office:value="15" table:style-name="ce1">
            <text:p>15</text:p>
          </table:table-cell>
          <table:table-cell office:value-type="float" office:value="13968" table:style-name="ce1">
            <text:p>13968</text:p>
          </table:table-cell>
          <table:table-cell table:number-columns-repeated="16379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float" office:value="109" table:style-name="ce1">
            <text:p>109</text:p>
          </table:table-cell>
          <table:table-cell office:value-type="float" office:value="1006" table:style-name="ce1">
            <text:p>1006</text:p>
          </table:table-cell>
          <table:table-cell office:value-type="float" office:value="15" table:style-name="ce1">
            <text:p>15</text:p>
          </table:table-cell>
          <table:table-cell office:value-type="float" office:value="13968" table:style-name="ce1">
            <text:p>13968</text:p>
          </table:table-cell>
          <table:table-cell table:number-columns-repeated="16379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float" office:value="87" table:style-name="ce1">
            <text:p>87</text:p>
          </table:table-cell>
          <table:table-cell office:value-type="float" office:value="4439.52001953125" table:style-name="ce1">
            <text:p>4439,52002</text:p>
          </table:table-cell>
          <table:table-cell office:value-type="float" office:value="15" table:style-name="ce1">
            <text:p>15</text:p>
          </table:table-cell>
          <table:table-cell office:value-type="float" office:value="13969" table:style-name="ce1">
            <text:p>13969</text:p>
          </table:table-cell>
          <table:table-cell table:number-columns-repeated="16379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float" office:value="174" table:style-name="ce1">
            <text:p>174</text:p>
          </table:table-cell>
          <table:table-cell office:value-type="float" office:value="2999.94995117188" table:style-name="ce1">
            <text:p>2999,949951</text:p>
          </table:table-cell>
          <table:table-cell office:value-type="float" office:value="15" table:style-name="ce1">
            <text:p>15</text:p>
          </table:table-cell>
          <table:table-cell office:value-type="float" office:value="13970" table:style-name="ce1">
            <text:p>13970</text:p>
          </table:table-cell>
          <table:table-cell table:number-columns-repeated="16379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3971" table:style-name="ce1">
            <text:p>13971</text:p>
          </table:table-cell>
          <table:table-cell table:number-columns-repeated="16379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3" table:style-name="ce1">
            <text:p>13</text:p>
          </table:table-cell>
          <table:table-cell office:value-type="float" office:value="13971" table:style-name="ce1">
            <text:p>13971</text:p>
          </table:table-cell>
          <table:table-cell table:number-columns-repeated="16379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72" table:style-name="ce1">
            <text:p>13972</text:p>
          </table:table-cell>
          <table:table-cell table:number-columns-repeated="16379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72" table:style-name="ce1">
            <text:p>13972</text:p>
          </table:table-cell>
          <table:table-cell table:number-columns-repeated="16379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3973" table:style-name="ce1">
            <text:p>13973</text:p>
          </table:table-cell>
          <table:table-cell table:number-columns-repeated="16379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74" table:style-name="ce1">
            <text:p>13974</text:p>
          </table:table-cell>
          <table:table-cell table:number-columns-repeated="16379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75" table:style-name="ce1">
            <text:p>13975</text:p>
          </table:table-cell>
          <table:table-cell table:number-columns-repeated="16379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75" table:style-name="ce1">
            <text:p>13975</text:p>
          </table:table-cell>
          <table:table-cell table:number-columns-repeated="16379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76" table:style-name="ce1">
            <text:p>13976</text:p>
          </table:table-cell>
          <table:table-cell table:number-columns-repeated="16379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3977" table:style-name="ce1">
            <text:p>13977</text:p>
          </table:table-cell>
          <table:table-cell table:number-columns-repeated="16379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3977" table:style-name="ce1">
            <text:p>13977</text:p>
          </table:table-cell>
          <table:table-cell table:number-columns-repeated="16379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float" office:value="87" table:style-name="ce1">
            <text:p>87</text:p>
          </table:table-cell>
          <table:table-cell office:value-type="float" office:value="589.05999755859398" table:style-name="ce1">
            <text:p>589,0599976</text:p>
          </table:table-cell>
          <table:table-cell office:value-type="float" office:value="15" table:style-name="ce1">
            <text:p>15</text:p>
          </table:table-cell>
          <table:table-cell office:value-type="float" office:value="13978" table:style-name="ce1">
            <text:p>13978</text:p>
          </table:table-cell>
          <table:table-cell table:number-columns-repeated="16379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83" table:style-name="ce1">
            <text:p>13983</text:p>
          </table:table-cell>
          <table:table-cell table:number-columns-repeated="16379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85" table:style-name="ce1">
            <text:p>13985</text:p>
          </table:table-cell>
          <table:table-cell table:number-columns-repeated="16379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85" table:style-name="ce1">
            <text:p>13985</text:p>
          </table:table-cell>
          <table:table-cell table:number-columns-repeated="16379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float" office:value="87" table:style-name="ce1">
            <text:p>87</text:p>
          </table:table-cell>
          <table:table-cell office:value-type="float" office:value="1560.69995117188" table:style-name="ce1">
            <text:p>1560,699951</text:p>
          </table:table-cell>
          <table:table-cell office:value-type="float" office:value="15" table:style-name="ce1">
            <text:p>15</text:p>
          </table:table-cell>
          <table:table-cell office:value-type="float" office:value="13986" table:style-name="ce1">
            <text:p>13986</text:p>
          </table:table-cell>
          <table:table-cell table:number-columns-repeated="16379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87" table:style-name="ce1">
            <text:p>13987</text:p>
          </table:table-cell>
          <table:table-cell table:number-columns-repeated="16379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87" table:style-name="ce1">
            <text:p>13987</text:p>
          </table:table-cell>
          <table:table-cell table:number-columns-repeated="16379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float" office:value="95" table:style-name="ce1">
            <text:p>95</text:p>
          </table:table-cell>
          <table:table-cell office:value-type="float" office:value="9909.48046875" table:style-name="ce1">
            <text:p>9909,480469</text:p>
          </table:table-cell>
          <table:table-cell office:value-type="float" office:value="12" table:style-name="ce1">
            <text:p>12</text:p>
          </table:table-cell>
          <table:table-cell office:value-type="float" office:value="13988" table:style-name="ce1">
            <text:p>13988</text:p>
          </table:table-cell>
          <table:table-cell table:number-columns-repeated="16379"/>
        </table:table-row>
        <table:table-row table:style-name="ro1">
          <table:table-cell office:value-type="float" office:value="2580" table:style-name="ce1">
            <text:p>2580</text:p>
          </table:table-cell>
          <table:table-cell table:number-columns-repeated="3" table:style-name="ce1"/>
          <table:table-cell office:value-type="float" office:value="13988" table:style-name="ce1">
            <text:p>13988</text:p>
          </table:table-cell>
          <table:table-cell table:number-columns-repeated="16379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float" office:value="87" table:style-name="ce1">
            <text:p>87</text:p>
          </table:table-cell>
          <table:table-cell office:value-type="float" office:value="851.989990234375" table:style-name="ce1">
            <text:p>851,9899902</text:p>
          </table:table-cell>
          <table:table-cell office:value-type="float" office:value="15" table:style-name="ce1">
            <text:p>15</text:p>
          </table:table-cell>
          <table:table-cell office:value-type="float" office:value="13989" table:style-name="ce1">
            <text:p>13989</text:p>
          </table:table-cell>
          <table:table-cell table:number-columns-repeated="16379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float" office:value="95" table:style-name="ce1">
            <text:p>95</text:p>
          </table:table-cell>
          <table:table-cell office:value-type="float" office:value="8005.35009765625" table:style-name="ce1">
            <text:p>8005,350098</text:p>
          </table:table-cell>
          <table:table-cell office:value-type="float" office:value="14" table:style-name="ce1">
            <text:p>14</text:p>
          </table:table-cell>
          <table:table-cell office:value-type="float" office:value="13990" table:style-name="ce1">
            <text:p>13990</text:p>
          </table:table-cell>
          <table:table-cell table:number-columns-repeated="16379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float" office:value="109" table:style-name="ce1">
            <text:p>109</text:p>
          </table:table-cell>
          <table:table-cell office:value-type="float" office:value="6645.919921875" table:style-name="ce1">
            <text:p>6645,919922</text:p>
          </table:table-cell>
          <table:table-cell office:value-type="float" office:value="15" table:style-name="ce1">
            <text:p>15</text:p>
          </table:table-cell>
          <table:table-cell office:value-type="float" office:value="13992" table:style-name="ce1">
            <text:p>13992</text:p>
          </table:table-cell>
          <table:table-cell table:number-columns-repeated="16379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float" office:value="125" table:style-name="ce1">
            <text:p>125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3981" table:style-name="ce1">
            <text:p>13981</text:p>
          </table:table-cell>
          <table:table-cell table:number-columns-repeated="16379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float" office:value="125" table:style-name="ce1">
            <text:p>12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3982" table:style-name="ce1">
            <text:p>13982</text:p>
          </table:table-cell>
          <table:table-cell table:number-columns-repeated="16379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float" office:value="95" table:style-name="ce1">
            <text:p>95</text:p>
          </table:table-cell>
          <table:table-cell office:value-type="float" office:value="2122" table:style-name="ce1">
            <text:p>2122</text:p>
          </table:table-cell>
          <table:table-cell office:value-type="float" office:value="15" table:style-name="ce1">
            <text:p>15</text:p>
          </table:table-cell>
          <table:table-cell office:value-type="float" office:value="13993" table:style-name="ce1">
            <text:p>13993</text:p>
          </table:table-cell>
          <table:table-cell table:number-columns-repeated="16379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float" office:value="111" table:style-name="ce1">
            <text:p>111</text:p>
          </table:table-cell>
          <table:table-cell office:value-type="float" office:value="3926" table:style-name="ce1">
            <text:p>3926</text:p>
          </table:table-cell>
          <table:table-cell office:value-type="float" office:value="15" table:style-name="ce1">
            <text:p>15</text:p>
          </table:table-cell>
          <table:table-cell office:value-type="float" office:value="13993" table:style-name="ce1">
            <text:p>13993</text:p>
          </table:table-cell>
          <table:table-cell table:number-columns-repeated="16379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float" office:value="95" table:style-name="ce1">
            <text:p>95</text:p>
          </table:table-cell>
          <table:table-cell office:value-type="float" office:value="1505.43005371094" table:style-name="ce1">
            <text:p>1505,430054</text:p>
          </table:table-cell>
          <table:table-cell office:value-type="float" office:value="15" table:style-name="ce1">
            <text:p>15</text:p>
          </table:table-cell>
          <table:table-cell office:value-type="float" office:value="13994" table:style-name="ce1">
            <text:p>13994</text:p>
          </table:table-cell>
          <table:table-cell table:number-columns-repeated="16379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float" office:value="95" table:style-name="ce1">
            <text:p>95</text:p>
          </table:table-cell>
          <table:table-cell office:value-type="float" office:value="60.7299995422363" table:style-name="ce1">
            <text:p>60,72999954</text:p>
          </table:table-cell>
          <table:table-cell office:value-type="float" office:value="15" table:style-name="ce1">
            <text:p>15</text:p>
          </table:table-cell>
          <table:table-cell office:value-type="float" office:value="13995" table:style-name="ce1">
            <text:p>13995</text:p>
          </table:table-cell>
          <table:table-cell table:number-columns-repeated="16379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996" table:style-name="ce1">
            <text:p>13996</text:p>
          </table:table-cell>
          <table:table-cell table:number-columns-repeated="16379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3997" table:style-name="ce1">
            <text:p>13997</text:p>
          </table:table-cell>
          <table:table-cell table:number-columns-repeated="16379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3997" table:style-name="ce1">
            <text:p>13997</text:p>
          </table:table-cell>
          <table:table-cell table:number-columns-repeated="16379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float" office:value="152" table:style-name="ce1">
            <text:p>152</text:p>
          </table:table-cell>
          <table:table-cell office:value-type="float" office:value="2319.47998046875" table:style-name="ce1">
            <text:p>2319,47998</text:p>
          </table:table-cell>
          <table:table-cell office:value-type="float" office:value="12" table:style-name="ce1">
            <text:p>12</text:p>
          </table:table-cell>
          <table:table-cell office:value-type="float" office:value="13998" table:style-name="ce1">
            <text:p>13998</text:p>
          </table:table-cell>
          <table:table-cell table:number-columns-repeated="16379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float" office:value="95" table:style-name="ce1">
            <text:p>95</text:p>
          </table:table-cell>
          <table:table-cell office:value-type="float" office:value="22.639999389648398" table:style-name="ce1">
            <text:p>22,63999939</text:p>
          </table:table-cell>
          <table:table-cell office:value-type="float" office:value="15" table:style-name="ce1">
            <text:p>15</text:p>
          </table:table-cell>
          <table:table-cell office:value-type="float" office:value="13999" table:style-name="ce1">
            <text:p>13999</text:p>
          </table:table-cell>
          <table:table-cell table:number-columns-repeated="16379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00" table:style-name="ce1">
            <text:p>14000</text:p>
          </table:table-cell>
          <table:table-cell table:number-columns-repeated="16379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00" table:style-name="ce1">
            <text:p>14000</text:p>
          </table:table-cell>
          <table:table-cell table:number-columns-repeated="16379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01" table:style-name="ce1">
            <text:p>14001</text:p>
          </table:table-cell>
          <table:table-cell table:number-columns-repeated="16379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02" table:style-name="ce1">
            <text:p>14002</text:p>
          </table:table-cell>
          <table:table-cell table:number-columns-repeated="16379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95" table:style-name="ce1">
            <text:p>95</text:p>
          </table:table-cell>
          <table:table-cell office:value-type="float" office:value="3113.47998046875" table:style-name="ce1">
            <text:p>3113,47998</text:p>
          </table:table-cell>
          <table:table-cell office:value-type="float" office:value="15" table:style-name="ce1">
            <text:p>15</text:p>
          </table:table-cell>
          <table:table-cell office:value-type="float" office:value="14003" table:style-name="ce1">
            <text:p>14003</text:p>
          </table:table-cell>
          <table:table-cell table:number-columns-repeated="16379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float" office:value="87" table:style-name="ce1">
            <text:p>87</text:p>
          </table:table-cell>
          <table:table-cell office:value-type="float" office:value="4559.85009765625" table:style-name="ce1">
            <text:p>4559,850098</text:p>
          </table:table-cell>
          <table:table-cell office:value-type="float" office:value="13" table:style-name="ce1">
            <text:p>13</text:p>
          </table:table-cell>
          <table:table-cell office:value-type="float" office:value="14004" table:style-name="ce1">
            <text:p>14004</text:p>
          </table:table-cell>
          <table:table-cell table:number-columns-repeated="16379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005" table:style-name="ce1">
            <text:p>14005</text:p>
          </table:table-cell>
          <table:table-cell table:number-columns-repeated="16379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float" office:value="88" table:style-name="ce1">
            <text:p>88</text:p>
          </table:table-cell>
          <table:table-cell office:value-type="float" office:value="1699.65002441406" table:style-name="ce1">
            <text:p>1699,650024</text:p>
          </table:table-cell>
          <table:table-cell office:value-type="float" office:value="14" table:style-name="ce1">
            <text:p>14</text:p>
          </table:table-cell>
          <table:table-cell office:value-type="float" office:value="14006" table:style-name="ce1">
            <text:p>14006</text:p>
          </table:table-cell>
          <table:table-cell table:number-columns-repeated="16379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07" table:style-name="ce1">
            <text:p>14007</text:p>
          </table:table-cell>
          <table:table-cell table:number-columns-repeated="16379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07" table:style-name="ce1">
            <text:p>14007</text:p>
          </table:table-cell>
          <table:table-cell table:number-columns-repeated="16379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float" office:value="152" table:style-name="ce1">
            <text:p>152</text:p>
          </table:table-cell>
          <table:table-cell office:value-type="float" office:value="2317.64990234375" table:style-name="ce1">
            <text:p>2317,649902</text:p>
          </table:table-cell>
          <table:table-cell office:value-type="float" office:value="12" table:style-name="ce1">
            <text:p>12</text:p>
          </table:table-cell>
          <table:table-cell office:value-type="float" office:value="14008" table:style-name="ce1">
            <text:p>14008</text:p>
          </table:table-cell>
          <table:table-cell table:number-columns-repeated="16379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float" office:value="30" table:style-name="ce1">
            <text:p>30</text:p>
          </table:table-cell>
          <table:table-cell office:value-type="float" office:value="2502.4599609375" table:style-name="ce1">
            <text:p>2502,459961</text:p>
          </table:table-cell>
          <table:table-cell office:value-type="float" office:value="12" table:style-name="ce1">
            <text:p>12</text:p>
          </table:table-cell>
          <table:table-cell office:value-type="float" office:value="14009" table:style-name="ce1">
            <text:p>14009</text:p>
          </table:table-cell>
          <table:table-cell table:number-columns-repeated="16379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10" table:style-name="ce1">
            <text:p>14010</text:p>
          </table:table-cell>
          <table:table-cell table:number-columns-repeated="16379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10" table:style-name="ce1">
            <text:p>14010</text:p>
          </table:table-cell>
          <table:table-cell table:number-columns-repeated="16379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float" office:value="87" table:style-name="ce1">
            <text:p>87</text:p>
          </table:table-cell>
          <table:table-cell office:value-type="float" office:value="496.89999389648398" table:style-name="ce1">
            <text:p>496,8999939</text:p>
          </table:table-cell>
          <table:table-cell office:value-type="float" office:value="15" table:style-name="ce1">
            <text:p>15</text:p>
          </table:table-cell>
          <table:table-cell office:value-type="float" office:value="14011" table:style-name="ce1">
            <text:p>14011</text:p>
          </table:table-cell>
          <table:table-cell table:number-columns-repeated="16379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12" table:style-name="ce1">
            <text:p>14012</text:p>
          </table:table-cell>
          <table:table-cell table:number-columns-repeated="16379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14013" table:style-name="ce1">
            <text:p>14013</text:p>
          </table:table-cell>
          <table:table-cell table:number-columns-repeated="16379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float" office:value="1" table:style-name="ce1">
            <text:p>1</text:p>
          </table:table-cell>
          <table:table-cell office:value-type="float" office:value="420" table:style-name="ce1">
            <text:p>420</text:p>
          </table:table-cell>
          <table:table-cell office:value-type="float" office:value="13" table:style-name="ce1">
            <text:p>13</text:p>
          </table:table-cell>
          <table:table-cell office:value-type="float" office:value="14013" table:style-name="ce1">
            <text:p>14013</text:p>
          </table:table-cell>
          <table:table-cell table:number-columns-repeated="16379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float" office:value="87" table:style-name="ce1">
            <text:p>87</text:p>
          </table:table-cell>
          <table:table-cell office:value-type="float" office:value="1335.28002929688" table:style-name="ce1">
            <text:p>1335,280029</text:p>
          </table:table-cell>
          <table:table-cell office:value-type="float" office:value="15" table:style-name="ce1">
            <text:p>15</text:p>
          </table:table-cell>
          <table:table-cell office:value-type="float" office:value="14014" table:style-name="ce1">
            <text:p>14014</text:p>
          </table:table-cell>
          <table:table-cell table:number-columns-repeated="16379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float" office:value="87" table:style-name="ce1">
            <text:p>87</text:p>
          </table:table-cell>
          <table:table-cell office:value-type="float" office:value="1876.2099609375" table:style-name="ce1">
            <text:p>1876,209961</text:p>
          </table:table-cell>
          <table:table-cell office:value-type="float" office:value="15" table:style-name="ce1">
            <text:p>15</text:p>
          </table:table-cell>
          <table:table-cell office:value-type="float" office:value="14015" table:style-name="ce1">
            <text:p>14015</text:p>
          </table:table-cell>
          <table:table-cell table:number-columns-repeated="16379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float" office:value="95" table:style-name="ce1">
            <text:p>95</text:p>
          </table:table-cell>
          <table:table-cell office:value-type="float" office:value="35.630001068115199" table:style-name="ce1">
            <text:p>35,63000107</text:p>
          </table:table-cell>
          <table:table-cell office:value-type="float" office:value="15" table:style-name="ce1">
            <text:p>15</text:p>
          </table:table-cell>
          <table:table-cell office:value-type="float" office:value="14016" table:style-name="ce1">
            <text:p>14016</text:p>
          </table:table-cell>
          <table:table-cell table:number-columns-repeated="16379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17" table:style-name="ce1">
            <text:p>14017</text:p>
          </table:table-cell>
          <table:table-cell table:number-columns-repeated="16379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17" table:style-name="ce1">
            <text:p>14017</text:p>
          </table:table-cell>
          <table:table-cell table:number-columns-repeated="16379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float" office:value="95" table:style-name="ce1">
            <text:p>95</text:p>
          </table:table-cell>
          <table:table-cell office:value-type="float" office:value="2972" table:style-name="ce1">
            <text:p>2972</text:p>
          </table:table-cell>
          <table:table-cell office:value-type="float" office:value="15" table:style-name="ce1">
            <text:p>15</text:p>
          </table:table-cell>
          <table:table-cell office:value-type="float" office:value="14018" table:style-name="ce1">
            <text:p>14018</text:p>
          </table:table-cell>
          <table:table-cell table:number-columns-repeated="16379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14019" table:style-name="ce1">
            <text:p>14019</text:p>
          </table:table-cell>
          <table:table-cell table:number-columns-repeated="16379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4019" table:style-name="ce1">
            <text:p>14019</text:p>
          </table:table-cell>
          <table:table-cell table:number-columns-repeated="16379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4020" table:style-name="ce1">
            <text:p>14020</text:p>
          </table:table-cell>
          <table:table-cell table:number-columns-repeated="16379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4020" table:style-name="ce1">
            <text:p>14020</text:p>
          </table:table-cell>
          <table:table-cell table:number-columns-repeated="16379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float" office:value="87" table:style-name="ce1">
            <text:p>87</text:p>
          </table:table-cell>
          <table:table-cell office:value-type="float" office:value="1561.25" table:style-name="ce1">
            <text:p>1561,25</text:p>
          </table:table-cell>
          <table:table-cell office:value-type="float" office:value="15" table:style-name="ce1">
            <text:p>15</text:p>
          </table:table-cell>
          <table:table-cell office:value-type="float" office:value="14021" table:style-name="ce1">
            <text:p>14021</text:p>
          </table:table-cell>
          <table:table-cell table:number-columns-repeated="16379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float" office:value="95" table:style-name="ce1">
            <text:p>95</text:p>
          </table:table-cell>
          <table:table-cell office:value-type="float" office:value="4877" table:style-name="ce1">
            <text:p>4877</text:p>
          </table:table-cell>
          <table:table-cell office:value-type="float" office:value="15" table:style-name="ce1">
            <text:p>15</text:p>
          </table:table-cell>
          <table:table-cell office:value-type="float" office:value="14022" table:style-name="ce1">
            <text:p>14022</text:p>
          </table:table-cell>
          <table:table-cell table:number-columns-repeated="16379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23" table:style-name="ce1">
            <text:p>14023</text:p>
          </table:table-cell>
          <table:table-cell table:number-columns-repeated="16379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23" table:style-name="ce1">
            <text:p>14023</text:p>
          </table:table-cell>
          <table:table-cell table:number-columns-repeated="16379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float" office:value="87" table:style-name="ce1">
            <text:p>87</text:p>
          </table:table-cell>
          <table:table-cell office:value-type="float" office:value="1200.27001953125" table:style-name="ce1">
            <text:p>1200,27002</text:p>
          </table:table-cell>
          <table:table-cell office:value-type="float" office:value="15" table:style-name="ce1">
            <text:p>15</text:p>
          </table:table-cell>
          <table:table-cell office:value-type="float" office:value="14024" table:style-name="ce1">
            <text:p>14024</text:p>
          </table:table-cell>
          <table:table-cell table:number-columns-repeated="16379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25" table:style-name="ce1">
            <text:p>14025</text:p>
          </table:table-cell>
          <table:table-cell table:number-columns-repeated="16379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26" table:style-name="ce1">
            <text:p>14026</text:p>
          </table:table-cell>
          <table:table-cell table:number-columns-repeated="16379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26" table:style-name="ce1">
            <text:p>14026</text:p>
          </table:table-cell>
          <table:table-cell table:number-columns-repeated="16379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27" table:style-name="ce1">
            <text:p>14027</text:p>
          </table:table-cell>
          <table:table-cell table:number-columns-repeated="16379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27" table:style-name="ce1">
            <text:p>14027</text:p>
          </table:table-cell>
          <table:table-cell table:number-columns-repeated="16379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float" office:value="95" table:style-name="ce1">
            <text:p>95</text:p>
          </table:table-cell>
          <table:table-cell office:value-type="float" office:value="27891.75" table:style-name="ce1">
            <text:p>27891,75</text:p>
          </table:table-cell>
          <table:table-cell office:value-type="float" office:value="12" table:style-name="ce1">
            <text:p>12</text:p>
          </table:table-cell>
          <table:table-cell office:value-type="float" office:value="14028" table:style-name="ce1">
            <text:p>14028</text:p>
          </table:table-cell>
          <table:table-cell table:number-columns-repeated="16379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float" office:value="1" table:style-name="ce1">
            <text:p>1</text:p>
          </table:table-cell>
          <table:table-cell office:value-type="float" office:value="830" table:style-name="ce1">
            <text:p>830</text:p>
          </table:table-cell>
          <table:table-cell office:value-type="float" office:value="12" table:style-name="ce1">
            <text:p>12</text:p>
          </table:table-cell>
          <table:table-cell office:value-type="float" office:value="14029" table:style-name="ce1">
            <text:p>14029</text:p>
          </table:table-cell>
          <table:table-cell table:number-columns-repeated="16379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float" office:value="1" table:style-name="ce1">
            <text:p>1</text:p>
          </table:table-cell>
          <table:table-cell office:value-type="float" office:value="550" table:style-name="ce1">
            <text:p>550</text:p>
          </table:table-cell>
          <table:table-cell office:value-type="float" office:value="13" table:style-name="ce1">
            <text:p>13</text:p>
          </table:table-cell>
          <table:table-cell office:value-type="float" office:value="14029" table:style-name="ce1">
            <text:p>14029</text:p>
          </table:table-cell>
          <table:table-cell table:number-columns-repeated="16379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float" office:value="174" table:style-name="ce1">
            <text:p>174</text:p>
          </table:table-cell>
          <table:table-cell office:value-type="float" office:value="4400.25" table:style-name="ce1">
            <text:p>4400,25</text:p>
          </table:table-cell>
          <table:table-cell office:value-type="float" office:value="15" table:style-name="ce1">
            <text:p>15</text:p>
          </table:table-cell>
          <table:table-cell office:value-type="float" office:value="14030" table:style-name="ce1">
            <text:p>14030</text:p>
          </table:table-cell>
          <table:table-cell table:number-columns-repeated="16379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float" office:value="95" table:style-name="ce1">
            <text:p>95</text:p>
          </table:table-cell>
          <table:table-cell office:value-type="float" office:value="109.540000915527" table:style-name="ce1">
            <text:p>109,5400009</text:p>
          </table:table-cell>
          <table:table-cell office:value-type="float" office:value="15" table:style-name="ce1">
            <text:p>15</text:p>
          </table:table-cell>
          <table:table-cell office:value-type="float" office:value="14031" table:style-name="ce1">
            <text:p>14031</text:p>
          </table:table-cell>
          <table:table-cell table:number-columns-repeated="16379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4032" table:style-name="ce1">
            <text:p>14032</text:p>
          </table:table-cell>
          <table:table-cell table:number-columns-repeated="16379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4032" table:style-name="ce1">
            <text:p>14032</text:p>
          </table:table-cell>
          <table:table-cell table:number-columns-repeated="16379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float" office:value="87" table:style-name="ce1">
            <text:p>87</text:p>
          </table:table-cell>
          <table:table-cell office:value-type="float" office:value="1727.52001953125" table:style-name="ce1">
            <text:p>1727,52002</text:p>
          </table:table-cell>
          <table:table-cell office:value-type="float" office:value="15" table:style-name="ce1">
            <text:p>15</text:p>
          </table:table-cell>
          <table:table-cell office:value-type="float" office:value="14033" table:style-name="ce1">
            <text:p>14033</text:p>
          </table:table-cell>
          <table:table-cell table:number-columns-repeated="16379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float" office:value="30" table:style-name="ce1">
            <text:p>30</text:p>
          </table:table-cell>
          <table:table-cell office:value-type="float" office:value="15561.3779296875" table:style-name="ce1">
            <text:p>15561,37793</text:p>
          </table:table-cell>
          <table:table-cell office:value-type="float" office:value="12" table:style-name="ce1">
            <text:p>12</text:p>
          </table:table-cell>
          <table:table-cell office:value-type="float" office:value="14034" table:style-name="ce1">
            <text:p>14034</text:p>
          </table:table-cell>
          <table:table-cell table:number-columns-repeated="16379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float" office:value="95" table:style-name="ce1">
            <text:p>95</text:p>
          </table:table-cell>
          <table:table-cell office:value-type="float" office:value="2754" table:style-name="ce1">
            <text:p>2754</text:p>
          </table:table-cell>
          <table:table-cell office:value-type="float" office:value="15" table:style-name="ce1">
            <text:p>15</text:p>
          </table:table-cell>
          <table:table-cell office:value-type="float" office:value="14035" table:style-name="ce1">
            <text:p>14035</text:p>
          </table:table-cell>
          <table:table-cell table:number-columns-repeated="16379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float" office:value="95" table:style-name="ce1">
            <text:p>95</text:p>
          </table:table-cell>
          <table:table-cell office:value-type="float" office:value="76.209999084472699" table:style-name="ce1">
            <text:p>76,20999908</text:p>
          </table:table-cell>
          <table:table-cell office:value-type="float" office:value="15" table:style-name="ce1">
            <text:p>15</text:p>
          </table:table-cell>
          <table:table-cell office:value-type="float" office:value="14036" table:style-name="ce1">
            <text:p>14036</text:p>
          </table:table-cell>
          <table:table-cell table:number-columns-repeated="16379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float" office:value="1" table:style-name="ce1">
            <text:p>1</text:p>
          </table:table-cell>
          <table:table-cell office:value-type="float" office:value="1900" table:style-name="ce1">
            <text:p>1900</text:p>
          </table:table-cell>
          <table:table-cell office:value-type="float" office:value="12" table:style-name="ce1">
            <text:p>12</text:p>
          </table:table-cell>
          <table:table-cell office:value-type="float" office:value="14037" table:style-name="ce1">
            <text:p>14037</text:p>
          </table:table-cell>
          <table:table-cell table:number-columns-repeated="16379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37" table:style-name="ce1">
            <text:p>14037</text:p>
          </table:table-cell>
          <table:table-cell table:number-columns-repeated="16379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38" table:style-name="ce1">
            <text:p>14038</text:p>
          </table:table-cell>
          <table:table-cell table:number-columns-repeated="16379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38" table:style-name="ce1">
            <text:p>14038</text:p>
          </table:table-cell>
          <table:table-cell table:number-columns-repeated="16379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float" office:value="12" table:style-name="ce1">
            <text:p>12</text:p>
          </table:table-cell>
          <table:table-cell office:value-type="float" office:value="14039" table:style-name="ce1">
            <text:p>14039</text:p>
          </table:table-cell>
          <table:table-cell table:number-columns-repeated="16379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float" office:value="14039" table:style-name="ce1">
            <text:p>14039</text:p>
          </table:table-cell>
          <table:table-cell table:number-columns-repeated="16379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float" office:value="3" table:style-name="ce1">
            <text:p>3</text:p>
          </table:table-cell>
          <table:table-cell office:value-type="float" office:value="37430.3984375" table:style-name="ce1">
            <text:p>37430,39844</text:p>
          </table:table-cell>
          <table:table-cell office:value-type="float" office:value="14" table:style-name="ce1">
            <text:p>14</text:p>
          </table:table-cell>
          <table:table-cell office:value-type="float" office:value="14040" table:style-name="ce1">
            <text:p>14040</text:p>
          </table:table-cell>
          <table:table-cell table:number-columns-repeated="16379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float" office:value="95" table:style-name="ce1">
            <text:p>95</text:p>
          </table:table-cell>
          <table:table-cell office:value-type="float" office:value="9176.3701171875" table:style-name="ce1">
            <text:p>9176,370117</text:p>
          </table:table-cell>
          <table:table-cell office:value-type="float" office:value="14" table:style-name="ce1">
            <text:p>14</text:p>
          </table:table-cell>
          <table:table-cell office:value-type="float" office:value="14041" table:style-name="ce1">
            <text:p>14041</text:p>
          </table:table-cell>
          <table:table-cell table:number-columns-repeated="16379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042" table:style-name="ce1">
            <text:p>14042</text:p>
          </table:table-cell>
          <table:table-cell table:number-columns-repeated="16379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float" office:value="95" table:style-name="ce1">
            <text:p>95</text:p>
          </table:table-cell>
          <table:table-cell office:value-type="float" office:value="29.4899997711182" table:style-name="ce1">
            <text:p>29,48999977</text:p>
          </table:table-cell>
          <table:table-cell office:value-type="float" office:value="15" table:style-name="ce1">
            <text:p>15</text:p>
          </table:table-cell>
          <table:table-cell office:value-type="float" office:value="14043" table:style-name="ce1">
            <text:p>14043</text:p>
          </table:table-cell>
          <table:table-cell table:number-columns-repeated="16379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float" office:value="87" table:style-name="ce1">
            <text:p>87</text:p>
          </table:table-cell>
          <table:table-cell office:value-type="float" office:value="3581.71997070313" table:style-name="ce1">
            <text:p>3581,719971</text:p>
          </table:table-cell>
          <table:table-cell office:value-type="float" office:value="15" table:style-name="ce1">
            <text:p>15</text:p>
          </table:table-cell>
          <table:table-cell office:value-type="float" office:value="14044" table:style-name="ce1">
            <text:p>14044</text:p>
          </table:table-cell>
          <table:table-cell table:number-columns-repeated="16379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4045" table:style-name="ce1">
            <text:p>14045</text:p>
          </table:table-cell>
          <table:table-cell table:number-columns-repeated="16379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float" office:value="14045" table:style-name="ce1">
            <text:p>14045</text:p>
          </table:table-cell>
          <table:table-cell table:number-columns-repeated="16379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float" office:value="14046" table:style-name="ce1">
            <text:p>14046</text:p>
          </table:table-cell>
          <table:table-cell table:number-columns-repeated="16379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float" office:value="1" table:style-name="ce1">
            <text:p>1</text:p>
          </table:table-cell>
          <table:table-cell office:value-type="float" office:value="950" table:style-name="ce1">
            <text:p>950</text:p>
          </table:table-cell>
          <table:table-cell office:value-type="float" office:value="13" table:style-name="ce1">
            <text:p>13</text:p>
          </table:table-cell>
          <table:table-cell office:value-type="float" office:value="14046" table:style-name="ce1">
            <text:p>14046</text:p>
          </table:table-cell>
          <table:table-cell table:number-columns-repeated="16379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47" table:style-name="ce1">
            <text:p>14047</text:p>
          </table:table-cell>
          <table:table-cell table:number-columns-repeated="16379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float" office:value="1" table:style-name="ce1">
            <text:p>1</text:p>
          </table:table-cell>
          <table:table-cell office:value-type="float" office:value="1120" table:style-name="ce1">
            <text:p>1120</text:p>
          </table:table-cell>
          <table:table-cell office:value-type="float" office:value="12" table:style-name="ce1">
            <text:p>12</text:p>
          </table:table-cell>
          <table:table-cell office:value-type="float" office:value="14048" table:style-name="ce1">
            <text:p>14048</text:p>
          </table:table-cell>
          <table:table-cell table:number-columns-repeated="16379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48" table:style-name="ce1">
            <text:p>14048</text:p>
          </table:table-cell>
          <table:table-cell table:number-columns-repeated="16379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float" office:value="95" table:style-name="ce1">
            <text:p>95</text:p>
          </table:table-cell>
          <table:table-cell office:value-type="float" office:value="21085.23046875" table:style-name="ce1">
            <text:p>21085,23047</text:p>
          </table:table-cell>
          <table:table-cell office:value-type="float" office:value="12" table:style-name="ce1">
            <text:p>12</text:p>
          </table:table-cell>
          <table:table-cell office:value-type="float" office:value="14049" table:style-name="ce1">
            <text:p>14049</text:p>
          </table:table-cell>
          <table:table-cell table:number-columns-repeated="16379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2" table:style-name="ce1">
            <text:p>12</text:p>
          </table:table-cell>
          <table:table-cell office:value-type="float" office:value="14050" table:style-name="ce1">
            <text:p>14050</text:p>
          </table:table-cell>
          <table:table-cell table:number-columns-repeated="16379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50" table:style-name="ce1">
            <text:p>14050</text:p>
          </table:table-cell>
          <table:table-cell table:number-columns-repeated="16379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float" office:value="95" table:style-name="ce1">
            <text:p>95</text:p>
          </table:table-cell>
          <table:table-cell office:value-type="float" office:value="1276.67004394531" table:style-name="ce1">
            <text:p>1276,670044</text:p>
          </table:table-cell>
          <table:table-cell office:value-type="float" office:value="15" table:style-name="ce1">
            <text:p>15</text:p>
          </table:table-cell>
          <table:table-cell office:value-type="float" office:value="14051" table:style-name="ce1">
            <text:p>14051</text:p>
          </table:table-cell>
          <table:table-cell table:number-columns-repeated="16379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float" office:value="95" table:style-name="ce1">
            <text:p>95</text:p>
          </table:table-cell>
          <table:table-cell office:value-type="float" office:value="13032.8095703125" table:style-name="ce1">
            <text:p>13032,80957</text:p>
          </table:table-cell>
          <table:table-cell office:value-type="float" office:value="12" table:style-name="ce1">
            <text:p>12</text:p>
          </table:table-cell>
          <table:table-cell office:value-type="float" office:value="14052" table:style-name="ce1">
            <text:p>14052</text:p>
          </table:table-cell>
          <table:table-cell table:number-columns-repeated="16379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float" office:value="95" table:style-name="ce1">
            <text:p>95</text:p>
          </table:table-cell>
          <table:table-cell office:value-type="float" office:value="65.5" table:style-name="ce1">
            <text:p>65,5</text:p>
          </table:table-cell>
          <table:table-cell office:value-type="float" office:value="15" table:style-name="ce1">
            <text:p>15</text:p>
          </table:table-cell>
          <table:table-cell office:value-type="float" office:value="14053" table:style-name="ce1">
            <text:p>14053</text:p>
          </table:table-cell>
          <table:table-cell table:number-columns-repeated="16379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float" office:value="95" table:style-name="ce1">
            <text:p>95</text:p>
          </table:table-cell>
          <table:table-cell office:value-type="float" office:value="34.9799995422363" table:style-name="ce1">
            <text:p>34,97999954</text:p>
          </table:table-cell>
          <table:table-cell office:value-type="float" office:value="15" table:style-name="ce1">
            <text:p>15</text:p>
          </table:table-cell>
          <table:table-cell office:value-type="float" office:value="14054" table:style-name="ce1">
            <text:p>14054</text:p>
          </table:table-cell>
          <table:table-cell table:number-columns-repeated="16379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55" table:style-name="ce1">
            <text:p>14055</text:p>
          </table:table-cell>
          <table:table-cell table:number-columns-repeated="16379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55" table:style-name="ce1">
            <text:p>14055</text:p>
          </table:table-cell>
          <table:table-cell table:number-columns-repeated="16379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056" table:style-name="ce1">
            <text:p>14056</text:p>
          </table:table-cell>
          <table:table-cell table:number-columns-repeated="16379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float" office:value="185" table:style-name="ce1">
            <text:p>185</text:p>
          </table:table-cell>
          <table:table-cell office:value-type="float" office:value="7987.43994140625" table:style-name="ce1">
            <text:p>7987,439941</text:p>
          </table:table-cell>
          <table:table-cell office:value-type="float" office:value="12" table:style-name="ce1">
            <text:p>12</text:p>
          </table:table-cell>
          <table:table-cell office:value-type="float" office:value="14057" table:style-name="ce1">
            <text:p>14057</text:p>
          </table:table-cell>
          <table:table-cell table:number-columns-repeated="16379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float" office:value="198" table:style-name="ce1">
            <text:p>198</text:p>
          </table:table-cell>
          <table:table-cell office:value-type="float" office:value="21203.3203125" table:style-name="ce1">
            <text:p>21203,32031</text:p>
          </table:table-cell>
          <table:table-cell office:value-type="float" office:value="12" table:style-name="ce1">
            <text:p>12</text:p>
          </table:table-cell>
          <table:table-cell office:value-type="float" office:value="14057" table:style-name="ce1">
            <text:p>14057</text:p>
          </table:table-cell>
          <table:table-cell table:number-columns-repeated="16379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58" table:style-name="ce1">
            <text:p>14058</text:p>
          </table:table-cell>
          <table:table-cell table:number-columns-repeated="16379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3" table:style-name="ce1">
            <text:p>13</text:p>
          </table:table-cell>
          <table:table-cell office:value-type="float" office:value="14058" table:style-name="ce1">
            <text:p>14058</text:p>
          </table:table-cell>
          <table:table-cell table:number-columns-repeated="16379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59" table:style-name="ce1">
            <text:p>14059</text:p>
          </table:table-cell>
          <table:table-cell table:number-columns-repeated="16379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float" office:value="1" table:style-name="ce1">
            <text:p>1</text:p>
          </table:table-cell>
          <table:table-cell office:value-type="float" office:value="1274" table:style-name="ce1">
            <text:p>1274</text:p>
          </table:table-cell>
          <table:table-cell office:value-type="float" office:value="12" table:style-name="ce1">
            <text:p>12</text:p>
          </table:table-cell>
          <table:table-cell office:value-type="float" office:value="14060" table:style-name="ce1">
            <text:p>14060</text:p>
          </table:table-cell>
          <table:table-cell table:number-columns-repeated="16379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60" table:style-name="ce1">
            <text:p>14060</text:p>
          </table:table-cell>
          <table:table-cell table:number-columns-repeated="16379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61" table:style-name="ce1">
            <text:p>14061</text:p>
          </table:table-cell>
          <table:table-cell table:number-columns-repeated="16379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" table:style-name="ce1">
            <text:p>12</text:p>
          </table:table-cell>
          <table:table-cell office:value-type="float" office:value="14062" table:style-name="ce1">
            <text:p>14062</text:p>
          </table:table-cell>
          <table:table-cell table:number-columns-repeated="16379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float" office:value="1" table:style-name="ce1">
            <text:p>1</text:p>
          </table:table-cell>
          <table:table-cell office:value-type="float" office:value="620" table:style-name="ce1">
            <text:p>620</text:p>
          </table:table-cell>
          <table:table-cell office:value-type="float" office:value="13" table:style-name="ce1">
            <text:p>13</text:p>
          </table:table-cell>
          <table:table-cell office:value-type="float" office:value="14062" table:style-name="ce1">
            <text:p>14062</text:p>
          </table:table-cell>
          <table:table-cell table:number-columns-repeated="16379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float" office:value="95" table:style-name="ce1">
            <text:p>95</text:p>
          </table:table-cell>
          <table:table-cell office:value-type="float" office:value="168.47000122070301" table:style-name="ce1">
            <text:p>168,4700012</text:p>
          </table:table-cell>
          <table:table-cell office:value-type="float" office:value="14" table:style-name="ce1">
            <text:p>14</text:p>
          </table:table-cell>
          <table:table-cell office:value-type="float" office:value="14063" table:style-name="ce1">
            <text:p>14063</text:p>
          </table:table-cell>
          <table:table-cell table:number-columns-repeated="16379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float" office:value="95" table:style-name="ce1">
            <text:p>95</text:p>
          </table:table-cell>
          <table:table-cell office:value-type="float" office:value="4395.64990234375" table:style-name="ce1">
            <text:p>4395,649902</text:p>
          </table:table-cell>
          <table:table-cell office:value-type="float" office:value="15" table:style-name="ce1">
            <text:p>15</text:p>
          </table:table-cell>
          <table:table-cell office:value-type="float" office:value="14063" table:style-name="ce1">
            <text:p>14063</text:p>
          </table:table-cell>
          <table:table-cell table:number-columns-repeated="16379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64" table:style-name="ce1">
            <text:p>14064</text:p>
          </table:table-cell>
          <table:table-cell table:number-columns-repeated="16379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64" table:style-name="ce1">
            <text:p>14064</text:p>
          </table:table-cell>
          <table:table-cell table:number-columns-repeated="16379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float" office:value="95" table:style-name="ce1">
            <text:p>95</text:p>
          </table:table-cell>
          <table:table-cell office:value-type="float" office:value="3243" table:style-name="ce1">
            <text:p>3243</text:p>
          </table:table-cell>
          <table:table-cell office:value-type="float" office:value="15" table:style-name="ce1">
            <text:p>15</text:p>
          </table:table-cell>
          <table:table-cell office:value-type="float" office:value="14065" table:style-name="ce1">
            <text:p>14065</text:p>
          </table:table-cell>
          <table:table-cell table:number-columns-repeated="16379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float" office:value="95" table:style-name="ce1">
            <text:p>95</text:p>
          </table:table-cell>
          <table:table-cell office:value-type="float" office:value="101.830001831055" table:style-name="ce1">
            <text:p>101,8300018</text:p>
          </table:table-cell>
          <table:table-cell office:value-type="float" office:value="15" table:style-name="ce1">
            <text:p>15</text:p>
          </table:table-cell>
          <table:table-cell office:value-type="float" office:value="14066" table:style-name="ce1">
            <text:p>14066</text:p>
          </table:table-cell>
          <table:table-cell table:number-columns-repeated="16379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67" table:style-name="ce1">
            <text:p>14067</text:p>
          </table:table-cell>
          <table:table-cell table:number-columns-repeated="16379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4068" table:style-name="ce1">
            <text:p>14068</text:p>
          </table:table-cell>
          <table:table-cell table:number-columns-repeated="16379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4068" table:style-name="ce1">
            <text:p>14068</text:p>
          </table:table-cell>
          <table:table-cell table:number-columns-repeated="16379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4069" table:style-name="ce1">
            <text:p>14069</text:p>
          </table:table-cell>
          <table:table-cell table:number-columns-repeated="16379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float" office:value="14069" table:style-name="ce1">
            <text:p>14069</text:p>
          </table:table-cell>
          <table:table-cell table:number-columns-repeated="16379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float" office:value="95" table:style-name="ce1">
            <text:p>95</text:p>
          </table:table-cell>
          <table:table-cell office:value-type="float" office:value="50.119998931884801" table:style-name="ce1">
            <text:p>50,11999893</text:p>
          </table:table-cell>
          <table:table-cell office:value-type="float" office:value="15" table:style-name="ce1">
            <text:p>15</text:p>
          </table:table-cell>
          <table:table-cell office:value-type="float" office:value="14070" table:style-name="ce1">
            <text:p>14070</text:p>
          </table:table-cell>
          <table:table-cell table:number-columns-repeated="16379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float" office:value="95" table:style-name="ce1">
            <text:p>95</text:p>
          </table:table-cell>
          <table:table-cell office:value-type="float" office:value="74.660003662109403" table:style-name="ce1">
            <text:p>74,66000366</text:p>
          </table:table-cell>
          <table:table-cell office:value-type="float" office:value="15" table:style-name="ce1">
            <text:p>15</text:p>
          </table:table-cell>
          <table:table-cell office:value-type="float" office:value="14071" table:style-name="ce1">
            <text:p>14071</text:p>
          </table:table-cell>
          <table:table-cell table:number-columns-repeated="16379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072" table:style-name="ce1">
            <text:p>14072</text:p>
          </table:table-cell>
          <table:table-cell table:number-columns-repeated="16379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float" office:value="95" table:style-name="ce1">
            <text:p>95</text:p>
          </table:table-cell>
          <table:table-cell office:value-type="float" office:value="10054.0703125" table:style-name="ce1">
            <text:p>10054,07031</text:p>
          </table:table-cell>
          <table:table-cell office:value-type="float" office:value="12" table:style-name="ce1">
            <text:p>12</text:p>
          </table:table-cell>
          <table:table-cell office:value-type="float" office:value="14073" table:style-name="ce1">
            <text:p>14073</text:p>
          </table:table-cell>
          <table:table-cell table:number-columns-repeated="16379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float" office:value="95" table:style-name="ce1">
            <text:p>95</text:p>
          </table:table-cell>
          <table:table-cell office:value-type="float" office:value="4204" table:style-name="ce1">
            <text:p>4204</text:p>
          </table:table-cell>
          <table:table-cell office:value-type="float" office:value="15" table:style-name="ce1">
            <text:p>15</text:p>
          </table:table-cell>
          <table:table-cell office:value-type="float" office:value="14073" table:style-name="ce1">
            <text:p>14073</text:p>
          </table:table-cell>
          <table:table-cell table:number-columns-repeated="16379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74" table:style-name="ce1">
            <text:p>14074</text:p>
          </table:table-cell>
          <table:table-cell table:number-columns-repeated="16379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74" table:style-name="ce1">
            <text:p>14074</text:p>
          </table:table-cell>
          <table:table-cell table:number-columns-repeated="16379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float" office:value="87" table:style-name="ce1">
            <text:p>87</text:p>
          </table:table-cell>
          <table:table-cell office:value-type="float" office:value="3204.78002929688" table:style-name="ce1">
            <text:p>3204,780029</text:p>
          </table:table-cell>
          <table:table-cell office:value-type="float" office:value="15" table:style-name="ce1">
            <text:p>15</text:p>
          </table:table-cell>
          <table:table-cell office:value-type="float" office:value="14075" table:style-name="ce1">
            <text:p>14075</text:p>
          </table:table-cell>
          <table:table-cell table:number-columns-repeated="16379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14076" table:style-name="ce1">
            <text:p>14076</text:p>
          </table:table-cell>
          <table:table-cell table:number-columns-repeated="16379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float" office:value="14076" table:style-name="ce1">
            <text:p>14076</text:p>
          </table:table-cell>
          <table:table-cell table:number-columns-repeated="16379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float" office:value="14077" table:style-name="ce1">
            <text:p>14077</text:p>
          </table:table-cell>
          <table:table-cell table:number-columns-repeated="16379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4077" table:style-name="ce1">
            <text:p>14077</text:p>
          </table:table-cell>
          <table:table-cell table:number-columns-repeated="16379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float" office:value="1" table:style-name="ce1">
            <text:p>1</text:p>
          </table:table-cell>
          <table:table-cell office:value-type="float" office:value="634" table:style-name="ce1">
            <text:p>634</text:p>
          </table:table-cell>
          <table:table-cell office:value-type="float" office:value="12" table:style-name="ce1">
            <text:p>12</text:p>
          </table:table-cell>
          <table:table-cell office:value-type="float" office:value="14078" table:style-name="ce1">
            <text:p>14078</text:p>
          </table:table-cell>
          <table:table-cell table:number-columns-repeated="16379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float" office:value="1" table:style-name="ce1">
            <text:p>1</text:p>
          </table:table-cell>
          <table:table-cell office:value-type="float" office:value="1662" table:style-name="ce1">
            <text:p>1662</text:p>
          </table:table-cell>
          <table:table-cell office:value-type="float" office:value="13" table:style-name="ce1">
            <text:p>13</text:p>
          </table:table-cell>
          <table:table-cell office:value-type="float" office:value="14078" table:style-name="ce1">
            <text:p>14078</text:p>
          </table:table-cell>
          <table:table-cell table:number-columns-repeated="16379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79" table:style-name="ce1">
            <text:p>14079</text:p>
          </table:table-cell>
          <table:table-cell table:number-columns-repeated="16379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81" table:style-name="ce1">
            <text:p>14081</text:p>
          </table:table-cell>
          <table:table-cell table:number-columns-repeated="16379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81" table:style-name="ce1">
            <text:p>14081</text:p>
          </table:table-cell>
          <table:table-cell table:number-columns-repeated="16379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float" office:value="3" table:style-name="ce1">
            <text:p>3</text:p>
          </table:table-cell>
          <table:table-cell office:value-type="float" office:value="38886.859375" table:style-name="ce1">
            <text:p>38886,85938</text:p>
          </table:table-cell>
          <table:table-cell office:value-type="float" office:value="14" table:style-name="ce1">
            <text:p>14</text:p>
          </table:table-cell>
          <table:table-cell office:value-type="float" office:value="14082" table:style-name="ce1">
            <text:p>14082</text:p>
          </table:table-cell>
          <table:table-cell table:number-columns-repeated="16379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float" office:value="87" table:style-name="ce1">
            <text:p>87</text:p>
          </table:table-cell>
          <table:table-cell office:value-type="float" office:value="28307.76953125" table:style-name="ce1">
            <text:p>28307,76953</text:p>
          </table:table-cell>
          <table:table-cell office:value-type="float" office:value="13" table:style-name="ce1">
            <text:p>13</text:p>
          </table:table-cell>
          <table:table-cell office:value-type="float" office:value="14083" table:style-name="ce1">
            <text:p>14083</text:p>
          </table:table-cell>
          <table:table-cell table:number-columns-repeated="16379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float" office:value="12" table:style-name="ce1">
            <text:p>12</text:p>
          </table:table-cell>
          <table:table-cell office:value-type="float" office:value="14084" table:style-name="ce1">
            <text:p>14084</text:p>
          </table:table-cell>
          <table:table-cell table:number-columns-repeated="16379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4084" table:style-name="ce1">
            <text:p>14084</text:p>
          </table:table-cell>
          <table:table-cell table:number-columns-repeated="16379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float" office:value="185" table:style-name="ce1">
            <text:p>185</text:p>
          </table:table-cell>
          <table:table-cell office:value-type="float" office:value="633.52001953125" table:style-name="ce1">
            <text:p>633,5200195</text:p>
          </table:table-cell>
          <table:table-cell office:value-type="float" office:value="15" table:style-name="ce1">
            <text:p>15</text:p>
          </table:table-cell>
          <table:table-cell office:value-type="float" office:value="14085" table:style-name="ce1">
            <text:p>14085</text:p>
          </table:table-cell>
          <table:table-cell table:number-columns-repeated="16379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float" office:value="87" table:style-name="ce1">
            <text:p>87</text:p>
          </table:table-cell>
          <table:table-cell office:value-type="float" office:value="1996.2900390625" table:style-name="ce1">
            <text:p>1996,290039</text:p>
          </table:table-cell>
          <table:table-cell office:value-type="float" office:value="15" table:style-name="ce1">
            <text:p>15</text:p>
          </table:table-cell>
          <table:table-cell office:value-type="float" office:value="14086" table:style-name="ce1">
            <text:p>14086</text:p>
          </table:table-cell>
          <table:table-cell table:number-columns-repeated="16379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float" office:value="87" table:style-name="ce1">
            <text:p>87</text:p>
          </table:table-cell>
          <table:table-cell office:value-type="float" office:value="1943.39001464844" table:style-name="ce1">
            <text:p>1943,390015</text:p>
          </table:table-cell>
          <table:table-cell office:value-type="float" office:value="15" table:style-name="ce1">
            <text:p>15</text:p>
          </table:table-cell>
          <table:table-cell office:value-type="float" office:value="14087" table:style-name="ce1">
            <text:p>14087</text:p>
          </table:table-cell>
          <table:table-cell table:number-columns-repeated="16379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88" table:style-name="ce1">
            <text:p>14088</text:p>
          </table:table-cell>
          <table:table-cell table:number-columns-repeated="16379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88" table:style-name="ce1">
            <text:p>14088</text:p>
          </table:table-cell>
          <table:table-cell table:number-columns-repeated="16379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089" table:style-name="ce1">
            <text:p>14089</text:p>
          </table:table-cell>
          <table:table-cell table:number-columns-repeated="16379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089" table:style-name="ce1">
            <text:p>14089</text:p>
          </table:table-cell>
          <table:table-cell table:number-columns-repeated="16379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090" table:style-name="ce1">
            <text:p>14090</text:p>
          </table:table-cell>
          <table:table-cell table:number-columns-repeated="16379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float" office:value="109" table:style-name="ce1">
            <text:p>109</text:p>
          </table:table-cell>
          <table:table-cell office:value-type="float" office:value="3886.73999023438" table:style-name="ce1">
            <text:p>3886,73999</text:p>
          </table:table-cell>
          <table:table-cell office:value-type="float" office:value="13" table:style-name="ce1">
            <text:p>13</text:p>
          </table:table-cell>
          <table:table-cell office:value-type="float" office:value="14091" table:style-name="ce1">
            <text:p>14091</text:p>
          </table:table-cell>
          <table:table-cell table:number-columns-repeated="16379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float" office:value="95" table:style-name="ce1">
            <text:p>95</text:p>
          </table:table-cell>
          <table:table-cell office:value-type="float" office:value="1130" table:style-name="ce1">
            <text:p>1130</text:p>
          </table:table-cell>
          <table:table-cell office:value-type="float" office:value="15" table:style-name="ce1">
            <text:p>15</text:p>
          </table:table-cell>
          <table:table-cell office:value-type="float" office:value="14092" table:style-name="ce1">
            <text:p>14092</text:p>
          </table:table-cell>
          <table:table-cell table:number-columns-repeated="16379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float" office:value="111" table:style-name="ce1">
            <text:p>111</text:p>
          </table:table-cell>
          <table:table-cell office:value-type="float" office:value="874.65997314453102" table:style-name="ce1">
            <text:p>874,6599731</text:p>
          </table:table-cell>
          <table:table-cell office:value-type="float" office:value="15" table:style-name="ce1">
            <text:p>15</text:p>
          </table:table-cell>
          <table:table-cell office:value-type="float" office:value="13119" table:style-name="ce1">
            <text:p>13119</text:p>
          </table:table-cell>
          <table:table-cell table:number-columns-repeated="16379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float" office:value="121" table:style-name="ce1">
            <text:p>121</text:p>
          </table:table-cell>
          <table:table-cell office:value-type="float" office:value="1005.89001464844" table:style-name="ce1">
            <text:p>1005,890015</text:p>
          </table:table-cell>
          <table:table-cell office:value-type="float" office:value="15" table:style-name="ce1">
            <text:p>15</text:p>
          </table:table-cell>
          <table:table-cell office:value-type="float" office:value="13119" table:style-name="ce1">
            <text:p>13119</text:p>
          </table:table-cell>
          <table:table-cell table:number-columns-repeated="16379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float" office:value="109" table:style-name="ce1">
            <text:p>109</text:p>
          </table:table-cell>
          <table:table-cell office:value-type="float" office:value="905.03997802734398" table:style-name="ce1">
            <text:p>905,039978</text:p>
          </table:table-cell>
          <table:table-cell office:value-type="float" office:value="15" table:style-name="ce1">
            <text:p>15</text:p>
          </table:table-cell>
          <table:table-cell office:value-type="float" office:value="13119" table:style-name="ce1">
            <text:p>13119</text:p>
          </table:table-cell>
          <table:table-cell table:number-columns-repeated="16379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float" office:value="87" table:style-name="ce1">
            <text:p>87</text:p>
          </table:table-cell>
          <table:table-cell office:value-type="float" office:value="1800" table:style-name="ce1">
            <text:p>1800</text:p>
          </table:table-cell>
          <table:table-cell office:value-type="float" office:value="15" table:style-name="ce1">
            <text:p>15</text:p>
          </table:table-cell>
          <table:table-cell office:value-type="float" office:value="13128" table:style-name="ce1">
            <text:p>13128</text:p>
          </table:table-cell>
          <table:table-cell table:number-columns-repeated="16379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float" office:value="109" table:style-name="ce1">
            <text:p>109</text:p>
          </table:table-cell>
          <table:table-cell office:value-type="float" office:value="6774.7001953125" table:style-name="ce1">
            <text:p>6774,700195</text:p>
          </table:table-cell>
          <table:table-cell office:value-type="float" office:value="12" table:style-name="ce1">
            <text:p>12</text:p>
          </table:table-cell>
          <table:table-cell office:value-type="float" office:value="13131" table:style-name="ce1">
            <text:p>13131</text:p>
          </table:table-cell>
          <table:table-cell table:number-columns-repeated="16379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float" office:value="197" table:style-name="ce1">
            <text:p>197</text:p>
          </table:table-cell>
          <table:table-cell office:value-type="float" office:value="11135.2900390625" table:style-name="ce1">
            <text:p>11135,29004</text:p>
          </table:table-cell>
          <table:table-cell office:value-type="float" office:value="13" table:style-name="ce1">
            <text:p>13</text:p>
          </table:table-cell>
          <table:table-cell office:value-type="float" office:value="13131" table:style-name="ce1">
            <text:p>13131</text:p>
          </table:table-cell>
          <table:table-cell table:number-columns-repeated="16379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float" office:value="87" table:style-name="ce1">
            <text:p>87</text:p>
          </table:table-cell>
          <table:table-cell office:value-type="float" office:value="245.80000305175801" table:style-name="ce1">
            <text:p>245,8000031</text:p>
          </table:table-cell>
          <table:table-cell office:value-type="float" office:value="15" table:style-name="ce1">
            <text:p>15</text:p>
          </table:table-cell>
          <table:table-cell office:value-type="float" office:value="13134" table:style-name="ce1">
            <text:p>13134</text:p>
          </table:table-cell>
          <table:table-cell table:number-columns-repeated="16379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float" office:value="3" table:style-name="ce1">
            <text:p>3</text:p>
          </table:table-cell>
          <table:table-cell office:value-type="float" office:value="28829" table:style-name="ce1">
            <text:p>28829</text:p>
          </table:table-cell>
          <table:table-cell office:value-type="float" office:value="14" table:style-name="ce1">
            <text:p>14</text:p>
          </table:table-cell>
          <table:table-cell office:value-type="float" office:value="13134" table:style-name="ce1">
            <text:p>13134</text:p>
          </table:table-cell>
          <table:table-cell table:number-columns-repeated="16379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float" office:value="95" table:style-name="ce1">
            <text:p>95</text:p>
          </table:table-cell>
          <table:table-cell office:value-type="float" office:value="824.38000488281295" table:style-name="ce1">
            <text:p>824,3800049</text:p>
          </table:table-cell>
          <table:table-cell office:value-type="float" office:value="15" table:style-name="ce1">
            <text:p>15</text:p>
          </table:table-cell>
          <table:table-cell office:value-type="float" office:value="13138" table:style-name="ce1">
            <text:p>13138</text:p>
          </table:table-cell>
          <table:table-cell table:number-columns-repeated="16379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float" office:value="111" table:style-name="ce1">
            <text:p>111</text:p>
          </table:table-cell>
          <table:table-cell office:value-type="float" office:value="3683.57006835938" table:style-name="ce1">
            <text:p>3683,570068</text:p>
          </table:table-cell>
          <table:table-cell office:value-type="float" office:value="15" table:style-name="ce1">
            <text:p>15</text:p>
          </table:table-cell>
          <table:table-cell office:value-type="float" office:value="13138" table:style-name="ce1">
            <text:p>13138</text:p>
          </table:table-cell>
          <table:table-cell table:number-columns-repeated="16379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float" office:value="121" table:style-name="ce1">
            <text:p>121</text:p>
          </table:table-cell>
          <table:table-cell office:value-type="float" office:value="1255" table:style-name="ce1">
            <text:p>1255</text:p>
          </table:table-cell>
          <table:table-cell office:value-type="float" office:value="15" table:style-name="ce1">
            <text:p>15</text:p>
          </table:table-cell>
          <table:table-cell office:value-type="float" office:value="13138" table:style-name="ce1">
            <text:p>13138</text:p>
          </table:table-cell>
          <table:table-cell table:number-columns-repeated="16379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float" office:value="109" table:style-name="ce1">
            <text:p>109</text:p>
          </table:table-cell>
          <table:table-cell office:value-type="float" office:value="1035.90002441406" table:style-name="ce1">
            <text:p>1035,900024</text:p>
          </table:table-cell>
          <table:table-cell office:value-type="float" office:value="15" table:style-name="ce1">
            <text:p>15</text:p>
          </table:table-cell>
          <table:table-cell office:value-type="float" office:value="13138" table:style-name="ce1">
            <text:p>13138</text:p>
          </table:table-cell>
          <table:table-cell table:number-columns-repeated="16379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float" office:value="87" table:style-name="ce1">
            <text:p>87</text:p>
          </table:table-cell>
          <table:table-cell office:value-type="float" office:value="1348" table:style-name="ce1">
            <text:p>1348</text:p>
          </table:table-cell>
          <table:table-cell office:value-type="float" office:value="15" table:style-name="ce1">
            <text:p>15</text:p>
          </table:table-cell>
          <table:table-cell office:value-type="float" office:value="13146" table:style-name="ce1">
            <text:p>13146</text:p>
          </table:table-cell>
          <table:table-cell table:number-columns-repeated="16379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float" office:value="87" table:style-name="ce1">
            <text:p>87</text:p>
          </table:table-cell>
          <table:table-cell office:value-type="float" office:value="854" table:style-name="ce1">
            <text:p>854</text:p>
          </table:table-cell>
          <table:table-cell office:value-type="float" office:value="15" table:style-name="ce1">
            <text:p>15</text:p>
          </table:table-cell>
          <table:table-cell office:value-type="float" office:value="13147" table:style-name="ce1">
            <text:p>13147</text:p>
          </table:table-cell>
          <table:table-cell table:number-columns-repeated="16379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float" office:value="109" table:style-name="ce1">
            <text:p>109</text:p>
          </table:table-cell>
          <table:table-cell office:value-type="float" office:value="2206.6201171875" table:style-name="ce1">
            <text:p>2206,620117</text:p>
          </table:table-cell>
          <table:table-cell office:value-type="float" office:value="15" table:style-name="ce1">
            <text:p>15</text:p>
          </table:table-cell>
          <table:table-cell office:value-type="float" office:value="13152" table:style-name="ce1">
            <text:p>13152</text:p>
          </table:table-cell>
          <table:table-cell table:number-columns-repeated="16379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float" office:value="109" table:style-name="ce1">
            <text:p>109</text:p>
          </table:table-cell>
          <table:table-cell office:value-type="float" office:value="399.010009765625" table:style-name="ce1">
            <text:p>399,0100098</text:p>
          </table:table-cell>
          <table:table-cell office:value-type="float" office:value="15" table:style-name="ce1">
            <text:p>15</text:p>
          </table:table-cell>
          <table:table-cell office:value-type="float" office:value="13152" table:style-name="ce1">
            <text:p>13152</text:p>
          </table:table-cell>
          <table:table-cell table:number-columns-repeated="16379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float" office:value="87" table:style-name="ce1">
            <text:p>87</text:p>
          </table:table-cell>
          <table:table-cell office:value-type="float" office:value="735" table:style-name="ce1">
            <text:p>735</text:p>
          </table:table-cell>
          <table:table-cell office:value-type="float" office:value="15" table:style-name="ce1">
            <text:p>15</text:p>
          </table:table-cell>
          <table:table-cell office:value-type="float" office:value="13157" table:style-name="ce1">
            <text:p>13157</text:p>
          </table:table-cell>
          <table:table-cell table:number-columns-repeated="16379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float" office:value="87" table:style-name="ce1">
            <text:p>87</text:p>
          </table:table-cell>
          <table:table-cell office:value-type="float" office:value="1649" table:style-name="ce1">
            <text:p>1649</text:p>
          </table:table-cell>
          <table:table-cell office:value-type="float" office:value="15" table:style-name="ce1">
            <text:p>15</text:p>
          </table:table-cell>
          <table:table-cell office:value-type="float" office:value="13158" table:style-name="ce1">
            <text:p>13158</text:p>
          </table:table-cell>
          <table:table-cell table:number-columns-repeated="16379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float" office:value="109" table:style-name="ce1">
            <text:p>109</text:p>
          </table:table-cell>
          <table:table-cell office:value-type="float" office:value="1789.52001953125" table:style-name="ce1">
            <text:p>1789,52002</text:p>
          </table:table-cell>
          <table:table-cell office:value-type="float" office:value="15" table:style-name="ce1">
            <text:p>15</text:p>
          </table:table-cell>
          <table:table-cell office:value-type="float" office:value="13166" table:style-name="ce1">
            <text:p>13166</text:p>
          </table:table-cell>
          <table:table-cell table:number-columns-repeated="16379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float" office:value="121" table:style-name="ce1">
            <text:p>121</text:p>
          </table:table-cell>
          <table:table-cell office:value-type="float" office:value="1019.82000732422" table:style-name="ce1">
            <text:p>1019,820007</text:p>
          </table:table-cell>
          <table:table-cell office:value-type="float" office:value="15" table:style-name="ce1">
            <text:p>15</text:p>
          </table:table-cell>
          <table:table-cell office:value-type="float" office:value="13166" table:style-name="ce1">
            <text:p>13166</text:p>
          </table:table-cell>
          <table:table-cell table:number-columns-repeated="16379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float" office:value="109" table:style-name="ce1">
            <text:p>109</text:p>
          </table:table-cell>
          <table:table-cell office:value-type="float" office:value="790.72998046875" table:style-name="ce1">
            <text:p>790,7299805</text:p>
          </table:table-cell>
          <table:table-cell office:value-type="float" office:value="15" table:style-name="ce1">
            <text:p>15</text:p>
          </table:table-cell>
          <table:table-cell office:value-type="float" office:value="13166" table:style-name="ce1">
            <text:p>13166</text:p>
          </table:table-cell>
          <table:table-cell table:number-columns-repeated="16379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float" office:value="3" table:style-name="ce1">
            <text:p>3</text:p>
          </table:table-cell>
          <table:table-cell office:value-type="float" office:value="39671" table:style-name="ce1">
            <text:p>39671</text:p>
          </table:table-cell>
          <table:table-cell office:value-type="float" office:value="14" table:style-name="ce1">
            <text:p>14</text:p>
          </table:table-cell>
          <table:table-cell office:value-type="float" office:value="13167" table:style-name="ce1">
            <text:p>13167</text:p>
          </table:table-cell>
          <table:table-cell table:number-columns-repeated="16379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float" office:value="121" table:style-name="ce1">
            <text:p>121</text:p>
          </table:table-cell>
          <table:table-cell office:value-type="float" office:value="2251.4599609375" table:style-name="ce1">
            <text:p>2251,459961</text:p>
          </table:table-cell>
          <table:table-cell office:value-type="float" office:value="15" table:style-name="ce1">
            <text:p>15</text:p>
          </table:table-cell>
          <table:table-cell office:value-type="float" office:value="13172" table:style-name="ce1">
            <text:p>13172</text:p>
          </table:table-cell>
          <table:table-cell table:number-columns-repeated="16379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float" office:value="109" table:style-name="ce1">
            <text:p>109</text:p>
          </table:table-cell>
          <table:table-cell office:value-type="float" office:value="726.77001953125" table:style-name="ce1">
            <text:p>726,7700195</text:p>
          </table:table-cell>
          <table:table-cell office:value-type="float" office:value="15" table:style-name="ce1">
            <text:p>15</text:p>
          </table:table-cell>
          <table:table-cell office:value-type="float" office:value="13172" table:style-name="ce1">
            <text:p>13172</text:p>
          </table:table-cell>
          <table:table-cell table:number-columns-repeated="16379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float" office:value="87" table:style-name="ce1">
            <text:p>87</text:p>
          </table:table-cell>
          <table:table-cell office:value-type="float" office:value="1406" table:style-name="ce1">
            <text:p>1406</text:p>
          </table:table-cell>
          <table:table-cell office:value-type="float" office:value="15" table:style-name="ce1">
            <text:p>15</text:p>
          </table:table-cell>
          <table:table-cell office:value-type="float" office:value="13180" table:style-name="ce1">
            <text:p>13180</text:p>
          </table:table-cell>
          <table:table-cell table:number-columns-repeated="16379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float" office:value="185" table:style-name="ce1">
            <text:p>185</text:p>
          </table:table-cell>
          <table:table-cell office:value-type="float" office:value="8827.7197265625" table:style-name="ce1">
            <text:p>8827,719727</text:p>
          </table:table-cell>
          <table:table-cell office:value-type="float" office:value="12" table:style-name="ce1">
            <text:p>12</text:p>
          </table:table-cell>
          <table:table-cell office:value-type="float" office:value="13186" table:style-name="ce1">
            <text:p>13186</text:p>
          </table:table-cell>
          <table:table-cell table:number-columns-repeated="16379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float" office:value="109" table:style-name="ce1">
            <text:p>109</text:p>
          </table:table-cell>
          <table:table-cell office:value-type="float" office:value="3247.63989257813" table:style-name="ce1">
            <text:p>3247,639893</text:p>
          </table:table-cell>
          <table:table-cell office:value-type="float" office:value="15" table:style-name="ce1">
            <text:p>15</text:p>
          </table:table-cell>
          <table:table-cell office:value-type="float" office:value="13187" table:style-name="ce1">
            <text:p>13187</text:p>
          </table:table-cell>
          <table:table-cell table:number-columns-repeated="16379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float" office:value="198" table:style-name="ce1">
            <text:p>198</text:p>
          </table:table-cell>
          <table:table-cell office:value-type="float" office:value="2233.31005859375" table:style-name="ce1">
            <text:p>2233,310059</text:p>
          </table:table-cell>
          <table:table-cell office:value-type="float" office:value="15" table:style-name="ce1">
            <text:p>15</text:p>
          </table:table-cell>
          <table:table-cell office:value-type="float" office:value="13187" table:style-name="ce1">
            <text:p>13187</text:p>
          </table:table-cell>
          <table:table-cell table:number-columns-repeated="16379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float" office:value="199" table:style-name="ce1">
            <text:p>199</text:p>
          </table:table-cell>
          <table:table-cell office:value-type="float" office:value="1454.16003417969" table:style-name="ce1">
            <text:p>1454,160034</text:p>
          </table:table-cell>
          <table:table-cell office:value-type="float" office:value="15" table:style-name="ce1">
            <text:p>15</text:p>
          </table:table-cell>
          <table:table-cell office:value-type="float" office:value="13187" table:style-name="ce1">
            <text:p>13187</text:p>
          </table:table-cell>
          <table:table-cell table:number-columns-repeated="16379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190" table:style-name="ce1">
            <text:p>13190</text:p>
          </table:table-cell>
          <table:table-cell table:number-columns-repeated="16379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float" office:value="88" table:style-name="ce1">
            <text:p>88</text:p>
          </table:table-cell>
          <table:table-cell office:value-type="float" office:value="1810.15002441406" table:style-name="ce1">
            <text:p>1810,150024</text:p>
          </table:table-cell>
          <table:table-cell office:value-type="float" office:value="14" table:style-name="ce1">
            <text:p>14</text:p>
          </table:table-cell>
          <table:table-cell office:value-type="float" office:value="13197" table:style-name="ce1">
            <text:p>13197</text:p>
          </table:table-cell>
          <table:table-cell table:number-columns-repeated="16379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float" office:value="95" table:style-name="ce1">
            <text:p>95</text:p>
          </table:table-cell>
          <table:table-cell office:value-type="float" office:value="1044.44995117188" table:style-name="ce1">
            <text:p>1044,449951</text:p>
          </table:table-cell>
          <table:table-cell office:value-type="float" office:value="15" table:style-name="ce1">
            <text:p>15</text:p>
          </table:table-cell>
          <table:table-cell office:value-type="float" office:value="13200" table:style-name="ce1">
            <text:p>13200</text:p>
          </table:table-cell>
          <table:table-cell table:number-columns-repeated="16379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float" office:value="111" table:style-name="ce1">
            <text:p>111</text:p>
          </table:table-cell>
          <table:table-cell office:value-type="float" office:value="1288.80004882813" table:style-name="ce1">
            <text:p>1288,800049</text:p>
          </table:table-cell>
          <table:table-cell office:value-type="float" office:value="15" table:style-name="ce1">
            <text:p>15</text:p>
          </table:table-cell>
          <table:table-cell office:value-type="float" office:value="13200" table:style-name="ce1">
            <text:p>13200</text:p>
          </table:table-cell>
          <table:table-cell table:number-columns-repeated="16379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float" office:value="198" table:style-name="ce1">
            <text:p>198</text:p>
          </table:table-cell>
          <table:table-cell office:value-type="float" office:value="1011.53997802734" table:style-name="ce1">
            <text:p>1011,539978</text:p>
          </table:table-cell>
          <table:table-cell office:value-type="float" office:value="15" table:style-name="ce1">
            <text:p>15</text:p>
          </table:table-cell>
          <table:table-cell office:value-type="float" office:value="13200" table:style-name="ce1">
            <text:p>13200</text:p>
          </table:table-cell>
          <table:table-cell table:number-columns-repeated="16379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float" office:value="199" table:style-name="ce1">
            <text:p>199</text:p>
          </table:table-cell>
          <table:table-cell office:value-type="float" office:value="394.04998779296898" table:style-name="ce1">
            <text:p>394,0499878</text:p>
          </table:table-cell>
          <table:table-cell office:value-type="float" office:value="15" table:style-name="ce1">
            <text:p>15</text:p>
          </table:table-cell>
          <table:table-cell office:value-type="float" office:value="13200" table:style-name="ce1">
            <text:p>13200</text:p>
          </table:table-cell>
          <table:table-cell table:number-columns-repeated="16379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float" office:value="87" table:style-name="ce1">
            <text:p>87</text:p>
          </table:table-cell>
          <table:table-cell office:value-type="float" office:value="1500" table:style-name="ce1">
            <text:p>1500</text:p>
          </table:table-cell>
          <table:table-cell office:value-type="float" office:value="15" table:style-name="ce1">
            <text:p>15</text:p>
          </table:table-cell>
          <table:table-cell office:value-type="float" office:value="13209" table:style-name="ce1">
            <text:p>13209</text:p>
          </table:table-cell>
          <table:table-cell table:number-columns-repeated="16379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float" office:value="87" table:style-name="ce1">
            <text:p>87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1">
            <text:p>15</text:p>
          </table:table-cell>
          <table:table-cell office:value-type="float" office:value="13211" table:style-name="ce1">
            <text:p>13211</text:p>
          </table:table-cell>
          <table:table-cell table:number-columns-repeated="16379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float" office:value="3" table:style-name="ce1">
            <text:p>3</text:p>
          </table:table-cell>
          <table:table-cell office:value-type="float" office:value="38943" table:style-name="ce1">
            <text:p>38943</text:p>
          </table:table-cell>
          <table:table-cell office:value-type="float" office:value="14" table:style-name="ce1">
            <text:p>14</text:p>
          </table:table-cell>
          <table:table-cell office:value-type="float" office:value="13213" table:style-name="ce1">
            <text:p>13213</text:p>
          </table:table-cell>
          <table:table-cell table:number-columns-repeated="16379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float" office:value="168" table:style-name="ce1">
            <text:p>168</text:p>
          </table:table-cell>
          <table:table-cell office:value-type="float" office:value="1000" table:style-name="ce1">
            <text:p>1000</text:p>
          </table:table-cell>
          <table:table-cell office:value-type="float" office:value="14" table:style-name="ce1">
            <text:p>14</text:p>
          </table:table-cell>
          <table:table-cell office:value-type="float" office:value="13214" table:style-name="ce1">
            <text:p>13214</text:p>
          </table:table-cell>
          <table:table-cell table:number-columns-repeated="16379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float" office:value="198" table:style-name="ce1">
            <text:p>198</text:p>
          </table:table-cell>
          <table:table-cell office:value-type="float" office:value="3842" table:style-name="ce1">
            <text:p>3842</text:p>
          </table:table-cell>
          <table:table-cell office:value-type="float" office:value="15" table:style-name="ce1">
            <text:p>15</text:p>
          </table:table-cell>
          <table:table-cell office:value-type="float" office:value="13214" table:style-name="ce1">
            <text:p>13214</text:p>
          </table:table-cell>
          <table:table-cell table:number-columns-repeated="16379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float" office:value="199" table:style-name="ce1">
            <text:p>199</text:p>
          </table:table-cell>
          <table:table-cell office:value-type="float" office:value="986.739990234375" table:style-name="ce1">
            <text:p>986,7399902</text:p>
          </table:table-cell>
          <table:table-cell office:value-type="float" office:value="15" table:style-name="ce1">
            <text:p>15</text:p>
          </table:table-cell>
          <table:table-cell office:value-type="float" office:value="13214" table:style-name="ce1">
            <text:p>13214</text:p>
          </table:table-cell>
          <table:table-cell table:number-columns-repeated="16379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float" office:value="95" table:style-name="ce1">
            <text:p>95</text:p>
          </table:table-cell>
          <table:table-cell office:value-type="float" office:value="2083.77001953125" table:style-name="ce1">
            <text:p>2083,77002</text:p>
          </table:table-cell>
          <table:table-cell office:value-type="float" office:value="15" table:style-name="ce1">
            <text:p>15</text:p>
          </table:table-cell>
          <table:table-cell office:value-type="float" office:value="13219" table:style-name="ce1">
            <text:p>13219</text:p>
          </table:table-cell>
          <table:table-cell table:number-columns-repeated="16379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float" office:value="111" table:style-name="ce1">
            <text:p>111</text:p>
          </table:table-cell>
          <table:table-cell office:value-type="float" office:value="1292.65002441406" table:style-name="ce1">
            <text:p>1292,650024</text:p>
          </table:table-cell>
          <table:table-cell office:value-type="float" office:value="15" table:style-name="ce1">
            <text:p>15</text:p>
          </table:table-cell>
          <table:table-cell office:value-type="float" office:value="13219" table:style-name="ce1">
            <text:p>13219</text:p>
          </table:table-cell>
          <table:table-cell table:number-columns-repeated="16379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float" office:value="198" table:style-name="ce1">
            <text:p>198</text:p>
          </table:table-cell>
          <table:table-cell office:value-type="float" office:value="989.04998779296898" table:style-name="ce1">
            <text:p>989,0499878</text:p>
          </table:table-cell>
          <table:table-cell office:value-type="float" office:value="15" table:style-name="ce1">
            <text:p>15</text:p>
          </table:table-cell>
          <table:table-cell office:value-type="float" office:value="13219" table:style-name="ce1">
            <text:p>13219</text:p>
          </table:table-cell>
          <table:table-cell table:number-columns-repeated="16379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float" office:value="199" table:style-name="ce1">
            <text:p>199</text:p>
          </table:table-cell>
          <table:table-cell office:value-type="float" office:value="392.61999511718801" table:style-name="ce1">
            <text:p>392,6199951</text:p>
          </table:table-cell>
          <table:table-cell office:value-type="float" office:value="15" table:style-name="ce1">
            <text:p>15</text:p>
          </table:table-cell>
          <table:table-cell office:value-type="float" office:value="13219" table:style-name="ce1">
            <text:p>13219</text:p>
          </table:table-cell>
          <table:table-cell table:number-columns-repeated="16379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float" office:value="111" table:style-name="ce1">
            <text:p>111</text:p>
          </table:table-cell>
          <table:table-cell office:value-type="float" office:value="1729.39001464844" table:style-name="ce1">
            <text:p>1729,390015</text:p>
          </table:table-cell>
          <table:table-cell office:value-type="float" office:value="15" table:style-name="ce1">
            <text:p>15</text:p>
          </table:table-cell>
          <table:table-cell office:value-type="float" office:value="13239" table:style-name="ce1">
            <text:p>13239</text:p>
          </table:table-cell>
          <table:table-cell table:number-columns-repeated="16379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float" office:value="198" table:style-name="ce1">
            <text:p>198</text:p>
          </table:table-cell>
          <table:table-cell office:value-type="float" office:value="1003.36999511719" table:style-name="ce1">
            <text:p>1003,369995</text:p>
          </table:table-cell>
          <table:table-cell office:value-type="float" office:value="15" table:style-name="ce1">
            <text:p>15</text:p>
          </table:table-cell>
          <table:table-cell office:value-type="float" office:value="13239" table:style-name="ce1">
            <text:p>13239</text:p>
          </table:table-cell>
          <table:table-cell table:number-columns-repeated="16379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float" office:value="88" table:style-name="ce1">
            <text:p>88</text:p>
          </table:table-cell>
          <table:table-cell office:value-type="float" office:value="1622" table:style-name="ce1">
            <text:p>1622</text:p>
          </table:table-cell>
          <table:table-cell office:value-type="float" office:value="15" table:style-name="ce1">
            <text:p>15</text:p>
          </table:table-cell>
          <table:table-cell office:value-type="float" office:value="13239" table:style-name="ce1">
            <text:p>13239</text:p>
          </table:table-cell>
          <table:table-cell table:number-columns-repeated="16379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float" office:value="199" table:style-name="ce1">
            <text:p>199</text:p>
          </table:table-cell>
          <table:table-cell office:value-type="float" office:value="730.25" table:style-name="ce1">
            <text:p>730,25</text:p>
          </table:table-cell>
          <table:table-cell office:value-type="float" office:value="15" table:style-name="ce1">
            <text:p>15</text:p>
          </table:table-cell>
          <table:table-cell office:value-type="float" office:value="13239" table:style-name="ce1">
            <text:p>13239</text:p>
          </table:table-cell>
          <table:table-cell table:number-columns-repeated="16379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float" office:value="116" table:style-name="ce1">
            <text:p>116</text:p>
          </table:table-cell>
          <table:table-cell office:value-type="float" office:value="5449.93994140625" table:style-name="ce1">
            <text:p>5449,939941</text:p>
          </table:table-cell>
          <table:table-cell office:value-type="float" office:value="14" table:style-name="ce1">
            <text:p>14</text:p>
          </table:table-cell>
          <table:table-cell office:value-type="float" office:value="13243" table:style-name="ce1">
            <text:p>13243</text:p>
          </table:table-cell>
          <table:table-cell table:number-columns-repeated="16379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float" office:value="111" table:style-name="ce1">
            <text:p>111</text:p>
          </table:table-cell>
          <table:table-cell office:value-type="float" office:value="1119.36999511719" table:style-name="ce1">
            <text:p>1119,369995</text:p>
          </table:table-cell>
          <table:table-cell office:value-type="float" office:value="15" table:style-name="ce1">
            <text:p>15</text:p>
          </table:table-cell>
          <table:table-cell office:value-type="float" office:value="13249" table:style-name="ce1">
            <text:p>13249</text:p>
          </table:table-cell>
          <table:table-cell table:number-columns-repeated="16379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float" office:value="128" table:style-name="ce1">
            <text:p>128</text:p>
          </table:table-cell>
          <table:table-cell office:value-type="float" office:value="437.14999389648398" table:style-name="ce1">
            <text:p>437,1499939</text:p>
          </table:table-cell>
          <table:table-cell office:value-type="float" office:value="15" table:style-name="ce1">
            <text:p>15</text:p>
          </table:table-cell>
          <table:table-cell office:value-type="float" office:value="13249" table:style-name="ce1">
            <text:p>13249</text:p>
          </table:table-cell>
          <table:table-cell table:number-columns-repeated="16379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float" office:value="87" table:style-name="ce1">
            <text:p>87</text:p>
          </table:table-cell>
          <table:table-cell office:value-type="float" office:value="1100" table:style-name="ce1">
            <text:p>1100</text:p>
          </table:table-cell>
          <table:table-cell office:value-type="float" office:value="15" table:style-name="ce1">
            <text:p>15</text:p>
          </table:table-cell>
          <table:table-cell office:value-type="float" office:value="13250" table:style-name="ce1">
            <text:p>13250</text:p>
          </table:table-cell>
          <table:table-cell table:number-columns-repeated="16379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float" office:value="111" table:style-name="ce1">
            <text:p>111</text:p>
          </table:table-cell>
          <table:table-cell office:value-type="float" office:value="1930.18005371094" table:style-name="ce1">
            <text:p>1930,180054</text:p>
          </table:table-cell>
          <table:table-cell office:value-type="float" office:value="15" table:style-name="ce1">
            <text:p>15</text:p>
          </table:table-cell>
          <table:table-cell office:value-type="float" office:value="13252" table:style-name="ce1">
            <text:p>13252</text:p>
          </table:table-cell>
          <table:table-cell table:number-columns-repeated="16379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float" office:value="198" table:style-name="ce1">
            <text:p>198</text:p>
          </table:table-cell>
          <table:table-cell office:value-type="float" office:value="2213.40991210938" table:style-name="ce1">
            <text:p>2213,409912</text:p>
          </table:table-cell>
          <table:table-cell office:value-type="float" office:value="15" table:style-name="ce1">
            <text:p>15</text:p>
          </table:table-cell>
          <table:table-cell office:value-type="float" office:value="13252" table:style-name="ce1">
            <text:p>13252</text:p>
          </table:table-cell>
          <table:table-cell table:number-columns-repeated="16379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float" office:value="199" table:style-name="ce1">
            <text:p>199</text:p>
          </table:table-cell>
          <table:table-cell office:value-type="float" office:value="1455.43005371094" table:style-name="ce1">
            <text:p>1455,430054</text:p>
          </table:table-cell>
          <table:table-cell office:value-type="float" office:value="15" table:style-name="ce1">
            <text:p>15</text:p>
          </table:table-cell>
          <table:table-cell office:value-type="float" office:value="13252" table:style-name="ce1">
            <text:p>13252</text:p>
          </table:table-cell>
          <table:table-cell table:number-columns-repeated="16379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float" office:value="198" table:style-name="ce1">
            <text:p>198</text:p>
          </table:table-cell>
          <table:table-cell office:value-type="float" office:value="399" table:style-name="ce1">
            <text:p>399</text:p>
          </table:table-cell>
          <table:table-cell office:value-type="float" office:value="15" table:style-name="ce1">
            <text:p>15</text:p>
          </table:table-cell>
          <table:table-cell office:value-type="float" office:value="13257" table:style-name="ce1">
            <text:p>13257</text:p>
          </table:table-cell>
          <table:table-cell table:number-columns-repeated="16379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float" office:value="198" table:style-name="ce1">
            <text:p>198</text:p>
          </table:table-cell>
          <table:table-cell office:value-type="float" office:value="15504.7099609375" table:style-name="ce1">
            <text:p>15504,70996</text:p>
          </table:table-cell>
          <table:table-cell office:value-type="float" office:value="12" table:style-name="ce1">
            <text:p>12</text:p>
          </table:table-cell>
          <table:table-cell office:value-type="float" office:value="13240" table:style-name="ce1">
            <text:p>13240</text:p>
          </table:table-cell>
          <table:table-cell table:number-columns-repeated="16379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float" office:value="197" table:style-name="ce1">
            <text:p>197</text:p>
          </table:table-cell>
          <table:table-cell office:value-type="float" office:value="7422.35986328125" table:style-name="ce1">
            <text:p>7422,359863</text:p>
          </table:table-cell>
          <table:table-cell office:value-type="float" office:value="13" table:style-name="ce1">
            <text:p>13</text:p>
          </table:table-cell>
          <table:table-cell office:value-type="float" office:value="13240" table:style-name="ce1">
            <text:p>13240</text:p>
          </table:table-cell>
          <table:table-cell table:number-columns-repeated="16379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float" office:value="111" table:style-name="ce1">
            <text:p>111</text:p>
          </table:table-cell>
          <table:table-cell office:value-type="float" office:value="1717.06005859375" table:style-name="ce1">
            <text:p>1717,060059</text:p>
          </table:table-cell>
          <table:table-cell office:value-type="float" office:value="15" table:style-name="ce1">
            <text:p>15</text:p>
          </table:table-cell>
          <table:table-cell office:value-type="float" office:value="13261" table:style-name="ce1">
            <text:p>13261</text:p>
          </table:table-cell>
          <table:table-cell table:number-columns-repeated="16379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float" office:value="198" table:style-name="ce1">
            <text:p>198</text:p>
          </table:table-cell>
          <table:table-cell office:value-type="float" office:value="825.469970703125" table:style-name="ce1">
            <text:p>825,4699707</text:p>
          </table:table-cell>
          <table:table-cell office:value-type="float" office:value="15" table:style-name="ce1">
            <text:p>15</text:p>
          </table:table-cell>
          <table:table-cell office:value-type="float" office:value="13261" table:style-name="ce1">
            <text:p>13261</text:p>
          </table:table-cell>
          <table:table-cell table:number-columns-repeated="16379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float" office:value="199" table:style-name="ce1">
            <text:p>199</text:p>
          </table:table-cell>
          <table:table-cell office:value-type="float" office:value="745.53997802734398" table:style-name="ce1">
            <text:p>745,539978</text:p>
          </table:table-cell>
          <table:table-cell office:value-type="float" office:value="15" table:style-name="ce1">
            <text:p>15</text:p>
          </table:table-cell>
          <table:table-cell office:value-type="float" office:value="13261" table:style-name="ce1">
            <text:p>13261</text:p>
          </table:table-cell>
          <table:table-cell table:number-columns-repeated="16379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float" office:value="87" table:style-name="ce1">
            <text:p>87</text:p>
          </table:table-cell>
          <table:table-cell office:value-type="float" office:value="514.88000488281295" table:style-name="ce1">
            <text:p>514,8800049</text:p>
          </table:table-cell>
          <table:table-cell office:value-type="float" office:value="15" table:style-name="ce1">
            <text:p>15</text:p>
          </table:table-cell>
          <table:table-cell office:value-type="float" office:value="13265" table:style-name="ce1">
            <text:p>13265</text:p>
          </table:table-cell>
          <table:table-cell table:number-columns-repeated="16379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float" office:value="111" table:style-name="ce1">
            <text:p>111</text:p>
          </table:table-cell>
          <table:table-cell office:value-type="float" office:value="3424.48999023438" table:style-name="ce1">
            <text:p>3424,48999</text:p>
          </table:table-cell>
          <table:table-cell office:value-type="float" office:value="15" table:style-name="ce1">
            <text:p>15</text:p>
          </table:table-cell>
          <table:table-cell office:value-type="float" office:value="13271" table:style-name="ce1">
            <text:p>13271</text:p>
          </table:table-cell>
          <table:table-cell table:number-columns-repeated="16379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float" office:value="198" table:style-name="ce1">
            <text:p>198</text:p>
          </table:table-cell>
          <table:table-cell office:value-type="float" office:value="2222.84008789063" table:style-name="ce1">
            <text:p>2222,840088</text:p>
          </table:table-cell>
          <table:table-cell office:value-type="float" office:value="15" table:style-name="ce1">
            <text:p>15</text:p>
          </table:table-cell>
          <table:table-cell office:value-type="float" office:value="13271" table:style-name="ce1">
            <text:p>13271</text:p>
          </table:table-cell>
          <table:table-cell table:number-columns-repeated="16379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float" office:value="199" table:style-name="ce1">
            <text:p>199</text:p>
          </table:table-cell>
          <table:table-cell office:value-type="float" office:value="809.34002685546898" table:style-name="ce1">
            <text:p>809,3400269</text:p>
          </table:table-cell>
          <table:table-cell office:value-type="float" office:value="15" table:style-name="ce1">
            <text:p>15</text:p>
          </table:table-cell>
          <table:table-cell office:value-type="float" office:value="13271" table:style-name="ce1">
            <text:p>13271</text:p>
          </table:table-cell>
          <table:table-cell table:number-columns-repeated="16379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float" office:value="111" table:style-name="ce1">
            <text:p>111</text:p>
          </table:table-cell>
          <table:table-cell office:value-type="float" office:value="723.94000244140602" table:style-name="ce1">
            <text:p>723,9400024</text:p>
          </table:table-cell>
          <table:table-cell office:value-type="float" office:value="15" table:style-name="ce1">
            <text:p>15</text:p>
          </table:table-cell>
          <table:table-cell office:value-type="float" office:value="13280" table:style-name="ce1">
            <text:p>13280</text:p>
          </table:table-cell>
          <table:table-cell table:number-columns-repeated="16379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float" office:value="198" table:style-name="ce1">
            <text:p>198</text:p>
          </table:table-cell>
          <table:table-cell office:value-type="float" office:value="814.92999267578102" table:style-name="ce1">
            <text:p>814,9299927</text:p>
          </table:table-cell>
          <table:table-cell office:value-type="float" office:value="15" table:style-name="ce1">
            <text:p>15</text:p>
          </table:table-cell>
          <table:table-cell office:value-type="float" office:value="13280" table:style-name="ce1">
            <text:p>13280</text:p>
          </table:table-cell>
          <table:table-cell table:number-columns-repeated="16379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float" office:value="199" table:style-name="ce1">
            <text:p>199</text:p>
          </table:table-cell>
          <table:table-cell office:value-type="float" office:value="379.32000732421898" table:style-name="ce1">
            <text:p>379,3200073</text:p>
          </table:table-cell>
          <table:table-cell office:value-type="float" office:value="15" table:style-name="ce1">
            <text:p>15</text:p>
          </table:table-cell>
          <table:table-cell office:value-type="float" office:value="13280" table:style-name="ce1">
            <text:p>13280</text:p>
          </table:table-cell>
          <table:table-cell table:number-columns-repeated="16379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float" office:value="3" table:style-name="ce1">
            <text:p>3</text:p>
          </table:table-cell>
          <table:table-cell office:value-type="float" office:value="22860" table:style-name="ce1">
            <text:p>22860</text:p>
          </table:table-cell>
          <table:table-cell office:value-type="float" office:value="14" table:style-name="ce1">
            <text:p>14</text:p>
          </table:table-cell>
          <table:table-cell office:value-type="float" office:value="13281" table:style-name="ce1">
            <text:p>13281</text:p>
          </table:table-cell>
          <table:table-cell table:number-columns-repeated="16379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float" office:value="201" table:style-name="ce1">
            <text:p>201</text:p>
          </table:table-cell>
          <table:table-cell office:value-type="float" office:value="5474.7998046875" table:style-name="ce1">
            <text:p>5474,799805</text:p>
          </table:table-cell>
          <table:table-cell office:value-type="float" office:value="15" table:style-name="ce1">
            <text:p>15</text:p>
          </table:table-cell>
          <table:table-cell office:value-type="float" office:value="13286" table:style-name="ce1">
            <text:p>13286</text:p>
          </table:table-cell>
          <table:table-cell table:number-columns-repeated="16379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float" office:value="87" table:style-name="ce1">
            <text:p>87</text:p>
          </table:table-cell>
          <table:table-cell office:value-type="float" office:value="153.55999755859401" table:style-name="ce1">
            <text:p>153,5599976</text:p>
          </table:table-cell>
          <table:table-cell office:value-type="float" office:value="15" table:style-name="ce1">
            <text:p>15</text:p>
          </table:table-cell>
          <table:table-cell office:value-type="float" office:value="13289" table:style-name="ce1">
            <text:p>13289</text:p>
          </table:table-cell>
          <table:table-cell table:number-columns-repeated="16379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float" office:value="111" table:style-name="ce1">
            <text:p>111</text:p>
          </table:table-cell>
          <table:table-cell office:value-type="float" office:value="2585.2099609375" table:style-name="ce1">
            <text:p>2585,209961</text:p>
          </table:table-cell>
          <table:table-cell office:value-type="float" office:value="15" table:style-name="ce1">
            <text:p>15</text:p>
          </table:table-cell>
          <table:table-cell office:value-type="float" office:value="13289" table:style-name="ce1">
            <text:p>13289</text:p>
          </table:table-cell>
          <table:table-cell table:number-columns-repeated="16379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float" office:value="198" table:style-name="ce1">
            <text:p>198</text:p>
          </table:table-cell>
          <table:table-cell office:value-type="float" office:value="2220.76000976563" table:style-name="ce1">
            <text:p>2220,76001</text:p>
          </table:table-cell>
          <table:table-cell office:value-type="float" office:value="15" table:style-name="ce1">
            <text:p>15</text:p>
          </table:table-cell>
          <table:table-cell office:value-type="float" office:value="13289" table:style-name="ce1">
            <text:p>13289</text:p>
          </table:table-cell>
          <table:table-cell table:number-columns-repeated="16379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float" office:value="88" table:style-name="ce1">
            <text:p>88</text:p>
          </table:table-cell>
          <table:table-cell office:value-type="float" office:value="1913" table:style-name="ce1">
            <text:p>1913</text:p>
          </table:table-cell>
          <table:table-cell office:value-type="float" office:value="15" table:style-name="ce1">
            <text:p>15</text:p>
          </table:table-cell>
          <table:table-cell office:value-type="float" office:value="13289" table:style-name="ce1">
            <text:p>13289</text:p>
          </table:table-cell>
          <table:table-cell table:number-columns-repeated="16379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float" office:value="199" table:style-name="ce1">
            <text:p>199</text:p>
          </table:table-cell>
          <table:table-cell office:value-type="float" office:value="714.489990234375" table:style-name="ce1">
            <text:p>714,4899902</text:p>
          </table:table-cell>
          <table:table-cell office:value-type="float" office:value="15" table:style-name="ce1">
            <text:p>15</text:p>
          </table:table-cell>
          <table:table-cell office:value-type="float" office:value="13289" table:style-name="ce1">
            <text:p>13289</text:p>
          </table:table-cell>
          <table:table-cell table:number-columns-repeated="16379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float" office:value="111" table:style-name="ce1">
            <text:p>111</text:p>
          </table:table-cell>
          <table:table-cell office:value-type="float" office:value="1755.98999023438" table:style-name="ce1">
            <text:p>1755,98999</text:p>
          </table:table-cell>
          <table:table-cell office:value-type="float" office:value="15" table:style-name="ce1">
            <text:p>15</text:p>
          </table:table-cell>
          <table:table-cell office:value-type="float" office:value="13299" table:style-name="ce1">
            <text:p>13299</text:p>
          </table:table-cell>
          <table:table-cell table:number-columns-repeated="16379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float" office:value="198" table:style-name="ce1">
            <text:p>198</text:p>
          </table:table-cell>
          <table:table-cell office:value-type="float" office:value="927.530029296875" table:style-name="ce1">
            <text:p>927,5300293</text:p>
          </table:table-cell>
          <table:table-cell office:value-type="float" office:value="15" table:style-name="ce1">
            <text:p>15</text:p>
          </table:table-cell>
          <table:table-cell office:value-type="float" office:value="13299" table:style-name="ce1">
            <text:p>13299</text:p>
          </table:table-cell>
          <table:table-cell table:number-columns-repeated="16379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float" office:value="199" table:style-name="ce1">
            <text:p>199</text:p>
          </table:table-cell>
          <table:table-cell office:value-type="float" office:value="732.63000488281295" table:style-name="ce1">
            <text:p>732,6300049</text:p>
          </table:table-cell>
          <table:table-cell office:value-type="float" office:value="15" table:style-name="ce1">
            <text:p>15</text:p>
          </table:table-cell>
          <table:table-cell office:value-type="float" office:value="13299" table:style-name="ce1">
            <text:p>13299</text:p>
          </table:table-cell>
          <table:table-cell table:number-columns-repeated="16379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float" office:value="111" table:style-name="ce1">
            <text:p>111</text:p>
          </table:table-cell>
          <table:table-cell office:value-type="float" office:value="2895.330078125" table:style-name="ce1">
            <text:p>2895,330078</text:p>
          </table:table-cell>
          <table:table-cell office:value-type="float" office:value="14" table:style-name="ce1">
            <text:p>14</text:p>
          </table:table-cell>
          <table:table-cell office:value-type="float" office:value="13300" table:style-name="ce1">
            <text:p>13300</text:p>
          </table:table-cell>
          <table:table-cell table:number-columns-repeated="16379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float" office:value="202" table:style-name="ce1">
            <text:p>202</text:p>
          </table:table-cell>
          <table:table-cell office:value-type="float" office:value="2306.32006835938" table:style-name="ce1">
            <text:p>2306,320068</text:p>
          </table:table-cell>
          <table:table-cell office:value-type="float" office:value="14" table:style-name="ce1">
            <text:p>14</text:p>
          </table:table-cell>
          <table:table-cell office:value-type="float" office:value="13300" table:style-name="ce1">
            <text:p>13300</text:p>
          </table:table-cell>
          <table:table-cell table:number-columns-repeated="16379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float" office:value="95" table:style-name="ce1">
            <text:p>95</text:p>
          </table:table-cell>
          <table:table-cell office:value-type="float" office:value="2499.19995117188" table:style-name="ce1">
            <text:p>2499,199951</text:p>
          </table:table-cell>
          <table:table-cell office:value-type="float" office:value="15" table:style-name="ce1">
            <text:p>15</text:p>
          </table:table-cell>
          <table:table-cell office:value-type="float" office:value="13305" table:style-name="ce1">
            <text:p>13305</text:p>
          </table:table-cell>
          <table:table-cell table:number-columns-repeated="16379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float" office:value="3" table:style-name="ce1">
            <text:p>3</text:p>
          </table:table-cell>
          <table:table-cell office:value-type="float" office:value="24586" table:style-name="ce1">
            <text:p>24586</text:p>
          </table:table-cell>
          <table:table-cell office:value-type="float" office:value="14" table:style-name="ce1">
            <text:p>14</text:p>
          </table:table-cell>
          <table:table-cell office:value-type="float" office:value="13306" table:style-name="ce1">
            <text:p>13306</text:p>
          </table:table-cell>
          <table:table-cell table:number-columns-repeated="16379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float" office:value="111" table:style-name="ce1">
            <text:p>111</text:p>
          </table:table-cell>
          <table:table-cell office:value-type="float" office:value="1897.22998046875" table:style-name="ce1">
            <text:p>1897,22998</text:p>
          </table:table-cell>
          <table:table-cell office:value-type="float" office:value="15" table:style-name="ce1">
            <text:p>15</text:p>
          </table:table-cell>
          <table:table-cell office:value-type="float" office:value="13310" table:style-name="ce1">
            <text:p>13310</text:p>
          </table:table-cell>
          <table:table-cell table:number-columns-repeated="16379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float" office:value="198" table:style-name="ce1">
            <text:p>198</text:p>
          </table:table-cell>
          <table:table-cell office:value-type="float" office:value="2079.14990234375" table:style-name="ce1">
            <text:p>2079,149902</text:p>
          </table:table-cell>
          <table:table-cell office:value-type="float" office:value="15" table:style-name="ce1">
            <text:p>15</text:p>
          </table:table-cell>
          <table:table-cell office:value-type="float" office:value="13310" table:style-name="ce1">
            <text:p>13310</text:p>
          </table:table-cell>
          <table:table-cell table:number-columns-repeated="16379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float" office:value="199" table:style-name="ce1">
            <text:p>199</text:p>
          </table:table-cell>
          <table:table-cell office:value-type="float" office:value="1338.63000488281" table:style-name="ce1">
            <text:p>1338,630005</text:p>
          </table:table-cell>
          <table:table-cell office:value-type="float" office:value="15" table:style-name="ce1">
            <text:p>15</text:p>
          </table:table-cell>
          <table:table-cell office:value-type="float" office:value="13310" table:style-name="ce1">
            <text:p>13310</text:p>
          </table:table-cell>
          <table:table-cell table:number-columns-repeated="16379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float" office:value="88" table:style-name="ce1">
            <text:p>88</text:p>
          </table:table-cell>
          <table:table-cell office:value-type="float" office:value="1209.25" table:style-name="ce1">
            <text:p>1209,25</text:p>
          </table:table-cell>
          <table:table-cell office:value-type="float" office:value="14" table:style-name="ce1">
            <text:p>14</text:p>
          </table:table-cell>
          <table:table-cell office:value-type="float" office:value="13311" table:style-name="ce1">
            <text:p>13311</text:p>
          </table:table-cell>
          <table:table-cell table:number-columns-repeated="16379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float" office:value="87" table:style-name="ce1">
            <text:p>87</text:p>
          </table:table-cell>
          <table:table-cell office:value-type="float" office:value="1993" table:style-name="ce1">
            <text:p>1993</text:p>
          </table:table-cell>
          <table:table-cell office:value-type="float" office:value="15" table:style-name="ce1">
            <text:p>15</text:p>
          </table:table-cell>
          <table:table-cell office:value-type="float" office:value="13314" table:style-name="ce1">
            <text:p>13314</text:p>
          </table:table-cell>
          <table:table-cell table:number-columns-repeated="16379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float" office:value="87" table:style-name="ce1">
            <text:p>87</text:p>
          </table:table-cell>
          <table:table-cell office:value-type="float" office:value="1704" table:style-name="ce1">
            <text:p>1704</text:p>
          </table:table-cell>
          <table:table-cell office:value-type="float" office:value="15" table:style-name="ce1">
            <text:p>15</text:p>
          </table:table-cell>
          <table:table-cell office:value-type="float" office:value="13315" table:style-name="ce1">
            <text:p>13315</text:p>
          </table:table-cell>
          <table:table-cell table:number-columns-repeated="16379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float" office:value="111" table:style-name="ce1">
            <text:p>111</text:p>
          </table:table-cell>
          <table:table-cell office:value-type="float" office:value="870.57000732421898" table:style-name="ce1">
            <text:p>870,5700073</text:p>
          </table:table-cell>
          <table:table-cell office:value-type="float" office:value="15" table:style-name="ce1">
            <text:p>15</text:p>
          </table:table-cell>
          <table:table-cell office:value-type="float" office:value="13325" table:style-name="ce1">
            <text:p>13325</text:p>
          </table:table-cell>
          <table:table-cell table:number-columns-repeated="16379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float" office:value="198" table:style-name="ce1">
            <text:p>198</text:p>
          </table:table-cell>
          <table:table-cell office:value-type="float" office:value="420.11999511718801" table:style-name="ce1">
            <text:p>420,1199951</text:p>
          </table:table-cell>
          <table:table-cell office:value-type="float" office:value="15" table:style-name="ce1">
            <text:p>15</text:p>
          </table:table-cell>
          <table:table-cell office:value-type="float" office:value="13325" table:style-name="ce1">
            <text:p>13325</text:p>
          </table:table-cell>
          <table:table-cell table:number-columns-repeated="16379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float" office:value="199" table:style-name="ce1">
            <text:p>199</text:p>
          </table:table-cell>
          <table:table-cell office:value-type="float" office:value="290.64999389648398" table:style-name="ce1">
            <text:p>290,6499939</text:p>
          </table:table-cell>
          <table:table-cell office:value-type="float" office:value="15" table:style-name="ce1">
            <text:p>15</text:p>
          </table:table-cell>
          <table:table-cell office:value-type="float" office:value="13325" table:style-name="ce1">
            <text:p>13325</text:p>
          </table:table-cell>
          <table:table-cell table:number-columns-repeated="16379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float" office:value="111" table:style-name="ce1">
            <text:p>111</text:p>
          </table:table-cell>
          <table:table-cell office:value-type="float" office:value="2800.43994140625" table:style-name="ce1">
            <text:p>2800,439941</text:p>
          </table:table-cell>
          <table:table-cell office:value-type="float" office:value="15" table:style-name="ce1">
            <text:p>15</text:p>
          </table:table-cell>
          <table:table-cell office:value-type="float" office:value="13327" table:style-name="ce1">
            <text:p>13327</text:p>
          </table:table-cell>
          <table:table-cell table:number-columns-repeated="16379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float" office:value="168" table:style-name="ce1">
            <text:p>168</text:p>
          </table:table-cell>
          <table:table-cell office:value-type="float" office:value="987.02001953125" table:style-name="ce1">
            <text:p>987,0200195</text:p>
          </table:table-cell>
          <table:table-cell office:value-type="float" office:value="15" table:style-name="ce1">
            <text:p>15</text:p>
          </table:table-cell>
          <table:table-cell office:value-type="float" office:value="13327" table:style-name="ce1">
            <text:p>13327</text:p>
          </table:table-cell>
          <table:table-cell table:number-columns-repeated="16379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float" office:value="198" table:style-name="ce1">
            <text:p>198</text:p>
          </table:table-cell>
          <table:table-cell office:value-type="float" office:value="1670.77001953125" table:style-name="ce1">
            <text:p>1670,77002</text:p>
          </table:table-cell>
          <table:table-cell office:value-type="float" office:value="15" table:style-name="ce1">
            <text:p>15</text:p>
          </table:table-cell>
          <table:table-cell office:value-type="float" office:value="13327" table:style-name="ce1">
            <text:p>13327</text:p>
          </table:table-cell>
          <table:table-cell table:number-columns-repeated="16379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float" office:value="199" table:style-name="ce1">
            <text:p>199</text:p>
          </table:table-cell>
          <table:table-cell office:value-type="float" office:value="1046.52001953125" table:style-name="ce1">
            <text:p>1046,52002</text:p>
          </table:table-cell>
          <table:table-cell office:value-type="float" office:value="15" table:style-name="ce1">
            <text:p>15</text:p>
          </table:table-cell>
          <table:table-cell office:value-type="float" office:value="13327" table:style-name="ce1">
            <text:p>13327</text:p>
          </table:table-cell>
          <table:table-cell table:number-columns-repeated="16379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float" office:value="111" table:style-name="ce1">
            <text:p>111</text:p>
          </table:table-cell>
          <table:table-cell office:value-type="float" office:value="889.28997802734398" table:style-name="ce1">
            <text:p>889,289978</text:p>
          </table:table-cell>
          <table:table-cell office:value-type="float" office:value="15" table:style-name="ce1">
            <text:p>15</text:p>
          </table:table-cell>
          <table:table-cell office:value-type="float" office:value="13333" table:style-name="ce1">
            <text:p>13333</text:p>
          </table:table-cell>
          <table:table-cell table:number-columns-repeated="16379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float" office:value="111" table:style-name="ce1">
            <text:p>111</text:p>
          </table:table-cell>
          <table:table-cell office:value-type="float" office:value="2806.919921875" table:style-name="ce1">
            <text:p>2806,919922</text:p>
          </table:table-cell>
          <table:table-cell office:value-type="float" office:value="15" table:style-name="ce1">
            <text:p>15</text:p>
          </table:table-cell>
          <table:table-cell office:value-type="float" office:value="13333" table:style-name="ce1">
            <text:p>13333</text:p>
          </table:table-cell>
          <table:table-cell table:number-columns-repeated="16379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float" office:value="199" table:style-name="ce1">
            <text:p>199</text:p>
          </table:table-cell>
          <table:table-cell office:value-type="float" office:value="661.15997314453102" table:style-name="ce1">
            <text:p>661,1599731</text:p>
          </table:table-cell>
          <table:table-cell office:value-type="float" office:value="15" table:style-name="ce1">
            <text:p>15</text:p>
          </table:table-cell>
          <table:table-cell office:value-type="float" office:value="13333" table:style-name="ce1">
            <text:p>13333</text:p>
          </table:table-cell>
          <table:table-cell table:number-columns-repeated="16379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float" office:value="3" table:style-name="ce1">
            <text:p>3</text:p>
          </table:table-cell>
          <table:table-cell office:value-type="float" office:value="39358" table:style-name="ce1">
            <text:p>39358</text:p>
          </table:table-cell>
          <table:table-cell office:value-type="float" office:value="14" table:style-name="ce1">
            <text:p>14</text:p>
          </table:table-cell>
          <table:table-cell office:value-type="float" office:value="13338" table:style-name="ce1">
            <text:p>13338</text:p>
          </table:table-cell>
          <table:table-cell table:number-columns-repeated="16379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float" office:value="87" table:style-name="ce1">
            <text:p>87</text:p>
          </table:table-cell>
          <table:table-cell office:value-type="float" office:value="2193" table:style-name="ce1">
            <text:p>2193</text:p>
          </table:table-cell>
          <table:table-cell office:value-type="float" office:value="15" table:style-name="ce1">
            <text:p>15</text:p>
          </table:table-cell>
          <table:table-cell office:value-type="float" office:value="13348" table:style-name="ce1">
            <text:p>13348</text:p>
          </table:table-cell>
          <table:table-cell table:number-columns-repeated="16379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float" office:value="111" table:style-name="ce1">
            <text:p>111</text:p>
          </table:table-cell>
          <table:table-cell office:value-type="float" office:value="1944.90002441406" table:style-name="ce1">
            <text:p>1944,900024</text:p>
          </table:table-cell>
          <table:table-cell office:value-type="float" office:value="15" table:style-name="ce1">
            <text:p>15</text:p>
          </table:table-cell>
          <table:table-cell office:value-type="float" office:value="13358" table:style-name="ce1">
            <text:p>13358</text:p>
          </table:table-cell>
          <table:table-cell table:number-columns-repeated="16379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float" office:value="198" table:style-name="ce1">
            <text:p>198</text:p>
          </table:table-cell>
          <table:table-cell office:value-type="float" office:value="2241.3798828125" table:style-name="ce1">
            <text:p>2241,379883</text:p>
          </table:table-cell>
          <table:table-cell office:value-type="float" office:value="15" table:style-name="ce1">
            <text:p>15</text:p>
          </table:table-cell>
          <table:table-cell office:value-type="float" office:value="13358" table:style-name="ce1">
            <text:p>13358</text:p>
          </table:table-cell>
          <table:table-cell table:number-columns-repeated="16379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float" office:value="199" table:style-name="ce1">
            <text:p>199</text:p>
          </table:table-cell>
          <table:table-cell office:value-type="float" office:value="658.719970703125" table:style-name="ce1">
            <text:p>658,7199707</text:p>
          </table:table-cell>
          <table:table-cell office:value-type="float" office:value="15" table:style-name="ce1">
            <text:p>15</text:p>
          </table:table-cell>
          <table:table-cell office:value-type="float" office:value="13358" table:style-name="ce1">
            <text:p>13358</text:p>
          </table:table-cell>
          <table:table-cell table:number-columns-repeated="16379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float" office:value="95" table:style-name="ce1">
            <text:p>95</text:p>
          </table:table-cell>
          <table:table-cell office:value-type="float" office:value="127.15000152587901" table:style-name="ce1">
            <text:p>127,1500015</text:p>
          </table:table-cell>
          <table:table-cell office:value-type="float" office:value="15" table:style-name="ce1">
            <text:p>15</text:p>
          </table:table-cell>
          <table:table-cell office:value-type="float" office:value="13358" table:style-name="ce1">
            <text:p>13358</text:p>
          </table:table-cell>
          <table:table-cell table:number-columns-repeated="16379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float" office:value="111" table:style-name="ce1">
            <text:p>111</text:p>
          </table:table-cell>
          <table:table-cell office:value-type="float" office:value="1730.28002929688" table:style-name="ce1">
            <text:p>1730,280029</text:p>
          </table:table-cell>
          <table:table-cell office:value-type="float" office:value="15" table:style-name="ce1">
            <text:p>15</text:p>
          </table:table-cell>
          <table:table-cell office:value-type="float" office:value="13359" table:style-name="ce1">
            <text:p>13359</text:p>
          </table:table-cell>
          <table:table-cell table:number-columns-repeated="16379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float" office:value="198" table:style-name="ce1">
            <text:p>198</text:p>
          </table:table-cell>
          <table:table-cell office:value-type="float" office:value="1002.94000244141" table:style-name="ce1">
            <text:p>1002,940002</text:p>
          </table:table-cell>
          <table:table-cell office:value-type="float" office:value="15" table:style-name="ce1">
            <text:p>15</text:p>
          </table:table-cell>
          <table:table-cell office:value-type="float" office:value="13359" table:style-name="ce1">
            <text:p>13359</text:p>
          </table:table-cell>
          <table:table-cell table:number-columns-repeated="16379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float" office:value="199" table:style-name="ce1">
            <text:p>199</text:p>
          </table:table-cell>
          <table:table-cell office:value-type="float" office:value="738.21002197265602" table:style-name="ce1">
            <text:p>738,210022</text:p>
          </table:table-cell>
          <table:table-cell office:value-type="float" office:value="15" table:style-name="ce1">
            <text:p>15</text:p>
          </table:table-cell>
          <table:table-cell office:value-type="float" office:value="13359" table:style-name="ce1">
            <text:p>13359</text:p>
          </table:table-cell>
          <table:table-cell table:number-columns-repeated="16379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float" office:value="128" table:style-name="ce1">
            <text:p>128</text:p>
          </table:table-cell>
          <table:table-cell office:value-type="float" office:value="1047.82995605469" table:style-name="ce1">
            <text:p>1047,829956</text:p>
          </table:table-cell>
          <table:table-cell office:value-type="float" office:value="15" table:style-name="ce1">
            <text:p>15</text:p>
          </table:table-cell>
          <table:table-cell office:value-type="float" office:value="13366" table:style-name="ce1">
            <text:p>13366</text:p>
          </table:table-cell>
          <table:table-cell table:number-columns-repeated="16379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float" office:value="111" table:style-name="ce1">
            <text:p>111</text:p>
          </table:table-cell>
          <table:table-cell office:value-type="float" office:value="1436.86999511719" table:style-name="ce1">
            <text:p>1436,869995</text:p>
          </table:table-cell>
          <table:table-cell office:value-type="float" office:value="15" table:style-name="ce1">
            <text:p>15</text:p>
          </table:table-cell>
          <table:table-cell office:value-type="float" office:value="13378" table:style-name="ce1">
            <text:p>13378</text:p>
          </table:table-cell>
          <table:table-cell table:number-columns-repeated="16379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float" office:value="198" table:style-name="ce1">
            <text:p>198</text:p>
          </table:table-cell>
          <table:table-cell office:value-type="float" office:value="2231.43994140625" table:style-name="ce1">
            <text:p>2231,439941</text:p>
          </table:table-cell>
          <table:table-cell office:value-type="float" office:value="15" table:style-name="ce1">
            <text:p>15</text:p>
          </table:table-cell>
          <table:table-cell office:value-type="float" office:value="13378" table:style-name="ce1">
            <text:p>13378</text:p>
          </table:table-cell>
          <table:table-cell table:number-columns-repeated="16379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float" office:value="199" table:style-name="ce1">
            <text:p>199</text:p>
          </table:table-cell>
          <table:table-cell office:value-type="float" office:value="664.40002441406295" table:style-name="ce1">
            <text:p>664,4000244</text:p>
          </table:table-cell>
          <table:table-cell office:value-type="float" office:value="15" table:style-name="ce1">
            <text:p>15</text:p>
          </table:table-cell>
          <table:table-cell office:value-type="float" office:value="13378" table:style-name="ce1">
            <text:p>13378</text:p>
          </table:table-cell>
          <table:table-cell table:number-columns-repeated="16379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float" office:value="87" table:style-name="ce1">
            <text:p>87</text:p>
          </table:table-cell>
          <table:table-cell office:value-type="float" office:value="498.55999755859398" table:style-name="ce1">
            <text:p>498,5599976</text:p>
          </table:table-cell>
          <table:table-cell office:value-type="float" office:value="15" table:style-name="ce1">
            <text:p>15</text:p>
          </table:table-cell>
          <table:table-cell office:value-type="float" office:value="13386" table:style-name="ce1">
            <text:p>13386</text:p>
          </table:table-cell>
          <table:table-cell table:number-columns-repeated="16379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float" office:value="3" table:style-name="ce1">
            <text:p>3</text:p>
          </table:table-cell>
          <table:table-cell office:value-type="float" office:value="15653" table:style-name="ce1">
            <text:p>15653</text:p>
          </table:table-cell>
          <table:table-cell office:value-type="float" office:value="14" table:style-name="ce1">
            <text:p>14</text:p>
          </table:table-cell>
          <table:table-cell office:value-type="float" office:value="13386" table:style-name="ce1">
            <text:p>13386</text:p>
          </table:table-cell>
          <table:table-cell table:number-columns-repeated="16379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float" office:value="87" table:style-name="ce1">
            <text:p>87</text:p>
          </table:table-cell>
          <table:table-cell office:value-type="float" office:value="1720.01000976563" table:style-name="ce1">
            <text:p>1720,01001</text:p>
          </table:table-cell>
          <table:table-cell office:value-type="float" office:value="15" table:style-name="ce1">
            <text:p>15</text:p>
          </table:table-cell>
          <table:table-cell office:value-type="float" office:value="13387" table:style-name="ce1">
            <text:p>13387</text:p>
          </table:table-cell>
          <table:table-cell table:number-columns-repeated="16379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float" office:value="111" table:style-name="ce1">
            <text:p>111</text:p>
          </table:table-cell>
          <table:table-cell office:value-type="float" office:value="898.20001220703102" table:style-name="ce1">
            <text:p>898,2000122</text:p>
          </table:table-cell>
          <table:table-cell office:value-type="float" office:value="15" table:style-name="ce1">
            <text:p>15</text:p>
          </table:table-cell>
          <table:table-cell office:value-type="float" office:value="13389" table:style-name="ce1">
            <text:p>13389</text:p>
          </table:table-cell>
          <table:table-cell table:number-columns-repeated="16379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float" office:value="198" table:style-name="ce1">
            <text:p>198</text:p>
          </table:table-cell>
          <table:table-cell office:value-type="float" office:value="431.76998901367199" table:style-name="ce1">
            <text:p>431,769989</text:p>
          </table:table-cell>
          <table:table-cell office:value-type="float" office:value="15" table:style-name="ce1">
            <text:p>15</text:p>
          </table:table-cell>
          <table:table-cell office:value-type="float" office:value="13389" table:style-name="ce1">
            <text:p>13389</text:p>
          </table:table-cell>
          <table:table-cell table:number-columns-repeated="16379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float" office:value="199" table:style-name="ce1">
            <text:p>199</text:p>
          </table:table-cell>
          <table:table-cell office:value-type="float" office:value="802.90997314453102" table:style-name="ce1">
            <text:p>802,9099731</text:p>
          </table:table-cell>
          <table:table-cell office:value-type="float" office:value="15" table:style-name="ce1">
            <text:p>15</text:p>
          </table:table-cell>
          <table:table-cell office:value-type="float" office:value="13389" table:style-name="ce1">
            <text:p>13389</text:p>
          </table:table-cell>
          <table:table-cell table:number-columns-repeated="16379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float" office:value="87" table:style-name="ce1">
            <text:p>87</text:p>
          </table:table-cell>
          <table:table-cell office:value-type="float" office:value="1276.5" table:style-name="ce1">
            <text:p>1276,5</text:p>
          </table:table-cell>
          <table:table-cell office:value-type="float" office:value="15" table:style-name="ce1">
            <text:p>15</text:p>
          </table:table-cell>
          <table:table-cell office:value-type="float" office:value="13391" table:style-name="ce1">
            <text:p>13391</text:p>
          </table:table-cell>
          <table:table-cell table:number-columns-repeated="16379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float" office:value="87" table:style-name="ce1">
            <text:p>87</text:p>
          </table:table-cell>
          <table:table-cell office:value-type="float" office:value="670.80999755859398" table:style-name="ce1">
            <text:p>670,8099976</text:p>
          </table:table-cell>
          <table:table-cell office:value-type="float" office:value="15" table:style-name="ce1">
            <text:p>15</text:p>
          </table:table-cell>
          <table:table-cell office:value-type="float" office:value="13402" table:style-name="ce1">
            <text:p>13402</text:p>
          </table:table-cell>
          <table:table-cell table:number-columns-repeated="16379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float" office:value="3" table:style-name="ce1">
            <text:p>3</text:p>
          </table:table-cell>
          <table:table-cell office:value-type="float" office:value="38600" table:style-name="ce1">
            <text:p>38600</text:p>
          </table:table-cell>
          <table:table-cell office:value-type="float" office:value="14" table:style-name="ce1">
            <text:p>14</text:p>
          </table:table-cell>
          <table:table-cell office:value-type="float" office:value="13402" table:style-name="ce1">
            <text:p>13402</text:p>
          </table:table-cell>
          <table:table-cell table:number-columns-repeated="16379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float" office:value="87" table:style-name="ce1">
            <text:p>87</text:p>
          </table:table-cell>
          <table:table-cell office:value-type="float" office:value="152.63999938964801" table:style-name="ce1">
            <text:p>152,6399994</text:p>
          </table:table-cell>
          <table:table-cell office:value-type="float" office:value="15" table:style-name="ce1">
            <text:p>15</text:p>
          </table:table-cell>
          <table:table-cell office:value-type="float" office:value="13407" table:style-name="ce1">
            <text:p>13407</text:p>
          </table:table-cell>
          <table:table-cell table:number-columns-repeated="16379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float" office:value="111" table:style-name="ce1">
            <text:p>111</text:p>
          </table:table-cell>
          <table:table-cell office:value-type="float" office:value="1809.68994140625" table:style-name="ce1">
            <text:p>1809,689941</text:p>
          </table:table-cell>
          <table:table-cell office:value-type="float" office:value="15" table:style-name="ce1">
            <text:p>15</text:p>
          </table:table-cell>
          <table:table-cell office:value-type="float" office:value="13407" table:style-name="ce1">
            <text:p>13407</text:p>
          </table:table-cell>
          <table:table-cell table:number-columns-repeated="16379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float" office:value="168" table:style-name="ce1">
            <text:p>168</text:p>
          </table:table-cell>
          <table:table-cell office:value-type="float" office:value="1856.83996582031" table:style-name="ce1">
            <text:p>1856,839966</text:p>
          </table:table-cell>
          <table:table-cell office:value-type="float" office:value="15" table:style-name="ce1">
            <text:p>15</text:p>
          </table:table-cell>
          <table:table-cell office:value-type="float" office:value="13407" table:style-name="ce1">
            <text:p>13407</text:p>
          </table:table-cell>
          <table:table-cell table:number-columns-repeated="16379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float" office:value="199" table:style-name="ce1">
            <text:p>199</text:p>
          </table:table-cell>
          <table:table-cell office:value-type="float" office:value="1259.81994628906" table:style-name="ce1">
            <text:p>1259,819946</text:p>
          </table:table-cell>
          <table:table-cell office:value-type="float" office:value="15" table:style-name="ce1">
            <text:p>15</text:p>
          </table:table-cell>
          <table:table-cell office:value-type="float" office:value="13407" table:style-name="ce1">
            <text:p>13407</text:p>
          </table:table-cell>
          <table:table-cell table:number-columns-repeated="16379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float" office:value="200" table:style-name="ce1">
            <text:p>200</text:p>
          </table:table-cell>
          <table:table-cell office:value-type="float" office:value="3470" table:style-name="ce1">
            <text:p>3470</text:p>
          </table:table-cell>
          <table:table-cell office:value-type="float" office:value="14" table:style-name="ce1">
            <text:p>14</text:p>
          </table:table-cell>
          <table:table-cell office:value-type="float" office:value="13407" table:style-name="ce1">
            <text:p>13407</text:p>
          </table:table-cell>
          <table:table-cell table:number-columns-repeated="16379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float" office:value="87" table:style-name="ce1">
            <text:p>87</text:p>
          </table:table-cell>
          <table:table-cell office:value-type="float" office:value="2282.55004882813" table:style-name="ce1">
            <text:p>2282,550049</text:p>
          </table:table-cell>
          <table:table-cell office:value-type="float" office:value="15" table:style-name="ce1">
            <text:p>15</text:p>
          </table:table-cell>
          <table:table-cell office:value-type="float" office:value="13411" table:style-name="ce1">
            <text:p>13411</text:p>
          </table:table-cell>
          <table:table-cell table:number-columns-repeated="16379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float" office:value="111" table:style-name="ce1">
            <text:p>111</text:p>
          </table:table-cell>
          <table:table-cell office:value-type="float" office:value="1768.82995605469" table:style-name="ce1">
            <text:p>1768,829956</text:p>
          </table:table-cell>
          <table:table-cell office:value-type="float" office:value="15" table:style-name="ce1">
            <text:p>15</text:p>
          </table:table-cell>
          <table:table-cell office:value-type="float" office:value="13414" table:style-name="ce1">
            <text:p>13414</text:p>
          </table:table-cell>
          <table:table-cell table:number-columns-repeated="16379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float" office:value="198" table:style-name="ce1">
            <text:p>198</text:p>
          </table:table-cell>
          <table:table-cell office:value-type="float" office:value="1012.11999511719" table:style-name="ce1">
            <text:p>1012,119995</text:p>
          </table:table-cell>
          <table:table-cell office:value-type="float" office:value="15" table:style-name="ce1">
            <text:p>15</text:p>
          </table:table-cell>
          <table:table-cell office:value-type="float" office:value="13414" table:style-name="ce1">
            <text:p>13414</text:p>
          </table:table-cell>
          <table:table-cell table:number-columns-repeated="16379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float" office:value="199" table:style-name="ce1">
            <text:p>199</text:p>
          </table:table-cell>
          <table:table-cell office:value-type="float" office:value="703.95001220703102" table:style-name="ce1">
            <text:p>703,9500122</text:p>
          </table:table-cell>
          <table:table-cell office:value-type="float" office:value="15" table:style-name="ce1">
            <text:p>15</text:p>
          </table:table-cell>
          <table:table-cell office:value-type="float" office:value="13414" table:style-name="ce1">
            <text:p>13414</text:p>
          </table:table-cell>
          <table:table-cell table:number-columns-repeated="16379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float" office:value="95" table:style-name="ce1">
            <text:p>95</text:p>
          </table:table-cell>
          <table:table-cell office:value-type="float" office:value="2268.96997070313" table:style-name="ce1">
            <text:p>2268,969971</text:p>
          </table:table-cell>
          <table:table-cell office:value-type="float" office:value="15" table:style-name="ce1">
            <text:p>15</text:p>
          </table:table-cell>
          <table:table-cell office:value-type="float" office:value="13422" table:style-name="ce1">
            <text:p>13422</text:p>
          </table:table-cell>
          <table:table-cell table:number-columns-repeated="16379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float" office:value="111" table:style-name="ce1">
            <text:p>111</text:p>
          </table:table-cell>
          <table:table-cell office:value-type="float" office:value="2514.0400390625" table:style-name="ce1">
            <text:p>2514,040039</text:p>
          </table:table-cell>
          <table:table-cell office:value-type="float" office:value="15" table:style-name="ce1">
            <text:p>15</text:p>
          </table:table-cell>
          <table:table-cell office:value-type="float" office:value="13422" table:style-name="ce1">
            <text:p>13422</text:p>
          </table:table-cell>
          <table:table-cell table:number-columns-repeated="16379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float" office:value="198" table:style-name="ce1">
            <text:p>198</text:p>
          </table:table-cell>
          <table:table-cell office:value-type="float" office:value="3227.52001953125" table:style-name="ce1">
            <text:p>3227,52002</text:p>
          </table:table-cell>
          <table:table-cell office:value-type="float" office:value="15" table:style-name="ce1">
            <text:p>15</text:p>
          </table:table-cell>
          <table:table-cell office:value-type="float" office:value="13422" table:style-name="ce1">
            <text:p>13422</text:p>
          </table:table-cell>
          <table:table-cell table:number-columns-repeated="16379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float" office:value="199" table:style-name="ce1">
            <text:p>199</text:p>
          </table:table-cell>
          <table:table-cell office:value-type="float" office:value="730.32000732421898" table:style-name="ce1">
            <text:p>730,3200073</text:p>
          </table:table-cell>
          <table:table-cell office:value-type="float" office:value="15" table:style-name="ce1">
            <text:p>15</text:p>
          </table:table-cell>
          <table:table-cell office:value-type="float" office:value="13422" table:style-name="ce1">
            <text:p>13422</text:p>
          </table:table-cell>
          <table:table-cell table:number-columns-repeated="16379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float" office:value="111" table:style-name="ce1">
            <text:p>111</text:p>
          </table:table-cell>
          <table:table-cell office:value-type="float" office:value="1286.33996582031" table:style-name="ce1">
            <text:p>1286,339966</text:p>
          </table:table-cell>
          <table:table-cell office:value-type="float" office:value="15" table:style-name="ce1">
            <text:p>15</text:p>
          </table:table-cell>
          <table:table-cell office:value-type="float" office:value="13433" table:style-name="ce1">
            <text:p>13433</text:p>
          </table:table-cell>
          <table:table-cell table:number-columns-repeated="16379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float" office:value="198" table:style-name="ce1">
            <text:p>198</text:p>
          </table:table-cell>
          <table:table-cell office:value-type="float" office:value="1019.08001708984" table:style-name="ce1">
            <text:p>1019,080017</text:p>
          </table:table-cell>
          <table:table-cell office:value-type="float" office:value="15" table:style-name="ce1">
            <text:p>15</text:p>
          </table:table-cell>
          <table:table-cell office:value-type="float" office:value="13433" table:style-name="ce1">
            <text:p>13433</text:p>
          </table:table-cell>
          <table:table-cell table:number-columns-repeated="16379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float" office:value="199" table:style-name="ce1">
            <text:p>199</text:p>
          </table:table-cell>
          <table:table-cell office:value-type="float" office:value="396.76998901367199" table:style-name="ce1">
            <text:p>396,769989</text:p>
          </table:table-cell>
          <table:table-cell office:value-type="float" office:value="15" table:style-name="ce1">
            <text:p>15</text:p>
          </table:table-cell>
          <table:table-cell office:value-type="float" office:value="13433" table:style-name="ce1">
            <text:p>13433</text:p>
          </table:table-cell>
          <table:table-cell table:number-columns-repeated="16379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float" office:value="95" table:style-name="ce1">
            <text:p>95</text:p>
          </table:table-cell>
          <table:table-cell office:value-type="float" office:value="1683.56005859375" table:style-name="ce1">
            <text:p>1683,560059</text:p>
          </table:table-cell>
          <table:table-cell office:value-type="float" office:value="15" table:style-name="ce1">
            <text:p>15</text:p>
          </table:table-cell>
          <table:table-cell office:value-type="float" office:value="13447" table:style-name="ce1">
            <text:p>13447</text:p>
          </table:table-cell>
          <table:table-cell table:number-columns-repeated="16379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float" office:value="111" table:style-name="ce1">
            <text:p>111</text:p>
          </table:table-cell>
          <table:table-cell office:value-type="float" office:value="1956.5400390625" table:style-name="ce1">
            <text:p>1956,540039</text:p>
          </table:table-cell>
          <table:table-cell office:value-type="float" office:value="15" table:style-name="ce1">
            <text:p>15</text:p>
          </table:table-cell>
          <table:table-cell office:value-type="float" office:value="13447" table:style-name="ce1">
            <text:p>13447</text:p>
          </table:table-cell>
          <table:table-cell table:number-columns-repeated="16379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float" office:value="198" table:style-name="ce1">
            <text:p>198</text:p>
          </table:table-cell>
          <table:table-cell office:value-type="float" office:value="1240.51000976563" table:style-name="ce1">
            <text:p>1240,51001</text:p>
          </table:table-cell>
          <table:table-cell office:value-type="float" office:value="15" table:style-name="ce1">
            <text:p>15</text:p>
          </table:table-cell>
          <table:table-cell office:value-type="float" office:value="13447" table:style-name="ce1">
            <text:p>13447</text:p>
          </table:table-cell>
          <table:table-cell table:number-columns-repeated="16379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float" office:value="199" table:style-name="ce1">
            <text:p>199</text:p>
          </table:table-cell>
          <table:table-cell office:value-type="float" office:value="884.83001708984398" table:style-name="ce1">
            <text:p>884,8300171</text:p>
          </table:table-cell>
          <table:table-cell office:value-type="float" office:value="15" table:style-name="ce1">
            <text:p>15</text:p>
          </table:table-cell>
          <table:table-cell office:value-type="float" office:value="13447" table:style-name="ce1">
            <text:p>13447</text:p>
          </table:table-cell>
          <table:table-cell table:number-columns-repeated="16379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float" office:value="128" table:style-name="ce1">
            <text:p>128</text:p>
          </table:table-cell>
          <table:table-cell office:value-type="float" office:value="11861.7197265625" table:style-name="ce1">
            <text:p>11861,71973</text:p>
          </table:table-cell>
          <table:table-cell office:value-type="float" office:value="12" table:style-name="ce1">
            <text:p>12</text:p>
          </table:table-cell>
          <table:table-cell office:value-type="float" office:value="13450" table:style-name="ce1">
            <text:p>13450</text:p>
          </table:table-cell>
          <table:table-cell table:number-columns-repeated="16379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float" office:value="87" table:style-name="ce1">
            <text:p>87</text:p>
          </table:table-cell>
          <table:table-cell office:value-type="float" office:value="2008.15002441406" table:style-name="ce1">
            <text:p>2008,150024</text:p>
          </table:table-cell>
          <table:table-cell office:value-type="float" office:value="15" table:style-name="ce1">
            <text:p>15</text:p>
          </table:table-cell>
          <table:table-cell office:value-type="float" office:value="13466" table:style-name="ce1">
            <text:p>13466</text:p>
          </table:table-cell>
          <table:table-cell table:number-columns-repeated="16379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float" office:value="87" table:style-name="ce1">
            <text:p>87</text:p>
          </table:table-cell>
          <table:table-cell office:value-type="float" office:value="31.889999389648398" table:style-name="ce1">
            <text:p>31,88999939</text:p>
          </table:table-cell>
          <table:table-cell office:value-type="float" office:value="15" table:style-name="ce1">
            <text:p>15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float" office:value="111" table:style-name="ce1">
            <text:p>111</text:p>
          </table:table-cell>
          <table:table-cell office:value-type="float" office:value="1803.7099609375" table:style-name="ce1">
            <text:p>1803,709961</text:p>
          </table:table-cell>
          <table:table-cell office:value-type="float" office:value="15" table:style-name="ce1">
            <text:p>15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float" office:value="198" table:style-name="ce1">
            <text:p>198</text:p>
          </table:table-cell>
          <table:table-cell office:value-type="float" office:value="1021.08001708984" table:style-name="ce1">
            <text:p>1021,080017</text:p>
          </table:table-cell>
          <table:table-cell office:value-type="float" office:value="15" table:style-name="ce1">
            <text:p>15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float" office:value="199" table:style-name="ce1">
            <text:p>199</text:p>
          </table:table-cell>
          <table:table-cell office:value-type="float" office:value="2927" table:style-name="ce1">
            <text:p>2927</text:p>
          </table:table-cell>
          <table:table-cell office:value-type="float" office:value="14" table:style-name="ce1">
            <text:p>14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float" office:value="199" table:style-name="ce1">
            <text:p>199</text:p>
          </table:table-cell>
          <table:table-cell office:value-type="float" office:value="802.59997558593795" table:style-name="ce1">
            <text:p>802,5999756</text:p>
          </table:table-cell>
          <table:table-cell office:value-type="float" office:value="15" table:style-name="ce1">
            <text:p>15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float" office:value="200" table:style-name="ce1">
            <text:p>200</text:p>
          </table:table-cell>
          <table:table-cell office:value-type="float" office:value="1553" table:style-name="ce1">
            <text:p>1553</text:p>
          </table:table-cell>
          <table:table-cell office:value-type="float" office:value="14" table:style-name="ce1">
            <text:p>14</text:p>
          </table:table-cell>
          <table:table-cell office:value-type="float" office:value="13467" table:style-name="ce1">
            <text:p>13467</text:p>
          </table:table-cell>
          <table:table-cell table:number-columns-repeated="16379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float" office:value="87" table:style-name="ce1">
            <text:p>87</text:p>
          </table:table-cell>
          <table:table-cell office:value-type="float" office:value="1561.18005371094" table:style-name="ce1">
            <text:p>1561,180054</text:p>
          </table:table-cell>
          <table:table-cell office:value-type="float" office:value="15" table:style-name="ce1">
            <text:p>15</text:p>
          </table:table-cell>
          <table:table-cell office:value-type="float" office:value="13468" table:style-name="ce1">
            <text:p>13468</text:p>
          </table:table-cell>
          <table:table-cell table:number-columns-repeated="16379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float" office:value="87" table:style-name="ce1">
            <text:p>87</text:p>
          </table:table-cell>
          <table:table-cell office:value-type="float" office:value="552.16998291015602" table:style-name="ce1">
            <text:p>552,1699829</text:p>
          </table:table-cell>
          <table:table-cell office:value-type="float" office:value="15" table:style-name="ce1">
            <text:p>15</text:p>
          </table:table-cell>
          <table:table-cell office:value-type="float" office:value="13473" table:style-name="ce1">
            <text:p>13473</text:p>
          </table:table-cell>
          <table:table-cell table:number-columns-repeated="16379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float" office:value="3" table:style-name="ce1">
            <text:p>3</text:p>
          </table:table-cell>
          <table:table-cell office:value-type="float" office:value="39281" table:style-name="ce1">
            <text:p>39281</text:p>
          </table:table-cell>
          <table:table-cell office:value-type="float" office:value="14" table:style-name="ce1">
            <text:p>14</text:p>
          </table:table-cell>
          <table:table-cell office:value-type="float" office:value="13473" table:style-name="ce1">
            <text:p>13473</text:p>
          </table:table-cell>
          <table:table-cell table:number-columns-repeated="16379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float" office:value="111" table:style-name="ce1">
            <text:p>111</text:p>
          </table:table-cell>
          <table:table-cell office:value-type="float" office:value="2166.46997070313" table:style-name="ce1">
            <text:p>2166,469971</text:p>
          </table:table-cell>
          <table:table-cell office:value-type="float" office:value="15" table:style-name="ce1">
            <text:p>15</text:p>
          </table:table-cell>
          <table:table-cell office:value-type="float" office:value="13481" table:style-name="ce1">
            <text:p>13481</text:p>
          </table:table-cell>
          <table:table-cell table:number-columns-repeated="16379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float" office:value="198" table:style-name="ce1">
            <text:p>198</text:p>
          </table:table-cell>
          <table:table-cell office:value-type="float" office:value="1004.83001708984" table:style-name="ce1">
            <text:p>1004,830017</text:p>
          </table:table-cell>
          <table:table-cell office:value-type="float" office:value="15" table:style-name="ce1">
            <text:p>15</text:p>
          </table:table-cell>
          <table:table-cell office:value-type="float" office:value="13481" table:style-name="ce1">
            <text:p>13481</text:p>
          </table:table-cell>
          <table:table-cell table:number-columns-repeated="16379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float" office:value="199" table:style-name="ce1">
            <text:p>199</text:p>
          </table:table-cell>
          <table:table-cell office:value-type="float" office:value="996.64001464843795" table:style-name="ce1">
            <text:p>996,6400146</text:p>
          </table:table-cell>
          <table:table-cell office:value-type="float" office:value="15" table:style-name="ce1">
            <text:p>15</text:p>
          </table:table-cell>
          <table:table-cell office:value-type="float" office:value="13481" table:style-name="ce1">
            <text:p>13481</text:p>
          </table:table-cell>
          <table:table-cell table:number-columns-repeated="16379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float" office:value="87" table:style-name="ce1">
            <text:p>87</text:p>
          </table:table-cell>
          <table:table-cell office:value-type="float" office:value="1551.68005371094" table:style-name="ce1">
            <text:p>1551,680054</text:p>
          </table:table-cell>
          <table:table-cell office:value-type="float" office:value="15" table:style-name="ce1">
            <text:p>15</text:p>
          </table:table-cell>
          <table:table-cell office:value-type="float" office:value="13491" table:style-name="ce1">
            <text:p>13491</text:p>
          </table:table-cell>
          <table:table-cell table:number-columns-repeated="16379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float" office:value="111" table:style-name="ce1">
            <text:p>111</text:p>
          </table:table-cell>
          <table:table-cell office:value-type="float" office:value="1786.31994628906" table:style-name="ce1">
            <text:p>1786,319946</text:p>
          </table:table-cell>
          <table:table-cell office:value-type="float" office:value="15" table:style-name="ce1">
            <text:p>15</text:p>
          </table:table-cell>
          <table:table-cell office:value-type="float" office:value="13497" table:style-name="ce1">
            <text:p>13497</text:p>
          </table:table-cell>
          <table:table-cell table:number-columns-repeated="16379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float" office:value="198" table:style-name="ce1">
            <text:p>198</text:p>
          </table:table-cell>
          <table:table-cell office:value-type="float" office:value="981.09002685546898" table:style-name="ce1">
            <text:p>981,0900269</text:p>
          </table:table-cell>
          <table:table-cell office:value-type="float" office:value="15" table:style-name="ce1">
            <text:p>15</text:p>
          </table:table-cell>
          <table:table-cell office:value-type="float" office:value="13497" table:style-name="ce1">
            <text:p>13497</text:p>
          </table:table-cell>
          <table:table-cell table:number-columns-repeated="16379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float" office:value="199" table:style-name="ce1">
            <text:p>199</text:p>
          </table:table-cell>
          <table:table-cell office:value-type="float" office:value="739.35998535156295" table:style-name="ce1">
            <text:p>739,3599854</text:p>
          </table:table-cell>
          <table:table-cell office:value-type="float" office:value="15" table:style-name="ce1">
            <text:p>15</text:p>
          </table:table-cell>
          <table:table-cell office:value-type="float" office:value="13497" table:style-name="ce1">
            <text:p>13497</text:p>
          </table:table-cell>
          <table:table-cell table:number-columns-repeated="16379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float" office:value="111" table:style-name="ce1">
            <text:p>111</text:p>
          </table:table-cell>
          <table:table-cell office:value-type="float" office:value="2682.65991210938" table:style-name="ce1">
            <text:p>2682,659912</text:p>
          </table:table-cell>
          <table:table-cell office:value-type="float" office:value="15" table:style-name="ce1">
            <text:p>15</text:p>
          </table:table-cell>
          <table:table-cell office:value-type="float" office:value="13505" table:style-name="ce1">
            <text:p>13505</text:p>
          </table:table-cell>
          <table:table-cell table:number-columns-repeated="16379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float" office:value="198" table:style-name="ce1">
            <text:p>198</text:p>
          </table:table-cell>
          <table:table-cell office:value-type="float" office:value="1668.36999511719" table:style-name="ce1">
            <text:p>1668,369995</text:p>
          </table:table-cell>
          <table:table-cell office:value-type="float" office:value="15" table:style-name="ce1">
            <text:p>15</text:p>
          </table:table-cell>
          <table:table-cell office:value-type="float" office:value="13505" table:style-name="ce1">
            <text:p>13505</text:p>
          </table:table-cell>
          <table:table-cell table:number-columns-repeated="16379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float" office:value="199" table:style-name="ce1">
            <text:p>199</text:p>
          </table:table-cell>
          <table:table-cell office:value-type="float" office:value="736.59997558593795" table:style-name="ce1">
            <text:p>736,5999756</text:p>
          </table:table-cell>
          <table:table-cell office:value-type="float" office:value="15" table:style-name="ce1">
            <text:p>15</text:p>
          </table:table-cell>
          <table:table-cell office:value-type="float" office:value="13505" table:style-name="ce1">
            <text:p>13505</text:p>
          </table:table-cell>
          <table:table-cell table:number-columns-repeated="16379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float" office:value="111" table:style-name="ce1">
            <text:p>111</text:p>
          </table:table-cell>
          <table:table-cell office:value-type="float" office:value="1014.48999023438" table:style-name="ce1">
            <text:p>1014,48999</text:p>
          </table:table-cell>
          <table:table-cell office:value-type="float" office:value="15" table:style-name="ce1">
            <text:p>15</text:p>
          </table:table-cell>
          <table:table-cell office:value-type="float" office:value="13519" table:style-name="ce1">
            <text:p>13519</text:p>
          </table:table-cell>
          <table:table-cell table:number-columns-repeated="16379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float" office:value="198" table:style-name="ce1">
            <text:p>198</text:p>
          </table:table-cell>
          <table:table-cell office:value-type="float" office:value="998.17999267578102" table:style-name="ce1">
            <text:p>998,1799927</text:p>
          </table:table-cell>
          <table:table-cell office:value-type="float" office:value="15" table:style-name="ce1">
            <text:p>15</text:p>
          </table:table-cell>
          <table:table-cell office:value-type="float" office:value="13519" table:style-name="ce1">
            <text:p>13519</text:p>
          </table:table-cell>
          <table:table-cell table:number-columns-repeated="16379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float" office:value="199" table:style-name="ce1">
            <text:p>199</text:p>
          </table:table-cell>
          <table:table-cell office:value-type="float" office:value="219.39999389648401" table:style-name="ce1">
            <text:p>219,3999939</text:p>
          </table:table-cell>
          <table:table-cell office:value-type="float" office:value="15" table:style-name="ce1">
            <text:p>15</text:p>
          </table:table-cell>
          <table:table-cell office:value-type="float" office:value="13519" table:style-name="ce1">
            <text:p>13519</text:p>
          </table:table-cell>
          <table:table-cell table:number-columns-repeated="16379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float" office:value="198" table:style-name="ce1">
            <text:p>198</text:p>
          </table:table-cell>
          <table:table-cell office:value-type="float" office:value="16585.80078125" table:style-name="ce1">
            <text:p>16585,80078</text:p>
          </table:table-cell>
          <table:table-cell office:value-type="float" office:value="12" table:style-name="ce1">
            <text:p>12</text:p>
          </table:table-cell>
          <table:table-cell office:value-type="float" office:value="13520" table:style-name="ce1">
            <text:p>13520</text:p>
          </table:table-cell>
          <table:table-cell table:number-columns-repeated="16379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float" office:value="95" table:style-name="ce1">
            <text:p>95</text:p>
          </table:table-cell>
          <table:table-cell office:value-type="float" office:value="3325.36010742188" table:style-name="ce1">
            <text:p>3325,360107</text:p>
          </table:table-cell>
          <table:table-cell office:value-type="float" office:value="15" table:style-name="ce1">
            <text:p>15</text:p>
          </table:table-cell>
          <table:table-cell office:value-type="float" office:value="13528" table:style-name="ce1">
            <text:p>13528</text:p>
          </table:table-cell>
          <table:table-cell table:number-columns-repeated="16379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float" office:value="111" table:style-name="ce1">
            <text:p>111</text:p>
          </table:table-cell>
          <table:table-cell office:value-type="float" office:value="1426.11999511719" table:style-name="ce1">
            <text:p>1426,119995</text:p>
          </table:table-cell>
          <table:table-cell office:value-type="float" office:value="15" table:style-name="ce1">
            <text:p>15</text:p>
          </table:table-cell>
          <table:table-cell office:value-type="float" office:value="13528" table:style-name="ce1">
            <text:p>13528</text:p>
          </table:table-cell>
          <table:table-cell table:number-columns-repeated="16379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float" office:value="168" table:style-name="ce1">
            <text:p>168</text:p>
          </table:table-cell>
          <table:table-cell office:value-type="float" office:value="2002.92004394531" table:style-name="ce1">
            <text:p>2002,920044</text:p>
          </table:table-cell>
          <table:table-cell office:value-type="float" office:value="15" table:style-name="ce1">
            <text:p>15</text:p>
          </table:table-cell>
          <table:table-cell office:value-type="float" office:value="13528" table:style-name="ce1">
            <text:p>13528</text:p>
          </table:table-cell>
          <table:table-cell table:number-columns-repeated="16379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float" office:value="198" table:style-name="ce1">
            <text:p>198</text:p>
          </table:table-cell>
          <table:table-cell office:value-type="float" office:value="2030.16003417969" table:style-name="ce1">
            <text:p>2030,160034</text:p>
          </table:table-cell>
          <table:table-cell office:value-type="float" office:value="15" table:style-name="ce1">
            <text:p>15</text:p>
          </table:table-cell>
          <table:table-cell office:value-type="float" office:value="13528" table:style-name="ce1">
            <text:p>13528</text:p>
          </table:table-cell>
          <table:table-cell table:number-columns-repeated="16379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float" office:value="87" table:style-name="ce1">
            <text:p>87</text:p>
          </table:table-cell>
          <table:table-cell office:value-type="float" office:value="2184.03002929688" table:style-name="ce1">
            <text:p>2184,030029</text:p>
          </table:table-cell>
          <table:table-cell office:value-type="float" office:value="15" table:style-name="ce1">
            <text:p>15</text:p>
          </table:table-cell>
          <table:table-cell office:value-type="float" office:value="13534" table:style-name="ce1">
            <text:p>13534</text:p>
          </table:table-cell>
          <table:table-cell table:number-columns-repeated="16379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float" office:value="111" table:style-name="ce1">
            <text:p>111</text:p>
          </table:table-cell>
          <table:table-cell office:value-type="float" office:value="1772.73999023438" table:style-name="ce1">
            <text:p>1772,73999</text:p>
          </table:table-cell>
          <table:table-cell office:value-type="float" office:value="15" table:style-name="ce1">
            <text:p>15</text:p>
          </table:table-cell>
          <table:table-cell office:value-type="float" office:value="13537" table:style-name="ce1">
            <text:p>13537</text:p>
          </table:table-cell>
          <table:table-cell table:number-columns-repeated="16379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float" office:value="198" table:style-name="ce1">
            <text:p>198</text:p>
          </table:table-cell>
          <table:table-cell office:value-type="float" office:value="1004.11999511719" table:style-name="ce1">
            <text:p>1004,119995</text:p>
          </table:table-cell>
          <table:table-cell office:value-type="float" office:value="15" table:style-name="ce1">
            <text:p>15</text:p>
          </table:table-cell>
          <table:table-cell office:value-type="float" office:value="13537" table:style-name="ce1">
            <text:p>13537</text:p>
          </table:table-cell>
          <table:table-cell table:number-columns-repeated="16379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199" table:style-name="ce1">
            <text:p>199</text:p>
          </table:table-cell>
          <table:table-cell office:value-type="float" office:value="795" table:style-name="ce1">
            <text:p>795</text:p>
          </table:table-cell>
          <table:table-cell office:value-type="float" office:value="15" table:style-name="ce1">
            <text:p>15</text:p>
          </table:table-cell>
          <table:table-cell office:value-type="float" office:value="13537" table:style-name="ce1">
            <text:p>13537</text:p>
          </table:table-cell>
          <table:table-cell table:number-columns-repeated="16379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float" office:value="95" table:style-name="ce1">
            <text:p>95</text:p>
          </table:table-cell>
          <table:table-cell office:value-type="float" office:value="1135.86999511719" table:style-name="ce1">
            <text:p>1135,869995</text:p>
          </table:table-cell>
          <table:table-cell office:value-type="float" office:value="15" table:style-name="ce1">
            <text:p>15</text:p>
          </table:table-cell>
          <table:table-cell office:value-type="float" office:value="13545" table:style-name="ce1">
            <text:p>13545</text:p>
          </table:table-cell>
          <table:table-cell table:number-columns-repeated="16379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float" office:value="111" table:style-name="ce1">
            <text:p>111</text:p>
          </table:table-cell>
          <table:table-cell office:value-type="float" office:value="3208.26000976563" table:style-name="ce1">
            <text:p>3208,26001</text:p>
          </table:table-cell>
          <table:table-cell office:value-type="float" office:value="15" table:style-name="ce1">
            <text:p>15</text:p>
          </table:table-cell>
          <table:table-cell office:value-type="float" office:value="13545" table:style-name="ce1">
            <text:p>13545</text:p>
          </table:table-cell>
          <table:table-cell table:number-columns-repeated="16379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float" office:value="198" table:style-name="ce1">
            <text:p>198</text:p>
          </table:table-cell>
          <table:table-cell office:value-type="float" office:value="1652.98999023438" table:style-name="ce1">
            <text:p>1652,98999</text:p>
          </table:table-cell>
          <table:table-cell office:value-type="float" office:value="15" table:style-name="ce1">
            <text:p>15</text:p>
          </table:table-cell>
          <table:table-cell office:value-type="float" office:value="13545" table:style-name="ce1">
            <text:p>13545</text:p>
          </table:table-cell>
          <table:table-cell table:number-columns-repeated="16379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float" office:value="199" table:style-name="ce1">
            <text:p>199</text:p>
          </table:table-cell>
          <table:table-cell office:value-type="float" office:value="1450.97998046875" table:style-name="ce1">
            <text:p>1450,97998</text:p>
          </table:table-cell>
          <table:table-cell office:value-type="float" office:value="15" table:style-name="ce1">
            <text:p>15</text:p>
          </table:table-cell>
          <table:table-cell office:value-type="float" office:value="13545" table:style-name="ce1">
            <text:p>13545</text:p>
          </table:table-cell>
          <table:table-cell table:number-columns-repeated="16379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float" office:value="95" table:style-name="ce1">
            <text:p>95</text:p>
          </table:table-cell>
          <table:table-cell office:value-type="float" office:value="11674.599609375" table:style-name="ce1">
            <text:p>11674,59961</text:p>
          </table:table-cell>
          <table:table-cell office:value-type="float" office:value="12" table:style-name="ce1">
            <text:p>12</text:p>
          </table:table-cell>
          <table:table-cell office:value-type="float" office:value="13546" table:style-name="ce1">
            <text:p>13546</text:p>
          </table:table-cell>
          <table:table-cell table:number-columns-repeated="16379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float" office:value="111" table:style-name="ce1">
            <text:p>111</text:p>
          </table:table-cell>
          <table:table-cell office:value-type="float" office:value="652.969970703125" table:style-name="ce1">
            <text:p>652,9699707</text:p>
          </table:table-cell>
          <table:table-cell office:value-type="float" office:value="15" table:style-name="ce1">
            <text:p>15</text:p>
          </table:table-cell>
          <table:table-cell office:value-type="float" office:value="13554" table:style-name="ce1">
            <text:p>13554</text:p>
          </table:table-cell>
          <table:table-cell table:number-columns-repeated="16379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float" office:value="198" table:style-name="ce1">
            <text:p>198</text:p>
          </table:table-cell>
          <table:table-cell office:value-type="float" office:value="983.84002685546898" table:style-name="ce1">
            <text:p>983,8400269</text:p>
          </table:table-cell>
          <table:table-cell office:value-type="float" office:value="15" table:style-name="ce1">
            <text:p>15</text:p>
          </table:table-cell>
          <table:table-cell office:value-type="float" office:value="13554" table:style-name="ce1">
            <text:p>13554</text:p>
          </table:table-cell>
          <table:table-cell table:number-columns-repeated="16379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float" office:value="199" table:style-name="ce1">
            <text:p>199</text:p>
          </table:table-cell>
          <table:table-cell office:value-type="float" office:value="362.27999877929699" table:style-name="ce1">
            <text:p>362,2799988</text:p>
          </table:table-cell>
          <table:table-cell office:value-type="float" office:value="15" table:style-name="ce1">
            <text:p>15</text:p>
          </table:table-cell>
          <table:table-cell office:value-type="float" office:value="13554" table:style-name="ce1">
            <text:p>13554</text:p>
          </table:table-cell>
          <table:table-cell table:number-columns-repeated="16379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float" office:value="95" table:style-name="ce1">
            <text:p>95</text:p>
          </table:table-cell>
          <table:table-cell office:value-type="float" office:value="3245.53002929688" table:style-name="ce1">
            <text:p>3245,530029</text:p>
          </table:table-cell>
          <table:table-cell office:value-type="float" office:value="15" table:style-name="ce1">
            <text:p>15</text:p>
          </table:table-cell>
          <table:table-cell office:value-type="float" office:value="13559" table:style-name="ce1">
            <text:p>13559</text:p>
          </table:table-cell>
          <table:table-cell table:number-columns-repeated="16379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float" office:value="111" table:style-name="ce1">
            <text:p>111</text:p>
          </table:table-cell>
          <table:table-cell office:value-type="float" office:value="1788.92004394531" table:style-name="ce1">
            <text:p>1788,920044</text:p>
          </table:table-cell>
          <table:table-cell office:value-type="float" office:value="15" table:style-name="ce1">
            <text:p>15</text:p>
          </table:table-cell>
          <table:table-cell office:value-type="float" office:value="13559" table:style-name="ce1">
            <text:p>13559</text:p>
          </table:table-cell>
          <table:table-cell table:number-columns-repeated="16379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float" office:value="199" table:style-name="ce1">
            <text:p>199</text:p>
          </table:table-cell>
          <table:table-cell office:value-type="float" office:value="723.07000732421898" table:style-name="ce1">
            <text:p>723,0700073</text:p>
          </table:table-cell>
          <table:table-cell office:value-type="float" office:value="15" table:style-name="ce1">
            <text:p>15</text:p>
          </table:table-cell>
          <table:table-cell office:value-type="float" office:value="13559" table:style-name="ce1">
            <text:p>13559</text:p>
          </table:table-cell>
          <table:table-cell table:number-columns-repeated="16379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float" office:value="87" table:style-name="ce1">
            <text:p>87</text:p>
          </table:table-cell>
          <table:table-cell office:value-type="float" office:value="312.04000854492199" table:style-name="ce1">
            <text:p>312,0400085</text:p>
          </table:table-cell>
          <table:table-cell office:value-type="float" office:value="15" table:style-name="ce1">
            <text:p>15</text:p>
          </table:table-cell>
          <table:table-cell office:value-type="float" office:value="13571" table:style-name="ce1">
            <text:p>13571</text:p>
          </table:table-cell>
          <table:table-cell table:number-columns-repeated="16379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float" office:value="88" table:style-name="ce1">
            <text:p>88</text:p>
          </table:table-cell>
          <table:table-cell office:value-type="float" office:value="2005.93994140625" table:style-name="ce1">
            <text:p>2005,939941</text:p>
          </table:table-cell>
          <table:table-cell office:value-type="float" office:value="14" table:style-name="ce1">
            <text:p>14</text:p>
          </table:table-cell>
          <table:table-cell office:value-type="float" office:value="13572" table:style-name="ce1">
            <text:p>13572</text:p>
          </table:table-cell>
          <table:table-cell table:number-columns-repeated="16379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float" office:value="111" table:style-name="ce1">
            <text:p>111</text:p>
          </table:table-cell>
          <table:table-cell office:value-type="float" office:value="887.86999511718795" table:style-name="ce1">
            <text:p>887,8699951</text:p>
          </table:table-cell>
          <table:table-cell office:value-type="float" office:value="15" table:style-name="ce1">
            <text:p>15</text:p>
          </table:table-cell>
          <table:table-cell office:value-type="float" office:value="13573" table:style-name="ce1">
            <text:p>13573</text:p>
          </table:table-cell>
          <table:table-cell table:number-columns-repeated="16379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float" office:value="199" table:style-name="ce1">
            <text:p>199</text:p>
          </table:table-cell>
          <table:table-cell office:value-type="float" office:value="581.39001464843795" table:style-name="ce1">
            <text:p>581,3900146</text:p>
          </table:table-cell>
          <table:table-cell office:value-type="float" office:value="15" table:style-name="ce1">
            <text:p>15</text:p>
          </table:table-cell>
          <table:table-cell office:value-type="float" office:value="13573" table:style-name="ce1">
            <text:p>13573</text:p>
          </table:table-cell>
          <table:table-cell table:number-columns-repeated="16379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float" office:value="87" table:style-name="ce1">
            <text:p>87</text:p>
          </table:table-cell>
          <table:table-cell office:value-type="float" office:value="707.29998779296898" table:style-name="ce1">
            <text:p>707,2999878</text:p>
          </table:table-cell>
          <table:table-cell office:value-type="float" office:value="15" table:style-name="ce1">
            <text:p>15</text:p>
          </table:table-cell>
          <table:table-cell office:value-type="float" office:value="13577" table:style-name="ce1">
            <text:p>13577</text:p>
          </table:table-cell>
          <table:table-cell table:number-columns-repeated="16379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float" office:value="3" table:style-name="ce1">
            <text:p>3</text:p>
          </table:table-cell>
          <table:table-cell office:value-type="float" office:value="41064.671875" table:style-name="ce1">
            <text:p>41064,67188</text:p>
          </table:table-cell>
          <table:table-cell office:value-type="float" office:value="14" table:style-name="ce1">
            <text:p>14</text:p>
          </table:table-cell>
          <table:table-cell office:value-type="float" office:value="13577" table:style-name="ce1">
            <text:p>13577</text:p>
          </table:table-cell>
          <table:table-cell table:number-columns-repeated="16379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float" office:value="87" table:style-name="ce1">
            <text:p>87</text:p>
          </table:table-cell>
          <table:table-cell office:value-type="float" office:value="2099.47998046875" table:style-name="ce1">
            <text:p>2099,47998</text:p>
          </table:table-cell>
          <table:table-cell office:value-type="float" office:value="15" table:style-name="ce1">
            <text:p>15</text:p>
          </table:table-cell>
          <table:table-cell office:value-type="float" office:value="13578" table:style-name="ce1">
            <text:p>13578</text:p>
          </table:table-cell>
          <table:table-cell table:number-columns-repeated="16379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float" office:value="185" table:style-name="ce1">
            <text:p>185</text:p>
          </table:table-cell>
          <table:table-cell office:value-type="float" office:value="302.29000854492199" table:style-name="ce1">
            <text:p>302,2900085</text:p>
          </table:table-cell>
          <table:table-cell office:value-type="float" office:value="15" table:style-name="ce1">
            <text:p>15</text:p>
          </table:table-cell>
          <table:table-cell office:value-type="float" office:value="13581" table:style-name="ce1">
            <text:p>13581</text:p>
          </table:table-cell>
          <table:table-cell table:number-columns-repeated="16379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float" office:value="87" table:style-name="ce1">
            <text:p>87</text:p>
          </table:table-cell>
          <table:table-cell office:value-type="float" office:value="1940.69995117188" table:style-name="ce1">
            <text:p>1940,699951</text:p>
          </table:table-cell>
          <table:table-cell office:value-type="float" office:value="15" table:style-name="ce1">
            <text:p>15</text:p>
          </table:table-cell>
          <table:table-cell office:value-type="float" office:value="13580" table:style-name="ce1">
            <text:p>13580</text:p>
          </table:table-cell>
          <table:table-cell table:number-columns-repeated="16379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float" office:value="95" table:style-name="ce1">
            <text:p>95</text:p>
          </table:table-cell>
          <table:table-cell office:value-type="float" office:value="3349.42993164063" table:style-name="ce1">
            <text:p>3349,429932</text:p>
          </table:table-cell>
          <table:table-cell office:value-type="float" office:value="15" table:style-name="ce1">
            <text:p>15</text:p>
          </table:table-cell>
          <table:table-cell office:value-type="float" office:value="13582" table:style-name="ce1">
            <text:p>13582</text:p>
          </table:table-cell>
          <table:table-cell table:number-columns-repeated="16379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float" office:value="111" table:style-name="ce1">
            <text:p>111</text:p>
          </table:table-cell>
          <table:table-cell office:value-type="float" office:value="1801.80004882813" table:style-name="ce1">
            <text:p>1801,800049</text:p>
          </table:table-cell>
          <table:table-cell office:value-type="float" office:value="15" table:style-name="ce1">
            <text:p>15</text:p>
          </table:table-cell>
          <table:table-cell office:value-type="float" office:value="13582" table:style-name="ce1">
            <text:p>13582</text:p>
          </table:table-cell>
          <table:table-cell table:number-columns-repeated="16379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float" office:value="198" table:style-name="ce1">
            <text:p>198</text:p>
          </table:table-cell>
          <table:table-cell office:value-type="float" office:value="1675.35998535156" table:style-name="ce1">
            <text:p>1675,359985</text:p>
          </table:table-cell>
          <table:table-cell office:value-type="float" office:value="15" table:style-name="ce1">
            <text:p>15</text:p>
          </table:table-cell>
          <table:table-cell office:value-type="float" office:value="13582" table:style-name="ce1">
            <text:p>13582</text:p>
          </table:table-cell>
          <table:table-cell table:number-columns-repeated="16379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float" office:value="199" table:style-name="ce1">
            <text:p>199</text:p>
          </table:table-cell>
          <table:table-cell office:value-type="float" office:value="730.79998779296898" table:style-name="ce1">
            <text:p>730,7999878</text:p>
          </table:table-cell>
          <table:table-cell office:value-type="float" office:value="15" table:style-name="ce1">
            <text:p>15</text:p>
          </table:table-cell>
          <table:table-cell office:value-type="float" office:value="13582" table:style-name="ce1">
            <text:p>13582</text:p>
          </table:table-cell>
          <table:table-cell table:number-columns-repeated="16379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float" office:value="87" table:style-name="ce1">
            <text:p>87</text:p>
          </table:table-cell>
          <table:table-cell office:value-type="float" office:value="1399.14001464844" table:style-name="ce1">
            <text:p>1399,140015</text:p>
          </table:table-cell>
          <table:table-cell office:value-type="float" office:value="15" table:style-name="ce1">
            <text:p>15</text:p>
          </table:table-cell>
          <table:table-cell office:value-type="float" office:value="13585" table:style-name="ce1">
            <text:p>13585</text:p>
          </table:table-cell>
          <table:table-cell table:number-columns-repeated="16379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float" office:value="95" table:style-name="ce1">
            <text:p>95</text:p>
          </table:table-cell>
          <table:table-cell office:value-type="float" office:value="1036.64001464844" table:style-name="ce1">
            <text:p>1036,640015</text:p>
          </table:table-cell>
          <table:table-cell office:value-type="float" office:value="15" table:style-name="ce1">
            <text:p>15</text:p>
          </table:table-cell>
          <table:table-cell office:value-type="float" office:value="13590" table:style-name="ce1">
            <text:p>13590</text:p>
          </table:table-cell>
          <table:table-cell table:number-columns-repeated="16379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float" office:value="111" table:style-name="ce1">
            <text:p>111</text:p>
          </table:table-cell>
          <table:table-cell office:value-type="float" office:value="1775.06005859375" table:style-name="ce1">
            <text:p>1775,060059</text:p>
          </table:table-cell>
          <table:table-cell office:value-type="float" office:value="15" table:style-name="ce1">
            <text:p>15</text:p>
          </table:table-cell>
          <table:table-cell office:value-type="float" office:value="13590" table:style-name="ce1">
            <text:p>13590</text:p>
          </table:table-cell>
          <table:table-cell table:number-columns-repeated="16379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float" office:value="198" table:style-name="ce1">
            <text:p>198</text:p>
          </table:table-cell>
          <table:table-cell office:value-type="float" office:value="1010.47998046875" table:style-name="ce1">
            <text:p>1010,47998</text:p>
          </table:table-cell>
          <table:table-cell office:value-type="float" office:value="15" table:style-name="ce1">
            <text:p>15</text:p>
          </table:table-cell>
          <table:table-cell office:value-type="float" office:value="13590" table:style-name="ce1">
            <text:p>13590</text:p>
          </table:table-cell>
          <table:table-cell table:number-columns-repeated="16379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float" office:value="199" table:style-name="ce1">
            <text:p>199</text:p>
          </table:table-cell>
          <table:table-cell office:value-type="float" office:value="583.34997558593795" table:style-name="ce1">
            <text:p>583,3499756</text:p>
          </table:table-cell>
          <table:table-cell office:value-type="float" office:value="15" table:style-name="ce1">
            <text:p>15</text:p>
          </table:table-cell>
          <table:table-cell office:value-type="float" office:value="13590" table:style-name="ce1">
            <text:p>13590</text:p>
          </table:table-cell>
          <table:table-cell table:number-columns-repeated="16379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float" office:value="88" table:style-name="ce1">
            <text:p>88</text:p>
          </table:table-cell>
          <table:table-cell office:value-type="float" office:value="3136.77001953125" table:style-name="ce1">
            <text:p>3136,77002</text:p>
          </table:table-cell>
          <table:table-cell office:value-type="float" office:value="15" table:style-name="ce1">
            <text:p>15</text:p>
          </table:table-cell>
          <table:table-cell office:value-type="float" office:value="13600" table:style-name="ce1">
            <text:p>13600</text:p>
          </table:table-cell>
          <table:table-cell table:number-columns-repeated="16379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float" office:value="95" table:style-name="ce1">
            <text:p>95</text:p>
          </table:table-cell>
          <table:table-cell office:value-type="float" office:value="3319.73999023438" table:style-name="ce1">
            <text:p>3319,73999</text:p>
          </table:table-cell>
          <table:table-cell office:value-type="float" office:value="15" table:style-name="ce1">
            <text:p>15</text:p>
          </table:table-cell>
          <table:table-cell office:value-type="float" office:value="13605" table:style-name="ce1">
            <text:p>13605</text:p>
          </table:table-cell>
          <table:table-cell table:number-columns-repeated="16379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float" office:value="111" table:style-name="ce1">
            <text:p>111</text:p>
          </table:table-cell>
          <table:table-cell office:value-type="float" office:value="2590.77001953125" table:style-name="ce1">
            <text:p>2590,77002</text:p>
          </table:table-cell>
          <table:table-cell office:value-type="float" office:value="15" table:style-name="ce1">
            <text:p>15</text:p>
          </table:table-cell>
          <table:table-cell office:value-type="float" office:value="13605" table:style-name="ce1">
            <text:p>13605</text:p>
          </table:table-cell>
          <table:table-cell table:number-columns-repeated="16379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float" office:value="198" table:style-name="ce1">
            <text:p>198</text:p>
          </table:table-cell>
          <table:table-cell office:value-type="float" office:value="2252.68994140625" table:style-name="ce1">
            <text:p>2252,689941</text:p>
          </table:table-cell>
          <table:table-cell office:value-type="float" office:value="15" table:style-name="ce1">
            <text:p>15</text:p>
          </table:table-cell>
          <table:table-cell office:value-type="float" office:value="13605" table:style-name="ce1">
            <text:p>13605</text:p>
          </table:table-cell>
          <table:table-cell table:number-columns-repeated="16379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float" office:value="199" table:style-name="ce1">
            <text:p>199</text:p>
          </table:table-cell>
          <table:table-cell office:value-type="float" office:value="732.28997802734398" table:style-name="ce1">
            <text:p>732,289978</text:p>
          </table:table-cell>
          <table:table-cell office:value-type="float" office:value="15" table:style-name="ce1">
            <text:p>15</text:p>
          </table:table-cell>
          <table:table-cell office:value-type="float" office:value="13605" table:style-name="ce1">
            <text:p>13605</text:p>
          </table:table-cell>
          <table:table-cell table:number-columns-repeated="16379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float" office:value="87" table:style-name="ce1">
            <text:p>87</text:p>
          </table:table-cell>
          <table:table-cell office:value-type="float" office:value="487.17001342773398" table:style-name="ce1">
            <text:p>487,1700134</text:p>
          </table:table-cell>
          <table:table-cell office:value-type="float" office:value="15" table:style-name="ce1">
            <text:p>15</text:p>
          </table:table-cell>
          <table:table-cell office:value-type="float" office:value="13609" table:style-name="ce1">
            <text:p>13609</text:p>
          </table:table-cell>
          <table:table-cell table:number-columns-repeated="16379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float" office:value="3" table:style-name="ce1">
            <text:p>3</text:p>
          </table:table-cell>
          <table:table-cell office:value-type="float" office:value="24020.330078125" table:style-name="ce1">
            <text:p>24020,33008</text:p>
          </table:table-cell>
          <table:table-cell office:value-type="float" office:value="14" table:style-name="ce1">
            <text:p>14</text:p>
          </table:table-cell>
          <table:table-cell office:value-type="float" office:value="13609" table:style-name="ce1">
            <text:p>13609</text:p>
          </table:table-cell>
          <table:table-cell table:number-columns-repeated="16379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float" office:value="111" table:style-name="ce1">
            <text:p>111</text:p>
          </table:table-cell>
          <table:table-cell office:value-type="float" office:value="1605.44995117188" table:style-name="ce1">
            <text:p>1605,449951</text:p>
          </table:table-cell>
          <table:table-cell office:value-type="float" office:value="15" table:style-name="ce1">
            <text:p>15</text:p>
          </table:table-cell>
          <table:table-cell office:value-type="float" office:value="13610" table:style-name="ce1">
            <text:p>13610</text:p>
          </table:table-cell>
          <table:table-cell table:number-columns-repeated="16379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float" office:value="198" table:style-name="ce1">
            <text:p>198</text:p>
          </table:table-cell>
          <table:table-cell office:value-type="float" office:value="1837.5" table:style-name="ce1">
            <text:p>1837,5</text:p>
          </table:table-cell>
          <table:table-cell office:value-type="float" office:value="15" table:style-name="ce1">
            <text:p>15</text:p>
          </table:table-cell>
          <table:table-cell office:value-type="float" office:value="13610" table:style-name="ce1">
            <text:p>13610</text:p>
          </table:table-cell>
          <table:table-cell table:number-columns-repeated="16379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float" office:value="199" table:style-name="ce1">
            <text:p>199</text:p>
          </table:table-cell>
          <table:table-cell office:value-type="float" office:value="732.57000732421898" table:style-name="ce1">
            <text:p>732,5700073</text:p>
          </table:table-cell>
          <table:table-cell office:value-type="float" office:value="15" table:style-name="ce1">
            <text:p>15</text:p>
          </table:table-cell>
          <table:table-cell office:value-type="float" office:value="13610" table:style-name="ce1">
            <text:p>13610</text:p>
          </table:table-cell>
          <table:table-cell table:number-columns-repeated="16379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float" office:value="111" table:style-name="ce1">
            <text:p>111</text:p>
          </table:table-cell>
          <table:table-cell office:value-type="float" office:value="641.59002685546898" table:style-name="ce1">
            <text:p>641,5900269</text:p>
          </table:table-cell>
          <table:table-cell office:value-type="float" office:value="15" table:style-name="ce1">
            <text:p>15</text:p>
          </table:table-cell>
          <table:table-cell office:value-type="float" office:value="13611" table:style-name="ce1">
            <text:p>13611</text:p>
          </table:table-cell>
          <table:table-cell table:number-columns-repeated="16379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float" office:value="168" table:style-name="ce1">
            <text:p>168</text:p>
          </table:table-cell>
          <table:table-cell office:value-type="float" office:value="1798.35998535156" table:style-name="ce1">
            <text:p>1798,359985</text:p>
          </table:table-cell>
          <table:table-cell office:value-type="float" office:value="15" table:style-name="ce1">
            <text:p>15</text:p>
          </table:table-cell>
          <table:table-cell office:value-type="float" office:value="13611" table:style-name="ce1">
            <text:p>13611</text:p>
          </table:table-cell>
          <table:table-cell table:number-columns-repeated="16379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float" office:value="198" table:style-name="ce1">
            <text:p>198</text:p>
          </table:table-cell>
          <table:table-cell office:value-type="float" office:value="698.58001708984398" table:style-name="ce1">
            <text:p>698,5800171</text:p>
          </table:table-cell>
          <table:table-cell office:value-type="float" office:value="15" table:style-name="ce1">
            <text:p>15</text:p>
          </table:table-cell>
          <table:table-cell office:value-type="float" office:value="13611" table:style-name="ce1">
            <text:p>13611</text:p>
          </table:table-cell>
          <table:table-cell table:number-columns-repeated="16379"/>
        </table:table-row>
        <table:table-row table:style-name="ro1">
          <table:table-cell office:value-type="float" office:value="2943" table:style-name="ce1">
            <text:p>2943</text:p>
          </table:table-cell>
          <table:table-cell table:number-columns-repeated="3" table:style-name="ce1"/>
          <table:table-cell office:value-type="float" office:value="13616" table:style-name="ce1">
            <text:p>13616</text:p>
          </table:table-cell>
          <table:table-cell table:number-columns-repeated="16379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float" office:value="185" table:style-name="ce1">
            <text:p>185</text:p>
          </table:table-cell>
          <table:table-cell office:value-type="float" office:value="7851.669921875" table:style-name="ce1">
            <text:p>7851,669922</text:p>
          </table:table-cell>
          <table:table-cell office:value-type="float" office:value="14" table:style-name="ce1">
            <text:p>14</text:p>
          </table:table-cell>
          <table:table-cell office:value-type="float" office:value="13619" table:style-name="ce1">
            <text:p>13619</text:p>
          </table:table-cell>
          <table:table-cell table:number-columns-repeated="16379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float" office:value="128" table:style-name="ce1">
            <text:p>128</text:p>
          </table:table-cell>
          <table:table-cell office:value-type="float" office:value="3725.18994140625" table:style-name="ce1">
            <text:p>3725,189941</text:p>
          </table:table-cell>
          <table:table-cell office:value-type="float" office:value="14" table:style-name="ce1">
            <text:p>14</text:p>
          </table:table-cell>
          <table:table-cell office:value-type="float" office:value="13632" table:style-name="ce1">
            <text:p>13632</text:p>
          </table:table-cell>
          <table:table-cell table:number-columns-repeated="16379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float" office:value="111" table:style-name="ce1">
            <text:p>111</text:p>
          </table:table-cell>
          <table:table-cell office:value-type="float" office:value="1507.68994140625" table:style-name="ce1">
            <text:p>1507,689941</text:p>
          </table:table-cell>
          <table:table-cell office:value-type="float" office:value="15" table:style-name="ce1">
            <text:p>15</text:p>
          </table:table-cell>
          <table:table-cell office:value-type="float" office:value="13635" table:style-name="ce1">
            <text:p>13635</text:p>
          </table:table-cell>
          <table:table-cell table:number-columns-repeated="16379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float" office:value="198" table:style-name="ce1">
            <text:p>198</text:p>
          </table:table-cell>
          <table:table-cell office:value-type="float" office:value="983.39001464843795" table:style-name="ce1">
            <text:p>983,3900146</text:p>
          </table:table-cell>
          <table:table-cell office:value-type="float" office:value="15" table:style-name="ce1">
            <text:p>15</text:p>
          </table:table-cell>
          <table:table-cell office:value-type="float" office:value="13635" table:style-name="ce1">
            <text:p>13635</text:p>
          </table:table-cell>
          <table:table-cell table:number-columns-repeated="16379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float" office:value="199" table:style-name="ce1">
            <text:p>199</text:p>
          </table:table-cell>
          <table:table-cell office:value-type="float" office:value="801.44000244140602" table:style-name="ce1">
            <text:p>801,4400024</text:p>
          </table:table-cell>
          <table:table-cell office:value-type="float" office:value="15" table:style-name="ce1">
            <text:p>15</text:p>
          </table:table-cell>
          <table:table-cell office:value-type="float" office:value="13635" table:style-name="ce1">
            <text:p>13635</text:p>
          </table:table-cell>
          <table:table-cell table:number-columns-repeated="16379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float" office:value="111" table:style-name="ce1">
            <text:p>111</text:p>
          </table:table-cell>
          <table:table-cell office:value-type="float" office:value="1930.06005859375" table:style-name="ce1">
            <text:p>1930,060059</text:p>
          </table:table-cell>
          <table:table-cell office:value-type="float" office:value="15" table:style-name="ce1">
            <text:p>15</text:p>
          </table:table-cell>
          <table:table-cell office:value-type="float" office:value="13636" table:style-name="ce1">
            <text:p>13636</text:p>
          </table:table-cell>
          <table:table-cell table:number-columns-repeated="16379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float" office:value="198" table:style-name="ce1">
            <text:p>198</text:p>
          </table:table-cell>
          <table:table-cell office:value-type="float" office:value="2037.17004394531" table:style-name="ce1">
            <text:p>2037,170044</text:p>
          </table:table-cell>
          <table:table-cell office:value-type="float" office:value="15" table:style-name="ce1">
            <text:p>15</text:p>
          </table:table-cell>
          <table:table-cell office:value-type="float" office:value="13636" table:style-name="ce1">
            <text:p>13636</text:p>
          </table:table-cell>
          <table:table-cell table:number-columns-repeated="16379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float" office:value="199" table:style-name="ce1">
            <text:p>199</text:p>
          </table:table-cell>
          <table:table-cell office:value-type="float" office:value="1452.05004882813" table:style-name="ce1">
            <text:p>1452,050049</text:p>
          </table:table-cell>
          <table:table-cell office:value-type="float" office:value="15" table:style-name="ce1">
            <text:p>15</text:p>
          </table:table-cell>
          <table:table-cell office:value-type="float" office:value="13636" table:style-name="ce1">
            <text:p>13636</text:p>
          </table:table-cell>
          <table:table-cell table:number-columns-repeated="16379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float" office:value="3" table:style-name="ce1">
            <text:p>3</text:p>
          </table:table-cell>
          <table:table-cell office:value-type="float" office:value="41044.359375" table:style-name="ce1">
            <text:p>41044,35938</text:p>
          </table:table-cell>
          <table:table-cell office:value-type="float" office:value="14" table:style-name="ce1">
            <text:p>14</text:p>
          </table:table-cell>
          <table:table-cell office:value-type="float" office:value="13637" table:style-name="ce1">
            <text:p>13637</text:p>
          </table:table-cell>
          <table:table-cell table:number-columns-repeated="16379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float" office:value="111" table:style-name="ce1">
            <text:p>111</text:p>
          </table:table-cell>
          <table:table-cell office:value-type="float" office:value="1818.47998046875" table:style-name="ce1">
            <text:p>1818,47998</text:p>
          </table:table-cell>
          <table:table-cell office:value-type="float" office:value="15" table:style-name="ce1">
            <text:p>15</text:p>
          </table:table-cell>
          <table:table-cell office:value-type="float" office:value="13639" table:style-name="ce1">
            <text:p>13639</text:p>
          </table:table-cell>
          <table:table-cell table:number-columns-repeated="16379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float" office:value="116" table:style-name="ce1">
            <text:p>116</text:p>
          </table:table-cell>
          <table:table-cell office:value-type="float" office:value="2848.14990234375" table:style-name="ce1">
            <text:p>2848,149902</text:p>
          </table:table-cell>
          <table:table-cell office:value-type="float" office:value="15" table:style-name="ce1">
            <text:p>15</text:p>
          </table:table-cell>
          <table:table-cell office:value-type="float" office:value="13639" table:style-name="ce1">
            <text:p>13639</text:p>
          </table:table-cell>
          <table:table-cell table:number-columns-repeated="16379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float" office:value="198" table:style-name="ce1">
            <text:p>198</text:p>
          </table:table-cell>
          <table:table-cell office:value-type="float" office:value="3779.10009765625" table:style-name="ce1">
            <text:p>3779,100098</text:p>
          </table:table-cell>
          <table:table-cell office:value-type="float" office:value="12" table:style-name="ce1">
            <text:p>12</text:p>
          </table:table-cell>
          <table:table-cell office:value-type="float" office:value="13639" table:style-name="ce1">
            <text:p>13639</text:p>
          </table:table-cell>
          <table:table-cell table:number-columns-repeated="16379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float" office:value="111" table:style-name="ce1">
            <text:p>111</text:p>
          </table:table-cell>
          <table:table-cell office:value-type="float" office:value="1925.59997558594" table:style-name="ce1">
            <text:p>1925,599976</text:p>
          </table:table-cell>
          <table:table-cell office:value-type="float" office:value="15" table:style-name="ce1">
            <text:p>15</text:p>
          </table:table-cell>
          <table:table-cell office:value-type="float" office:value="13645" table:style-name="ce1">
            <text:p>13645</text:p>
          </table:table-cell>
          <table:table-cell table:number-columns-repeated="16379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float" office:value="198" table:style-name="ce1">
            <text:p>198</text:p>
          </table:table-cell>
          <table:table-cell office:value-type="float" office:value="842.35998535156295" table:style-name="ce1">
            <text:p>842,3599854</text:p>
          </table:table-cell>
          <table:table-cell office:value-type="float" office:value="15" table:style-name="ce1">
            <text:p>15</text:p>
          </table:table-cell>
          <table:table-cell office:value-type="float" office:value="13645" table:style-name="ce1">
            <text:p>13645</text:p>
          </table:table-cell>
          <table:table-cell table:number-columns-repeated="16379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float" office:value="199" table:style-name="ce1">
            <text:p>199</text:p>
          </table:table-cell>
          <table:table-cell office:value-type="float" office:value="879.30999755859398" table:style-name="ce1">
            <text:p>879,3099976</text:p>
          </table:table-cell>
          <table:table-cell office:value-type="float" office:value="15" table:style-name="ce1">
            <text:p>15</text:p>
          </table:table-cell>
          <table:table-cell office:value-type="float" office:value="13645" table:style-name="ce1">
            <text:p>13645</text:p>
          </table:table-cell>
          <table:table-cell table:number-columns-repeated="16379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float" office:value="111" table:style-name="ce1">
            <text:p>111</text:p>
          </table:table-cell>
          <table:table-cell office:value-type="float" office:value="1516.07995605469" table:style-name="ce1">
            <text:p>1516,079956</text:p>
          </table:table-cell>
          <table:table-cell office:value-type="float" office:value="15" table:style-name="ce1">
            <text:p>15</text:p>
          </table:table-cell>
          <table:table-cell office:value-type="float" office:value="13660" table:style-name="ce1">
            <text:p>13660</text:p>
          </table:table-cell>
          <table:table-cell table:number-columns-repeated="16379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float" office:value="198" table:style-name="ce1">
            <text:p>198</text:p>
          </table:table-cell>
          <table:table-cell office:value-type="float" office:value="1007.28002929688" table:style-name="ce1">
            <text:p>1007,280029</text:p>
          </table:table-cell>
          <table:table-cell office:value-type="float" office:value="15" table:style-name="ce1">
            <text:p>15</text:p>
          </table:table-cell>
          <table:table-cell office:value-type="float" office:value="13660" table:style-name="ce1">
            <text:p>13660</text:p>
          </table:table-cell>
          <table:table-cell table:number-columns-repeated="16379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float" office:value="199" table:style-name="ce1">
            <text:p>199</text:p>
          </table:table-cell>
          <table:table-cell office:value-type="float" office:value="581.84997558593795" table:style-name="ce1">
            <text:p>581,8499756</text:p>
          </table:table-cell>
          <table:table-cell office:value-type="float" office:value="15" table:style-name="ce1">
            <text:p>15</text:p>
          </table:table-cell>
          <table:table-cell office:value-type="float" office:value="13660" table:style-name="ce1">
            <text:p>13660</text:p>
          </table:table-cell>
          <table:table-cell table:number-columns-repeated="16379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float" office:value="87" table:style-name="ce1">
            <text:p>87</text:p>
          </table:table-cell>
          <table:table-cell office:value-type="float" office:value="2385.75" table:style-name="ce1">
            <text:p>2385,75</text:p>
          </table:table-cell>
          <table:table-cell office:value-type="float" office:value="15" table:style-name="ce1">
            <text:p>15</text:p>
          </table:table-cell>
          <table:table-cell office:value-type="float" office:value="13661" table:style-name="ce1">
            <text:p>13661</text:p>
          </table:table-cell>
          <table:table-cell table:number-columns-repeated="16379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float" office:value="95" table:style-name="ce1">
            <text:p>95</text:p>
          </table:table-cell>
          <table:table-cell office:value-type="float" office:value="2112.09008789063" table:style-name="ce1">
            <text:p>2112,090088</text:p>
          </table:table-cell>
          <table:table-cell office:value-type="float" office:value="15" table:style-name="ce1">
            <text:p>15</text:p>
          </table:table-cell>
          <table:table-cell office:value-type="float" office:value="13668" table:style-name="ce1">
            <text:p>13668</text:p>
          </table:table-cell>
          <table:table-cell table:number-columns-repeated="16379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float" office:value="111" table:style-name="ce1">
            <text:p>111</text:p>
          </table:table-cell>
          <table:table-cell office:value-type="float" office:value="1148.52001953125" table:style-name="ce1">
            <text:p>1148,52002</text:p>
          </table:table-cell>
          <table:table-cell office:value-type="float" office:value="15" table:style-name="ce1">
            <text:p>15</text:p>
          </table:table-cell>
          <table:table-cell office:value-type="float" office:value="13668" table:style-name="ce1">
            <text:p>13668</text:p>
          </table:table-cell>
          <table:table-cell table:number-columns-repeated="16379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float" office:value="198" table:style-name="ce1">
            <text:p>198</text:p>
          </table:table-cell>
          <table:table-cell office:value-type="float" office:value="881.510009765625" table:style-name="ce1">
            <text:p>881,5100098</text:p>
          </table:table-cell>
          <table:table-cell office:value-type="float" office:value="15" table:style-name="ce1">
            <text:p>15</text:p>
          </table:table-cell>
          <table:table-cell office:value-type="float" office:value="13668" table:style-name="ce1">
            <text:p>13668</text:p>
          </table:table-cell>
          <table:table-cell table:number-columns-repeated="16379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float" office:value="88" table:style-name="ce1">
            <text:p>88</text:p>
          </table:table-cell>
          <table:table-cell office:value-type="float" office:value="1755" table:style-name="ce1">
            <text:p>1755</text:p>
          </table:table-cell>
          <table:table-cell office:value-type="float" office:value="14" table:style-name="ce1">
            <text:p>14</text:p>
          </table:table-cell>
          <table:table-cell office:value-type="float" office:value="13668" table:style-name="ce1">
            <text:p>13668</text:p>
          </table:table-cell>
          <table:table-cell table:number-columns-repeated="16379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float" office:value="199" table:style-name="ce1">
            <text:p>199</text:p>
          </table:table-cell>
          <table:table-cell office:value-type="float" office:value="433.76998901367199" table:style-name="ce1">
            <text:p>433,769989</text:p>
          </table:table-cell>
          <table:table-cell office:value-type="float" office:value="15" table:style-name="ce1">
            <text:p>15</text:p>
          </table:table-cell>
          <table:table-cell office:value-type="float" office:value="13668" table:style-name="ce1">
            <text:p>13668</text:p>
          </table:table-cell>
          <table:table-cell table:number-columns-repeated="16379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float" office:value="87" table:style-name="ce1">
            <text:p>87</text:p>
          </table:table-cell>
          <table:table-cell office:value-type="float" office:value="2103.52001953125" table:style-name="ce1">
            <text:p>2103,52002</text:p>
          </table:table-cell>
          <table:table-cell office:value-type="float" office:value="15" table:style-name="ce1">
            <text:p>15</text:p>
          </table:table-cell>
          <table:table-cell office:value-type="float" office:value="13672" table:style-name="ce1">
            <text:p>13672</text:p>
          </table:table-cell>
          <table:table-cell table:number-columns-repeated="16379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float" office:value="87" table:style-name="ce1">
            <text:p>87</text:p>
          </table:table-cell>
          <table:table-cell office:value-type="float" office:value="1921.4599609375" table:style-name="ce1">
            <text:p>1921,459961</text:p>
          </table:table-cell>
          <table:table-cell office:value-type="float" office:value="15" table:style-name="ce1">
            <text:p>15</text:p>
          </table:table-cell>
          <table:table-cell office:value-type="float" office:value="13680" table:style-name="ce1">
            <text:p>13680</text:p>
          </table:table-cell>
          <table:table-cell table:number-columns-repeated="16379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float" office:value="111" table:style-name="ce1">
            <text:p>111</text:p>
          </table:table-cell>
          <table:table-cell office:value-type="float" office:value="1950.34997558594" table:style-name="ce1">
            <text:p>1950,349976</text:p>
          </table:table-cell>
          <table:table-cell office:value-type="float" office:value="15" table:style-name="ce1">
            <text:p>15</text:p>
          </table:table-cell>
          <table:table-cell office:value-type="float" office:value="13687" table:style-name="ce1">
            <text:p>13687</text:p>
          </table:table-cell>
          <table:table-cell table:number-columns-repeated="16379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float" office:value="198" table:style-name="ce1">
            <text:p>198</text:p>
          </table:table-cell>
          <table:table-cell office:value-type="float" office:value="2241.17993164063" table:style-name="ce1">
            <text:p>2241,179932</text:p>
          </table:table-cell>
          <table:table-cell office:value-type="float" office:value="15" table:style-name="ce1">
            <text:p>15</text:p>
          </table:table-cell>
          <table:table-cell office:value-type="float" office:value="13687" table:style-name="ce1">
            <text:p>13687</text:p>
          </table:table-cell>
          <table:table-cell table:number-columns-repeated="16379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float" office:value="199" table:style-name="ce1">
            <text:p>199</text:p>
          </table:table-cell>
          <table:table-cell office:value-type="float" office:value="901.09997558593795" table:style-name="ce1">
            <text:p>901,0999756</text:p>
          </table:table-cell>
          <table:table-cell office:value-type="float" office:value="15" table:style-name="ce1">
            <text:p>15</text:p>
          </table:table-cell>
          <table:table-cell office:value-type="float" office:value="13687" table:style-name="ce1">
            <text:p>13687</text:p>
          </table:table-cell>
          <table:table-cell table:number-columns-repeated="16379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float" office:value="128" table:style-name="ce1">
            <text:p>128</text:p>
          </table:table-cell>
          <table:table-cell office:value-type="float" office:value="12820.16015625" table:style-name="ce1">
            <text:p>12820,16016</text:p>
          </table:table-cell>
          <table:table-cell office:value-type="float" office:value="12" table:style-name="ce1">
            <text:p>12</text:p>
          </table:table-cell>
          <table:table-cell office:value-type="float" office:value="13689" table:style-name="ce1">
            <text:p>13689</text:p>
          </table:table-cell>
          <table:table-cell table:number-columns-repeated="16379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float" office:value="87" table:style-name="ce1">
            <text:p>87</text:p>
          </table:table-cell>
          <table:table-cell office:value-type="float" office:value="127.419998168945" table:style-name="ce1">
            <text:p>127,4199982</text:p>
          </table:table-cell>
          <table:table-cell office:value-type="float" office:value="15" table:style-name="ce1">
            <text:p>15</text:p>
          </table:table-cell>
          <table:table-cell office:value-type="float" office:value="13696" table:style-name="ce1">
            <text:p>13696</text:p>
          </table:table-cell>
          <table:table-cell table:number-columns-repeated="16379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float" office:value="111" table:style-name="ce1">
            <text:p>111</text:p>
          </table:table-cell>
          <table:table-cell office:value-type="float" office:value="3720.10009765625" table:style-name="ce1">
            <text:p>3720,100098</text:p>
          </table:table-cell>
          <table:table-cell office:value-type="float" office:value="15" table:style-name="ce1">
            <text:p>15</text:p>
          </table:table-cell>
          <table:table-cell office:value-type="float" office:value="13696" table:style-name="ce1">
            <text:p>13696</text:p>
          </table:table-cell>
          <table:table-cell table:number-columns-repeated="16379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float" office:value="198" table:style-name="ce1">
            <text:p>198</text:p>
          </table:table-cell>
          <table:table-cell office:value-type="float" office:value="459.239990234375" table:style-name="ce1">
            <text:p>459,2399902</text:p>
          </table:table-cell>
          <table:table-cell office:value-type="float" office:value="15" table:style-name="ce1">
            <text:p>15</text:p>
          </table:table-cell>
          <table:table-cell office:value-type="float" office:value="13696" table:style-name="ce1">
            <text:p>13696</text:p>
          </table:table-cell>
          <table:table-cell table:number-columns-repeated="16379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float" office:value="199" table:style-name="ce1">
            <text:p>199</text:p>
          </table:table-cell>
          <table:table-cell office:value-type="float" office:value="1086.26000976563" table:style-name="ce1">
            <text:p>1086,26001</text:p>
          </table:table-cell>
          <table:table-cell office:value-type="float" office:value="15" table:style-name="ce1">
            <text:p>15</text:p>
          </table:table-cell>
          <table:table-cell office:value-type="float" office:value="13696" table:style-name="ce1">
            <text:p>13696</text:p>
          </table:table-cell>
          <table:table-cell table:number-columns-repeated="16379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float" office:value="87" table:style-name="ce1">
            <text:p>87</text:p>
          </table:table-cell>
          <table:table-cell office:value-type="float" office:value="2253.84008789063" table:style-name="ce1">
            <text:p>2253,840088</text:p>
          </table:table-cell>
          <table:table-cell office:value-type="float" office:value="15" table:style-name="ce1">
            <text:p>15</text:p>
          </table:table-cell>
          <table:table-cell office:value-type="float" office:value="13701" table:style-name="ce1">
            <text:p>13701</text:p>
          </table:table-cell>
          <table:table-cell table:number-columns-repeated="16379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float" office:value="111" table:style-name="ce1">
            <text:p>111</text:p>
          </table:table-cell>
          <table:table-cell office:value-type="float" office:value="716.90002441406295" table:style-name="ce1">
            <text:p>716,9000244</text:p>
          </table:table-cell>
          <table:table-cell office:value-type="float" office:value="15" table:style-name="ce1">
            <text:p>15</text:p>
          </table:table-cell>
          <table:table-cell office:value-type="float" office:value="13702" table:style-name="ce1">
            <text:p>13702</text:p>
          </table:table-cell>
          <table:table-cell table:number-columns-repeated="16379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float" office:value="116" table:style-name="ce1">
            <text:p>116</text:p>
          </table:table-cell>
          <table:table-cell office:value-type="float" office:value="5455.66015625" table:style-name="ce1">
            <text:p>5455,660156</text:p>
          </table:table-cell>
          <table:table-cell office:value-type="float" office:value="15" table:style-name="ce1">
            <text:p>15</text:p>
          </table:table-cell>
          <table:table-cell office:value-type="float" office:value="13702" table:style-name="ce1">
            <text:p>13702</text:p>
          </table:table-cell>
          <table:table-cell table:number-columns-repeated="16379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float" office:value="198" table:style-name="ce1">
            <text:p>198</text:p>
          </table:table-cell>
          <table:table-cell office:value-type="float" office:value="2245.34008789063" table:style-name="ce1">
            <text:p>2245,340088</text:p>
          </table:table-cell>
          <table:table-cell office:value-type="float" office:value="15" table:style-name="ce1">
            <text:p>15</text:p>
          </table:table-cell>
          <table:table-cell office:value-type="float" office:value="13702" table:style-name="ce1">
            <text:p>13702</text:p>
          </table:table-cell>
          <table:table-cell table:number-columns-repeated="16379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float" office:value="88" table:style-name="ce1">
            <text:p>88</text:p>
          </table:table-cell>
          <table:table-cell office:value-type="float" office:value="1498" table:style-name="ce1">
            <text:p>1498</text:p>
          </table:table-cell>
          <table:table-cell office:value-type="float" office:value="14" table:style-name="ce1">
            <text:p>14</text:p>
          </table:table-cell>
          <table:table-cell office:value-type="float" office:value="13714" table:style-name="ce1">
            <text:p>13714</text:p>
          </table:table-cell>
          <table:table-cell table:number-columns-repeated="16379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float" office:value="3" table:style-name="ce1">
            <text:p>3</text:p>
          </table:table-cell>
          <table:table-cell office:value-type="float" office:value="37436.48046875" table:style-name="ce1">
            <text:p>37436,48047</text:p>
          </table:table-cell>
          <table:table-cell office:value-type="float" office:value="14" table:style-name="ce1">
            <text:p>14</text:p>
          </table:table-cell>
          <table:table-cell office:value-type="float" office:value="13716" table:style-name="ce1">
            <text:p>13716</text:p>
          </table:table-cell>
          <table:table-cell table:number-columns-repeated="16379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float" office:value="111" table:style-name="ce1">
            <text:p>111</text:p>
          </table:table-cell>
          <table:table-cell office:value-type="float" office:value="1946.39001464844" table:style-name="ce1">
            <text:p>1946,390015</text:p>
          </table:table-cell>
          <table:table-cell office:value-type="float" office:value="15" table:style-name="ce1">
            <text:p>15</text:p>
          </table:table-cell>
          <table:table-cell office:value-type="float" office:value="13734" table:style-name="ce1">
            <text:p>13734</text:p>
          </table:table-cell>
          <table:table-cell table:number-columns-repeated="16379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float" office:value="168" table:style-name="ce1">
            <text:p>168</text:p>
          </table:table-cell>
          <table:table-cell office:value-type="float" office:value="1804.42004394531" table:style-name="ce1">
            <text:p>1804,420044</text:p>
          </table:table-cell>
          <table:table-cell office:value-type="float" office:value="14" table:style-name="ce1">
            <text:p>14</text:p>
          </table:table-cell>
          <table:table-cell office:value-type="float" office:value="13734" table:style-name="ce1">
            <text:p>13734</text:p>
          </table:table-cell>
          <table:table-cell table:number-columns-repeated="16379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float" office:value="199" table:style-name="ce1">
            <text:p>199</text:p>
          </table:table-cell>
          <table:table-cell office:value-type="float" office:value="1465.13000488281" table:style-name="ce1">
            <text:p>1465,130005</text:p>
          </table:table-cell>
          <table:table-cell office:value-type="float" office:value="15" table:style-name="ce1">
            <text:p>15</text:p>
          </table:table-cell>
          <table:table-cell office:value-type="float" office:value="13734" table:style-name="ce1">
            <text:p>13734</text:p>
          </table:table-cell>
          <table:table-cell table:number-columns-repeated="16379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float" office:value="87" table:style-name="ce1">
            <text:p>87</text:p>
          </table:table-cell>
          <table:table-cell office:value-type="float" office:value="125.5" table:style-name="ce1">
            <text:p>125,5</text:p>
          </table:table-cell>
          <table:table-cell office:value-type="float" office:value="15" table:style-name="ce1">
            <text:p>15</text:p>
          </table:table-cell>
          <table:table-cell office:value-type="float" office:value="13739" table:style-name="ce1">
            <text:p>13739</text:p>
          </table:table-cell>
          <table:table-cell table:number-columns-repeated="16379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float" office:value="111" table:style-name="ce1">
            <text:p>111</text:p>
          </table:table-cell>
          <table:table-cell office:value-type="float" office:value="2938.94995117188" table:style-name="ce1">
            <text:p>2938,949951</text:p>
          </table:table-cell>
          <table:table-cell office:value-type="float" office:value="15" table:style-name="ce1">
            <text:p>15</text:p>
          </table:table-cell>
          <table:table-cell office:value-type="float" office:value="13739" table:style-name="ce1">
            <text:p>13739</text:p>
          </table:table-cell>
          <table:table-cell table:number-columns-repeated="16379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float" office:value="198" table:style-name="ce1">
            <text:p>198</text:p>
          </table:table-cell>
          <table:table-cell office:value-type="float" office:value="2250.63989257813" table:style-name="ce1">
            <text:p>2250,639893</text:p>
          </table:table-cell>
          <table:table-cell office:value-type="float" office:value="15" table:style-name="ce1">
            <text:p>15</text:p>
          </table:table-cell>
          <table:table-cell office:value-type="float" office:value="13739" table:style-name="ce1">
            <text:p>13739</text:p>
          </table:table-cell>
          <table:table-cell table:number-columns-repeated="16379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float" office:value="199" table:style-name="ce1">
            <text:p>199</text:p>
          </table:table-cell>
          <table:table-cell office:value-type="float" office:value="1449.91003417969" table:style-name="ce1">
            <text:p>1449,910034</text:p>
          </table:table-cell>
          <table:table-cell office:value-type="float" office:value="15" table:style-name="ce1">
            <text:p>15</text:p>
          </table:table-cell>
          <table:table-cell office:value-type="float" office:value="13739" table:style-name="ce1">
            <text:p>13739</text:p>
          </table:table-cell>
          <table:table-cell table:number-columns-repeated="16379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float" office:value="87" table:style-name="ce1">
            <text:p>87</text:p>
          </table:table-cell>
          <table:table-cell office:value-type="float" office:value="1198.59997558594" table:style-name="ce1">
            <text:p>1198,599976</text:p>
          </table:table-cell>
          <table:table-cell office:value-type="float" office:value="15" table:style-name="ce1">
            <text:p>15</text:p>
          </table:table-cell>
          <table:table-cell office:value-type="float" office:value="13741" table:style-name="ce1">
            <text:p>13741</text:p>
          </table:table-cell>
          <table:table-cell table:number-columns-repeated="16379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float" office:value="185" table:style-name="ce1">
            <text:p>185</text:p>
          </table:table-cell>
          <table:table-cell office:value-type="float" office:value="3961.080078125" table:style-name="ce1">
            <text:p>3961,080078</text:p>
          </table:table-cell>
          <table:table-cell office:value-type="float" office:value="14" table:style-name="ce1">
            <text:p>14</text:p>
          </table:table-cell>
          <table:table-cell office:value-type="float" office:value="13754" table:style-name="ce1">
            <text:p>13754</text:p>
          </table:table-cell>
          <table:table-cell table:number-columns-repeated="16379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float" office:value="87" table:style-name="ce1">
            <text:p>87</text:p>
          </table:table-cell>
          <table:table-cell office:value-type="float" office:value="560.5" table:style-name="ce1">
            <text:p>560,5</text:p>
          </table:table-cell>
          <table:table-cell office:value-type="float" office:value="15" table:style-name="ce1">
            <text:p>15</text:p>
          </table:table-cell>
          <table:table-cell office:value-type="float" office:value="13756" table:style-name="ce1">
            <text:p>13756</text:p>
          </table:table-cell>
          <table:table-cell table:number-columns-repeated="16379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float" office:value="87" table:style-name="ce1">
            <text:p>87</text:p>
          </table:table-cell>
          <table:table-cell office:value-type="float" office:value="8802.9599609375" table:style-name="ce1">
            <text:p>8802,959961</text:p>
          </table:table-cell>
          <table:table-cell office:value-type="float" office:value="15" table:style-name="ce1">
            <text:p>15</text:p>
          </table:table-cell>
          <table:table-cell office:value-type="float" office:value="13756" table:style-name="ce1">
            <text:p>13756</text:p>
          </table:table-cell>
          <table:table-cell table:number-columns-repeated="16379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float" office:value="3" table:style-name="ce1">
            <text:p>3</text:p>
          </table:table-cell>
          <table:table-cell office:value-type="float" office:value="38488.33984375" table:style-name="ce1">
            <text:p>38488,33984</text:p>
          </table:table-cell>
          <table:table-cell office:value-type="float" office:value="14" table:style-name="ce1">
            <text:p>14</text:p>
          </table:table-cell>
          <table:table-cell office:value-type="float" office:value="13756" table:style-name="ce1">
            <text:p>13756</text:p>
          </table:table-cell>
          <table:table-cell table:number-columns-repeated="16379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float" office:value="3" table:style-name="ce1">
            <text:p>3</text:p>
          </table:table-cell>
          <table:table-cell office:value-type="float" office:value="18034.25" table:style-name="ce1">
            <text:p>18034,25</text:p>
          </table:table-cell>
          <table:table-cell office:value-type="float" office:value="14" table:style-name="ce1">
            <text:p>14</text:p>
          </table:table-cell>
          <table:table-cell office:value-type="float" office:value="13765" table:style-name="ce1">
            <text:p>13765</text:p>
          </table:table-cell>
          <table:table-cell table:number-columns-repeated="16379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float" office:value="95" table:style-name="ce1">
            <text:p>95</text:p>
          </table:table-cell>
          <table:table-cell office:value-type="float" office:value="1587.86999511719" table:style-name="ce1">
            <text:p>1587,869995</text:p>
          </table:table-cell>
          <table:table-cell office:value-type="float" office:value="15" table:style-name="ce1">
            <text:p>15</text:p>
          </table:table-cell>
          <table:table-cell office:value-type="float" office:value="13768" table:style-name="ce1">
            <text:p>13768</text:p>
          </table:table-cell>
          <table:table-cell table:number-columns-repeated="16379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float" office:value="198" table:style-name="ce1">
            <text:p>198</text:p>
          </table:table-cell>
          <table:table-cell office:value-type="float" office:value="1328" table:style-name="ce1">
            <text:p>1328</text:p>
          </table:table-cell>
          <table:table-cell office:value-type="float" office:value="15" table:style-name="ce1">
            <text:p>15</text:p>
          </table:table-cell>
          <table:table-cell office:value-type="float" office:value="13775" table:style-name="ce1">
            <text:p>13775</text:p>
          </table:table-cell>
          <table:table-cell table:number-columns-repeated="16379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float" office:value="199" table:style-name="ce1">
            <text:p>199</text:p>
          </table:table-cell>
          <table:table-cell office:value-type="float" office:value="807" table:style-name="ce1">
            <text:p>807</text:p>
          </table:table-cell>
          <table:table-cell office:value-type="float" office:value="15" table:style-name="ce1">
            <text:p>15</text:p>
          </table:table-cell>
          <table:table-cell office:value-type="float" office:value="13776" table:style-name="ce1">
            <text:p>13776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85" table:style-name="ce1">
            <text:p>185</text:p>
          </table:table-cell>
          <table:table-cell office:value-type="float" office:value="3188.39990234375" table:style-name="ce1">
            <text:p>3188,399902</text:p>
          </table:table-cell>
          <table:table-cell office:value-type="float" office:value="12" table:style-name="ce1">
            <text:p>12</text:p>
          </table:table-cell>
          <table:table-cell office:value-type="float" office:value="13778" table:style-name="ce1">
            <text:p>13778</text:p>
          </table:table-cell>
          <table:table-cell table:number-columns-repeated="16379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float" office:value="111" table:style-name="ce1">
            <text:p>111</text:p>
          </table:table-cell>
          <table:table-cell office:value-type="float" office:value="2677" table:style-name="ce1">
            <text:p>2677</text:p>
          </table:table-cell>
          <table:table-cell office:value-type="float" office:value="15" table:style-name="ce1">
            <text:p>15</text:p>
          </table:table-cell>
          <table:table-cell office:value-type="float" office:value="13785" table:style-name="ce1">
            <text:p>13785</text:p>
          </table:table-cell>
          <table:table-cell table:number-columns-repeated="16379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float" office:value="198" table:style-name="ce1">
            <text:p>198</text:p>
          </table:table-cell>
          <table:table-cell office:value-type="float" office:value="2253" table:style-name="ce1">
            <text:p>2253</text:p>
          </table:table-cell>
          <table:table-cell office:value-type="float" office:value="15" table:style-name="ce1">
            <text:p>15</text:p>
          </table:table-cell>
          <table:table-cell office:value-type="float" office:value="13785" table:style-name="ce1">
            <text:p>13785</text:p>
          </table:table-cell>
          <table:table-cell table:number-columns-repeated="16379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float" office:value="199" table:style-name="ce1">
            <text:p>199</text:p>
          </table:table-cell>
          <table:table-cell office:value-type="float" office:value="731" table:style-name="ce1">
            <text:p>731</text:p>
          </table:table-cell>
          <table:table-cell office:value-type="float" office:value="15" table:style-name="ce1">
            <text:p>15</text:p>
          </table:table-cell>
          <table:table-cell office:value-type="float" office:value="13785" table:style-name="ce1">
            <text:p>13785</text:p>
          </table:table-cell>
          <table:table-cell table:number-columns-repeated="16379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float" office:value="95" table:style-name="ce1">
            <text:p>95</text:p>
          </table:table-cell>
          <table:table-cell office:value-type="float" office:value="1009" table:style-name="ce1">
            <text:p>1009</text:p>
          </table:table-cell>
          <table:table-cell office:value-type="float" office:value="15" table:style-name="ce1">
            <text:p>15</text:p>
          </table:table-cell>
          <table:table-cell office:value-type="float" office:value="13788" table:style-name="ce1">
            <text:p>13788</text:p>
          </table:table-cell>
          <table:table-cell table:number-columns-repeated="16379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float" office:value="111" table:style-name="ce1">
            <text:p>111</text:p>
          </table:table-cell>
          <table:table-cell office:value-type="float" office:value="1739" table:style-name="ce1">
            <text:p>1739</text:p>
          </table:table-cell>
          <table:table-cell office:value-type="float" office:value="15" table:style-name="ce1">
            <text:p>15</text:p>
          </table:table-cell>
          <table:table-cell office:value-type="float" office:value="13788" table:style-name="ce1">
            <text:p>13788</text:p>
          </table:table-cell>
          <table:table-cell table:number-columns-repeated="16379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float" office:value="198" table:style-name="ce1">
            <text:p>198</text:p>
          </table:table-cell>
          <table:table-cell office:value-type="float" office:value="510" table:style-name="ce1">
            <text:p>510</text:p>
          </table:table-cell>
          <table:table-cell office:value-type="float" office:value="15" table:style-name="ce1">
            <text:p>15</text:p>
          </table:table-cell>
          <table:table-cell office:value-type="float" office:value="13788" table:style-name="ce1">
            <text:p>13788</text:p>
          </table:table-cell>
          <table:table-cell table:number-columns-repeated="16379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float" office:value="199" table:style-name="ce1">
            <text:p>199</text:p>
          </table:table-cell>
          <table:table-cell office:value-type="float" office:value="737" table:style-name="ce1">
            <text:p>737</text:p>
          </table:table-cell>
          <table:table-cell office:value-type="float" office:value="15" table:style-name="ce1">
            <text:p>15</text:p>
          </table:table-cell>
          <table:table-cell office:value-type="float" office:value="13788" table:style-name="ce1">
            <text:p>13788</text:p>
          </table:table-cell>
          <table:table-cell table:number-columns-repeated="16379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float" office:value="168" table:style-name="ce1">
            <text:p>168</text:p>
          </table:table-cell>
          <table:table-cell office:value-type="float" office:value="1803.32995605469" table:style-name="ce1">
            <text:p>1803,329956</text:p>
          </table:table-cell>
          <table:table-cell office:value-type="float" office:value="15" table:style-name="ce1">
            <text:p>15</text:p>
          </table:table-cell>
          <table:table-cell office:value-type="float" office:value="13797" table:style-name="ce1">
            <text:p>13797</text:p>
          </table:table-cell>
          <table:table-cell table:number-columns-repeated="16379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float" office:value="111" table:style-name="ce1">
            <text:p>111</text:p>
          </table:table-cell>
          <table:table-cell office:value-type="float" office:value="2499" table:style-name="ce1">
            <text:p>2499</text:p>
          </table:table-cell>
          <table:table-cell office:value-type="float" office:value="15" table:style-name="ce1">
            <text:p>15</text:p>
          </table:table-cell>
          <table:table-cell office:value-type="float" office:value="13800" table:style-name="ce1">
            <text:p>13800</text:p>
          </table:table-cell>
          <table:table-cell table:number-columns-repeated="16379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float" office:value="198" table:style-name="ce1">
            <text:p>198</text:p>
          </table:table-cell>
          <table:table-cell office:value-type="float" office:value="2215" table:style-name="ce1">
            <text:p>2215</text:p>
          </table:table-cell>
          <table:table-cell office:value-type="float" office:value="15" table:style-name="ce1">
            <text:p>15</text:p>
          </table:table-cell>
          <table:table-cell office:value-type="float" office:value="13800" table:style-name="ce1">
            <text:p>13800</text:p>
          </table:table-cell>
          <table:table-cell table:number-columns-repeated="16379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float" office:value="199" table:style-name="ce1">
            <text:p>199</text:p>
          </table:table-cell>
          <table:table-cell office:value-type="float" office:value="729" table:style-name="ce1">
            <text:p>729</text:p>
          </table:table-cell>
          <table:table-cell office:value-type="float" office:value="15" table:style-name="ce1">
            <text:p>15</text:p>
          </table:table-cell>
          <table:table-cell office:value-type="float" office:value="13800" table:style-name="ce1">
            <text:p>13800</text:p>
          </table:table-cell>
          <table:table-cell table:number-columns-repeated="16379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float" office:value="30" table:style-name="ce1">
            <text:p>30</text:p>
          </table:table-cell>
          <table:table-cell office:value-type="float" office:value="7209.77001953125" table:style-name="ce1">
            <text:p>7209,77002</text:p>
          </table:table-cell>
          <table:table-cell office:value-type="float" office:value="12" table:style-name="ce1">
            <text:p>12</text:p>
          </table:table-cell>
          <table:table-cell office:value-type="float" office:value="13806" table:style-name="ce1">
            <text:p>13806</text:p>
          </table:table-cell>
          <table:table-cell table:number-columns-repeated="16379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float" office:value="95" table:style-name="ce1">
            <text:p>95</text:p>
          </table:table-cell>
          <table:table-cell office:value-type="float" office:value="2020" table:style-name="ce1">
            <text:p>2020</text:p>
          </table:table-cell>
          <table:table-cell office:value-type="float" office:value="15" table:style-name="ce1">
            <text:p>15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float" office:value="111" table:style-name="ce1">
            <text:p>111</text:p>
          </table:table-cell>
          <table:table-cell office:value-type="float" office:value="3954" table:style-name="ce1">
            <text:p>3954</text:p>
          </table:table-cell>
          <table:table-cell office:value-type="float" office:value="15" table:style-name="ce1">
            <text:p>15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float" office:value="198" table:style-name="ce1">
            <text:p>198</text:p>
          </table:table-cell>
          <table:table-cell office:value-type="float" office:value="2215" table:style-name="ce1">
            <text:p>2215</text:p>
          </table:table-cell>
          <table:table-cell office:value-type="float" office:value="15" table:style-name="ce1">
            <text:p>15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float" office:value="88" table:style-name="ce1">
            <text:p>88</text:p>
          </table:table-cell>
          <table:table-cell office:value-type="float" office:value="1953.34997558594" table:style-name="ce1">
            <text:p>1953,349976</text:p>
          </table:table-cell>
          <table:table-cell office:value-type="float" office:value="14" table:style-name="ce1">
            <text:p>14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float" office:value="199" table:style-name="ce1">
            <text:p>199</text:p>
          </table:table-cell>
          <table:table-cell office:value-type="float" office:value="1407" table:style-name="ce1">
            <text:p>1407</text:p>
          </table:table-cell>
          <table:table-cell office:value-type="float" office:value="15" table:style-name="ce1">
            <text:p>15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float" office:value="200" table:style-name="ce1">
            <text:p>200</text:p>
          </table:table-cell>
          <table:table-cell office:value-type="float" office:value="1738" table:style-name="ce1">
            <text:p>1738</text:p>
          </table:table-cell>
          <table:table-cell office:value-type="float" office:value="14" table:style-name="ce1">
            <text:p>14</text:p>
          </table:table-cell>
          <table:table-cell office:value-type="float" office:value="13808" table:style-name="ce1">
            <text:p>13808</text:p>
          </table:table-cell>
          <table:table-cell table:number-columns-repeated="16379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float" office:value="111" table:style-name="ce1">
            <text:p>111</text:p>
          </table:table-cell>
          <table:table-cell office:value-type="float" office:value="2542" table:style-name="ce1">
            <text:p>2542</text:p>
          </table:table-cell>
          <table:table-cell office:value-type="float" office:value="15" table:style-name="ce1">
            <text:p>15</text:p>
          </table:table-cell>
          <table:table-cell office:value-type="float" office:value="13810" table:style-name="ce1">
            <text:p>13810</text:p>
          </table:table-cell>
          <table:table-cell table:number-columns-repeated="16379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float" office:value="198" table:style-name="ce1">
            <text:p>198</text:p>
          </table:table-cell>
          <table:table-cell office:value-type="float" office:value="1130" table:style-name="ce1">
            <text:p>1130</text:p>
          </table:table-cell>
          <table:table-cell office:value-type="float" office:value="15" table:style-name="ce1">
            <text:p>15</text:p>
          </table:table-cell>
          <table:table-cell office:value-type="float" office:value="13810" table:style-name="ce1">
            <text:p>13810</text:p>
          </table:table-cell>
          <table:table-cell table:number-columns-repeated="16379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float" office:value="199" table:style-name="ce1">
            <text:p>199</text:p>
          </table:table-cell>
          <table:table-cell office:value-type="float" office:value="743" table:style-name="ce1">
            <text:p>743</text:p>
          </table:table-cell>
          <table:table-cell office:value-type="float" office:value="15" table:style-name="ce1">
            <text:p>15</text:p>
          </table:table-cell>
          <table:table-cell office:value-type="float" office:value="13810" table:style-name="ce1">
            <text:p>13810</text:p>
          </table:table-cell>
          <table:table-cell table:number-columns-repeated="16379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float" office:value="198" table:style-name="ce1">
            <text:p>198</text:p>
          </table:table-cell>
          <table:table-cell office:value-type="float" office:value="903" table:style-name="ce1">
            <text:p>903</text:p>
          </table:table-cell>
          <table:table-cell office:value-type="float" office:value="15" table:style-name="ce1">
            <text:p>15</text:p>
          </table:table-cell>
          <table:table-cell office:value-type="float" office:value="13823" table:style-name="ce1">
            <text:p>13823</text:p>
          </table:table-cell>
          <table:table-cell table:number-columns-repeated="16379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float" office:value="111" table:style-name="ce1">
            <text:p>111</text:p>
          </table:table-cell>
          <table:table-cell office:value-type="float" office:value="1457" table:style-name="ce1">
            <text:p>1457</text:p>
          </table:table-cell>
          <table:table-cell office:value-type="float" office:value="15" table:style-name="ce1">
            <text:p>15</text:p>
          </table:table-cell>
          <table:table-cell office:value-type="float" office:value="13824" table:style-name="ce1">
            <text:p>13824</text:p>
          </table:table-cell>
          <table:table-cell table:number-columns-repeated="16379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float" office:value="199" table:style-name="ce1">
            <text:p>199</text:p>
          </table:table-cell>
          <table:table-cell office:value-type="float" office:value="3969.419921875" table:style-name="ce1">
            <text:p>3969,419922</text:p>
          </table:table-cell>
          <table:table-cell office:value-type="float" office:value="12" table:style-name="ce1">
            <text:p>12</text:p>
          </table:table-cell>
          <table:table-cell office:value-type="float" office:value="13828" table:style-name="ce1">
            <text:p>13828</text:p>
          </table:table-cell>
          <table:table-cell table:number-columns-repeated="16379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float" office:value="200" table:style-name="ce1">
            <text:p>200</text:p>
          </table:table-cell>
          <table:table-cell office:value-type="float" office:value="15750.98046875" table:style-name="ce1">
            <text:p>15750,98047</text:p>
          </table:table-cell>
          <table:table-cell office:value-type="float" office:value="12" table:style-name="ce1">
            <text:p>12</text:p>
          </table:table-cell>
          <table:table-cell office:value-type="float" office:value="13828" table:style-name="ce1">
            <text:p>13828</text:p>
          </table:table-cell>
          <table:table-cell table:number-columns-repeated="16379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float" office:value="87" table:style-name="ce1">
            <text:p>87</text:p>
          </table:table-cell>
          <table:table-cell office:value-type="float" office:value="803.05999755859398" table:style-name="ce1">
            <text:p>803,0599976</text:p>
          </table:table-cell>
          <table:table-cell office:value-type="float" office:value="15" table:style-name="ce1">
            <text:p>15</text:p>
          </table:table-cell>
          <table:table-cell office:value-type="float" office:value="13829" table:style-name="ce1">
            <text:p>13829</text:p>
          </table:table-cell>
          <table:table-cell table:number-columns-repeated="16379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float" office:value="3" table:style-name="ce1">
            <text:p>3</text:p>
          </table:table-cell>
          <table:table-cell office:value-type="float" office:value="37456.7890625" table:style-name="ce1">
            <text:p>37456,78906</text:p>
          </table:table-cell>
          <table:table-cell office:value-type="float" office:value="14" table:style-name="ce1">
            <text:p>14</text:p>
          </table:table-cell>
          <table:table-cell office:value-type="float" office:value="13829" table:style-name="ce1">
            <text:p>13829</text:p>
          </table:table-cell>
          <table:table-cell table:number-columns-repeated="16379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float" office:value="128" table:style-name="ce1">
            <text:p>128</text:p>
          </table:table-cell>
          <table:table-cell office:value-type="float" office:value="375.47000122070301" table:style-name="ce1">
            <text:p>375,4700012</text:p>
          </table:table-cell>
          <table:table-cell office:value-type="float" office:value="15" table:style-name="ce1">
            <text:p>15</text:p>
          </table:table-cell>
          <table:table-cell office:value-type="float" office:value="13834" table:style-name="ce1">
            <text:p>13834</text:p>
          </table:table-cell>
          <table:table-cell table:number-columns-repeated="16379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float" office:value="128" table:style-name="ce1">
            <text:p>128</text:p>
          </table:table-cell>
          <table:table-cell office:value-type="float" office:value="2258.47998046875" table:style-name="ce1">
            <text:p>2258,47998</text:p>
          </table:table-cell>
          <table:table-cell office:value-type="float" office:value="15" table:style-name="ce1">
            <text:p>15</text:p>
          </table:table-cell>
          <table:table-cell office:value-type="float" office:value="13839" table:style-name="ce1">
            <text:p>13839</text:p>
          </table:table-cell>
          <table:table-cell table:number-columns-repeated="16379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float" office:value="111" table:style-name="ce1">
            <text:p>111</text:p>
          </table:table-cell>
          <table:table-cell office:value-type="float" office:value="1989.88000488281" table:style-name="ce1">
            <text:p>1989,880005</text:p>
          </table:table-cell>
          <table:table-cell office:value-type="float" office:value="15" table:style-name="ce1">
            <text:p>15</text:p>
          </table:table-cell>
          <table:table-cell office:value-type="float" office:value="13839" table:style-name="ce1">
            <text:p>13839</text:p>
          </table:table-cell>
          <table:table-cell table:number-columns-repeated="16379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float" office:value="87" table:style-name="ce1">
            <text:p>87</text:p>
          </table:table-cell>
          <table:table-cell office:value-type="float" office:value="930.84997558593795" table:style-name="ce1">
            <text:p>930,8499756</text:p>
          </table:table-cell>
          <table:table-cell office:value-type="float" office:value="15" table:style-name="ce1">
            <text:p>15</text:p>
          </table:table-cell>
          <table:table-cell office:value-type="float" office:value="13842" table:style-name="ce1">
            <text:p>13842</text:p>
          </table:table-cell>
          <table:table-cell table:number-columns-repeated="16379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float" office:value="116" table:style-name="ce1">
            <text:p>116</text:p>
          </table:table-cell>
          <table:table-cell office:value-type="float" office:value="4724.52001953125" table:style-name="ce1">
            <text:p>4724,52002</text:p>
          </table:table-cell>
          <table:table-cell office:value-type="float" office:value="15" table:style-name="ce1">
            <text:p>15</text:p>
          </table:table-cell>
          <table:table-cell office:value-type="float" office:value="13857" table:style-name="ce1">
            <text:p>13857</text:p>
          </table:table-cell>
          <table:table-cell table:number-columns-repeated="16379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float" office:value="198" table:style-name="ce1">
            <text:p>198</text:p>
          </table:table-cell>
          <table:table-cell office:value-type="float" office:value="2256" table:style-name="ce1">
            <text:p>2256</text:p>
          </table:table-cell>
          <table:table-cell office:value-type="float" office:value="15" table:style-name="ce1">
            <text:p>15</text:p>
          </table:table-cell>
          <table:table-cell office:value-type="float" office:value="13857" table:style-name="ce1">
            <text:p>13857</text:p>
          </table:table-cell>
          <table:table-cell table:number-columns-repeated="16379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float" office:value="199" table:style-name="ce1">
            <text:p>199</text:p>
          </table:table-cell>
          <table:table-cell office:value-type="float" office:value="1488" table:style-name="ce1">
            <text:p>1488</text:p>
          </table:table-cell>
          <table:table-cell office:value-type="float" office:value="15" table:style-name="ce1">
            <text:p>15</text:p>
          </table:table-cell>
          <table:table-cell office:value-type="float" office:value="13857" table:style-name="ce1">
            <text:p>13857</text:p>
          </table:table-cell>
          <table:table-cell table:number-columns-repeated="16379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float" office:value="87" table:style-name="ce1">
            <text:p>87</text:p>
          </table:table-cell>
          <table:table-cell office:value-type="float" office:value="706.45001220703102" table:style-name="ce1">
            <text:p>706,4500122</text:p>
          </table:table-cell>
          <table:table-cell office:value-type="float" office:value="15" table:style-name="ce1">
            <text:p>15</text:p>
          </table:table-cell>
          <table:table-cell office:value-type="float" office:value="13866" table:style-name="ce1">
            <text:p>13866</text:p>
          </table:table-cell>
          <table:table-cell table:number-columns-repeated="16379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float" office:value="3" table:style-name="ce1">
            <text:p>3</text:p>
          </table:table-cell>
          <table:table-cell office:value-type="float" office:value="37598.76171875" table:style-name="ce1">
            <text:p>37598,76172</text:p>
          </table:table-cell>
          <table:table-cell office:value-type="float" office:value="14" table:style-name="ce1">
            <text:p>14</text:p>
          </table:table-cell>
          <table:table-cell office:value-type="float" office:value="13866" table:style-name="ce1">
            <text:p>13866</text:p>
          </table:table-cell>
          <table:table-cell table:number-columns-repeated="16379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float" office:value="109" table:style-name="ce1">
            <text:p>109</text:p>
          </table:table-cell>
          <table:table-cell office:value-type="float" office:value="3316" table:style-name="ce1">
            <text:p>3316</text:p>
          </table:table-cell>
          <table:table-cell office:value-type="float" office:value="15" table:style-name="ce1">
            <text:p>15</text:p>
          </table:table-cell>
          <table:table-cell office:value-type="float" office:value="13879" table:style-name="ce1">
            <text:p>13879</text:p>
          </table:table-cell>
          <table:table-cell table:number-columns-repeated="16379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float" office:value="95" table:style-name="ce1">
            <text:p>95</text:p>
          </table:table-cell>
          <table:table-cell office:value-type="float" office:value="1841" table:style-name="ce1">
            <text:p>1841</text:p>
          </table:table-cell>
          <table:table-cell office:value-type="float" office:value="15" table:style-name="ce1">
            <text:p>15</text:p>
          </table:table-cell>
          <table:table-cell office:value-type="float" office:value="13879" table:style-name="ce1">
            <text:p>13879</text:p>
          </table:table-cell>
          <table:table-cell table:number-columns-repeated="16379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float" office:value="95" table:style-name="ce1">
            <text:p>95</text:p>
          </table:table-cell>
          <table:table-cell office:value-type="float" office:value="34.490001678466797" table:style-name="ce1">
            <text:p>34,49000168</text:p>
          </table:table-cell>
          <table:table-cell office:value-type="float" office:value="14" table:style-name="ce1">
            <text:p>14</text:p>
          </table:table-cell>
          <table:table-cell office:value-type="float" office:value="13888" table:style-name="ce1">
            <text:p>13888</text:p>
          </table:table-cell>
          <table:table-cell table:number-columns-repeated="16379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float" office:value="109" table:style-name="ce1">
            <text:p>109</text:p>
          </table:table-cell>
          <table:table-cell office:value-type="float" office:value="4336" table:style-name="ce1">
            <text:p>4336</text:p>
          </table:table-cell>
          <table:table-cell office:value-type="float" office:value="15" table:style-name="ce1">
            <text:p>15</text:p>
          </table:table-cell>
          <table:table-cell office:value-type="float" office:value="13895" table:style-name="ce1">
            <text:p>13895</text:p>
          </table:table-cell>
          <table:table-cell table:number-columns-repeated="16379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float" office:value="3" table:style-name="ce1">
            <text:p>3</text:p>
          </table:table-cell>
          <table:table-cell office:value-type="float" office:value="24295.109375" table:style-name="ce1">
            <text:p>24295,10938</text:p>
          </table:table-cell>
          <table:table-cell office:value-type="float" office:value="14" table:style-name="ce1">
            <text:p>14</text:p>
          </table:table-cell>
          <table:table-cell office:value-type="float" office:value="13900" table:style-name="ce1">
            <text:p>13900</text:p>
          </table:table-cell>
          <table:table-cell table:number-columns-repeated="16379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float" office:value="87" table:style-name="ce1">
            <text:p>87</text:p>
          </table:table-cell>
          <table:table-cell office:value-type="float" office:value="19246.330078125" table:style-name="ce1">
            <text:p>19246,33008</text:p>
          </table:table-cell>
          <table:table-cell office:value-type="float" office:value="13" table:style-name="ce1">
            <text:p>13</text:p>
          </table:table-cell>
          <table:table-cell office:value-type="float" office:value="13903" table:style-name="ce1">
            <text:p>13903</text:p>
          </table:table-cell>
          <table:table-cell table:number-columns-repeated="16379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float" office:value="185" table:style-name="ce1">
            <text:p>185</text:p>
          </table:table-cell>
          <table:table-cell office:value-type="float" office:value="3927.36010742188" table:style-name="ce1">
            <text:p>3927,360107</text:p>
          </table:table-cell>
          <table:table-cell office:value-type="float" office:value="12" table:style-name="ce1">
            <text:p>12</text:p>
          </table:table-cell>
          <table:table-cell office:value-type="float" office:value="13909" table:style-name="ce1">
            <text:p>13909</text:p>
          </table:table-cell>
          <table:table-cell table:number-columns-repeated="16379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float" office:value="109" table:style-name="ce1">
            <text:p>109</text:p>
          </table:table-cell>
          <table:table-cell office:value-type="float" office:value="5384" table:style-name="ce1">
            <text:p>5384</text:p>
          </table:table-cell>
          <table:table-cell office:value-type="float" office:value="15" table:style-name="ce1">
            <text:p>15</text:p>
          </table:table-cell>
          <table:table-cell office:value-type="float" office:value="13936" table:style-name="ce1">
            <text:p>13936</text:p>
          </table:table-cell>
          <table:table-cell table:number-columns-repeated="16379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float" office:value="95" table:style-name="ce1">
            <text:p>95</text:p>
          </table:table-cell>
          <table:table-cell office:value-type="float" office:value="10089.9296875" table:style-name="ce1">
            <text:p>10089,92969</text:p>
          </table:table-cell>
          <table:table-cell office:value-type="float" office:value="12" table:style-name="ce1">
            <text:p>12</text:p>
          </table:table-cell>
          <table:table-cell office:value-type="float" office:value="13936" table:style-name="ce1">
            <text:p>13936</text:p>
          </table:table-cell>
          <table:table-cell table:number-columns-repeated="16379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float" office:value="95" table:style-name="ce1">
            <text:p>95</text:p>
          </table:table-cell>
          <table:table-cell office:value-type="float" office:value="17.340000152587901" table:style-name="ce1">
            <text:p>17,34000015</text:p>
          </table:table-cell>
          <table:table-cell office:value-type="float" office:value="15" table:style-name="ce1">
            <text:p>15</text:p>
          </table:table-cell>
          <table:table-cell office:value-type="float" office:value="13941" table:style-name="ce1">
            <text:p>13941</text:p>
          </table:table-cell>
          <table:table-cell table:number-columns-repeated="16379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float" office:value="109" table:style-name="ce1">
            <text:p>109</text:p>
          </table:table-cell>
          <table:table-cell office:value-type="float" office:value="3515" table:style-name="ce1">
            <text:p>3515</text:p>
          </table:table-cell>
          <table:table-cell office:value-type="float" office:value="15" table:style-name="ce1">
            <text:p>15</text:p>
          </table:table-cell>
          <table:table-cell office:value-type="float" office:value="13952" table:style-name="ce1">
            <text:p>13952</text:p>
          </table:table-cell>
          <table:table-cell table:number-columns-repeated="16379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float" office:value="95" table:style-name="ce1">
            <text:p>95</text:p>
          </table:table-cell>
          <table:table-cell office:value-type="float" office:value="8372.080078125" table:style-name="ce1">
            <text:p>8372,080078</text:p>
          </table:table-cell>
          <table:table-cell office:value-type="float" office:value="15" table:style-name="ce1">
            <text:p>15</text:p>
          </table:table-cell>
          <table:table-cell office:value-type="float" office:value="13956" table:style-name="ce1">
            <text:p>13956</text:p>
          </table:table-cell>
          <table:table-cell table:number-columns-repeated="16379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float" office:value="109" table:style-name="ce1">
            <text:p>109</text:p>
          </table:table-cell>
          <table:table-cell office:value-type="float" office:value="3289" table:style-name="ce1">
            <text:p>3289</text:p>
          </table:table-cell>
          <table:table-cell office:value-type="float" office:value="15" table:style-name="ce1">
            <text:p>15</text:p>
          </table:table-cell>
          <table:table-cell office:value-type="float" office:value="13960" table:style-name="ce1">
            <text:p>13960</text:p>
          </table:table-cell>
          <table:table-cell table:number-columns-repeated="16379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float" office:value="95" table:style-name="ce1">
            <text:p>95</text:p>
          </table:table-cell>
          <table:table-cell office:value-type="float" office:value="29.4799995422363" table:style-name="ce1">
            <text:p>29,47999954</text:p>
          </table:table-cell>
          <table:table-cell office:value-type="float" office:value="15" table:style-name="ce1">
            <text:p>15</text:p>
          </table:table-cell>
          <table:table-cell office:value-type="float" office:value="13961" table:style-name="ce1">
            <text:p>13961</text:p>
          </table:table-cell>
          <table:table-cell table:number-columns-repeated="16379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float" office:value="95" table:style-name="ce1">
            <text:p>95</text:p>
          </table:table-cell>
          <table:table-cell office:value-type="float" office:value="29.629999160766602" table:style-name="ce1">
            <text:p>29,62999916</text:p>
          </table:table-cell>
          <table:table-cell office:value-type="float" office:value="15" table:style-name="ce1">
            <text:p>15</text:p>
          </table:table-cell>
          <table:table-cell office:value-type="float" office:value="13969" table:style-name="ce1">
            <text:p>13969</text:p>
          </table:table-cell>
          <table:table-cell table:number-columns-repeated="16379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float" office:value="3" table:style-name="ce1">
            <text:p>3</text:p>
          </table:table-cell>
          <table:table-cell office:value-type="float" office:value="37553.28125" table:style-name="ce1">
            <text:p>37553,28125</text:p>
          </table:table-cell>
          <table:table-cell office:value-type="float" office:value="14" table:style-name="ce1">
            <text:p>14</text:p>
          </table:table-cell>
          <table:table-cell office:value-type="float" office:value="13978" table:style-name="ce1">
            <text:p>13978</text:p>
          </table:table-cell>
          <table:table-cell table:number-columns-repeated="16379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float" office:value="198" table:style-name="ce1">
            <text:p>198</text:p>
          </table:table-cell>
          <table:table-cell office:value-type="float" office:value="2281" table:style-name="ce1">
            <text:p>2281</text:p>
          </table:table-cell>
          <table:table-cell office:value-type="float" office:value="15" table:style-name="ce1">
            <text:p>15</text:p>
          </table:table-cell>
          <table:table-cell office:value-type="float" office:value="13993" table:style-name="ce1">
            <text:p>13993</text:p>
          </table:table-cell>
          <table:table-cell table:number-columns-repeated="16379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float" office:value="199" table:style-name="ce1">
            <text:p>199</text:p>
          </table:table-cell>
          <table:table-cell office:value-type="float" office:value="1460" table:style-name="ce1">
            <text:p>1460</text:p>
          </table:table-cell>
          <table:table-cell office:value-type="float" office:value="15" table:style-name="ce1">
            <text:p>15</text:p>
          </table:table-cell>
          <table:table-cell office:value-type="float" office:value="13993" table:style-name="ce1">
            <text:p>13993</text:p>
          </table:table-cell>
          <table:table-cell table:number-columns-repeated="16379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float" office:value="87" table:style-name="ce1">
            <text:p>87</text:p>
          </table:table-cell>
          <table:table-cell office:value-type="float" office:value="654.17999267578102" table:style-name="ce1">
            <text:p>654,1799927</text:p>
          </table:table-cell>
          <table:table-cell office:value-type="float" office:value="15" table:style-name="ce1">
            <text:p>15</text:p>
          </table:table-cell>
          <table:table-cell office:value-type="float" office:value="13995" table:style-name="ce1">
            <text:p>13995</text:p>
          </table:table-cell>
          <table:table-cell table:number-columns-repeated="16379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float" office:value="3" table:style-name="ce1">
            <text:p>3</text:p>
          </table:table-cell>
          <table:table-cell office:value-type="float" office:value="35977.12890625" table:style-name="ce1">
            <text:p>35977,12891</text:p>
          </table:table-cell>
          <table:table-cell office:value-type="float" office:value="14" table:style-name="ce1">
            <text:p>14</text:p>
          </table:table-cell>
          <table:table-cell office:value-type="float" office:value="13995" table:style-name="ce1">
            <text:p>13995</text:p>
          </table:table-cell>
          <table:table-cell table:number-columns-repeated="16379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float" office:value="87" table:style-name="ce1">
            <text:p>87</text:p>
          </table:table-cell>
          <table:table-cell office:value-type="float" office:value="501.58999633789102" table:style-name="ce1">
            <text:p>501,5899963</text:p>
          </table:table-cell>
          <table:table-cell office:value-type="float" office:value="15" table:style-name="ce1">
            <text:p>15</text:p>
          </table:table-cell>
          <table:table-cell office:value-type="float" office:value="13999" table:style-name="ce1">
            <text:p>13999</text:p>
          </table:table-cell>
          <table:table-cell table:number-columns-repeated="16379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float" office:value="3" table:style-name="ce1">
            <text:p>3</text:p>
          </table:table-cell>
          <table:table-cell office:value-type="float" office:value="34375.0703125" table:style-name="ce1">
            <text:p>34375,07031</text:p>
          </table:table-cell>
          <table:table-cell office:value-type="float" office:value="14" table:style-name="ce1">
            <text:p>14</text:p>
          </table:table-cell>
          <table:table-cell office:value-type="float" office:value="14016" table:style-name="ce1">
            <text:p>14016</text:p>
          </table:table-cell>
          <table:table-cell table:number-columns-repeated="16379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float" office:value="111" table:style-name="ce1">
            <text:p>111</text:p>
          </table:table-cell>
          <table:table-cell office:value-type="float" office:value="1094" table:style-name="ce1">
            <text:p>1094</text:p>
          </table:table-cell>
          <table:table-cell office:value-type="float" office:value="15" table:style-name="ce1">
            <text:p>15</text:p>
          </table:table-cell>
          <table:table-cell office:value-type="float" office:value="14018" table:style-name="ce1">
            <text:p>14018</text:p>
          </table:table-cell>
          <table:table-cell table:number-columns-repeated="16379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float" office:value="198" table:style-name="ce1">
            <text:p>198</text:p>
          </table:table-cell>
          <table:table-cell office:value-type="float" office:value="1677" table:style-name="ce1">
            <text:p>1677</text:p>
          </table:table-cell>
          <table:table-cell office:value-type="float" office:value="15" table:style-name="ce1">
            <text:p>15</text:p>
          </table:table-cell>
          <table:table-cell office:value-type="float" office:value="14018" table:style-name="ce1">
            <text:p>14018</text:p>
          </table:table-cell>
          <table:table-cell table:number-columns-repeated="16379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float" office:value="199" table:style-name="ce1">
            <text:p>199</text:p>
          </table:table-cell>
          <table:table-cell office:value-type="float" office:value="443" table:style-name="ce1">
            <text:p>443</text:p>
          </table:table-cell>
          <table:table-cell office:value-type="float" office:value="15" table:style-name="ce1">
            <text:p>15</text:p>
          </table:table-cell>
          <table:table-cell office:value-type="float" office:value="14018" table:style-name="ce1">
            <text:p>14018</text:p>
          </table:table-cell>
          <table:table-cell table:number-columns-repeated="16379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float" office:value="87" table:style-name="ce1">
            <text:p>87</text:p>
          </table:table-cell>
          <table:table-cell office:value-type="float" office:value="151.080001831055" table:style-name="ce1">
            <text:p>151,0800018</text:p>
          </table:table-cell>
          <table:table-cell office:value-type="float" office:value="15" table:style-name="ce1">
            <text:p>15</text:p>
          </table:table-cell>
          <table:table-cell office:value-type="float" office:value="14022" table:style-name="ce1">
            <text:p>14022</text:p>
          </table:table-cell>
          <table:table-cell table:number-columns-repeated="16379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float" office:value="111" table:style-name="ce1">
            <text:p>111</text:p>
          </table:table-cell>
          <table:table-cell office:value-type="float" office:value="920" table:style-name="ce1">
            <text:p>920</text:p>
          </table:table-cell>
          <table:table-cell office:value-type="float" office:value="15" table:style-name="ce1">
            <text:p>15</text:p>
          </table:table-cell>
          <table:table-cell office:value-type="float" office:value="14022" table:style-name="ce1">
            <text:p>14022</text:p>
          </table:table-cell>
          <table:table-cell table:number-columns-repeated="16379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float" office:value="198" table:style-name="ce1">
            <text:p>198</text:p>
          </table:table-cell>
          <table:table-cell office:value-type="float" office:value="1981" table:style-name="ce1">
            <text:p>1981</text:p>
          </table:table-cell>
          <table:table-cell office:value-type="float" office:value="15" table:style-name="ce1">
            <text:p>15</text:p>
          </table:table-cell>
          <table:table-cell office:value-type="float" office:value="14022" table:style-name="ce1">
            <text:p>14022</text:p>
          </table:table-cell>
          <table:table-cell table:number-columns-repeated="16379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float" office:value="199" table:style-name="ce1">
            <text:p>199</text:p>
          </table:table-cell>
          <table:table-cell office:value-type="float" office:value="1974" table:style-name="ce1">
            <text:p>1974</text:p>
          </table:table-cell>
          <table:table-cell office:value-type="float" office:value="15" table:style-name="ce1">
            <text:p>15</text:p>
          </table:table-cell>
          <table:table-cell office:value-type="float" office:value="14022" table:style-name="ce1">
            <text:p>14022</text:p>
          </table:table-cell>
          <table:table-cell table:number-columns-repeated="16379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float" office:value="87" table:style-name="ce1">
            <text:p>87</text:p>
          </table:table-cell>
          <table:table-cell office:value-type="float" office:value="3573.830078125" table:style-name="ce1">
            <text:p>3573,830078</text:p>
          </table:table-cell>
          <table:table-cell office:value-type="float" office:value="15" table:style-name="ce1">
            <text:p>15</text:p>
          </table:table-cell>
          <table:table-cell office:value-type="float" office:value="14031" table:style-name="ce1">
            <text:p>14031</text:p>
          </table:table-cell>
          <table:table-cell table:number-columns-repeated="16379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float" office:value="111" table:style-name="ce1">
            <text:p>111</text:p>
          </table:table-cell>
          <table:table-cell office:value-type="float" office:value="3760" table:style-name="ce1">
            <text:p>3760</text:p>
          </table:table-cell>
          <table:table-cell office:value-type="float" office:value="15" table:style-name="ce1">
            <text:p>15</text:p>
          </table:table-cell>
          <table:table-cell office:value-type="float" office:value="14035" table:style-name="ce1">
            <text:p>14035</text:p>
          </table:table-cell>
          <table:table-cell table:number-columns-repeated="16379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float" office:value="198" table:style-name="ce1">
            <text:p>198</text:p>
          </table:table-cell>
          <table:table-cell office:value-type="float" office:value="2266" table:style-name="ce1">
            <text:p>2266</text:p>
          </table:table-cell>
          <table:table-cell office:value-type="float" office:value="15" table:style-name="ce1">
            <text:p>15</text:p>
          </table:table-cell>
          <table:table-cell office:value-type="float" office:value="14035" table:style-name="ce1">
            <text:p>14035</text:p>
          </table:table-cell>
          <table:table-cell table:number-columns-repeated="16379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float" office:value="199" table:style-name="ce1">
            <text:p>199</text:p>
          </table:table-cell>
          <table:table-cell office:value-type="float" office:value="990" table:style-name="ce1">
            <text:p>990</text:p>
          </table:table-cell>
          <table:table-cell office:value-type="float" office:value="15" table:style-name="ce1">
            <text:p>15</text:p>
          </table:table-cell>
          <table:table-cell office:value-type="float" office:value="14035" table:style-name="ce1">
            <text:p>14035</text:p>
          </table:table-cell>
          <table:table-cell table:number-columns-repeated="16379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float" office:value="87" table:style-name="ce1">
            <text:p>87</text:p>
          </table:table-cell>
          <table:table-cell office:value-type="float" office:value="1511.5" table:style-name="ce1">
            <text:p>1511,5</text:p>
          </table:table-cell>
          <table:table-cell office:value-type="float" office:value="15" table:style-name="ce1">
            <text:p>15</text:p>
          </table:table-cell>
          <table:table-cell office:value-type="float" office:value="14036" table:style-name="ce1">
            <text:p>14036</text:p>
          </table:table-cell>
          <table:table-cell table:number-columns-repeated="16379"/>
        </table:table-row>
        <table:table-row table:style-name="ro1">
          <table:table-cell office:value-type="float" office:value="3071" table:style-name="ce1">
            <text:p>3071</text:p>
          </table:table-cell>
          <table:table-cell office:value-type="float" office:value="87" table:style-name="ce1">
            <text:p>87</text:p>
          </table:table-cell>
          <table:table-cell office:value-type="float" office:value="27638.7890625" table:style-name="ce1">
            <text:p>27638,78906</text:p>
          </table:table-cell>
          <table:table-cell office:value-type="float" office:value="13" table:style-name="ce1">
            <text:p>13</text:p>
          </table:table-cell>
          <table:table-cell office:value-type="float" office:value="14043" table:style-name="ce1">
            <text:p>14043</text:p>
          </table:table-cell>
          <table:table-cell table:number-columns-repeated="16379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float" office:value="87" table:style-name="ce1">
            <text:p>87</text:p>
          </table:table-cell>
          <table:table-cell office:value-type="float" office:value="534.96002197265602" table:style-name="ce1">
            <text:p>534,960022</text:p>
          </table:table-cell>
          <table:table-cell office:value-type="float" office:value="15" table:style-name="ce1">
            <text:p>15</text:p>
          </table:table-cell>
          <table:table-cell office:value-type="float" office:value="14043" table:style-name="ce1">
            <text:p>14043</text:p>
          </table:table-cell>
          <table:table-cell table:number-columns-repeated="16379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float" office:value="3" table:style-name="ce1">
            <text:p>3</text:p>
          </table:table-cell>
          <table:table-cell office:value-type="float" office:value="21505.16015625" table:style-name="ce1">
            <text:p>21505,16016</text:p>
          </table:table-cell>
          <table:table-cell office:value-type="float" office:value="14" table:style-name="ce1">
            <text:p>14</text:p>
          </table:table-cell>
          <table:table-cell office:value-type="float" office:value="14043" table:style-name="ce1">
            <text:p>14043</text:p>
          </table:table-cell>
          <table:table-cell table:number-columns-repeated="16379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float" office:value="185" table:style-name="ce1">
            <text:p>185</text:p>
          </table:table-cell>
          <table:table-cell office:value-type="float" office:value="1458.06994628906" table:style-name="ce1">
            <text:p>1458,069946</text:p>
          </table:table-cell>
          <table:table-cell office:value-type="float" office:value="14" table:style-name="ce1">
            <text:p>14</text:p>
          </table:table-cell>
          <table:table-cell office:value-type="float" office:value="14051" table:style-name="ce1">
            <text:p>14051</text:p>
          </table:table-cell>
          <table:table-cell table:number-columns-repeated="16379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float" office:value="95" table:style-name="ce1">
            <text:p>95</text:p>
          </table:table-cell>
          <table:table-cell office:value-type="float" office:value="10941.509765625" table:style-name="ce1">
            <text:p>10941,50977</text:p>
          </table:table-cell>
          <table:table-cell office:value-type="float" office:value="15" table:style-name="ce1">
            <text:p>15</text:p>
          </table:table-cell>
          <table:table-cell office:value-type="float" office:value="14052" table:style-name="ce1">
            <text:p>14052</text:p>
          </table:table-cell>
          <table:table-cell table:number-columns-repeated="16379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float" office:value="87" table:style-name="ce1">
            <text:p>87</text:p>
          </table:table-cell>
          <table:table-cell office:value-type="float" office:value="1300.35998535156" table:style-name="ce1">
            <text:p>1300,359985</text:p>
          </table:table-cell>
          <table:table-cell office:value-type="float" office:value="15" table:style-name="ce1">
            <text:p>15</text:p>
          </table:table-cell>
          <table:table-cell office:value-type="float" office:value="14053" table:style-name="ce1">
            <text:p>14053</text:p>
          </table:table-cell>
          <table:table-cell table:number-columns-repeated="16379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float" office:value="87" table:style-name="ce1">
            <text:p>87</text:p>
          </table:table-cell>
          <table:table-cell office:value-type="float" office:value="2020.31994628906" table:style-name="ce1">
            <text:p>2020,319946</text:p>
          </table:table-cell>
          <table:table-cell office:value-type="float" office:value="15" table:style-name="ce1">
            <text:p>15</text:p>
          </table:table-cell>
          <table:table-cell office:value-type="float" office:value="14054" table:style-name="ce1">
            <text:p>14054</text:p>
          </table:table-cell>
          <table:table-cell table:number-columns-repeated="16379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float" office:value="111" table:style-name="ce1">
            <text:p>111</text:p>
          </table:table-cell>
          <table:table-cell office:value-type="float" office:value="1231" table:style-name="ce1">
            <text:p>1231</text:p>
          </table:table-cell>
          <table:table-cell office:value-type="float" office:value="15" table:style-name="ce1">
            <text:p>15</text:p>
          </table:table-cell>
          <table:table-cell office:value-type="float" office:value="14065" table:style-name="ce1">
            <text:p>14065</text:p>
          </table:table-cell>
          <table:table-cell table:number-columns-repeated="16379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float" office:value="116" table:style-name="ce1">
            <text:p>116</text:p>
          </table:table-cell>
          <table:table-cell office:value-type="float" office:value="2891" table:style-name="ce1">
            <text:p>2891</text:p>
          </table:table-cell>
          <table:table-cell office:value-type="float" office:value="15" table:style-name="ce1">
            <text:p>15</text:p>
          </table:table-cell>
          <table:table-cell office:value-type="float" office:value="14065" table:style-name="ce1">
            <text:p>14065</text:p>
          </table:table-cell>
          <table:table-cell table:number-columns-repeated="16379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float" office:value="168" table:style-name="ce1">
            <text:p>168</text:p>
          </table:table-cell>
          <table:table-cell office:value-type="float" office:value="1023" table:style-name="ce1">
            <text:p>1023</text:p>
          </table:table-cell>
          <table:table-cell office:value-type="float" office:value="15" table:style-name="ce1">
            <text:p>15</text:p>
          </table:table-cell>
          <table:table-cell office:value-type="float" office:value="14065" table:style-name="ce1">
            <text:p>14065</text:p>
          </table:table-cell>
          <table:table-cell table:number-columns-repeated="16379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float" office:value="198" table:style-name="ce1">
            <text:p>198</text:p>
          </table:table-cell>
          <table:table-cell office:value-type="float" office:value="1123" table:style-name="ce1">
            <text:p>1123</text:p>
          </table:table-cell>
          <table:table-cell office:value-type="float" office:value="15" table:style-name="ce1">
            <text:p>15</text:p>
          </table:table-cell>
          <table:table-cell office:value-type="float" office:value="14065" table:style-name="ce1">
            <text:p>14065</text:p>
          </table:table-cell>
          <table:table-cell table:number-columns-repeated="16379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float" office:value="199" table:style-name="ce1">
            <text:p>199</text:p>
          </table:table-cell>
          <table:table-cell office:value-type="float" office:value="1192" table:style-name="ce1">
            <text:p>1192</text:p>
          </table:table-cell>
          <table:table-cell office:value-type="float" office:value="15" table:style-name="ce1">
            <text:p>15</text:p>
          </table:table-cell>
          <table:table-cell office:value-type="float" office:value="14065" table:style-name="ce1">
            <text:p>14065</text:p>
          </table:table-cell>
          <table:table-cell table:number-columns-repeated="16379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float" office:value="87" table:style-name="ce1">
            <text:p>87</text:p>
          </table:table-cell>
          <table:table-cell office:value-type="float" office:value="1964.58996582031" table:style-name="ce1">
            <text:p>1964,589966</text:p>
          </table:table-cell>
          <table:table-cell office:value-type="float" office:value="15" table:style-name="ce1">
            <text:p>15</text:p>
          </table:table-cell>
          <table:table-cell office:value-type="float" office:value="14066" table:style-name="ce1">
            <text:p>14066</text:p>
          </table:table-cell>
          <table:table-cell table:number-columns-repeated="16379"/>
        </table:table-row>
        <table:table-row table:style-name="ro1">
          <table:table-cell office:value-type="float" office:value="3084" table:style-name="ce1">
            <text:p>3084</text:p>
          </table:table-cell>
          <table:table-cell office:value-type="float" office:value="87" table:style-name="ce1">
            <text:p>87</text:p>
          </table:table-cell>
          <table:table-cell office:value-type="float" office:value="2232.80004882813" table:style-name="ce1">
            <text:p>2232,800049</text:p>
          </table:table-cell>
          <table:table-cell office:value-type="float" office:value="15" table:style-name="ce1">
            <text:p>15</text:p>
          </table:table-cell>
          <table:table-cell office:value-type="float" office:value="14070" table:style-name="ce1">
            <text:p>14070</text:p>
          </table:table-cell>
          <table:table-cell table:number-columns-repeated="16379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float" office:value="87" table:style-name="ce1">
            <text:p>87</text:p>
          </table:table-cell>
          <table:table-cell office:value-type="float" office:value="1957.98999023438" table:style-name="ce1">
            <text:p>1957,98999</text:p>
          </table:table-cell>
          <table:table-cell office:value-type="float" office:value="15" table:style-name="ce1">
            <text:p>15</text:p>
          </table:table-cell>
          <table:table-cell office:value-type="float" office:value="14071" table:style-name="ce1">
            <text:p>14071</text:p>
          </table:table-cell>
          <table:table-cell table:number-columns-repeated="16379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float" office:value="111" table:style-name="ce1">
            <text:p>111</text:p>
          </table:table-cell>
          <table:table-cell office:value-type="float" office:value="985" table:style-name="ce1">
            <text:p>985</text:p>
          </table:table-cell>
          <table:table-cell office:value-type="float" office:value="15" table:style-name="ce1">
            <text:p>15</text:p>
          </table:table-cell>
          <table:table-cell office:value-type="float" office:value="14073" table:style-name="ce1">
            <text:p>14073</text:p>
          </table:table-cell>
          <table:table-cell table:number-columns-repeated="16379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float" office:value="199" table:style-name="ce1">
            <text:p>199</text:p>
          </table:table-cell>
          <table:table-cell office:value-type="float" office:value="995" table:style-name="ce1">
            <text:p>995</text:p>
          </table:table-cell>
          <table:table-cell office:value-type="float" office:value="15" table:style-name="ce1">
            <text:p>15</text:p>
          </table:table-cell>
          <table:table-cell office:value-type="float" office:value="14073" table:style-name="ce1">
            <text:p>14073</text:p>
          </table:table-cell>
          <table:table-cell table:number-columns-repeated="16379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float" office:value="111" table:style-name="ce1">
            <text:p>111</text:p>
          </table:table-cell>
          <table:table-cell office:value-type="float" office:value="720" table:style-name="ce1">
            <text:p>720</text:p>
          </table:table-cell>
          <table:table-cell office:value-type="float" office:value="15" table:style-name="ce1">
            <text:p>15</text:p>
          </table:table-cell>
          <table:table-cell office:value-type="float" office:value="14092" table:style-name="ce1">
            <text:p>14092</text:p>
          </table:table-cell>
          <table:table-cell table:number-columns-repeated="16379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float" office:value="198" table:style-name="ce1">
            <text:p>198</text:p>
          </table:table-cell>
          <table:table-cell office:value-type="float" office:value="1130" table:style-name="ce1">
            <text:p>1130</text:p>
          </table:table-cell>
          <table:table-cell office:value-type="float" office:value="15" table:style-name="ce1">
            <text:p>15</text:p>
          </table:table-cell>
          <table:table-cell office:value-type="float" office:value="14092" table:style-name="ce1">
            <text:p>14092</text:p>
          </table:table-cell>
          <table:table-cell table:number-columns-repeated="16379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float" office:value="199" table:style-name="ce1">
            <text:p>199</text:p>
          </table:table-cell>
          <table:table-cell office:value-type="float" office:value="728" table:style-name="ce1">
            <text:p>728</text:p>
          </table:table-cell>
          <table:table-cell office:value-type="float" office:value="15" table:style-name="ce1">
            <text:p>15</text:p>
          </table:table-cell>
          <table:table-cell office:value-type="float" office:value="14092" table:style-name="ce1">
            <text:p>14092</text:p>
          </table:table-cell>
          <table:table-cell table:number-columns-repeated="16379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float" office:value="95" table:style-name="ce1">
            <text:p>95</text:p>
          </table:table-cell>
          <table:table-cell office:value-type="float" office:value="68.769996643066406" table:style-name="ce1">
            <text:p>68,76999664</text:p>
          </table:table-cell>
          <table:table-cell office:value-type="float" office:value="15" table:style-name="ce1">
            <text:p>15</text:p>
          </table:table-cell>
          <table:table-cell office:value-type="float" office:value="14093" table:style-name="ce1">
            <text:p>14093</text:p>
          </table:table-cell>
          <table:table-cell table:number-columns-repeated="16379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float" office:value="95" table:style-name="ce1">
            <text:p>95</text:p>
          </table:table-cell>
          <table:table-cell office:value-type="float" office:value="4383" table:style-name="ce1">
            <text:p>4383</text:p>
          </table:table-cell>
          <table:table-cell office:value-type="float" office:value="15" table:style-name="ce1">
            <text:p>15</text:p>
          </table:table-cell>
          <table:table-cell office:value-type="float" office:value="14095" table:style-name="ce1">
            <text:p>14095</text:p>
          </table:table-cell>
          <table:table-cell table:number-columns-repeated="16379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096" table:style-name="ce1">
            <text:p>14096</text:p>
          </table:table-cell>
          <table:table-cell table:number-columns-repeated="16379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office:value-type="float" office:value="12" table:style-name="ce1">
            <text:p>12</text:p>
          </table:table-cell>
          <table:table-cell office:value-type="float" office:value="14097" table:style-name="ce1">
            <text:p>14097</text:p>
          </table:table-cell>
          <table:table-cell table:number-columns-repeated="16379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float" office:value="1" table:style-name="ce1">
            <text:p>1</text:p>
          </table:table-cell>
          <table:table-cell office:value-type="float" office:value="280" table:style-name="ce1">
            <text:p>280</text:p>
          </table:table-cell>
          <table:table-cell office:value-type="float" office:value="13" table:style-name="ce1">
            <text:p>13</text:p>
          </table:table-cell>
          <table:table-cell office:value-type="float" office:value="14097" table:style-name="ce1">
            <text:p>14097</text:p>
          </table:table-cell>
          <table:table-cell table:number-columns-repeated="16379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float" office:value="204" table:style-name="ce1">
            <text:p>204</text:p>
          </table:table-cell>
          <table:table-cell office:value-type="float" office:value="511.89999389648398" table:style-name="ce1">
            <text:p>511,8999939</text:p>
          </table:table-cell>
          <table:table-cell office:value-type="float" office:value="12" table:style-name="ce1">
            <text:p>12</text:p>
          </table:table-cell>
          <table:table-cell office:value-type="float" office:value="14098" table:style-name="ce1">
            <text:p>14098</text:p>
          </table:table-cell>
          <table:table-cell table:number-columns-repeated="16379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float" office:value="95" table:style-name="ce1">
            <text:p>95</text:p>
          </table:table-cell>
          <table:table-cell office:value-type="float" office:value="1247.16003417969" table:style-name="ce1">
            <text:p>1247,160034</text:p>
          </table:table-cell>
          <table:table-cell office:value-type="float" office:value="15" table:style-name="ce1">
            <text:p>15</text:p>
          </table:table-cell>
          <table:table-cell office:value-type="float" office:value="14099" table:style-name="ce1">
            <text:p>14099</text:p>
          </table:table-cell>
          <table:table-cell table:number-columns-repeated="16379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00" table:style-name="ce1">
            <text:p>14100</text:p>
          </table:table-cell>
          <table:table-cell table:number-columns-repeated="16379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00" table:style-name="ce1">
            <text:p>14100</text:p>
          </table:table-cell>
          <table:table-cell table:number-columns-repeated="16379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87" table:style-name="ce1">
            <text:p>87</text:p>
          </table:table-cell>
          <table:table-cell office:value-type="float" office:value="4486.77978515625" table:style-name="ce1">
            <text:p>4486,779785</text:p>
          </table:table-cell>
          <table:table-cell office:value-type="float" office:value="13" table:style-name="ce1">
            <text:p>13</text:p>
          </table:table-cell>
          <table:table-cell office:value-type="float" office:value="14101" table:style-name="ce1">
            <text:p>14101</text:p>
          </table:table-cell>
          <table:table-cell table:number-columns-repeated="16379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float" office:value="95" table:style-name="ce1">
            <text:p>95</text:p>
          </table:table-cell>
          <table:table-cell office:value-type="float" office:value="149.63999938964801" table:style-name="ce1">
            <text:p>149,6399994</text:p>
          </table:table-cell>
          <table:table-cell office:value-type="float" office:value="14" table:style-name="ce1">
            <text:p>14</text:p>
          </table:table-cell>
          <table:table-cell office:value-type="float" office:value="14102" table:style-name="ce1">
            <text:p>14102</text:p>
          </table:table-cell>
          <table:table-cell table:number-columns-repeated="16379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float" office:value="87" table:style-name="ce1">
            <text:p>87</text:p>
          </table:table-cell>
          <table:table-cell office:value-type="float" office:value="1334.32995605469" table:style-name="ce1">
            <text:p>1334,329956</text:p>
          </table:table-cell>
          <table:table-cell office:value-type="float" office:value="15" table:style-name="ce1">
            <text:p>15</text:p>
          </table:table-cell>
          <table:table-cell office:value-type="float" office:value="14103" table:style-name="ce1">
            <text:p>14103</text:p>
          </table:table-cell>
          <table:table-cell table:number-columns-repeated="16379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float" office:value="203" table:style-name="ce1">
            <text:p>203</text:p>
          </table:table-cell>
          <table:table-cell office:value-type="float" office:value="27215.810546875" table:style-name="ce1">
            <text:p>27215,81055</text:p>
          </table:table-cell>
          <table:table-cell office:value-type="float" office:value="12" table:style-name="ce1">
            <text:p>12</text:p>
          </table:table-cell>
          <table:table-cell office:value-type="float" office:value="14104" table:style-name="ce1">
            <text:p>14104</text:p>
          </table:table-cell>
          <table:table-cell table:number-columns-repeated="16379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float" office:value="146" table:style-name="ce1">
            <text:p>146</text:p>
          </table:table-cell>
          <table:table-cell office:value-type="float" office:value="13.289999961853001" table:style-name="ce1">
            <text:p>13,28999996</text:p>
          </table:table-cell>
          <table:table-cell office:value-type="float" office:value="12" table:style-name="ce1">
            <text:p>12</text:p>
          </table:table-cell>
          <table:table-cell office:value-type="float" office:value="14105" table:style-name="ce1">
            <text:p>14105</text:p>
          </table:table-cell>
          <table:table-cell table:number-columns-repeated="16379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06" table:style-name="ce1">
            <text:p>14106</text:p>
          </table:table-cell>
          <table:table-cell table:number-columns-repeated="16379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06" table:style-name="ce1">
            <text:p>14106</text:p>
          </table:table-cell>
          <table:table-cell table:number-columns-repeated="16379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float" office:value="87" table:style-name="ce1">
            <text:p>87</text:p>
          </table:table-cell>
          <table:table-cell office:value-type="float" office:value="7536.259765625" table:style-name="ce1">
            <text:p>7536,259766</text:p>
          </table:table-cell>
          <table:table-cell office:value-type="float" office:value="15" table:style-name="ce1">
            <text:p>15</text:p>
          </table:table-cell>
          <table:table-cell office:value-type="float" office:value="14107" table:style-name="ce1">
            <text:p>14107</text:p>
          </table:table-cell>
          <table:table-cell table:number-columns-repeated="16379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float" office:value="30" table:style-name="ce1">
            <text:p>30</text:p>
          </table:table-cell>
          <table:table-cell office:value-type="float" office:value="10317.150390625" table:style-name="ce1">
            <text:p>10317,15039</text:p>
          </table:table-cell>
          <table:table-cell office:value-type="float" office:value="12" table:style-name="ce1">
            <text:p>12</text:p>
          </table:table-cell>
          <table:table-cell office:value-type="float" office:value="14108" table:style-name="ce1">
            <text:p>14108</text:p>
          </table:table-cell>
          <table:table-cell table:number-columns-repeated="16379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float" office:value="87" table:style-name="ce1">
            <text:p>87</text:p>
          </table:table-cell>
          <table:table-cell office:value-type="float" office:value="2107.830078125" table:style-name="ce1">
            <text:p>2107,830078</text:p>
          </table:table-cell>
          <table:table-cell office:value-type="float" office:value="15" table:style-name="ce1">
            <text:p>15</text:p>
          </table:table-cell>
          <table:table-cell office:value-type="float" office:value="14109" table:style-name="ce1">
            <text:p>14109</text:p>
          </table:table-cell>
          <table:table-cell table:number-columns-repeated="16379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float" office:value="87" table:style-name="ce1">
            <text:p>87</text:p>
          </table:table-cell>
          <table:table-cell office:value-type="float" office:value="1814.06994628906" table:style-name="ce1">
            <text:p>1814,069946</text:p>
          </table:table-cell>
          <table:table-cell office:value-type="float" office:value="15" table:style-name="ce1">
            <text:p>15</text:p>
          </table:table-cell>
          <table:table-cell office:value-type="float" office:value="14110" table:style-name="ce1">
            <text:p>14110</text:p>
          </table:table-cell>
          <table:table-cell table:number-columns-repeated="16379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float" office:value="95" table:style-name="ce1">
            <text:p>95</text:p>
          </table:table-cell>
          <table:table-cell office:value-type="float" office:value="18703.5" table:style-name="ce1">
            <text:p>18703,5</text:p>
          </table:table-cell>
          <table:table-cell office:value-type="float" office:value="12" table:style-name="ce1">
            <text:p>12</text:p>
          </table:table-cell>
          <table:table-cell office:value-type="float" office:value="14111" table:style-name="ce1">
            <text:p>14111</text:p>
          </table:table-cell>
          <table:table-cell table:number-columns-repeated="16379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112" table:style-name="ce1">
            <text:p>14112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113" table:style-name="ce1">
            <text:p>14113</text:p>
          </table:table-cell>
          <table:table-cell table:number-columns-repeated="16379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float" office:value="1" table:style-name="ce1">
            <text:p>1</text:p>
          </table:table-cell>
          <table:table-cell office:value-type="float" office:value="390" table:style-name="ce1">
            <text:p>390</text:p>
          </table:table-cell>
          <table:table-cell office:value-type="float" office:value="12" table:style-name="ce1">
            <text:p>12</text:p>
          </table:table-cell>
          <table:table-cell office:value-type="float" office:value="14114" table:style-name="ce1">
            <text:p>14114</text:p>
          </table:table-cell>
          <table:table-cell table:number-columns-repeated="16379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13" table:style-name="ce1">
            <text:p>13</text:p>
          </table:table-cell>
          <table:table-cell office:value-type="float" office:value="14114" table:style-name="ce1">
            <text:p>14114</text:p>
          </table:table-cell>
          <table:table-cell table:number-columns-repeated="16379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115" table:style-name="ce1">
            <text:p>14115</text:p>
          </table:table-cell>
          <table:table-cell table:number-columns-repeated="16379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2" table:style-name="ce1">
            <text:p>12</text:p>
          </table:table-cell>
          <table:table-cell office:value-type="float" office:value="14116" table:style-name="ce1">
            <text:p>14116</text:p>
          </table:table-cell>
          <table:table-cell table:number-columns-repeated="16379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float" office:value="1" table:style-name="ce1">
            <text:p>1</text:p>
          </table:table-cell>
          <table:table-cell office:value-type="float" office:value="230" table:style-name="ce1">
            <text:p>230</text:p>
          </table:table-cell>
          <table:table-cell office:value-type="float" office:value="13" table:style-name="ce1">
            <text:p>13</text:p>
          </table:table-cell>
          <table:table-cell office:value-type="float" office:value="14116" table:style-name="ce1">
            <text:p>14116</text:p>
          </table:table-cell>
          <table:table-cell table:number-columns-repeated="16379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14117" table:style-name="ce1">
            <text:p>14117</text:p>
          </table:table-cell>
          <table:table-cell table:number-columns-repeated="16379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3" table:style-name="ce1">
            <text:p>13</text:p>
          </table:table-cell>
          <table:table-cell office:value-type="float" office:value="14117" table:style-name="ce1">
            <text:p>14117</text:p>
          </table:table-cell>
          <table:table-cell table:number-columns-repeated="16379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float" office:value="87" table:style-name="ce1">
            <text:p>87</text:p>
          </table:table-cell>
          <table:table-cell office:value-type="float" office:value="2201.93994140625" table:style-name="ce1">
            <text:p>2201,939941</text:p>
          </table:table-cell>
          <table:table-cell office:value-type="float" office:value="15" table:style-name="ce1">
            <text:p>15</text:p>
          </table:table-cell>
          <table:table-cell office:value-type="float" office:value="14118" table:style-name="ce1">
            <text:p>14118</text:p>
          </table:table-cell>
          <table:table-cell table:number-columns-repeated="16379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float" office:value="73" table:style-name="ce1">
            <text:p>73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4119" table:style-name="ce1">
            <text:p>14119</text:p>
          </table:table-cell>
          <table:table-cell table:number-columns-repeated="16379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120" table:style-name="ce1">
            <text:p>14120</text:p>
          </table:table-cell>
          <table:table-cell table:number-columns-repeated="16379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121" table:style-name="ce1">
            <text:p>14121</text:p>
          </table:table-cell>
          <table:table-cell table:number-columns-repeated="16379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float" office:value="1" table:style-name="ce1">
            <text:p>1</text:p>
          </table:table-cell>
          <table:table-cell office:value-type="float" office:value="8000" table:style-name="ce1">
            <text:p>8000</text:p>
          </table:table-cell>
          <table:table-cell office:value-type="float" office:value="12" table:style-name="ce1">
            <text:p>12</text:p>
          </table:table-cell>
          <table:table-cell office:value-type="float" office:value="14122" table:style-name="ce1">
            <text:p>14122</text:p>
          </table:table-cell>
          <table:table-cell table:number-columns-repeated="16379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float" office:value="1" table:style-name="ce1">
            <text:p>1</text:p>
          </table:table-cell>
          <table:table-cell office:value-type="float" office:value="7000" table:style-name="ce1">
            <text:p>7000</text:p>
          </table:table-cell>
          <table:table-cell office:value-type="float" office:value="13" table:style-name="ce1">
            <text:p>13</text:p>
          </table:table-cell>
          <table:table-cell office:value-type="float" office:value="14122" table:style-name="ce1">
            <text:p>14122</text:p>
          </table:table-cell>
          <table:table-cell table:number-columns-repeated="16379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float" office:value="174" table:style-name="ce1">
            <text:p>174</text:p>
          </table:table-cell>
          <table:table-cell office:value-type="float" office:value="5236.89013671875" table:style-name="ce1">
            <text:p>5236,890137</text:p>
          </table:table-cell>
          <table:table-cell office:value-type="float" office:value="13" table:style-name="ce1">
            <text:p>13</text:p>
          </table:table-cell>
          <table:table-cell office:value-type="float" office:value="14123" table:style-name="ce1">
            <text:p>14123</text:p>
          </table:table-cell>
          <table:table-cell table:number-columns-repeated="16379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float" office:value="95" table:style-name="ce1">
            <text:p>95</text:p>
          </table:table-cell>
          <table:table-cell office:value-type="float" office:value="70.900001525878906" table:style-name="ce1">
            <text:p>70,90000153</text:p>
          </table:table-cell>
          <table:table-cell office:value-type="float" office:value="15" table:style-name="ce1">
            <text:p>15</text:p>
          </table:table-cell>
          <table:table-cell office:value-type="float" office:value="14124" table:style-name="ce1">
            <text:p>14124</text:p>
          </table:table-cell>
          <table:table-cell table:number-columns-repeated="16379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4125" table:style-name="ce1">
            <text:p>14125</text:p>
          </table:table-cell>
          <table:table-cell table:number-columns-repeated="16379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float" office:value="95" table:style-name="ce1">
            <text:p>95</text:p>
          </table:table-cell>
          <table:table-cell office:value-type="float" office:value="178.02999877929699" table:style-name="ce1">
            <text:p>178,0299988</text:p>
          </table:table-cell>
          <table:table-cell office:value-type="float" office:value="15" table:style-name="ce1">
            <text:p>15</text:p>
          </table:table-cell>
          <table:table-cell office:value-type="float" office:value="14126" table:style-name="ce1">
            <text:p>14126</text:p>
          </table:table-cell>
          <table:table-cell table:number-columns-repeated="16379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float" office:value="87" table:style-name="ce1">
            <text:p>87</text:p>
          </table:table-cell>
          <table:table-cell office:value-type="float" office:value="1002.15002441406" table:style-name="ce1">
            <text:p>1002,150024</text:p>
          </table:table-cell>
          <table:table-cell office:value-type="float" office:value="15" table:style-name="ce1">
            <text:p>15</text:p>
          </table:table-cell>
          <table:table-cell office:value-type="float" office:value="14127" table:style-name="ce1">
            <text:p>14127</text:p>
          </table:table-cell>
          <table:table-cell table:number-columns-repeated="16379"/>
        </table:table-row>
        <table:table-row table:style-name="ro1">
          <table:table-cell office:value-type="float" office:value="3132" table:style-name="ce1">
            <text:p>3132</text:p>
          </table:table-cell>
          <table:table-cell office:value-type="float" office:value="95" table:style-name="ce1">
            <text:p>95</text:p>
          </table:table-cell>
          <table:table-cell office:value-type="float" office:value="35.790000915527301" table:style-name="ce1">
            <text:p>35,79000092</text:p>
          </table:table-cell>
          <table:table-cell office:value-type="float" office:value="14" table:style-name="ce1">
            <text:p>14</text:p>
          </table:table-cell>
          <table:table-cell office:value-type="float" office:value="14128" table:style-name="ce1">
            <text:p>14128</text:p>
          </table:table-cell>
          <table:table-cell table:number-columns-repeated="16379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float" office:value="95" table:style-name="ce1">
            <text:p>95</text:p>
          </table:table-cell>
          <table:table-cell office:value-type="float" office:value="2502.48999023438" table:style-name="ce1">
            <text:p>2502,48999</text:p>
          </table:table-cell>
          <table:table-cell office:value-type="float" office:value="15" table:style-name="ce1">
            <text:p>15</text:p>
          </table:table-cell>
          <table:table-cell office:value-type="float" office:value="14129" table:style-name="ce1">
            <text:p>14129</text:p>
          </table:table-cell>
          <table:table-cell table:number-columns-repeated="16379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float" office:value="95" table:style-name="ce1">
            <text:p>95</text:p>
          </table:table-cell>
          <table:table-cell office:value-type="float" office:value="23.959999084472699" table:style-name="ce1">
            <text:p>23,95999908</text:p>
          </table:table-cell>
          <table:table-cell office:value-type="float" office:value="15" table:style-name="ce1">
            <text:p>15</text:p>
          </table:table-cell>
          <table:table-cell office:value-type="float" office:value="14130" table:style-name="ce1">
            <text:p>14130</text:p>
          </table:table-cell>
          <table:table-cell table:number-columns-repeated="16379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131" table:style-name="ce1">
            <text:p>14131</text:p>
          </table:table-cell>
          <table:table-cell table:number-columns-repeated="16379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float" office:value="73" table:style-name="ce1">
            <text:p>73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4132" table:style-name="ce1">
            <text:p>14132</text:p>
          </table:table-cell>
          <table:table-cell table:number-columns-repeated="16379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14133" table:style-name="ce1">
            <text:p>14133</text:p>
          </table:table-cell>
          <table:table-cell table:number-columns-repeated="16379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float" office:value="14133" table:style-name="ce1">
            <text:p>14133</text:p>
          </table:table-cell>
          <table:table-cell table:number-columns-repeated="16379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float" office:value="204" table:style-name="ce1">
            <text:p>204</text:p>
          </table:table-cell>
          <table:table-cell office:value-type="float" office:value="1613.9599609375" table:style-name="ce1">
            <text:p>1613,959961</text:p>
          </table:table-cell>
          <table:table-cell office:value-type="float" office:value="12" table:style-name="ce1">
            <text:p>12</text:p>
          </table:table-cell>
          <table:table-cell office:value-type="float" office:value="14134" table:style-name="ce1">
            <text:p>14134</text:p>
          </table:table-cell>
          <table:table-cell table:number-columns-repeated="16379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float" office:value="87" table:style-name="ce1">
            <text:p>87</text:p>
          </table:table-cell>
          <table:table-cell office:value-type="float" office:value="1150.65002441406" table:style-name="ce1">
            <text:p>1150,650024</text:p>
          </table:table-cell>
          <table:table-cell office:value-type="float" office:value="15" table:style-name="ce1">
            <text:p>15</text:p>
          </table:table-cell>
          <table:table-cell office:value-type="float" office:value="14135" table:style-name="ce1">
            <text:p>14135</text:p>
          </table:table-cell>
          <table:table-cell table:number-columns-repeated="16379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float" office:value="87" table:style-name="ce1">
            <text:p>87</text:p>
          </table:table-cell>
          <table:table-cell office:value-type="float" office:value="741.489990234375" table:style-name="ce1">
            <text:p>741,4899902</text:p>
          </table:table-cell>
          <table:table-cell office:value-type="float" office:value="15" table:style-name="ce1">
            <text:p>15</text:p>
          </table:table-cell>
          <table:table-cell office:value-type="float" office:value="14136" table:style-name="ce1">
            <text:p>14136</text:p>
          </table:table-cell>
          <table:table-cell table:number-columns-repeated="16379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float" office:value="87" table:style-name="ce1">
            <text:p>87</text:p>
          </table:table-cell>
          <table:table-cell office:value-type="float" office:value="536.20001220703102" table:style-name="ce1">
            <text:p>536,2000122</text:p>
          </table:table-cell>
          <table:table-cell office:value-type="float" office:value="15" table:style-name="ce1">
            <text:p>15</text:p>
          </table:table-cell>
          <table:table-cell office:value-type="float" office:value="14138" table:style-name="ce1">
            <text:p>14138</text:p>
          </table:table-cell>
          <table:table-cell table:number-columns-repeated="16379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39" table:style-name="ce1">
            <text:p>14139</text:p>
          </table:table-cell>
          <table:table-cell table:number-columns-repeated="16379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39" table:style-name="ce1">
            <text:p>14139</text:p>
          </table:table-cell>
          <table:table-cell table:number-columns-repeated="16379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float" office:value="111" table:style-name="ce1">
            <text:p>111</text:p>
          </table:table-cell>
          <table:table-cell office:value-type="float" office:value="1474" table:style-name="ce1">
            <text:p>1474</text:p>
          </table:table-cell>
          <table:table-cell office:value-type="float" office:value="15" table:style-name="ce1">
            <text:p>15</text:p>
          </table:table-cell>
          <table:table-cell office:value-type="float" office:value="14140" table:style-name="ce1">
            <text:p>14140</text:p>
          </table:table-cell>
          <table:table-cell table:number-columns-repeated="16379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41" table:style-name="ce1">
            <text:p>14141</text:p>
          </table:table-cell>
          <table:table-cell table:number-columns-repeated="16379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41" table:style-name="ce1">
            <text:p>14141</text:p>
          </table:table-cell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95" table:style-name="ce1">
            <text:p>95</text:p>
          </table:table-cell>
          <table:table-cell office:value-type="float" office:value="89.919998168945298" table:style-name="ce1">
            <text:p>89,91999817</text:p>
          </table:table-cell>
          <table:table-cell office:value-type="float" office:value="15" table:style-name="ce1">
            <text:p>15</text:p>
          </table:table-cell>
          <table:table-cell office:value-type="float" office:value="14142" table:style-name="ce1">
            <text:p>14142</text:p>
          </table:table-cell>
          <table:table-cell table:number-columns-repeated="16379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float" office:value="73" table:style-name="ce1">
            <text:p>73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14143" table:style-name="ce1">
            <text:p>14143</text:p>
          </table:table-cell>
          <table:table-cell table:number-columns-repeated="16379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float" office:value="185" table:style-name="ce1">
            <text:p>185</text:p>
          </table:table-cell>
          <table:table-cell office:value-type="float" office:value="12352.9501953125" table:style-name="ce1">
            <text:p>12352,9502</text:p>
          </table:table-cell>
          <table:table-cell office:value-type="float" office:value="12" table:style-name="ce1">
            <text:p>12</text:p>
          </table:table-cell>
          <table:table-cell office:value-type="float" office:value="14144" table:style-name="ce1">
            <text:p>14144</text:p>
          </table:table-cell>
          <table:table-cell table:number-columns-repeated="16379"/>
        </table:table-row>
        <table:table-row table:style-name="ro1">
          <table:table-cell office:value-type="float" office:value="3152" table:style-name="ce1">
            <text:p>3152</text:p>
          </table:table-cell>
          <table:table-cell table:number-columns-repeated="3" table:style-name="ce1"/>
          <table:table-cell office:value-type="float" office:value="14144" table:style-name="ce1">
            <text:p>14144</text:p>
          </table:table-cell>
          <table:table-cell table:number-columns-repeated="16379"/>
        </table:table-row>
        <table:table-row table:style-name="ro1">
          <table:table-cell office:value-type="float" office:value="3153" table:style-name="ce1">
            <text:p>3153</text:p>
          </table:table-cell>
          <table:table-cell table:number-columns-repeated="3" table:style-name="ce1"/>
          <table:table-cell office:value-type="float" office:value="14145" table:style-name="ce1">
            <text:p>14145</text:p>
          </table:table-cell>
          <table:table-cell table:number-columns-repeated="16379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float" office:value="203" table:style-name="ce1">
            <text:p>203</text:p>
          </table:table-cell>
          <table:table-cell office:value-type="float" office:value="4383" table:style-name="ce1">
            <text:p>4383</text:p>
          </table:table-cell>
          <table:table-cell office:value-type="float" office:value="12" table:style-name="ce1">
            <text:p>12</text:p>
          </table:table-cell>
          <table:table-cell office:value-type="float" office:value="14146" table:style-name="ce1">
            <text:p>14146</text:p>
          </table:table-cell>
          <table:table-cell table:number-columns-repeated="16379"/>
        </table:table-row>
        <table:table-row table:style-name="ro1">
          <table:table-cell office:value-type="float" office:value="3155" table:style-name="ce1">
            <text:p>3155</text:p>
          </table:table-cell>
          <table:table-cell office:value-type="float" office:value="1" table:style-name="ce1">
            <text:p>1</text:p>
          </table:table-cell>
          <table:table-cell office:value-type="float" office:value="835" table:style-name="ce1">
            <text:p>835</text:p>
          </table:table-cell>
          <table:table-cell office:value-type="float" office:value="12" table:style-name="ce1">
            <text:p>12</text:p>
          </table:table-cell>
          <table:table-cell office:value-type="float" office:value="14147" table:style-name="ce1">
            <text:p>14147</text:p>
          </table:table-cell>
          <table:table-cell table:number-columns-repeated="16379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float" office:value="1" table:style-name="ce1">
            <text:p>1</text:p>
          </table:table-cell>
          <table:table-cell office:value-type="float" office:value="1221" table:style-name="ce1">
            <text:p>1221</text:p>
          </table:table-cell>
          <table:table-cell office:value-type="float" office:value="13" table:style-name="ce1">
            <text:p>13</text:p>
          </table:table-cell>
          <table:table-cell office:value-type="float" office:value="14147" table:style-name="ce1">
            <text:p>14147</text:p>
          </table:table-cell>
          <table:table-cell table:number-columns-repeated="16379"/>
        </table:table-row>
        <table:table-row table:style-name="ro1">
          <table:table-cell office:value-type="float" office:value="3157" table:style-name="ce1">
            <text:p>3157</text:p>
          </table:table-cell>
          <table:table-cell office:value-type="float" office:value="174" table:style-name="ce1">
            <text:p>174</text:p>
          </table:table-cell>
          <table:table-cell office:value-type="float" office:value="11497.08984375" table:style-name="ce1">
            <text:p>11497,08984</text:p>
          </table:table-cell>
          <table:table-cell office:value-type="float" office:value="13" table:style-name="ce1">
            <text:p>13</text:p>
          </table:table-cell>
          <table:table-cell office:value-type="float" office:value="14148" table:style-name="ce1">
            <text:p>14148</text:p>
          </table:table-cell>
          <table:table-cell table:number-columns-repeated="16379"/>
        </table:table-row>
        <table:table-row table:style-name="ro1">
          <table:table-cell office:value-type="float" office:value="3158" table:style-name="ce1">
            <text:p>3158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float" office:value="12" table:style-name="ce1">
            <text:p>12</text:p>
          </table:table-cell>
          <table:table-cell office:value-type="float" office:value="14149" table:style-name="ce1">
            <text:p>14149</text:p>
          </table:table-cell>
          <table:table-cell table:number-columns-repeated="16379"/>
        </table:table-row>
        <table:table-row table:style-name="ro1">
          <table:table-cell office:value-type="float" office:value="3159" table:style-name="ce1">
            <text:p>3159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float" office:value="14149" table:style-name="ce1">
            <text:p>14149</text:p>
          </table:table-cell>
          <table:table-cell table:number-columns-repeated="16379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float" office:value="95" table:style-name="ce1">
            <text:p>95</text:p>
          </table:table-cell>
          <table:table-cell office:value-type="float" office:value="10111.330078125" table:style-name="ce1">
            <text:p>10111,33008</text:p>
          </table:table-cell>
          <table:table-cell office:value-type="float" office:value="12" table:style-name="ce1">
            <text:p>12</text:p>
          </table:table-cell>
          <table:table-cell office:value-type="float" office:value="14150" table:style-name="ce1">
            <text:p>14150</text:p>
          </table:table-cell>
          <table:table-cell table:number-columns-repeated="16379"/>
        </table:table-row>
        <table:table-row table:style-name="ro1">
          <table:table-cell office:value-type="float" office:value="3161" table:style-name="ce1">
            <text:p>3161</text:p>
          </table:table-cell>
          <table:table-cell office:value-type="float" office:value="95" table:style-name="ce1">
            <text:p>95</text:p>
          </table:table-cell>
          <table:table-cell office:value-type="float" office:value="4610.240234375" table:style-name="ce1">
            <text:p>4610,240234</text:p>
          </table:table-cell>
          <table:table-cell office:value-type="float" office:value="15" table:style-name="ce1">
            <text:p>15</text:p>
          </table:table-cell>
          <table:table-cell office:value-type="float" office:value="14151" table:style-name="ce1">
            <text:p>14151</text:p>
          </table:table-cell>
          <table:table-cell table:number-columns-repeated="16379"/>
        </table:table-row>
        <table:table-row table:style-name="ro1">
          <table:table-cell office:value-type="float" office:value="3162" table:style-name="ce1">
            <text:p>3162</text:p>
          </table:table-cell>
          <table:table-cell table:number-columns-repeated="3" table:style-name="ce1"/>
          <table:table-cell office:value-type="float" office:value="14152" table:style-name="ce1">
            <text:p>14152</text:p>
          </table:table-cell>
          <table:table-cell table:number-columns-repeated="16379"/>
        </table:table-row>
        <table:table-row table:style-name="ro1">
          <table:table-cell office:value-type="float" office:value="3163" table:style-name="ce1">
            <text:p>316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153" table:style-name="ce1">
            <text:p>14153</text:p>
          </table:table-cell>
          <table:table-cell table:number-columns-repeated="16379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float" office:value="14154" table:style-name="ce1">
            <text:p>14154</text:p>
          </table:table-cell>
          <table:table-cell table:number-columns-repeated="16379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14154" table:style-name="ce1">
            <text:p>14154</text:p>
          </table:table-cell>
          <table:table-cell table:number-columns-repeated="16379"/>
        </table:table-row>
        <table:table-row table:style-name="ro1">
          <table:table-cell office:value-type="float" office:value="3166" table:style-name="ce1">
            <text:p>3166</text:p>
          </table:table-cell>
          <table:table-cell office:value-type="float" office:value="1" table:style-name="ce1">
            <text:p>1</text:p>
          </table:table-cell>
          <table:table-cell office:value-type="float" office:value="8000" table:style-name="ce1">
            <text:p>8000</text:p>
          </table:table-cell>
          <table:table-cell office:value-type="float" office:value="12" table:style-name="ce1">
            <text:p>12</text:p>
          </table:table-cell>
          <table:table-cell office:value-type="float" office:value="14155" table:style-name="ce1">
            <text:p>14155</text:p>
          </table:table-cell>
          <table:table-cell table:number-columns-repeated="16379"/>
        </table:table-row>
        <table:table-row table:style-name="ro1">
          <table:table-cell office:value-type="float" office:value="3167" table:style-name="ce1">
            <text:p>3167</text:p>
          </table:table-cell>
          <table:table-cell office:value-type="float" office:value="1" table:style-name="ce1">
            <text:p>1</text:p>
          </table:table-cell>
          <table:table-cell office:value-type="float" office:value="9000" table:style-name="ce1">
            <text:p>9000</text:p>
          </table:table-cell>
          <table:table-cell office:value-type="float" office:value="13" table:style-name="ce1">
            <text:p>13</text:p>
          </table:table-cell>
          <table:table-cell office:value-type="float" office:value="14155" table:style-name="ce1">
            <text:p>14155</text:p>
          </table:table-cell>
          <table:table-cell table:number-columns-repeated="16379"/>
        </table:table-row>
        <table:table-row table:style-name="ro1">
          <table:table-cell office:value-type="float" office:value="3168" table:style-name="ce1">
            <text:p>3168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14156" table:style-name="ce1">
            <text:p>14156</text:p>
          </table:table-cell>
          <table:table-cell table:number-columns-repeated="16379"/>
        </table:table-row>
        <table:table-row table:style-name="ro1">
          <table:table-cell office:value-type="float" office:value="3169" table:style-name="ce1">
            <text:p>3169</text:p>
          </table:table-cell>
          <table:table-cell office:value-type="float" office:value="1" table:style-name="ce1">
            <text:p>1</text:p>
          </table:table-cell>
          <table:table-cell office:value-type="float" office:value="3200" table:style-name="ce1">
            <text:p>3200</text:p>
          </table:table-cell>
          <table:table-cell office:value-type="float" office:value="13" table:style-name="ce1">
            <text:p>13</text:p>
          </table:table-cell>
          <table:table-cell office:value-type="float" office:value="14156" table:style-name="ce1">
            <text:p>14156</text:p>
          </table:table-cell>
          <table:table-cell table:number-columns-repeated="16379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float" office:value="95" table:style-name="ce1">
            <text:p>95</text:p>
          </table:table-cell>
          <table:table-cell office:value-type="float" office:value="36.159999847412102" table:style-name="ce1">
            <text:p>36,15999985</text:p>
          </table:table-cell>
          <table:table-cell office:value-type="float" office:value="15" table:style-name="ce1">
            <text:p>15</text:p>
          </table:table-cell>
          <table:table-cell office:value-type="float" office:value="14157" table:style-name="ce1">
            <text:p>14157</text:p>
          </table:table-cell>
          <table:table-cell table:number-columns-repeated="16379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float" office:value="87" table:style-name="ce1">
            <text:p>87</text:p>
          </table:table-cell>
          <table:table-cell office:value-type="float" office:value="28269.189453125" table:style-name="ce1">
            <text:p>28269,18945</text:p>
          </table:table-cell>
          <table:table-cell office:value-type="float" office:value="13" table:style-name="ce1">
            <text:p>13</text:p>
          </table:table-cell>
          <table:table-cell office:value-type="float" office:value="14157" table:style-name="ce1">
            <text:p>14157</text:p>
          </table:table-cell>
          <table:table-cell table:number-columns-repeated="16379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float" office:value="95" table:style-name="ce1">
            <text:p>95</text:p>
          </table:table-cell>
          <table:table-cell office:value-type="float" office:value="23895.66015625" table:style-name="ce1">
            <text:p>23895,66016</text:p>
          </table:table-cell>
          <table:table-cell office:value-type="float" office:value="12" table:style-name="ce1">
            <text:p>12</text:p>
          </table:table-cell>
          <table:table-cell office:value-type="float" office:value="14158" table:style-name="ce1">
            <text:p>14158</text:p>
          </table:table-cell>
          <table:table-cell table:number-columns-repeated="16379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59" table:style-name="ce1">
            <text:p>14159</text:p>
          </table:table-cell>
          <table:table-cell table:number-columns-repeated="16379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59" table:style-name="ce1">
            <text:p>14159</text:p>
          </table:table-cell>
          <table:table-cell table:number-columns-repeated="16379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float" office:value="95" table:style-name="ce1">
            <text:p>95</text:p>
          </table:table-cell>
          <table:table-cell office:value-type="float" office:value="19475.73046875" table:style-name="ce1">
            <text:p>19475,73047</text:p>
          </table:table-cell>
          <table:table-cell office:value-type="float" office:value="12" table:style-name="ce1">
            <text:p>12</text:p>
          </table:table-cell>
          <table:table-cell office:value-type="float" office:value="14160" table:style-name="ce1">
            <text:p>14160</text:p>
          </table:table-cell>
          <table:table-cell table:number-columns-repeated="16379"/>
        </table:table-row>
        <table:table-row table:style-name="ro1">
          <table:table-cell office:value-type="float" office:value="3176" table:style-name="ce1">
            <text:p>317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61" table:style-name="ce1">
            <text:p>14161</text:p>
          </table:table-cell>
          <table:table-cell table:number-columns-repeated="16379"/>
        </table:table-row>
        <table:table-row table:style-name="ro1">
          <table:table-cell office:value-type="float" office:value="3177" table:style-name="ce1">
            <text:p>317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61" table:style-name="ce1">
            <text:p>14161</text:p>
          </table:table-cell>
          <table:table-cell table:number-columns-repeated="16379"/>
        </table:table-row>
        <table:table-row table:style-name="ro1">
          <table:table-cell office:value-type="float" office:value="3178" table:style-name="ce1">
            <text:p>3178</text:p>
          </table:table-cell>
          <table:table-cell office:value-type="float" office:value="87" table:style-name="ce1">
            <text:p>87</text:p>
          </table:table-cell>
          <table:table-cell office:value-type="float" office:value="1474.26000976563" table:style-name="ce1">
            <text:p>1474,26001</text:p>
          </table:table-cell>
          <table:table-cell office:value-type="float" office:value="15" table:style-name="ce1">
            <text:p>15</text:p>
          </table:table-cell>
          <table:table-cell office:value-type="float" office:value="14162" table:style-name="ce1">
            <text:p>14162</text:p>
          </table:table-cell>
          <table:table-cell table:number-columns-repeated="16379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163" table:style-name="ce1">
            <text:p>14163</text:p>
          </table:table-cell>
          <table:table-cell table:number-columns-repeated="16379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4164" table:style-name="ce1">
            <text:p>14164</text:p>
          </table:table-cell>
          <table:table-cell table:number-columns-repeated="16379"/>
        </table:table-row>
        <table:table-row table:style-name="ro1">
          <table:table-cell office:value-type="float" office:value="3181" table:style-name="ce1">
            <text:p>3181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14164" table:style-name="ce1">
            <text:p>14164</text:p>
          </table:table-cell>
          <table:table-cell table:number-columns-repeated="16379"/>
        </table:table-row>
        <table:table-row table:style-name="ro1">
          <table:table-cell office:value-type="float" office:value="3182" table:style-name="ce1">
            <text:p>3182</text:p>
          </table:table-cell>
          <table:table-cell office:value-type="float" office:value="109" table:style-name="ce1">
            <text:p>109</text:p>
          </table:table-cell>
          <table:table-cell office:value-type="float" office:value="3757.919921875" table:style-name="ce1">
            <text:p>3757,919922</text:p>
          </table:table-cell>
          <table:table-cell office:value-type="float" office:value="13" table:style-name="ce1">
            <text:p>13</text:p>
          </table:table-cell>
          <table:table-cell office:value-type="float" office:value="14169" table:style-name="ce1">
            <text:p>14169</text:p>
          </table:table-cell>
          <table:table-cell table:number-columns-repeated="16379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float" office:value="73" table:style-name="ce1">
            <text:p>73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14170" table:style-name="ce1">
            <text:p>14170</text:p>
          </table:table-cell>
          <table:table-cell table:number-columns-repeated="16379"/>
        </table:table-row>
        <table:table-row table:style-name="ro1">
          <table:table-cell office:value-type="float" office:value="3184" table:style-name="ce1">
            <text:p>318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71" table:style-name="ce1">
            <text:p>14171</text:p>
          </table:table-cell>
          <table:table-cell table:number-columns-repeated="16379"/>
        </table:table-row>
        <table:table-row table:style-name="ro1">
          <table:table-cell office:value-type="float" office:value="3185" table:style-name="ce1">
            <text:p>318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71" table:style-name="ce1">
            <text:p>14171</text:p>
          </table:table-cell>
          <table:table-cell table:number-columns-repeated="16379"/>
        </table:table-row>
        <table:table-row table:style-name="ro1">
          <table:table-cell office:value-type="float" office:value="3186" table:style-name="ce1">
            <text:p>318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173" table:style-name="ce1">
            <text:p>14173</text:p>
          </table:table-cell>
          <table:table-cell table:number-columns-repeated="16379"/>
        </table:table-row>
        <table:table-row table:style-name="ro1">
          <table:table-cell office:value-type="float" office:value="3187" table:style-name="ce1">
            <text:p>3187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float" office:value="14174" table:style-name="ce1">
            <text:p>14174</text:p>
          </table:table-cell>
          <table:table-cell table:number-columns-repeated="16379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3" table:style-name="ce1">
            <text:p>13</text:p>
          </table:table-cell>
          <table:table-cell office:value-type="float" office:value="14174" table:style-name="ce1">
            <text:p>14174</text:p>
          </table:table-cell>
          <table:table-cell table:number-columns-repeated="16379"/>
        </table:table-row>
        <table:table-row table:style-name="ro1">
          <table:table-cell office:value-type="float" office:value="3189" table:style-name="ce1">
            <text:p>3189</text:p>
          </table:table-cell>
          <table:table-cell office:value-type="float" office:value="73" table:style-name="ce1">
            <text:p>73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4175" table:style-name="ce1">
            <text:p>14175</text:p>
          </table:table-cell>
          <table:table-cell table:number-columns-repeated="16379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float" office:value="3" table:style-name="ce1">
            <text:p>3</text:p>
          </table:table-cell>
          <table:table-cell office:value-type="float" office:value="37659.23828125" table:style-name="ce1">
            <text:p>37659,23828</text:p>
          </table:table-cell>
          <table:table-cell office:value-type="float" office:value="14" table:style-name="ce1">
            <text:p>14</text:p>
          </table:table-cell>
          <table:table-cell office:value-type="float" office:value="14176" table:style-name="ce1">
            <text:p>14176</text:p>
          </table:table-cell>
          <table:table-cell table:number-columns-repeated="16379"/>
        </table:table-row>
        <table:table-row table:style-name="ro1">
          <table:table-cell office:value-type="float" office:value="3191" table:style-name="ce1">
            <text:p>3191</text:p>
          </table:table-cell>
          <table:table-cell office:value-type="float" office:value="95" table:style-name="ce1">
            <text:p>95</text:p>
          </table:table-cell>
          <table:table-cell office:value-type="float" office:value="446.52999877929699" table:style-name="ce1">
            <text:p>446,5299988</text:p>
          </table:table-cell>
          <table:table-cell office:value-type="float" office:value="14" table:style-name="ce1">
            <text:p>14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float" office:value="95" table:style-name="ce1">
            <text:p>95</text:p>
          </table:table-cell>
          <table:table-cell office:value-type="float" office:value="450.14999389648398" table:style-name="ce1">
            <text:p>450,1499939</text:p>
          </table:table-cell>
          <table:table-cell office:value-type="float" office:value="15" table:style-name="ce1">
            <text:p>15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float" office:value="95" table:style-name="ce1">
            <text:p>95</text:p>
          </table:table-cell>
          <table:table-cell office:value-type="float" office:value="2815.25" table:style-name="ce1">
            <text:p>2815,25</text:p>
          </table:table-cell>
          <table:table-cell office:value-type="float" office:value="15" table:style-name="ce1">
            <text:p>15</text:p>
          </table:table-cell>
          <table:table-cell office:value-type="float" office:value="14178" table:style-name="ce1">
            <text:p>14178</text:p>
          </table:table-cell>
          <table:table-cell table:number-columns-repeated="16379"/>
        </table:table-row>
        <table:table-row table:style-name="ro1">
          <table:table-cell office:value-type="float" office:value="3194" table:style-name="ce1">
            <text:p>319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179" table:style-name="ce1">
            <text:p>14179</text:p>
          </table:table-cell>
          <table:table-cell table:number-columns-repeated="16379"/>
        </table:table-row>
        <table:table-row table:style-name="ro1">
          <table:table-cell office:value-type="float" office:value="3195" table:style-name="ce1">
            <text:p>3195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3" table:style-name="ce1">
            <text:p>13</text:p>
          </table:table-cell>
          <table:table-cell office:value-type="float" office:value="14180" table:style-name="ce1">
            <text:p>14180</text:p>
          </table:table-cell>
          <table:table-cell table:number-columns-repeated="16379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2" table:style-name="ce1">
            <text:p>12</text:p>
          </table:table-cell>
          <table:table-cell office:value-type="float" office:value="14181" table:style-name="ce1">
            <text:p>14181</text:p>
          </table:table-cell>
          <table:table-cell table:number-columns-repeated="16379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float" office:value="1" table:style-name="ce1">
            <text:p>1</text:p>
          </table:table-cell>
          <table:table-cell office:value-type="float" office:value="3300" table:style-name="ce1">
            <text:p>3300</text:p>
          </table:table-cell>
          <table:table-cell office:value-type="float" office:value="13" table:style-name="ce1">
            <text:p>13</text:p>
          </table:table-cell>
          <table:table-cell office:value-type="float" office:value="14181" table:style-name="ce1">
            <text:p>14181</text:p>
          </table:table-cell>
          <table:table-cell table:number-columns-repeated="16379"/>
        </table:table-row>
        <table:table-row table:style-name="ro1">
          <table:table-cell office:value-type="float" office:value="3198" table:style-name="ce1">
            <text:p>3198</text:p>
          </table:table-cell>
          <table:table-cell office:value-type="float" office:value="95" table:style-name="ce1">
            <text:p>95</text:p>
          </table:table-cell>
          <table:table-cell office:value-type="float" office:value="47.349998474121101" table:style-name="ce1">
            <text:p>47,34999847</text:p>
          </table:table-cell>
          <table:table-cell office:value-type="float" office:value="14" table:style-name="ce1">
            <text:p>14</text:p>
          </table:table-cell>
          <table:table-cell office:value-type="float" office:value="14182" table:style-name="ce1">
            <text:p>14182</text:p>
          </table:table-cell>
          <table:table-cell table:number-columns-repeated="16379"/>
        </table:table-row>
        <table:table-row table:style-name="ro1">
          <table:table-cell office:value-type="float" office:value="3199" table:style-name="ce1">
            <text:p>3199</text:p>
          </table:table-cell>
          <table:table-cell office:value-type="float" office:value="95" table:style-name="ce1">
            <text:p>95</text:p>
          </table:table-cell>
          <table:table-cell office:value-type="float" office:value="2252" table:style-name="ce1">
            <text:p>2252</text:p>
          </table:table-cell>
          <table:table-cell office:value-type="float" office:value="15" table:style-name="ce1">
            <text:p>15</text:p>
          </table:table-cell>
          <table:table-cell office:value-type="float" office:value="14183" table:style-name="ce1">
            <text:p>14183</text:p>
          </table:table-cell>
          <table:table-cell table:number-columns-repeated="16379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184" table:style-name="ce1">
            <text:p>14184</text:p>
          </table:table-cell>
          <table:table-cell table:number-columns-repeated="16379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84" table:style-name="ce1">
            <text:p>14184</text:p>
          </table:table-cell>
          <table:table-cell table:number-columns-repeated="16379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float" office:value="95" table:style-name="ce1">
            <text:p>95</text:p>
          </table:table-cell>
          <table:table-cell office:value-type="float" office:value="9632.6904296875" table:style-name="ce1">
            <text:p>9632,69043</text:p>
          </table:table-cell>
          <table:table-cell office:value-type="float" office:value="15" table:style-name="ce1">
            <text:p>15</text:p>
          </table:table-cell>
          <table:table-cell office:value-type="float" office:value="14185" table:style-name="ce1">
            <text:p>14185</text:p>
          </table:table-cell>
          <table:table-cell table:number-columns-repeated="16379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float" office:value="3" table:style-name="ce1">
            <text:p>3</text:p>
          </table:table-cell>
          <table:table-cell office:value-type="float" office:value="37574.12890625" table:style-name="ce1">
            <text:p>37574,12891</text:p>
          </table:table-cell>
          <table:table-cell office:value-type="float" office:value="14" table:style-name="ce1">
            <text:p>14</text:p>
          </table:table-cell>
          <table:table-cell office:value-type="float" office:value="14186" table:style-name="ce1">
            <text:p>14186</text:p>
          </table:table-cell>
          <table:table-cell table:number-columns-repeated="16379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float" office:value="95" table:style-name="ce1">
            <text:p>95</text:p>
          </table:table-cell>
          <table:table-cell office:value-type="float" office:value="2967.27001953125" table:style-name="ce1">
            <text:p>2967,27002</text:p>
          </table:table-cell>
          <table:table-cell office:value-type="float" office:value="15" table:style-name="ce1">
            <text:p>15</text:p>
          </table:table-cell>
          <table:table-cell office:value-type="float" office:value="14187" table:style-name="ce1">
            <text:p>14187</text:p>
          </table:table-cell>
          <table:table-cell table:number-columns-repeated="16379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float" office:value="95" table:style-name="ce1">
            <text:p>95</text:p>
          </table:table-cell>
          <table:table-cell office:value-type="float" office:value="21023.1796875" table:style-name="ce1">
            <text:p>21023,17969</text:p>
          </table:table-cell>
          <table:table-cell office:value-type="float" office:value="12" table:style-name="ce1">
            <text:p>12</text:p>
          </table:table-cell>
          <table:table-cell office:value-type="float" office:value="14188" table:style-name="ce1">
            <text:p>14188</text:p>
          </table:table-cell>
          <table:table-cell table:number-columns-repeated="16379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2" table:style-name="ce1">
            <text:p>12</text:p>
          </table:table-cell>
          <table:table-cell office:value-type="float" office:value="14189" table:style-name="ce1">
            <text:p>14189</text:p>
          </table:table-cell>
          <table:table-cell table:number-columns-repeated="16379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3" table:style-name="ce1">
            <text:p>13</text:p>
          </table:table-cell>
          <table:table-cell office:value-type="float" office:value="14189" table:style-name="ce1">
            <text:p>14189</text:p>
          </table:table-cell>
          <table:table-cell table:number-columns-repeated="16379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float" office:value="1" table:style-name="ce1">
            <text:p>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style-name="ce1">
            <text:p>12</text:p>
          </table:table-cell>
          <table:table-cell office:value-type="float" office:value="14190" table:style-name="ce1">
            <text:p>14190</text:p>
          </table:table-cell>
          <table:table-cell table:number-columns-repeated="16379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float" office:value="1" table:style-name="ce1">
            <text:p>1</text:p>
          </table:table-cell>
          <table:table-cell office:value-type="float" office:value="9000" table:style-name="ce1">
            <text:p>9000</text:p>
          </table:table-cell>
          <table:table-cell office:value-type="float" office:value="13" table:style-name="ce1">
            <text:p>13</text:p>
          </table:table-cell>
          <table:table-cell office:value-type="float" office:value="14190" table:style-name="ce1">
            <text:p>14190</text:p>
          </table:table-cell>
          <table:table-cell table:number-columns-repeated="16379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float" office:value="87" table:style-name="ce1">
            <text:p>87</text:p>
          </table:table-cell>
          <table:table-cell office:value-type="float" office:value="3636.64990234375" table:style-name="ce1">
            <text:p>3636,649902</text:p>
          </table:table-cell>
          <table:table-cell office:value-type="float" office:value="15" table:style-name="ce1">
            <text:p>15</text:p>
          </table:table-cell>
          <table:table-cell office:value-type="float" office:value="14191" table:style-name="ce1">
            <text:p>14191</text:p>
          </table:table-cell>
          <table:table-cell table:number-columns-repeated="16379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192" table:style-name="ce1">
            <text:p>14192</text:p>
          </table:table-cell>
          <table:table-cell table:number-columns-repeated="16379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193" table:style-name="ce1">
            <text:p>14193</text:p>
          </table:table-cell>
          <table:table-cell table:number-columns-repeated="16379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194" table:style-name="ce1">
            <text:p>14194</text:p>
          </table:table-cell>
          <table:table-cell table:number-columns-repeated="16379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4195" table:style-name="ce1">
            <text:p>14195</text:p>
          </table:table-cell>
          <table:table-cell table:number-columns-repeated="16379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float" office:value="1" table:style-name="ce1">
            <text:p>1</text:p>
          </table:table-cell>
          <table:table-cell office:value-type="float" office:value="2050" table:style-name="ce1">
            <text:p>2050</text:p>
          </table:table-cell>
          <table:table-cell office:value-type="float" office:value="12" table:style-name="ce1">
            <text:p>12</text:p>
          </table:table-cell>
          <table:table-cell office:value-type="float" office:value="14196" table:style-name="ce1">
            <text:p>14196</text:p>
          </table:table-cell>
          <table:table-cell table:number-columns-repeated="16379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196" table:style-name="ce1">
            <text:p>14196</text:p>
          </table:table-cell>
          <table:table-cell table:number-columns-repeated="16379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float" office:value="109" table:style-name="ce1">
            <text:p>109</text:p>
          </table:table-cell>
          <table:table-cell office:value-type="float" office:value="10608.1298828125" table:style-name="ce1">
            <text:p>10608,12988</text:p>
          </table:table-cell>
          <table:table-cell office:value-type="float" office:value="13" table:style-name="ce1">
            <text:p>13</text:p>
          </table:table-cell>
          <table:table-cell office:value-type="float" office:value="14197" table:style-name="ce1">
            <text:p>14197</text:p>
          </table:table-cell>
          <table:table-cell table:number-columns-repeated="16379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float" office:value="87" table:style-name="ce1">
            <text:p>87</text:p>
          </table:table-cell>
          <table:table-cell office:value-type="float" office:value="25434.880859375" table:style-name="ce1">
            <text:p>25434,88086</text:p>
          </table:table-cell>
          <table:table-cell office:value-type="float" office:value="13" table:style-name="ce1">
            <text:p>13</text:p>
          </table:table-cell>
          <table:table-cell office:value-type="float" office:value="14198" table:style-name="ce1">
            <text:p>14198</text:p>
          </table:table-cell>
          <table:table-cell table:number-columns-repeated="16379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float" office:value="95" table:style-name="ce1">
            <text:p>95</text:p>
          </table:table-cell>
          <table:table-cell office:value-type="float" office:value="2870.72998046875" table:style-name="ce1">
            <text:p>2870,72998</text:p>
          </table:table-cell>
          <table:table-cell office:value-type="float" office:value="15" table:style-name="ce1">
            <text:p>15</text:p>
          </table:table-cell>
          <table:table-cell office:value-type="float" office:value="14199" table:style-name="ce1">
            <text:p>14199</text:p>
          </table:table-cell>
          <table:table-cell table:number-columns-repeated="16379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2" table:style-name="ce1">
            <text:p>12</text:p>
          </table:table-cell>
          <table:table-cell office:value-type="float" office:value="14200" table:style-name="ce1">
            <text:p>14200</text:p>
          </table:table-cell>
          <table:table-cell table:number-columns-repeated="16379"/>
        </table:table-row>
        <table:table-row table:style-name="ro1">
          <table:table-cell office:value-type="float" office:value="3221" table:style-name="ce1">
            <text:p>3221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3" table:style-name="ce1">
            <text:p>13</text:p>
          </table:table-cell>
          <table:table-cell office:value-type="float" office:value="14200" table:style-name="ce1">
            <text:p>14200</text:p>
          </table:table-cell>
          <table:table-cell table:number-columns-repeated="16379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float" office:value="95" table:style-name="ce1">
            <text:p>95</text:p>
          </table:table-cell>
          <table:table-cell office:value-type="float" office:value="29.219999313354499" table:style-name="ce1">
            <text:p>29,21999931</text:p>
          </table:table-cell>
          <table:table-cell office:value-type="float" office:value="15" table:style-name="ce1">
            <text:p>15</text:p>
          </table:table-cell>
          <table:table-cell office:value-type="float" office:value="14201" table:style-name="ce1">
            <text:p>14201</text:p>
          </table:table-cell>
          <table:table-cell table:number-columns-repeated="16379"/>
        </table:table-row>
        <table:table-row table:style-name="ro1">
          <table:table-cell office:value-type="float" office:value="3223" table:style-name="ce1">
            <text:p>3223</text:p>
          </table:table-cell>
          <table:table-cell office:value-type="float" office:value="95" table:style-name="ce1">
            <text:p>95</text:p>
          </table:table-cell>
          <table:table-cell office:value-type="float" office:value="4311" table:style-name="ce1">
            <text:p>4311</text:p>
          </table:table-cell>
          <table:table-cell office:value-type="float" office:value="15" table:style-name="ce1">
            <text:p>15</text:p>
          </table:table-cell>
          <table:table-cell office:value-type="float" office:value="14202" table:style-name="ce1">
            <text:p>14202</text:p>
          </table:table-cell>
          <table:table-cell table:number-columns-repeated="16379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float" office:value="111" table:style-name="ce1">
            <text:p>111</text:p>
          </table:table-cell>
          <table:table-cell office:value-type="float" office:value="1921" table:style-name="ce1">
            <text:p>1921</text:p>
          </table:table-cell>
          <table:table-cell office:value-type="float" office:value="15" table:style-name="ce1">
            <text:p>15</text:p>
          </table:table-cell>
          <table:table-cell office:value-type="float" office:value="14202" table:style-name="ce1">
            <text:p>14202</text:p>
          </table:table-cell>
          <table:table-cell table:number-columns-repeated="16379"/>
        </table:table-row>
        <table:table-row table:style-name="ro1">
          <table:table-cell office:value-type="float" office:value="3225" table:style-name="ce1">
            <text:p>322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03" table:style-name="ce1">
            <text:p>14203</text:p>
          </table:table-cell>
          <table:table-cell table:number-columns-repeated="16379"/>
        </table:table-row>
        <table:table-row table:style-name="ro1">
          <table:table-cell office:value-type="float" office:value="3226" table:style-name="ce1">
            <text:p>3226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3" table:style-name="ce1">
            <text:p>13</text:p>
          </table:table-cell>
          <table:table-cell office:value-type="float" office:value="14204" table:style-name="ce1">
            <text:p>14204</text:p>
          </table:table-cell>
          <table:table-cell table:number-columns-repeated="16379"/>
        </table:table-row>
        <table:table-row table:style-name="ro1">
          <table:table-cell office:value-type="float" office:value="3227" table:style-name="ce1">
            <text:p>322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05" table:style-name="ce1">
            <text:p>14205</text:p>
          </table:table-cell>
          <table:table-cell table:number-columns-repeated="16379"/>
        </table:table-row>
        <table:table-row table:style-name="ro1">
          <table:table-cell office:value-type="float" office:value="3228" table:style-name="ce1">
            <text:p>3228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14206" table:style-name="ce1">
            <text:p>14206</text:p>
          </table:table-cell>
          <table:table-cell table:number-columns-repeated="16379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3" table:style-name="ce1">
            <text:p>13</text:p>
          </table:table-cell>
          <table:table-cell office:value-type="float" office:value="14206" table:style-name="ce1">
            <text:p>14206</text:p>
          </table:table-cell>
          <table:table-cell table:number-columns-repeated="16379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07" table:style-name="ce1">
            <text:p>14207</text:p>
          </table:table-cell>
          <table:table-cell table:number-columns-repeated="16379"/>
        </table:table-row>
        <table:table-row table:style-name="ro1">
          <table:table-cell office:value-type="float" office:value="3231" table:style-name="ce1">
            <text:p>3231</text:p>
          </table:table-cell>
          <table:table-cell office:value-type="float" office:value="1" table:style-name="ce1">
            <text:p>1</text:p>
          </table:table-cell>
          <table:table-cell office:value-type="float" office:value="340" table:style-name="ce1">
            <text:p>340</text:p>
          </table:table-cell>
          <table:table-cell office:value-type="float" office:value="12" table:style-name="ce1">
            <text:p>12</text:p>
          </table:table-cell>
          <table:table-cell office:value-type="float" office:value="14208" table:style-name="ce1">
            <text:p>14208</text:p>
          </table:table-cell>
          <table:table-cell table:number-columns-repeated="16379"/>
        </table:table-row>
        <table:table-row table:style-name="ro1">
          <table:table-cell office:value-type="float" office:value="3232" table:style-name="ce1">
            <text:p>3232</text:p>
          </table:table-cell>
          <table:table-cell office:value-type="float" office:value="1" table:style-name="ce1">
            <text:p>1</text:p>
          </table:table-cell>
          <table:table-cell office:value-type="float" office:value="430" table:style-name="ce1">
            <text:p>430</text:p>
          </table:table-cell>
          <table:table-cell office:value-type="float" office:value="13" table:style-name="ce1">
            <text:p>13</text:p>
          </table:table-cell>
          <table:table-cell office:value-type="float" office:value="14208" table:style-name="ce1">
            <text:p>14208</text:p>
          </table:table-cell>
          <table:table-cell table:number-columns-repeated="16379"/>
        </table:table-row>
        <table:table-row table:style-name="ro1">
          <table:table-cell office:value-type="float" office:value="3233" table:style-name="ce1">
            <text:p>3233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4209" table:style-name="ce1">
            <text:p>14209</text:p>
          </table:table-cell>
          <table:table-cell table:number-columns-repeated="16379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office:value-type="float" office:value="14209" table:style-name="ce1">
            <text:p>14209</text:p>
          </table:table-cell>
          <table:table-cell table:number-columns-repeated="16379"/>
        </table:table-row>
        <table:table-row table:style-name="ro1">
          <table:table-cell office:value-type="float" office:value="3235" table:style-name="ce1">
            <text:p>323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" table:style-name="ce1">
            <text:p>12</text:p>
          </table:table-cell>
          <table:table-cell office:value-type="float" office:value="14210" table:style-name="ce1">
            <text:p>14210</text:p>
          </table:table-cell>
          <table:table-cell table:number-columns-repeated="16379"/>
        </table:table-row>
        <table:table-row table:style-name="ro1">
          <table:table-cell office:value-type="float" office:value="3236" table:style-name="ce1">
            <text:p>323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14210" table:style-name="ce1">
            <text:p>14210</text:p>
          </table:table-cell>
          <table:table-cell table:number-columns-repeated="16379"/>
        </table:table-row>
        <table:table-row table:style-name="ro1">
          <table:table-cell office:value-type="float" office:value="3237" table:style-name="ce1">
            <text:p>3237</text:p>
          </table:table-cell>
          <table:table-cell office:value-type="float" office:value="87" table:style-name="ce1">
            <text:p>87</text:p>
          </table:table-cell>
          <table:table-cell office:value-type="float" office:value="10.579999923706101" table:style-name="ce1">
            <text:p>10,57999992</text:p>
          </table:table-cell>
          <table:table-cell office:value-type="float" office:value="14" table:style-name="ce1">
            <text:p>14</text:p>
          </table:table-cell>
          <table:table-cell office:value-type="float" office:value="14211" table:style-name="ce1">
            <text:p>14211</text:p>
          </table:table-cell>
          <table:table-cell table:number-columns-repeated="16379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float" office:value="174" table:style-name="ce1">
            <text:p>174</text:p>
          </table:table-cell>
          <table:table-cell office:value-type="float" office:value="10002.5" table:style-name="ce1">
            <text:p>10002,5</text:p>
          </table:table-cell>
          <table:table-cell office:value-type="float" office:value="13" table:style-name="ce1">
            <text:p>13</text:p>
          </table:table-cell>
          <table:table-cell office:value-type="float" office:value="14212" table:style-name="ce1">
            <text:p>14212</text:p>
          </table:table-cell>
          <table:table-cell table:number-columns-repeated="16379"/>
        </table:table-row>
        <table:table-row table:style-name="ro1">
          <table:table-cell office:value-type="float" office:value="3239" table:style-name="ce1">
            <text:p>3239</text:p>
          </table:table-cell>
          <table:table-cell office:value-type="float" office:value="87" table:style-name="ce1">
            <text:p>87</text:p>
          </table:table-cell>
          <table:table-cell office:value-type="float" office:value="1892.16003417969" table:style-name="ce1">
            <text:p>1892,160034</text:p>
          </table:table-cell>
          <table:table-cell office:value-type="float" office:value="15" table:style-name="ce1">
            <text:p>15</text:p>
          </table:table-cell>
          <table:table-cell office:value-type="float" office:value="14213" table:style-name="ce1">
            <text:p>14213</text:p>
          </table:table-cell>
          <table:table-cell table:number-columns-repeated="16379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float" office:value="87" table:style-name="ce1">
            <text:p>87</text:p>
          </table:table-cell>
          <table:table-cell office:value-type="float" office:value="3757.94995117188" table:style-name="ce1">
            <text:p>3757,949951</text:p>
          </table:table-cell>
          <table:table-cell office:value-type="float" office:value="15" table:style-name="ce1">
            <text:p>15</text:p>
          </table:table-cell>
          <table:table-cell office:value-type="float" office:value="14214" table:style-name="ce1">
            <text:p>14214</text:p>
          </table:table-cell>
          <table:table-cell table:number-columns-repeated="16379"/>
        </table:table-row>
        <table:table-row table:style-name="ro1">
          <table:table-cell office:value-type="float" office:value="3241" table:style-name="ce1">
            <text:p>324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15" table:style-name="ce1">
            <text:p>14215</text:p>
          </table:table-cell>
          <table:table-cell table:number-columns-repeated="16379"/>
        </table:table-row>
        <table:table-row table:style-name="ro1">
          <table:table-cell office:value-type="float" office:value="3242" table:style-name="ce1">
            <text:p>3242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14216" table:style-name="ce1">
            <text:p>14216</text:p>
          </table:table-cell>
          <table:table-cell table:number-columns-repeated="16379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14216" table:style-name="ce1">
            <text:p>14216</text:p>
          </table:table-cell>
          <table:table-cell table:number-columns-repeated="16379"/>
        </table:table-row>
        <table:table-row table:style-name="ro1">
          <table:table-cell office:value-type="float" office:value="3244" table:style-name="ce1">
            <text:p>3244</text:p>
          </table:table-cell>
          <table:table-cell office:value-type="float" office:value="87" table:style-name="ce1">
            <text:p>87</text:p>
          </table:table-cell>
          <table:table-cell office:value-type="float" office:value="949.84997558593795" table:style-name="ce1">
            <text:p>949,8499756</text:p>
          </table:table-cell>
          <table:table-cell office:value-type="float" office:value="15" table:style-name="ce1">
            <text:p>15</text:p>
          </table:table-cell>
          <table:table-cell office:value-type="float" office:value="14217" table:style-name="ce1">
            <text:p>14217</text:p>
          </table:table-cell>
          <table:table-cell table:number-columns-repeated="16379"/>
        </table:table-row>
        <table:table-row table:style-name="ro1">
          <table:table-cell office:value-type="float" office:value="3245" table:style-name="ce1">
            <text:p>3245</text:p>
          </table:table-cell>
          <table:table-cell office:value-type="float" office:value="30" table:style-name="ce1">
            <text:p>30</text:p>
          </table:table-cell>
          <table:table-cell office:value-type="float" office:value="7591" table:style-name="ce1">
            <text:p>7591</text:p>
          </table:table-cell>
          <table:table-cell office:value-type="float" office:value="12" table:style-name="ce1">
            <text:p>12</text:p>
          </table:table-cell>
          <table:table-cell office:value-type="float" office:value="14218" table:style-name="ce1">
            <text:p>14218</text:p>
          </table:table-cell>
          <table:table-cell table:number-columns-repeated="16379"/>
        </table:table-row>
        <table:table-row table:style-name="ro1">
          <table:table-cell office:value-type="float" office:value="3246" table:style-name="ce1">
            <text:p>3246</text:p>
          </table:table-cell>
          <table:table-cell office:value-type="float" office:value="1" table:style-name="ce1">
            <text:p>1</text:p>
          </table:table-cell>
          <table:table-cell office:value-type="float" office:value="290" table:style-name="ce1">
            <text:p>290</text:p>
          </table:table-cell>
          <table:table-cell office:value-type="float" office:value="12" table:style-name="ce1">
            <text:p>12</text:p>
          </table:table-cell>
          <table:table-cell office:value-type="float" office:value="14219" table:style-name="ce1">
            <text:p>14219</text:p>
          </table:table-cell>
          <table:table-cell table:number-columns-repeated="16379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3" table:style-name="ce1">
            <text:p>13</text:p>
          </table:table-cell>
          <table:table-cell office:value-type="float" office:value="14219" table:style-name="ce1">
            <text:p>14219</text:p>
          </table:table-cell>
          <table:table-cell table:number-columns-repeated="16379"/>
        </table:table-row>
        <table:table-row table:style-name="ro1">
          <table:table-cell office:value-type="float" office:value="3248" table:style-name="ce1">
            <text:p>3248</text:p>
          </table:table-cell>
          <table:table-cell office:value-type="float" office:value="1" table:style-name="ce1">
            <text:p>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style-name="ce1">
            <text:p>12</text:p>
          </table:table-cell>
          <table:table-cell office:value-type="float" office:value="14220" table:style-name="ce1">
            <text:p>14220</text:p>
          </table:table-cell>
          <table:table-cell table:number-columns-repeated="16379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float" office:value="1" table:style-name="ce1">
            <text:p>1</text:p>
          </table:table-cell>
          <table:table-cell office:value-type="float" office:value="7000" table:style-name="ce1">
            <text:p>7000</text:p>
          </table:table-cell>
          <table:table-cell office:value-type="float" office:value="13" table:style-name="ce1">
            <text:p>13</text:p>
          </table:table-cell>
          <table:table-cell office:value-type="float" office:value="14220" table:style-name="ce1">
            <text:p>14220</text:p>
          </table:table-cell>
          <table:table-cell table:number-columns-repeated="16379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float" office:value="95" table:style-name="ce1">
            <text:p>95</text:p>
          </table:table-cell>
          <table:table-cell office:value-type="float" office:value="2256" table:style-name="ce1">
            <text:p>2256</text:p>
          </table:table-cell>
          <table:table-cell office:value-type="float" office:value="15" table:style-name="ce1">
            <text:p>15</text:p>
          </table:table-cell>
          <table:table-cell office:value-type="float" office:value="14221" table:style-name="ce1">
            <text:p>14221</text:p>
          </table:table-cell>
          <table:table-cell table:number-columns-repeated="16379"/>
        </table:table-row>
        <table:table-row table:style-name="ro1">
          <table:table-cell office:value-type="float" office:value="3251" table:style-name="ce1">
            <text:p>3251</text:p>
          </table:table-cell>
          <table:table-cell office:value-type="float" office:value="87" table:style-name="ce1">
            <text:p>87</text:p>
          </table:table-cell>
          <table:table-cell office:value-type="float" office:value="685.40997314453102" table:style-name="ce1">
            <text:p>685,4099731</text:p>
          </table:table-cell>
          <table:table-cell office:value-type="float" office:value="15" table:style-name="ce1">
            <text:p>15</text:p>
          </table:table-cell>
          <table:table-cell office:value-type="float" office:value="14222" table:style-name="ce1">
            <text:p>14222</text:p>
          </table:table-cell>
          <table:table-cell table:number-columns-repeated="16379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4223" table:style-name="ce1">
            <text:p>14223</text:p>
          </table:table-cell>
          <table:table-cell table:number-columns-repeated="16379"/>
        </table:table-row>
        <table:table-row table:style-name="ro1">
          <table:table-cell office:value-type="float" office:value="3253" table:style-name="ce1">
            <text:p>3253</text:p>
          </table:table-cell>
          <table:table-cell office:value-type="float" office:value="95" table:style-name="ce1">
            <text:p>95</text:p>
          </table:table-cell>
          <table:table-cell office:value-type="float" office:value="60.490001678466797" table:style-name="ce1">
            <text:p>60,49000168</text:p>
          </table:table-cell>
          <table:table-cell office:value-type="float" office:value="15" table:style-name="ce1">
            <text:p>15</text:p>
          </table:table-cell>
          <table:table-cell office:value-type="float" office:value="14224" table:style-name="ce1">
            <text:p>14224</text:p>
          </table:table-cell>
          <table:table-cell table:number-columns-repeated="16379"/>
        </table:table-row>
        <table:table-row table:style-name="ro1">
          <table:table-cell office:value-type="float" office:value="3254" table:style-name="ce1">
            <text:p>3254</text:p>
          </table:table-cell>
          <table:table-cell office:value-type="float" office:value="95" table:style-name="ce1">
            <text:p>95</text:p>
          </table:table-cell>
          <table:table-cell office:value-type="float" office:value="2885.38989257813" table:style-name="ce1">
            <text:p>2885,389893</text:p>
          </table:table-cell>
          <table:table-cell office:value-type="float" office:value="15" table:style-name="ce1">
            <text:p>15</text:p>
          </table:table-cell>
          <table:table-cell office:value-type="float" office:value="14225" table:style-name="ce1">
            <text:p>14225</text:p>
          </table:table-cell>
          <table:table-cell table:number-columns-repeated="16379"/>
        </table:table-row>
        <table:table-row table:style-name="ro1">
          <table:table-cell office:value-type="float" office:value="3255" table:style-name="ce1">
            <text:p>325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226" table:style-name="ce1">
            <text:p>14226</text:p>
          </table:table-cell>
          <table:table-cell table:number-columns-repeated="16379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226" table:style-name="ce1">
            <text:p>14226</text:p>
          </table:table-cell>
          <table:table-cell table:number-columns-repeated="16379"/>
        </table:table-row>
        <table:table-row table:style-name="ro1">
          <table:table-cell office:value-type="float" office:value="3257" table:style-name="ce1">
            <text:p>3257</text:p>
          </table:table-cell>
          <table:table-cell office:value-type="float" office:value="87" table:style-name="ce1">
            <text:p>87</text:p>
          </table:table-cell>
          <table:table-cell office:value-type="float" office:value="586.530029296875" table:style-name="ce1">
            <text:p>586,5300293</text:p>
          </table:table-cell>
          <table:table-cell office:value-type="float" office:value="15" table:style-name="ce1">
            <text:p>15</text:p>
          </table:table-cell>
          <table:table-cell office:value-type="float" office:value="14093" table:style-name="ce1">
            <text:p>14093</text:p>
          </table:table-cell>
          <table:table-cell table:number-columns-repeated="16379"/>
        </table:table-row>
        <table:table-row table:style-name="ro1">
          <table:table-cell office:value-type="float" office:value="3258" table:style-name="ce1">
            <text:p>3258</text:p>
          </table:table-cell>
          <table:table-cell office:value-type="float" office:value="3" table:style-name="ce1">
            <text:p>3</text:p>
          </table:table-cell>
          <table:table-cell office:value-type="float" office:value="38657.109375" table:style-name="ce1">
            <text:p>38657,10938</text:p>
          </table:table-cell>
          <table:table-cell office:value-type="float" office:value="14" table:style-name="ce1">
            <text:p>14</text:p>
          </table:table-cell>
          <table:table-cell office:value-type="float" office:value="14093" table:style-name="ce1">
            <text:p>14093</text:p>
          </table:table-cell>
          <table:table-cell table:number-columns-repeated="16379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float" office:value="111" table:style-name="ce1">
            <text:p>111</text:p>
          </table:table-cell>
          <table:table-cell office:value-type="float" office:value="1449" table:style-name="ce1">
            <text:p>1449</text:p>
          </table:table-cell>
          <table:table-cell office:value-type="float" office:value="15" table:style-name="ce1">
            <text:p>15</text:p>
          </table:table-cell>
          <table:table-cell office:value-type="float" office:value="14095" table:style-name="ce1">
            <text:p>14095</text:p>
          </table:table-cell>
          <table:table-cell table:number-columns-repeated="16379"/>
        </table:table-row>
        <table:table-row table:style-name="ro1">
          <table:table-cell office:value-type="float" office:value="3260" table:style-name="ce1">
            <text:p>3260</text:p>
          </table:table-cell>
          <table:table-cell office:value-type="float" office:value="168" table:style-name="ce1">
            <text:p>168</text:p>
          </table:table-cell>
          <table:table-cell office:value-type="float" office:value="1020" table:style-name="ce1">
            <text:p>1020</text:p>
          </table:table-cell>
          <table:table-cell office:value-type="float" office:value="15" table:style-name="ce1">
            <text:p>15</text:p>
          </table:table-cell>
          <table:table-cell office:value-type="float" office:value="14095" table:style-name="ce1">
            <text:p>14095</text:p>
          </table:table-cell>
          <table:table-cell table:number-columns-repeated="16379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float" office:value="198" table:style-name="ce1">
            <text:p>198</text:p>
          </table:table-cell>
          <table:table-cell office:value-type="float" office:value="2529" table:style-name="ce1">
            <text:p>2529</text:p>
          </table:table-cell>
          <table:table-cell office:value-type="float" office:value="15" table:style-name="ce1">
            <text:p>15</text:p>
          </table:table-cell>
          <table:table-cell office:value-type="float" office:value="14095" table:style-name="ce1">
            <text:p>14095</text:p>
          </table:table-cell>
          <table:table-cell table:number-columns-repeated="16379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float" office:value="199" table:style-name="ce1">
            <text:p>199</text:p>
          </table:table-cell>
          <table:table-cell office:value-type="float" office:value="994" table:style-name="ce1">
            <text:p>994</text:p>
          </table:table-cell>
          <table:table-cell office:value-type="float" office:value="15" table:style-name="ce1">
            <text:p>15</text:p>
          </table:table-cell>
          <table:table-cell office:value-type="float" office:value="14095" table:style-name="ce1">
            <text:p>14095</text:p>
          </table:table-cell>
          <table:table-cell table:number-columns-repeated="16379"/>
        </table:table-row>
        <table:table-row table:style-name="ro1">
          <table:table-cell office:value-type="float" office:value="3263" table:style-name="ce1">
            <text:p>3263</text:p>
          </table:table-cell>
          <table:table-cell office:value-type="float" office:value="204" table:style-name="ce1">
            <text:p>204</text:p>
          </table:table-cell>
          <table:table-cell office:value-type="float" office:value="499.489990234375" table:style-name="ce1">
            <text:p>499,4899902</text:p>
          </table:table-cell>
          <table:table-cell office:value-type="float" office:value="12" table:style-name="ce1">
            <text:p>12</text:p>
          </table:table-cell>
          <table:table-cell office:value-type="float" office:value="14098" table:style-name="ce1">
            <text:p>14098</text:p>
          </table:table-cell>
          <table:table-cell table:number-columns-repeated="16379"/>
        </table:table-row>
        <table:table-row table:style-name="ro1">
          <table:table-cell office:value-type="float" office:value="3265" table:style-name="ce1">
            <text:p>3265</text:p>
          </table:table-cell>
          <table:table-cell office:value-type="float" office:value="207" table:style-name="ce1">
            <text:p>207</text:p>
          </table:table-cell>
          <table:table-cell office:value-type="float" office:value="947.94000244140602" table:style-name="ce1">
            <text:p>947,9400024</text:p>
          </table:table-cell>
          <table:table-cell office:value-type="float" office:value="12" table:style-name="ce1">
            <text:p>12</text:p>
          </table:table-cell>
          <table:table-cell office:value-type="float" office:value="14098" table:style-name="ce1">
            <text:p>14098</text:p>
          </table:table-cell>
          <table:table-cell table:number-columns-repeated="16379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float" office:value="88" table:style-name="ce1">
            <text:p>88</text:p>
          </table:table-cell>
          <table:table-cell office:value-type="float" office:value="1004.82000732422" table:style-name="ce1">
            <text:p>1004,820007</text:p>
          </table:table-cell>
          <table:table-cell office:value-type="float" office:value="14" table:style-name="ce1">
            <text:p>14</text:p>
          </table:table-cell>
          <table:table-cell office:value-type="float" office:value="14102" table:style-name="ce1">
            <text:p>14102</text:p>
          </table:table-cell>
          <table:table-cell table:number-columns-repeated="16379"/>
        </table:table-row>
        <table:table-row table:style-name="ro1">
          <table:table-cell office:value-type="float" office:value="3267" table:style-name="ce1">
            <text:p>3267</text:p>
          </table:table-cell>
          <table:table-cell office:value-type="float" office:value="87" table:style-name="ce1">
            <text:p>87</text:p>
          </table:table-cell>
          <table:table-cell office:value-type="float" office:value="686.91998291015602" table:style-name="ce1">
            <text:p>686,9199829</text:p>
          </table:table-cell>
          <table:table-cell office:value-type="float" office:value="15" table:style-name="ce1">
            <text:p>15</text:p>
          </table:table-cell>
          <table:table-cell office:value-type="float" office:value="14124" table:style-name="ce1">
            <text:p>14124</text:p>
          </table:table-cell>
          <table:table-cell table:number-columns-repeated="16379"/>
        </table:table-row>
        <table:table-row table:style-name="ro1">
          <table:table-cell office:value-type="float" office:value="3268" table:style-name="ce1">
            <text:p>3268</text:p>
          </table:table-cell>
          <table:table-cell office:value-type="float" office:value="3" table:style-name="ce1">
            <text:p>3</text:p>
          </table:table-cell>
          <table:table-cell office:value-type="float" office:value="35801.19140625" table:style-name="ce1">
            <text:p>35801,19141</text:p>
          </table:table-cell>
          <table:table-cell office:value-type="float" office:value="14" table:style-name="ce1">
            <text:p>14</text:p>
          </table:table-cell>
          <table:table-cell office:value-type="float" office:value="14124" table:style-name="ce1">
            <text:p>14124</text:p>
          </table:table-cell>
          <table:table-cell table:number-columns-repeated="16379"/>
        </table:table-row>
        <table:table-row table:style-name="ro1">
          <table:table-cell office:value-type="float" office:value="3269" table:style-name="ce1">
            <text:p>3269</text:p>
          </table:table-cell>
          <table:table-cell office:value-type="float" office:value="87" table:style-name="ce1">
            <text:p>87</text:p>
          </table:table-cell>
          <table:table-cell office:value-type="float" office:value="2089.63989257813" table:style-name="ce1">
            <text:p>2089,639893</text:p>
          </table:table-cell>
          <table:table-cell office:value-type="float" office:value="15" table:style-name="ce1">
            <text:p>15</text:p>
          </table:table-cell>
          <table:table-cell office:value-type="float" office:value="14126" table:style-name="ce1">
            <text:p>14126</text:p>
          </table:table-cell>
          <table:table-cell table:number-columns-repeated="16379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float" office:value="88" table:style-name="ce1">
            <text:p>88</text:p>
          </table:table-cell>
          <table:table-cell office:value-type="float" office:value="2514.39990234375" table:style-name="ce1">
            <text:p>2514,399902</text:p>
          </table:table-cell>
          <table:table-cell office:value-type="float" office:value="14" table:style-name="ce1">
            <text:p>14</text:p>
          </table:table-cell>
          <table:table-cell office:value-type="float" office:value="14128" table:style-name="ce1">
            <text:p>14128</text:p>
          </table:table-cell>
          <table:table-cell table:number-columns-repeated="16379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float" office:value="87" table:style-name="ce1">
            <text:p>87</text:p>
          </table:table-cell>
          <table:table-cell office:value-type="float" office:value="1430.2900390625" table:style-name="ce1">
            <text:p>1430,290039</text:p>
          </table:table-cell>
          <table:table-cell office:value-type="float" office:value="15" table:style-name="ce1">
            <text:p>15</text:p>
          </table:table-cell>
          <table:table-cell office:value-type="float" office:value="14130" table:style-name="ce1">
            <text:p>14130</text:p>
          </table:table-cell>
          <table:table-cell table:number-columns-repeated="16379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float" office:value="95" table:style-name="ce1">
            <text:p>95</text:p>
          </table:table-cell>
          <table:table-cell office:value-type="float" office:value="10470.5" table:style-name="ce1">
            <text:p>10470,5</text:p>
          </table:table-cell>
          <table:table-cell office:value-type="float" office:value="15" table:style-name="ce1">
            <text:p>15</text:p>
          </table:table-cell>
          <table:table-cell office:value-type="float" office:value="14137" table:style-name="ce1">
            <text:p>14137</text:p>
          </table:table-cell>
          <table:table-cell table:number-columns-repeated="16379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float" office:value="116" table:style-name="ce1">
            <text:p>116</text:p>
          </table:table-cell>
          <table:table-cell office:value-type="float" office:value="3736" table:style-name="ce1">
            <text:p>3736</text:p>
          </table:table-cell>
          <table:table-cell office:value-type="float" office:value="15" table:style-name="ce1">
            <text:p>15</text:p>
          </table:table-cell>
          <table:table-cell office:value-type="float" office:value="14140" table:style-name="ce1">
            <text:p>14140</text:p>
          </table:table-cell>
          <table:table-cell table:number-columns-repeated="16379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float" office:value="168" table:style-name="ce1">
            <text:p>168</text:p>
          </table:table-cell>
          <table:table-cell office:value-type="float" office:value="1014" table:style-name="ce1">
            <text:p>1014</text:p>
          </table:table-cell>
          <table:table-cell office:value-type="float" office:value="15" table:style-name="ce1">
            <text:p>15</text:p>
          </table:table-cell>
          <table:table-cell office:value-type="float" office:value="14140" table:style-name="ce1">
            <text:p>14140</text:p>
          </table:table-cell>
          <table:table-cell table:number-columns-repeated="16379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float" office:value="198" table:style-name="ce1">
            <text:p>198</text:p>
          </table:table-cell>
          <table:table-cell office:value-type="float" office:value="2262" table:style-name="ce1">
            <text:p>2262</text:p>
          </table:table-cell>
          <table:table-cell office:value-type="float" office:value="15" table:style-name="ce1">
            <text:p>15</text:p>
          </table:table-cell>
          <table:table-cell office:value-type="float" office:value="14140" table:style-name="ce1">
            <text:p>14140</text:p>
          </table:table-cell>
          <table:table-cell table:number-columns-repeated="16379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float" office:value="87" table:style-name="ce1">
            <text:p>87</text:p>
          </table:table-cell>
          <table:table-cell office:value-type="float" office:value="2002.58996582031" table:style-name="ce1">
            <text:p>2002,589966</text:p>
          </table:table-cell>
          <table:table-cell office:value-type="float" office:value="15" table:style-name="ce1">
            <text:p>15</text:p>
          </table:table-cell>
          <table:table-cell office:value-type="float" office:value="14142" table:style-name="ce1">
            <text:p>14142</text:p>
          </table:table-cell>
          <table:table-cell table:number-columns-repeated="16379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float" office:value="95" table:style-name="ce1">
            <text:p>95</text:p>
          </table:table-cell>
          <table:table-cell office:value-type="float" office:value="37.889999389648402" table:style-name="ce1">
            <text:p>37,88999939</text:p>
          </table:table-cell>
          <table:table-cell office:value-type="float" office:value="12" table:style-name="ce1">
            <text:p>12</text:p>
          </table:table-cell>
          <table:table-cell office:value-type="float" office:value="14150" table:style-name="ce1">
            <text:p>14150</text:p>
          </table:table-cell>
          <table:table-cell table:number-columns-repeated="16379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float" office:value="87" table:style-name="ce1">
            <text:p>87</text:p>
          </table:table-cell>
          <table:table-cell office:value-type="float" office:value="593.92999267578102" table:style-name="ce1">
            <text:p>593,9299927</text:p>
          </table:table-cell>
          <table:table-cell office:value-type="float" office:value="15" table:style-name="ce1">
            <text:p>15</text:p>
          </table:table-cell>
          <table:table-cell office:value-type="float" office:value="14157" table:style-name="ce1">
            <text:p>14157</text:p>
          </table:table-cell>
          <table:table-cell table:number-columns-repeated="16379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float" office:value="3" table:style-name="ce1">
            <text:p>3</text:p>
          </table:table-cell>
          <table:table-cell office:value-type="float" office:value="24152.640625" table:style-name="ce1">
            <text:p>24152,64063</text:p>
          </table:table-cell>
          <table:table-cell office:value-type="float" office:value="14" table:style-name="ce1">
            <text:p>14</text:p>
          </table:table-cell>
          <table:table-cell office:value-type="float" office:value="14157" table:style-name="ce1">
            <text:p>14157</text:p>
          </table:table-cell>
          <table:table-cell table:number-columns-repeated="16379"/>
        </table:table-row>
        <table:table-row table:style-name="ro1">
          <table:table-cell office:value-type="float" office:value="3280" table:style-name="ce1">
            <text:p>3280</text:p>
          </table:table-cell>
          <table:table-cell office:value-type="float" office:value="185" table:style-name="ce1">
            <text:p>185</text:p>
          </table:table-cell>
          <table:table-cell office:value-type="float" office:value="5655.2099609375" table:style-name="ce1">
            <text:p>5655,209961</text:p>
          </table:table-cell>
          <table:table-cell office:value-type="float" office:value="12" table:style-name="ce1">
            <text:p>12</text:p>
          </table:table-cell>
          <table:table-cell office:value-type="float" office:value="14158" table:style-name="ce1">
            <text:p>14158</text:p>
          </table:table-cell>
          <table:table-cell table:number-columns-repeated="16379"/>
        </table:table-row>
        <table:table-row table:style-name="ro1">
          <table:table-cell office:value-type="float" office:value="3281" table:style-name="ce1">
            <text:p>3281</text:p>
          </table:table-cell>
          <table:table-cell office:value-type="float" office:value="87" table:style-name="ce1">
            <text:p>87</text:p>
          </table:table-cell>
          <table:table-cell office:value-type="float" office:value="156.05000305175801" table:style-name="ce1">
            <text:p>156,0500031</text:p>
          </table:table-cell>
          <table:table-cell office:value-type="float" office:value="15" table:style-name="ce1">
            <text:p>15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282" table:style-name="ce1">
            <text:p>3282</text:p>
          </table:table-cell>
          <table:table-cell office:value-type="float" office:value="185" table:style-name="ce1">
            <text:p>185</text:p>
          </table:table-cell>
          <table:table-cell office:value-type="float" office:value="78.410003662109403" table:style-name="ce1">
            <text:p>78,41000366</text:p>
          </table:table-cell>
          <table:table-cell office:value-type="float" office:value="15" table:style-name="ce1">
            <text:p>15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283" table:style-name="ce1">
            <text:p>3283</text:p>
          </table:table-cell>
          <table:table-cell office:value-type="float" office:value="185" table:style-name="ce1">
            <text:p>185</text:p>
          </table:table-cell>
          <table:table-cell office:value-type="float" office:value="168.82000732421901" table:style-name="ce1">
            <text:p>168,8200073</text:p>
          </table:table-cell>
          <table:table-cell office:value-type="float" office:value="15" table:style-name="ce1">
            <text:p>15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float" office:value="111" table:style-name="ce1">
            <text:p>111</text:p>
          </table:table-cell>
          <table:table-cell office:value-type="float" office:value="172.35000610351599" table:style-name="ce1">
            <text:p>172,3500061</text:p>
          </table:table-cell>
          <table:table-cell office:value-type="float" office:value="15" table:style-name="ce1">
            <text:p>15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285" table:style-name="ce1">
            <text:p>3285</text:p>
          </table:table-cell>
          <table:table-cell office:value-type="float" office:value="88" table:style-name="ce1">
            <text:p>88</text:p>
          </table:table-cell>
          <table:table-cell office:value-type="float" office:value="156.05000305175801" table:style-name="ce1">
            <text:p>156,0500031</text:p>
          </table:table-cell>
          <table:table-cell office:value-type="float" office:value="15" table:style-name="ce1">
            <text:p>15</text:p>
          </table:table-cell>
          <table:table-cell office:value-type="float" office:value="14177" table:style-name="ce1">
            <text:p>14177</text:p>
          </table:table-cell>
          <table:table-cell table:number-columns-repeated="16379"/>
        </table:table-row>
        <table:table-row table:style-name="ro1">
          <table:table-cell office:value-type="float" office:value="3286" table:style-name="ce1">
            <text:p>3286</text:p>
          </table:table-cell>
          <table:table-cell office:value-type="float" office:value="111" table:style-name="ce1">
            <text:p>111</text:p>
          </table:table-cell>
          <table:table-cell office:value-type="float" office:value="624.65002441406295" table:style-name="ce1">
            <text:p>624,6500244</text:p>
          </table:table-cell>
          <table:table-cell office:value-type="float" office:value="15" table:style-name="ce1">
            <text:p>15</text:p>
          </table:table-cell>
          <table:table-cell office:value-type="float" office:value="14178" table:style-name="ce1">
            <text:p>14178</text:p>
          </table:table-cell>
          <table:table-cell table:number-columns-repeated="16379"/>
        </table:table-row>
        <table:table-row table:style-name="ro1">
          <table:table-cell office:value-type="float" office:value="3287" table:style-name="ce1">
            <text:p>3287</text:p>
          </table:table-cell>
          <table:table-cell office:value-type="float" office:value="128" table:style-name="ce1">
            <text:p>128</text:p>
          </table:table-cell>
          <table:table-cell office:value-type="float" office:value="395.39999389648398" table:style-name="ce1">
            <text:p>395,3999939</text:p>
          </table:table-cell>
          <table:table-cell office:value-type="float" office:value="15" table:style-name="ce1">
            <text:p>15</text:p>
          </table:table-cell>
          <table:table-cell office:value-type="float" office:value="14178" table:style-name="ce1">
            <text:p>14178</text:p>
          </table:table-cell>
          <table:table-cell table:number-columns-repeated="16379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float" office:value="88" table:style-name="ce1">
            <text:p>88</text:p>
          </table:table-cell>
          <table:table-cell office:value-type="float" office:value="1491.05004882813" table:style-name="ce1">
            <text:p>1491,050049</text:p>
          </table:table-cell>
          <table:table-cell office:value-type="float" office:value="14" table:style-name="ce1">
            <text:p>14</text:p>
          </table:table-cell>
          <table:table-cell office:value-type="float" office:value="14182" table:style-name="ce1">
            <text:p>14182</text:p>
          </table:table-cell>
          <table:table-cell table:number-columns-repeated="16379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float" office:value="111" table:style-name="ce1">
            <text:p>111</text:p>
          </table:table-cell>
          <table:table-cell office:value-type="float" office:value="3925" table:style-name="ce1">
            <text:p>3925</text:p>
          </table:table-cell>
          <table:table-cell office:value-type="float" office:value="15" table:style-name="ce1">
            <text:p>15</text:p>
          </table:table-cell>
          <table:table-cell office:value-type="float" office:value="14183" table:style-name="ce1">
            <text:p>14183</text:p>
          </table:table-cell>
          <table:table-cell table:number-columns-repeated="16379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float" office:value="198" table:style-name="ce1">
            <text:p>198</text:p>
          </table:table-cell>
          <table:table-cell office:value-type="float" office:value="139.22999572753901" table:style-name="ce1">
            <text:p>139,2299957</text:p>
          </table:table-cell>
          <table:table-cell office:value-type="float" office:value="15" table:style-name="ce1">
            <text:p>15</text:p>
          </table:table-cell>
          <table:table-cell office:value-type="float" office:value="14183" table:style-name="ce1">
            <text:p>14183</text:p>
          </table:table-cell>
          <table:table-cell table:number-columns-repeated="16379"/>
        </table:table-row>
        <table:table-row table:style-name="ro1">
          <table:table-cell office:value-type="float" office:value="3291" table:style-name="ce1">
            <text:p>3291</text:p>
          </table:table-cell>
          <table:table-cell office:value-type="float" office:value="199" table:style-name="ce1">
            <text:p>199</text:p>
          </table:table-cell>
          <table:table-cell office:value-type="float" office:value="3274" table:style-name="ce1">
            <text:p>3274</text:p>
          </table:table-cell>
          <table:table-cell office:value-type="float" office:value="15" table:style-name="ce1">
            <text:p>15</text:p>
          </table:table-cell>
          <table:table-cell office:value-type="float" office:value="14183" table:style-name="ce1">
            <text:p>14183</text:p>
          </table:table-cell>
          <table:table-cell table:number-columns-repeated="16379"/>
        </table:table-row>
        <table:table-row table:style-name="ro1">
          <table:table-cell office:value-type="float" office:value="3292" table:style-name="ce1">
            <text:p>3292</text:p>
          </table:table-cell>
          <table:table-cell office:value-type="float" office:value="185" table:style-name="ce1">
            <text:p>185</text:p>
          </table:table-cell>
          <table:table-cell office:value-type="float" office:value="12625.2900390625" table:style-name="ce1">
            <text:p>12625,29004</text:p>
          </table:table-cell>
          <table:table-cell office:value-type="float" office:value="12" table:style-name="ce1">
            <text:p>12</text:p>
          </table:table-cell>
          <table:table-cell office:value-type="float" office:value="14187" table:style-name="ce1">
            <text:p>14187</text:p>
          </table:table-cell>
          <table:table-cell table:number-columns-repeated="16379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float" office:value="111" table:style-name="ce1">
            <text:p>111</text:p>
          </table:table-cell>
          <table:table-cell office:value-type="float" office:value="679.510009765625" table:style-name="ce1">
            <text:p>679,5100098</text:p>
          </table:table-cell>
          <table:table-cell office:value-type="float" office:value="15" table:style-name="ce1">
            <text:p>15</text:p>
          </table:table-cell>
          <table:table-cell office:value-type="float" office:value="14199" table:style-name="ce1">
            <text:p>14199</text:p>
          </table:table-cell>
          <table:table-cell table:number-columns-repeated="16379"/>
        </table:table-row>
        <table:table-row table:style-name="ro1">
          <table:table-cell office:value-type="float" office:value="3294" table:style-name="ce1">
            <text:p>3294</text:p>
          </table:table-cell>
          <table:table-cell office:value-type="float" office:value="128" table:style-name="ce1">
            <text:p>128</text:p>
          </table:table-cell>
          <table:table-cell office:value-type="float" office:value="307.97000122070301" table:style-name="ce1">
            <text:p>307,9700012</text:p>
          </table:table-cell>
          <table:table-cell office:value-type="float" office:value="15" table:style-name="ce1">
            <text:p>15</text:p>
          </table:table-cell>
          <table:table-cell office:value-type="float" office:value="14199" table:style-name="ce1">
            <text:p>14199</text:p>
          </table:table-cell>
          <table:table-cell table:number-columns-repeated="16379"/>
        </table:table-row>
        <table:table-row table:style-name="ro1">
          <table:table-cell office:value-type="float" office:value="3295" table:style-name="ce1">
            <text:p>3295</text:p>
          </table:table-cell>
          <table:table-cell office:value-type="float" office:value="87" table:style-name="ce1">
            <text:p>87</text:p>
          </table:table-cell>
          <table:table-cell office:value-type="float" office:value="2186.76000976563" table:style-name="ce1">
            <text:p>2186,76001</text:p>
          </table:table-cell>
          <table:table-cell office:value-type="float" office:value="15" table:style-name="ce1">
            <text:p>15</text:p>
          </table:table-cell>
          <table:table-cell office:value-type="float" office:value="14201" table:style-name="ce1">
            <text:p>14201</text:p>
          </table:table-cell>
          <table:table-cell table:number-columns-repeated="16379"/>
        </table:table-row>
        <table:table-row table:style-name="ro1">
          <table:table-cell office:value-type="float" office:value="3296" table:style-name="ce1">
            <text:p>3296</text:p>
          </table:table-cell>
          <table:table-cell office:value-type="float" office:value="198" table:style-name="ce1">
            <text:p>198</text:p>
          </table:table-cell>
          <table:table-cell office:value-type="float" office:value="6449.60009765625" table:style-name="ce1">
            <text:p>6449,600098</text:p>
          </table:table-cell>
          <table:table-cell office:value-type="float" office:value="12" table:style-name="ce1">
            <text:p>12</text:p>
          </table:table-cell>
          <table:table-cell office:value-type="float" office:value="14202" table:style-name="ce1">
            <text:p>14202</text:p>
          </table:table-cell>
          <table:table-cell table:number-columns-repeated="16379"/>
        </table:table-row>
        <table:table-row table:style-name="ro1">
          <table:table-cell office:value-type="float" office:value="3297" table:style-name="ce1">
            <text:p>3297</text:p>
          </table:table-cell>
          <table:table-cell office:value-type="float" office:value="199" table:style-name="ce1">
            <text:p>199</text:p>
          </table:table-cell>
          <table:table-cell office:value-type="float" office:value="1474" table:style-name="ce1">
            <text:p>1474</text:p>
          </table:table-cell>
          <table:table-cell office:value-type="float" office:value="15" table:style-name="ce1">
            <text:p>15</text:p>
          </table:table-cell>
          <table:table-cell office:value-type="float" office:value="14202" table:style-name="ce1">
            <text:p>14202</text:p>
          </table:table-cell>
          <table:table-cell table:number-columns-repeated="16379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float" office:value="87" table:style-name="ce1">
            <text:p>87</text:p>
          </table:table-cell>
          <table:table-cell office:value-type="float" office:value="129.10000610351599" table:style-name="ce1">
            <text:p>129,1000061</text:p>
          </table:table-cell>
          <table:table-cell office:value-type="float" office:value="15" table:style-name="ce1">
            <text:p>15</text:p>
          </table:table-cell>
          <table:table-cell office:value-type="float" office:value="14221" table:style-name="ce1">
            <text:p>14221</text:p>
          </table:table-cell>
          <table:table-cell table:number-columns-repeated="16379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float" office:value="111" table:style-name="ce1">
            <text:p>111</text:p>
          </table:table-cell>
          <table:table-cell office:value-type="float" office:value="2504" table:style-name="ce1">
            <text:p>2504</text:p>
          </table:table-cell>
          <table:table-cell office:value-type="float" office:value="15" table:style-name="ce1">
            <text:p>15</text:p>
          </table:table-cell>
          <table:table-cell office:value-type="float" office:value="14221" table:style-name="ce1">
            <text:p>14221</text:p>
          </table:table-cell>
          <table:table-cell table:number-columns-repeated="16379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float" office:value="116" table:style-name="ce1">
            <text:p>116</text:p>
          </table:table-cell>
          <table:table-cell office:value-type="float" office:value="3844" table:style-name="ce1">
            <text:p>3844</text:p>
          </table:table-cell>
          <table:table-cell office:value-type="float" office:value="15" table:style-name="ce1">
            <text:p>15</text:p>
          </table:table-cell>
          <table:table-cell office:value-type="float" office:value="14221" table:style-name="ce1">
            <text:p>14221</text:p>
          </table:table-cell>
          <table:table-cell table:number-columns-repeated="16379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float" office:value="199" table:style-name="ce1">
            <text:p>199</text:p>
          </table:table-cell>
          <table:table-cell office:value-type="float" office:value="727" table:style-name="ce1">
            <text:p>727</text:p>
          </table:table-cell>
          <table:table-cell office:value-type="float" office:value="15" table:style-name="ce1">
            <text:p>15</text:p>
          </table:table-cell>
          <table:table-cell office:value-type="float" office:value="14221" table:style-name="ce1">
            <text:p>14221</text:p>
          </table:table-cell>
          <table:table-cell table:number-columns-repeated="16379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float" office:value="3" table:style-name="ce1">
            <text:p>3</text:p>
          </table:table-cell>
          <table:table-cell office:value-type="float" office:value="35748.26171875" table:style-name="ce1">
            <text:p>35748,26172</text:p>
          </table:table-cell>
          <table:table-cell office:value-type="float" office:value="14" table:style-name="ce1">
            <text:p>14</text:p>
          </table:table-cell>
          <table:table-cell office:value-type="float" office:value="14222" table:style-name="ce1">
            <text:p>14222</text:p>
          </table:table-cell>
          <table:table-cell table:number-columns-repeated="16379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float" office:value="87" table:style-name="ce1">
            <text:p>87</text:p>
          </table:table-cell>
          <table:table-cell office:value-type="float" office:value="806.85998535156295" table:style-name="ce1">
            <text:p>806,8599854</text:p>
          </table:table-cell>
          <table:table-cell office:value-type="float" office:value="15" table:style-name="ce1">
            <text:p>15</text:p>
          </table:table-cell>
          <table:table-cell office:value-type="float" office:value="14224" table:style-name="ce1">
            <text:p>14224</text:p>
          </table:table-cell>
          <table:table-cell table:number-columns-repeated="16379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float" office:value="111" table:style-name="ce1">
            <text:p>111</text:p>
          </table:table-cell>
          <table:table-cell office:value-type="float" office:value="685.63000488281295" table:style-name="ce1">
            <text:p>685,6300049</text:p>
          </table:table-cell>
          <table:table-cell office:value-type="float" office:value="15" table:style-name="ce1">
            <text:p>15</text:p>
          </table:table-cell>
          <table:table-cell office:value-type="float" office:value="14225" table:style-name="ce1">
            <text:p>14225</text:p>
          </table:table-cell>
          <table:table-cell table:number-columns-repeated="16379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float" office:value="128" table:style-name="ce1">
            <text:p>128</text:p>
          </table:table-cell>
          <table:table-cell office:value-type="float" office:value="300.57000732421898" table:style-name="ce1">
            <text:p>300,5700073</text:p>
          </table:table-cell>
          <table:table-cell office:value-type="float" office:value="15" table:style-name="ce1">
            <text:p>15</text:p>
          </table:table-cell>
          <table:table-cell office:value-type="float" office:value="14225" table:style-name="ce1">
            <text:p>14225</text:p>
          </table:table-cell>
          <table:table-cell table:number-columns-repeated="16379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27" table:style-name="ce1">
            <text:p>14227</text:p>
          </table:table-cell>
          <table:table-cell table:number-columns-repeated="16379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228" table:style-name="ce1">
            <text:p>14228</text:p>
          </table:table-cell>
          <table:table-cell table:number-columns-repeated="16379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228" table:style-name="ce1">
            <text:p>14228</text:p>
          </table:table-cell>
          <table:table-cell table:number-columns-repeated="16379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229" table:style-name="ce1">
            <text:p>14229</text:p>
          </table:table-cell>
          <table:table-cell table:number-columns-repeated="16379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229" table:style-name="ce1">
            <text:p>14229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4230" table:style-name="ce1">
            <text:p>14230</text:p>
          </table:table-cell>
          <table:table-cell table:number-columns-repeated="16379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231" table:style-name="ce1">
            <text:p>14231</text:p>
          </table:table-cell>
          <table:table-cell table:number-columns-repeated="16379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232" table:style-name="ce1">
            <text:p>14232</text:p>
          </table:table-cell>
          <table:table-cell table:number-columns-repeated="16379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233" table:style-name="ce1">
            <text:p>14233</text:p>
          </table:table-cell>
          <table:table-cell table:number-columns-repeated="16379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233" table:style-name="ce1">
            <text:p>14233</text:p>
          </table:table-cell>
          <table:table-cell table:number-columns-repeated="16379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34" table:style-name="ce1">
            <text:p>14234</text:p>
          </table:table-cell>
          <table:table-cell table:number-columns-repeated="16379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1" table:style-name="ce1">
            <text:p>1</text:p>
          </table:table-cell>
          <table:table-cell office:value-type="float" office:value="303" table:style-name="ce1">
            <text:p>303</text:p>
          </table:table-cell>
          <table:table-cell office:value-type="float" office:value="16" table:style-name="ce1">
            <text:p>16</text:p>
          </table:table-cell>
          <table:table-cell office:value-type="float" office:value="14235" table:style-name="ce1">
            <text:p>14235</text:p>
          </table:table-cell>
          <table:table-cell table:number-columns-repeated="16379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float" office:value="1" table:style-name="ce1">
            <text:p>1</text:p>
          </table:table-cell>
          <table:table-cell office:value-type="float" office:value="12000" table:style-name="ce1">
            <text:p>12000</text:p>
          </table:table-cell>
          <table:table-cell office:value-type="float" office:value="12" table:style-name="ce1">
            <text:p>12</text:p>
          </table:table-cell>
          <table:table-cell office:value-type="float" office:value="14236" table:style-name="ce1">
            <text:p>14236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1" table:style-name="ce1">
            <text:p>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style-name="ce1">
            <text:p>13</text:p>
          </table:table-cell>
          <table:table-cell office:value-type="float" office:value="14236" table:style-name="ce1">
            <text:p>14236</text:p>
          </table:table-cell>
          <table:table-cell table:number-columns-repeated="16379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4237" table:style-name="ce1">
            <text:p>14237</text:p>
          </table:table-cell>
          <table:table-cell table:number-columns-repeated="16379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238" table:style-name="ce1">
            <text:p>14238</text:p>
          </table:table-cell>
          <table:table-cell table:number-columns-repeated="16379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" table:style-name="ce1">
            <text:p>16</text:p>
          </table:table-cell>
          <table:table-cell office:value-type="float" office:value="14239" table:style-name="ce1">
            <text:p>14239</text:p>
          </table:table-cell>
          <table:table-cell table:number-columns-repeated="16379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" table:style-name="ce1">
            <text:p>16</text:p>
          </table:table-cell>
          <table:table-cell office:value-type="float" office:value="14239" table:style-name="ce1">
            <text:p>14239</text:p>
          </table:table-cell>
          <table:table-cell table:number-columns-repeated="16379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6" table:style-name="ce1">
            <text:p>16</text:p>
          </table:table-cell>
          <table:table-cell office:value-type="float" office:value="14240" table:style-name="ce1">
            <text:p>14240</text:p>
          </table:table-cell>
          <table:table-cell table:number-columns-repeated="16379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6" table:style-name="ce1">
            <text:p>16</text:p>
          </table:table-cell>
          <table:table-cell office:value-type="float" office:value="14240" table:style-name="ce1">
            <text:p>14240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241" table:style-name="ce1">
            <text:p>14241</text:p>
          </table:table-cell>
          <table:table-cell table:number-columns-repeated="16379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42" table:style-name="ce1">
            <text:p>14242</text:p>
          </table:table-cell>
          <table:table-cell table:number-columns-repeated="16379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14243" table:style-name="ce1">
            <text:p>14243</text:p>
          </table:table-cell>
          <table:table-cell table:number-columns-repeated="16379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16" table:style-name="ce1">
            <text:p>16</text:p>
          </table:table-cell>
          <table:table-cell office:value-type="float" office:value="14243" table:style-name="ce1">
            <text:p>14243</text:p>
          </table:table-cell>
          <table:table-cell table:number-columns-repeated="16379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office:value-type="float" office:value="12" table:style-name="ce1">
            <text:p>12</text:p>
          </table:table-cell>
          <table:table-cell office:value-type="float" office:value="14244" table:style-name="ce1">
            <text:p>14244</text:p>
          </table:table-cell>
          <table:table-cell table:number-columns-repeated="16379"/>
        </table:table-row>
        <table:table-row table:style-name="ro1">
          <table:table-cell office:value-type="float" office:value="3331" table:style-name="ce1">
            <text:p>3331</text:p>
          </table:table-cell>
          <table:table-cell office:value-type="float" office:value="1" table:style-name="ce1">
            <text:p>1</text:p>
          </table:table-cell>
          <table:table-cell office:value-type="float" office:value="5900" table:style-name="ce1">
            <text:p>5900</text:p>
          </table:table-cell>
          <table:table-cell office:value-type="float" office:value="13" table:style-name="ce1">
            <text:p>13</text:p>
          </table:table-cell>
          <table:table-cell office:value-type="float" office:value="14244" table:style-name="ce1">
            <text:p>14244</text:p>
          </table:table-cell>
          <table:table-cell table:number-columns-repeated="16379"/>
        </table:table-row>
        <table:table-row table:style-name="ro1">
          <table:table-cell office:value-type="float" office:value="3332" table:style-name="ce1">
            <text:p>3332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4245" table:style-name="ce1">
            <text:p>14245</text:p>
          </table:table-cell>
          <table:table-cell table:number-columns-repeated="16379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246" table:style-name="ce1">
            <text:p>14246</text:p>
          </table:table-cell>
          <table:table-cell table:number-columns-repeated="16379"/>
        </table:table-row>
        <table:table-row table:style-name="ro1">
          <table:table-cell office:value-type="float" office:value="3334" table:style-name="ce1">
            <text:p>3334</text:p>
          </table:table-cell>
          <table:table-cell table:number-columns-repeated="3" table:style-name="ce1"/>
          <table:table-cell office:value-type="float" office:value="14246" table:style-name="ce1">
            <text:p>14246</text:p>
          </table:table-cell>
          <table:table-cell table:number-columns-repeated="16379"/>
        </table:table-row>
        <table:table-row table:style-name="ro1">
          <table:table-cell office:value-type="float" office:value="3335" table:style-name="ce1">
            <text:p>333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47" table:style-name="ce1">
            <text:p>14247</text:p>
          </table:table-cell>
          <table:table-cell table:number-columns-repeated="16379"/>
        </table:table-row>
        <table:table-row table:style-name="ro1">
          <table:table-cell office:value-type="float" office:value="3336" table:style-name="ce1">
            <text:p>333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49" table:style-name="ce1">
            <text:p>14249</text:p>
          </table:table-cell>
          <table:table-cell table:number-columns-repeated="16379"/>
        </table:table-row>
        <table:table-row table:style-name="ro1">
          <table:table-cell office:value-type="float" office:value="3337" table:style-name="ce1">
            <text:p>333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50" table:style-name="ce1">
            <text:p>14250</text:p>
          </table:table-cell>
          <table:table-cell table:number-columns-repeated="16379"/>
        </table:table-row>
        <table:table-row table:style-name="ro1">
          <table:table-cell office:value-type="float" office:value="3338" table:style-name="ce1">
            <text:p>3338</text:p>
          </table:table-cell>
          <table:table-cell office:value-type="float" office:value="1" table:style-name="ce1">
            <text:p>1</text:p>
          </table:table-cell>
          <table:table-cell office:value-type="float" office:value="16500" table:style-name="ce1">
            <text:p>16500</text:p>
          </table:table-cell>
          <table:table-cell office:value-type="float" office:value="12" table:style-name="ce1">
            <text:p>12</text:p>
          </table:table-cell>
          <table:table-cell office:value-type="float" office:value="14251" table:style-name="ce1">
            <text:p>14251</text:p>
          </table:table-cell>
          <table:table-cell table:number-columns-repeated="16379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float" office:value="1" table:style-name="ce1">
            <text:p>1</text:p>
          </table:table-cell>
          <table:table-cell office:value-type="float" office:value="18000" table:style-name="ce1">
            <text:p>18000</text:p>
          </table:table-cell>
          <table:table-cell office:value-type="float" office:value="13" table:style-name="ce1">
            <text:p>13</text:p>
          </table:table-cell>
          <table:table-cell office:value-type="float" office:value="14251" table:style-name="ce1">
            <text:p>14251</text:p>
          </table:table-cell>
          <table:table-cell table:number-columns-repeated="16379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52" table:style-name="ce1">
            <text:p>14252</text:p>
          </table:table-cell>
          <table:table-cell table:number-columns-repeated="16379"/>
        </table:table-row>
        <table:table-row table:style-name="ro1">
          <table:table-cell office:value-type="float" office:value="3341" table:style-name="ce1">
            <text:p>334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53" table:style-name="ce1">
            <text:p>14253</text:p>
          </table:table-cell>
          <table:table-cell table:number-columns-repeated="16379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float" office:value="1" table:style-name="ce1">
            <text:p>1</text:p>
          </table:table-cell>
          <table:table-cell office:value-type="float" office:value="303" table:style-name="ce1">
            <text:p>303</text:p>
          </table:table-cell>
          <table:table-cell office:value-type="float" office:value="16" table:style-name="ce1">
            <text:p>16</text:p>
          </table:table-cell>
          <table:table-cell office:value-type="float" office:value="14254" table:style-name="ce1">
            <text:p>14254</text:p>
          </table:table-cell>
          <table:table-cell table:number-columns-repeated="16379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55" table:style-name="ce1">
            <text:p>14255</text:p>
          </table:table-cell>
          <table:table-cell table:number-columns-repeated="16379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56" table:style-name="ce1">
            <text:p>14256</text:p>
          </table:table-cell>
          <table:table-cell table:number-columns-repeated="16379"/>
        </table:table-row>
        <table:table-row table:style-name="ro1">
          <table:table-cell office:value-type="float" office:value="3345" table:style-name="ce1">
            <text:p>3345</text:p>
          </table:table-cell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16" table:style-name="ce1">
            <text:p>16</text:p>
          </table:table-cell>
          <table:table-cell office:value-type="float" office:value="14257" table:style-name="ce1">
            <text:p>14257</text:p>
          </table:table-cell>
          <table:table-cell table:number-columns-repeated="16379"/>
        </table:table-row>
        <table:table-row table:style-name="ro1">
          <table:table-cell office:value-type="float" office:value="3346" table:style-name="ce1">
            <text:p>3346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6" table:style-name="ce1">
            <text:p>16</text:p>
          </table:table-cell>
          <table:table-cell office:value-type="float" office:value="14257" table:style-name="ce1">
            <text:p>14257</text:p>
          </table:table-cell>
          <table:table-cell table:number-columns-repeated="16379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float" office:value="1" table:style-name="ce1">
            <text:p>1</text:p>
          </table:table-cell>
          <table:table-cell office:value-type="float" office:value="8000" table:style-name="ce1">
            <text:p>8000</text:p>
          </table:table-cell>
          <table:table-cell office:value-type="float" office:value="12" table:style-name="ce1">
            <text:p>12</text:p>
          </table:table-cell>
          <table:table-cell office:value-type="float" office:value="14258" table:style-name="ce1">
            <text:p>14258</text:p>
          </table:table-cell>
          <table:table-cell table:number-columns-repeated="16379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float" office:value="1" table:style-name="ce1">
            <text:p>1</text:p>
          </table:table-cell>
          <table:table-cell office:value-type="float" office:value="7000" table:style-name="ce1">
            <text:p>7000</text:p>
          </table:table-cell>
          <table:table-cell office:value-type="float" office:value="13" table:style-name="ce1">
            <text:p>13</text:p>
          </table:table-cell>
          <table:table-cell office:value-type="float" office:value="14258" table:style-name="ce1">
            <text:p>14258</text:p>
          </table:table-cell>
          <table:table-cell table:number-columns-repeated="16379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59" table:style-name="ce1">
            <text:p>14259</text:p>
          </table:table-cell>
          <table:table-cell table:number-columns-repeated="16379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60" table:style-name="ce1">
            <text:p>14260</text:p>
          </table:table-cell>
          <table:table-cell table:number-columns-repeated="16379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float" office:value="1" table:style-name="ce1">
            <text:p>1</text:p>
          </table:table-cell>
          <table:table-cell office:value-type="float" office:value="230" table:style-name="ce1">
            <text:p>230</text:p>
          </table:table-cell>
          <table:table-cell office:value-type="float" office:value="16" table:style-name="ce1">
            <text:p>16</text:p>
          </table:table-cell>
          <table:table-cell office:value-type="float" office:value="14261" table:style-name="ce1">
            <text:p>14261</text:p>
          </table:table-cell>
          <table:table-cell table:number-columns-repeated="16379"/>
        </table:table-row>
        <table:table-row table:style-name="ro1">
          <table:table-cell office:value-type="float" office:value="3352" table:style-name="ce1">
            <text:p>335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62" table:style-name="ce1">
            <text:p>14262</text:p>
          </table:table-cell>
          <table:table-cell table:number-columns-repeated="16379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63" table:style-name="ce1">
            <text:p>14263</text:p>
          </table:table-cell>
          <table:table-cell table:number-columns-repeated="16379"/>
        </table:table-row>
        <table:table-row table:style-name="ro1">
          <table:table-cell office:value-type="float" office:value="3354" table:style-name="ce1">
            <text:p>3354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264" table:style-name="ce1">
            <text:p>14264</text:p>
          </table:table-cell>
          <table:table-cell table:number-columns-repeated="16379"/>
        </table:table-row>
        <table:table-row table:style-name="ro1">
          <table:table-cell office:value-type="float" office:value="3355" table:style-name="ce1">
            <text:p>3355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264" table:style-name="ce1">
            <text:p>14264</text:p>
          </table:table-cell>
          <table:table-cell table:number-columns-repeated="16379"/>
        </table:table-row>
        <table:table-row table:style-name="ro1">
          <table:table-cell office:value-type="float" office:value="3356" table:style-name="ce1">
            <text:p>335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65" table:style-name="ce1">
            <text:p>14265</text:p>
          </table:table-cell>
          <table:table-cell table:number-columns-repeated="16379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66" table:style-name="ce1">
            <text:p>14266</text:p>
          </table:table-cell>
          <table:table-cell table:number-columns-repeated="16379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67" table:style-name="ce1">
            <text:p>14267</text:p>
          </table:table-cell>
          <table:table-cell table:number-columns-repeated="16379"/>
        </table:table-row>
        <table:table-row table:style-name="ro1">
          <table:table-cell office:value-type="float" office:value="3359" table:style-name="ce1">
            <text:p>335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68" table:style-name="ce1">
            <text:p>14268</text:p>
          </table:table-cell>
          <table:table-cell table:number-columns-repeated="16379"/>
        </table:table-row>
        <table:table-row table:style-name="ro1">
          <table:table-cell office:value-type="float" office:value="3360" table:style-name="ce1">
            <text:p>336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69" table:style-name="ce1">
            <text:p>14269</text:p>
          </table:table-cell>
          <table:table-cell table:number-columns-repeated="16379"/>
        </table:table-row>
        <table:table-row table:style-name="ro1">
          <table:table-cell office:value-type="float" office:value="3361" table:style-name="ce1">
            <text:p>336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70" table:style-name="ce1">
            <text:p>14270</text:p>
          </table:table-cell>
          <table:table-cell table:number-columns-repeated="16379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71" table:style-name="ce1">
            <text:p>14271</text:p>
          </table:table-cell>
          <table:table-cell table:number-columns-repeated="16379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4272" table:style-name="ce1">
            <text:p>14272</text:p>
          </table:table-cell>
          <table:table-cell table:number-columns-repeated="16379"/>
        </table:table-row>
        <table:table-row table:style-name="ro1">
          <table:table-cell office:value-type="float" office:value="3364" table:style-name="ce1">
            <text:p>3364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16" table:style-name="ce1">
            <text:p>16</text:p>
          </table:table-cell>
          <table:table-cell office:value-type="float" office:value="14272" table:style-name="ce1">
            <text:p>14272</text:p>
          </table:table-cell>
          <table:table-cell table:number-columns-repeated="16379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float" office:value="1" table:style-name="ce1">
            <text:p>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style-name="ce1">
            <text:p>12</text:p>
          </table:table-cell>
          <table:table-cell office:value-type="float" office:value="14273" table:style-name="ce1">
            <text:p>14273</text:p>
          </table:table-cell>
          <table:table-cell table:number-columns-repeated="16379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float" office:value="1" table:style-name="ce1">
            <text:p>1</text:p>
          </table:table-cell>
          <table:table-cell office:value-type="float" office:value="8000" table:style-name="ce1">
            <text:p>8000</text:p>
          </table:table-cell>
          <table:table-cell office:value-type="float" office:value="13" table:style-name="ce1">
            <text:p>13</text:p>
          </table:table-cell>
          <table:table-cell office:value-type="float" office:value="14273" table:style-name="ce1">
            <text:p>14273</text:p>
          </table:table-cell>
          <table:table-cell table:number-columns-repeated="16379"/>
        </table:table-row>
        <table:table-row table:style-name="ro1">
          <table:table-cell office:value-type="float" office:value="3367" table:style-name="ce1">
            <text:p>336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74" table:style-name="ce1">
            <text:p>14274</text:p>
          </table:table-cell>
          <table:table-cell table:number-columns-repeated="16379"/>
        </table:table-row>
        <table:table-row table:style-name="ro1">
          <table:table-cell office:value-type="float" office:value="3368" table:style-name="ce1">
            <text:p>336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75" table:style-name="ce1">
            <text:p>14275</text:p>
          </table:table-cell>
          <table:table-cell table:number-columns-repeated="16379"/>
        </table:table-row>
        <table:table-row table:style-name="ro1">
          <table:table-cell office:value-type="float" office:value="3369" table:style-name="ce1">
            <text:p>336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76" table:style-name="ce1">
            <text:p>14276</text:p>
          </table:table-cell>
          <table:table-cell table:number-columns-repeated="16379"/>
        </table:table-row>
        <table:table-row table:style-name="ro1">
          <table:table-cell office:value-type="float" office:value="3370" table:style-name="ce1">
            <text:p>337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78" table:style-name="ce1">
            <text:p>14278</text:p>
          </table:table-cell>
          <table:table-cell table:number-columns-repeated="16379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79" table:style-name="ce1">
            <text:p>14279</text:p>
          </table:table-cell>
          <table:table-cell table:number-columns-repeated="16379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280" table:style-name="ce1">
            <text:p>14280</text:p>
          </table:table-cell>
          <table:table-cell table:number-columns-repeated="16379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280" table:style-name="ce1">
            <text:p>14280</text:p>
          </table:table-cell>
          <table:table-cell table:number-columns-repeated="16379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4281" table:style-name="ce1">
            <text:p>14281</text:p>
          </table:table-cell>
          <table:table-cell table:number-columns-repeated="16379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6" table:style-name="ce1">
            <text:p>16</text:p>
          </table:table-cell>
          <table:table-cell office:value-type="float" office:value="14281" table:style-name="ce1">
            <text:p>14281</text:p>
          </table:table-cell>
          <table:table-cell table:number-columns-repeated="16379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82" table:style-name="ce1">
            <text:p>14282</text:p>
          </table:table-cell>
          <table:table-cell table:number-columns-repeated="16379"/>
        </table:table-row>
        <table:table-row table:style-name="ro1">
          <table:table-cell office:value-type="float" office:value="3377" table:style-name="ce1">
            <text:p>337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83" table:style-name="ce1">
            <text:p>14283</text:p>
          </table:table-cell>
          <table:table-cell table:number-columns-repeated="16379"/>
        </table:table-row>
        <table:table-row table:style-name="ro1">
          <table:table-cell office:value-type="float" office:value="3378" table:style-name="ce1">
            <text:p>337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84" table:style-name="ce1">
            <text:p>14284</text:p>
          </table:table-cell>
          <table:table-cell table:number-columns-repeated="16379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285" table:style-name="ce1">
            <text:p>14285</text:p>
          </table:table-cell>
          <table:table-cell table:number-columns-repeated="16379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285" table:style-name="ce1">
            <text:p>14285</text:p>
          </table:table-cell>
          <table:table-cell table:number-columns-repeated="16379"/>
        </table:table-row>
        <table:table-row table:style-name="ro1">
          <table:table-cell office:value-type="float" office:value="3381" table:style-name="ce1">
            <text:p>3381</text:p>
          </table:table-cell>
          <table:table-cell office:value-type="float" office:value="1" table:style-name="ce1">
            <text:p>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style-name="ce1">
            <text:p>12</text:p>
          </table:table-cell>
          <table:table-cell office:value-type="float" office:value="14286" table:style-name="ce1">
            <text:p>14286</text:p>
          </table:table-cell>
          <table:table-cell table:number-columns-repeated="16379"/>
        </table:table-row>
        <table:table-row table:style-name="ro1">
          <table:table-cell office:value-type="float" office:value="3382" table:style-name="ce1">
            <text:p>3382</text:p>
          </table:table-cell>
          <table:table-cell office:value-type="float" office:value="1" table:style-name="ce1">
            <text:p>1</text:p>
          </table:table-cell>
          <table:table-cell office:value-type="float" office:value="7000" table:style-name="ce1">
            <text:p>7000</text:p>
          </table:table-cell>
          <table:table-cell office:value-type="float" office:value="13" table:style-name="ce1">
            <text:p>13</text:p>
          </table:table-cell>
          <table:table-cell office:value-type="float" office:value="14286" table:style-name="ce1">
            <text:p>14286</text:p>
          </table:table-cell>
          <table:table-cell table:number-columns-repeated="16379"/>
        </table:table-row>
        <table:table-row table:style-name="ro1">
          <table:table-cell office:value-type="float" office:value="3383" table:style-name="ce1">
            <text:p>338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87" table:style-name="ce1">
            <text:p>14287</text:p>
          </table:table-cell>
          <table:table-cell table:number-columns-repeated="16379"/>
        </table:table-row>
        <table:table-row table:style-name="ro1">
          <table:table-cell office:value-type="float" office:value="3384" table:style-name="ce1">
            <text:p>3384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6" table:style-name="ce1">
            <text:p>16</text:p>
          </table:table-cell>
          <table:table-cell office:value-type="float" office:value="14288" table:style-name="ce1">
            <text:p>14288</text:p>
          </table:table-cell>
          <table:table-cell table:number-columns-repeated="16379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float" office:value="1" table:style-name="ce1">
            <text:p>1</text:p>
          </table:table-cell>
          <table:table-cell office:value-type="float" office:value="665" table:style-name="ce1">
            <text:p>665</text:p>
          </table:table-cell>
          <table:table-cell office:value-type="float" office:value="16" table:style-name="ce1">
            <text:p>16</text:p>
          </table:table-cell>
          <table:table-cell office:value-type="float" office:value="14288" table:style-name="ce1">
            <text:p>14288</text:p>
          </table:table-cell>
          <table:table-cell table:number-columns-repeated="16379"/>
        </table:table-row>
        <table:table-row table:style-name="ro1">
          <table:table-cell office:value-type="float" office:value="3386" table:style-name="ce1">
            <text:p>3386</text:p>
          </table:table-cell>
          <table:table-cell office:value-type="float" office:value="1" table:style-name="ce1">
            <text:p>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style-name="ce1">
            <text:p>12</text:p>
          </table:table-cell>
          <table:table-cell office:value-type="float" office:value="14289" table:style-name="ce1">
            <text:p>14289</text:p>
          </table:table-cell>
          <table:table-cell table:number-columns-repeated="16379"/>
        </table:table-row>
        <table:table-row table:style-name="ro1">
          <table:table-cell office:value-type="float" office:value="3387" table:style-name="ce1">
            <text:p>3387</text:p>
          </table:table-cell>
          <table:table-cell office:value-type="float" office:value="1" table:style-name="ce1">
            <text:p>1</text:p>
          </table:table-cell>
          <table:table-cell office:value-type="float" office:value="7000" table:style-name="ce1">
            <text:p>7000</text:p>
          </table:table-cell>
          <table:table-cell office:value-type="float" office:value="13" table:style-name="ce1">
            <text:p>13</text:p>
          </table:table-cell>
          <table:table-cell office:value-type="float" office:value="14289" table:style-name="ce1">
            <text:p>14289</text:p>
          </table:table-cell>
          <table:table-cell table:number-columns-repeated="16379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91" table:style-name="ce1">
            <text:p>14291</text:p>
          </table:table-cell>
          <table:table-cell table:number-columns-repeated="16379"/>
        </table:table-row>
        <table:table-row table:style-name="ro1">
          <table:table-cell office:value-type="float" office:value="3389" table:style-name="ce1">
            <text:p>3389</text:p>
          </table:table-cell>
          <table:table-cell table:number-columns-repeated="3" table:style-name="ce1"/>
          <table:table-cell office:value-type="float" office:value="14292" table:style-name="ce1">
            <text:p>14292</text:p>
          </table:table-cell>
          <table:table-cell table:number-columns-repeated="16379"/>
        </table:table-row>
        <table:table-row table:style-name="ro1">
          <table:table-cell office:value-type="float" office:value="3390" table:style-name="ce1">
            <text:p>339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94" table:style-name="ce1">
            <text:p>14294</text:p>
          </table:table-cell>
          <table:table-cell table:number-columns-repeated="16379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295" table:style-name="ce1">
            <text:p>14295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office:value-type="float" office:value="16" table:style-name="ce1">
            <text:p>16</text:p>
          </table:table-cell>
          <table:table-cell office:value-type="float" office:value="14296" table:style-name="ce1">
            <text:p>14296</text:p>
          </table:table-cell>
          <table:table-cell table:number-columns-repeated="16379"/>
        </table:table-row>
        <table:table-row table:style-name="ro1">
          <table:table-cell office:value-type="float" office:value="3393" table:style-name="ce1">
            <text:p>3393</text:p>
          </table:table-cell>
          <table:table-cell office:value-type="float" office:value="1" table:style-name="ce1">
            <text:p>1</text:p>
          </table:table-cell>
          <table:table-cell office:value-type="float" office:value="330" table:style-name="ce1">
            <text:p>330</text:p>
          </table:table-cell>
          <table:table-cell office:value-type="float" office:value="16" table:style-name="ce1">
            <text:p>16</text:p>
          </table:table-cell>
          <table:table-cell office:value-type="float" office:value="14297" table:style-name="ce1">
            <text:p>14297</text:p>
          </table:table-cell>
          <table:table-cell table:number-columns-repeated="16379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office:value-type="float" office:value="14297" table:style-name="ce1">
            <text:p>14297</text:p>
          </table:table-cell>
          <table:table-cell table:number-columns-repeated="16379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float" office:value="145" table:style-name="ce1">
            <text:p>145</text:p>
          </table:table-cell>
          <table:table-cell table:number-columns-repeated="2" table:style-name="ce1"/>
          <table:table-cell office:value-type="float" office:value="14298" table:style-name="ce1">
            <text:p>14298</text:p>
          </table:table-cell>
          <table:table-cell table:number-columns-repeated="16379"/>
        </table:table-row>
        <table:table-row table:style-name="ro1">
          <table:table-cell office:value-type="float" office:value="3396" table:style-name="ce1">
            <text:p>339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99" table:style-name="ce1">
            <text:p>14299</text:p>
          </table:table-cell>
          <table:table-cell table:number-columns-repeated="16379"/>
        </table:table-row>
        <table:table-row table:style-name="ro1">
          <table:table-cell office:value-type="float" office:value="3397" table:style-name="ce1">
            <text:p>339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300" table:style-name="ce1">
            <text:p>14300</text:p>
          </table:table-cell>
          <table:table-cell table:number-columns-repeated="16379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300" table:style-name="ce1">
            <text:p>14300</text:p>
          </table:table-cell>
          <table:table-cell table:number-columns-repeated="16379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01" table:style-name="ce1">
            <text:p>14301</text:p>
          </table:table-cell>
          <table:table-cell table:number-columns-repeated="16379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302" table:style-name="ce1">
            <text:p>14302</text:p>
          </table:table-cell>
          <table:table-cell table:number-columns-repeated="16379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303" table:style-name="ce1">
            <text:p>14303</text:p>
          </table:table-cell>
          <table:table-cell table:number-columns-repeated="16379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303" table:style-name="ce1">
            <text:p>14303</text:p>
          </table:table-cell>
          <table:table-cell table:number-columns-repeated="16379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4304" table:style-name="ce1">
            <text:p>14304</text:p>
          </table:table-cell>
          <table:table-cell table:number-columns-repeated="16379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4304" table:style-name="ce1">
            <text:p>14304</text:p>
          </table:table-cell>
          <table:table-cell table:number-columns-repeated="16379"/>
        </table:table-row>
        <table:table-row table:style-name="ro1">
          <table:table-cell office:value-type="float" office:value="3405" table:style-name="ce1">
            <text:p>340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6" table:style-name="ce1">
            <text:p>16</text:p>
          </table:table-cell>
          <table:table-cell office:value-type="float" office:value="14305" table:style-name="ce1">
            <text:p>14305</text:p>
          </table:table-cell>
          <table:table-cell table:number-columns-repeated="16379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4305" table:style-name="ce1">
            <text:p>14305</text:p>
          </table:table-cell>
          <table:table-cell table:number-columns-repeated="16379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306" table:style-name="ce1">
            <text:p>14306</text:p>
          </table:table-cell>
          <table:table-cell table:number-columns-repeated="16379"/>
        </table:table-row>
        <table:table-row table:style-name="ro1">
          <table:table-cell office:value-type="float" office:value="3408" table:style-name="ce1">
            <text:p>3408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307" table:style-name="ce1">
            <text:p>14307</text:p>
          </table:table-cell>
          <table:table-cell table:number-columns-repeated="16379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307" table:style-name="ce1">
            <text:p>14307</text:p>
          </table:table-cell>
          <table:table-cell table:number-columns-repeated="16379"/>
        </table:table-row>
        <table:table-row table:style-name="ro1">
          <table:table-cell office:value-type="float" office:value="3410" table:style-name="ce1">
            <text:p>341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08" table:style-name="ce1">
            <text:p>14308</text:p>
          </table:table-cell>
          <table:table-cell table:number-columns-repeated="16379"/>
        </table:table-row>
        <table:table-row table:style-name="ro1">
          <table:table-cell office:value-type="float" office:value="3411" table:style-name="ce1">
            <text:p>3411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309" table:style-name="ce1">
            <text:p>14309</text:p>
          </table:table-cell>
          <table:table-cell table:number-columns-repeated="16379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309" table:style-name="ce1">
            <text:p>14309</text:p>
          </table:table-cell>
          <table:table-cell table:number-columns-repeated="16379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10" table:style-name="ce1">
            <text:p>14310</text:p>
          </table:table-cell>
          <table:table-cell table:number-columns-repeated="16379"/>
        </table:table-row>
        <table:table-row table:style-name="ro1">
          <table:table-cell office:value-type="float" office:value="3414" table:style-name="ce1">
            <text:p>341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11" table:style-name="ce1">
            <text:p>14311</text:p>
          </table:table-cell>
          <table:table-cell table:number-columns-repeated="16379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312" table:style-name="ce1">
            <text:p>14312</text:p>
          </table:table-cell>
          <table:table-cell table:number-columns-repeated="16379"/>
        </table:table-row>
        <table:table-row table:style-name="ro1">
          <table:table-cell office:value-type="float" office:value="3416" table:style-name="ce1">
            <text:p>3416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312" table:style-name="ce1">
            <text:p>14312</text:p>
          </table:table-cell>
          <table:table-cell table:number-columns-repeated="16379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313" table:style-name="ce1">
            <text:p>14313</text:p>
          </table:table-cell>
          <table:table-cell table:number-columns-repeated="16379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float" office:value="1" table:style-name="ce1">
            <text:p>1</text:p>
          </table:table-cell>
          <table:table-cell office:value-type="float" office:value="440" table:style-name="ce1">
            <text:p>440</text:p>
          </table:table-cell>
          <table:table-cell office:value-type="float" office:value="16" table:style-name="ce1">
            <text:p>16</text:p>
          </table:table-cell>
          <table:table-cell office:value-type="float" office:value="14314" table:style-name="ce1">
            <text:p>14314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float" office:value="1" table:style-name="ce1">
            <text:p>1</text:p>
          </table:table-cell>
          <table:table-cell office:value-type="float" office:value="950" table:style-name="ce1">
            <text:p>950</text:p>
          </table:table-cell>
          <table:table-cell office:value-type="float" office:value="16" table:style-name="ce1">
            <text:p>16</text:p>
          </table:table-cell>
          <table:table-cell office:value-type="float" office:value="14314" table:style-name="ce1">
            <text:p>14314</text:p>
          </table:table-cell>
          <table:table-cell table:number-columns-repeated="16379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float" office:value="1" table:style-name="ce1">
            <text:p>1</text:p>
          </table:table-cell>
          <table:table-cell office:value-type="float" office:value="460" table:style-name="ce1">
            <text:p>460</text:p>
          </table:table-cell>
          <table:table-cell office:value-type="float" office:value="16" table:style-name="ce1">
            <text:p>16</text:p>
          </table:table-cell>
          <table:table-cell office:value-type="float" office:value="14315" table:style-name="ce1">
            <text:p>14315</text:p>
          </table:table-cell>
          <table:table-cell table:number-columns-repeated="16379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6" table:style-name="ce1">
            <text:p>16</text:p>
          </table:table-cell>
          <table:table-cell office:value-type="float" office:value="14315" table:style-name="ce1">
            <text:p>14315</text:p>
          </table:table-cell>
          <table:table-cell table:number-columns-repeated="16379"/>
        </table:table-row>
        <table:table-row table:style-name="ro1">
          <table:table-cell office:value-type="float" office:value="3422" table:style-name="ce1">
            <text:p>34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16" table:style-name="ce1">
            <text:p>14316</text:p>
          </table:table-cell>
          <table:table-cell table:number-columns-repeated="16379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18" table:style-name="ce1">
            <text:p>14318</text:p>
          </table:table-cell>
          <table:table-cell table:number-columns-repeated="16379"/>
        </table:table-row>
        <table:table-row table:style-name="ro1">
          <table:table-cell office:value-type="float" office:value="3424" table:style-name="ce1">
            <text:p>3424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" table:style-name="ce1">
            <text:p>16</text:p>
          </table:table-cell>
          <table:table-cell office:value-type="float" office:value="14319" table:style-name="ce1">
            <text:p>14319</text:p>
          </table:table-cell>
          <table:table-cell table:number-columns-repeated="16379"/>
        </table:table-row>
        <table:table-row table:style-name="ro1">
          <table:table-cell office:value-type="float" office:value="3425" table:style-name="ce1">
            <text:p>3425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6" table:style-name="ce1">
            <text:p>16</text:p>
          </table:table-cell>
          <table:table-cell office:value-type="float" office:value="14319" table:style-name="ce1">
            <text:p>14319</text:p>
          </table:table-cell>
          <table:table-cell table:number-columns-repeated="16379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20" table:style-name="ce1">
            <text:p>14320</text:p>
          </table:table-cell>
          <table:table-cell table:number-columns-repeated="16379"/>
        </table:table-row>
        <table:table-row table:style-name="ro1">
          <table:table-cell office:value-type="float" office:value="3427" table:style-name="ce1">
            <text:p>3427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321" table:style-name="ce1">
            <text:p>14321</text:p>
          </table:table-cell>
          <table:table-cell table:number-columns-repeated="16379"/>
        </table:table-row>
        <table:table-row table:style-name="ro1">
          <table:table-cell office:value-type="float" office:value="3428" table:style-name="ce1">
            <text:p>342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321" table:style-name="ce1">
            <text:p>14321</text:p>
          </table:table-cell>
          <table:table-cell table:number-columns-repeated="16379"/>
        </table:table-row>
        <table:table-row table:style-name="ro1">
          <table:table-cell office:value-type="float" office:value="3429" table:style-name="ce1">
            <text:p>342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22" table:style-name="ce1">
            <text:p>14322</text:p>
          </table:table-cell>
          <table:table-cell table:number-columns-repeated="16379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4323" table:style-name="ce1">
            <text:p>14323</text:p>
          </table:table-cell>
          <table:table-cell table:number-columns-repeated="16379"/>
        </table:table-row>
        <table:table-row table:style-name="ro1">
          <table:table-cell office:value-type="float" office:value="3431" table:style-name="ce1">
            <text:p>3431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2" table:style-name="ce1">
            <text:p>12</text:p>
          </table:table-cell>
          <table:table-cell office:value-type="float" office:value="14324" table:style-name="ce1">
            <text:p>14324</text:p>
          </table:table-cell>
          <table:table-cell table:number-columns-repeated="16379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float" office:value="1" table:style-name="ce1">
            <text:p>1</text:p>
          </table:table-cell>
          <table:table-cell office:value-type="float" office:value="1750" table:style-name="ce1">
            <text:p>1750</text:p>
          </table:table-cell>
          <table:table-cell office:value-type="float" office:value="13" table:style-name="ce1">
            <text:p>13</text:p>
          </table:table-cell>
          <table:table-cell office:value-type="float" office:value="14324" table:style-name="ce1">
            <text:p>14324</text:p>
          </table:table-cell>
          <table:table-cell table:number-columns-repeated="16379"/>
        </table:table-row>
        <table:table-row table:style-name="ro1">
          <table:table-cell office:value-type="float" office:value="3433" table:style-name="ce1">
            <text:p>343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325" table:style-name="ce1">
            <text:p>14325</text:p>
          </table:table-cell>
          <table:table-cell table:number-columns-repeated="16379"/>
        </table:table-row>
        <table:table-row table:style-name="ro1">
          <table:table-cell office:value-type="float" office:value="3434" table:style-name="ce1">
            <text:p>343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4326" table:style-name="ce1">
            <text:p>14326</text:p>
          </table:table-cell>
          <table:table-cell table:number-columns-repeated="16379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27" table:style-name="ce1">
            <text:p>14327</text:p>
          </table:table-cell>
          <table:table-cell table:number-columns-repeated="16379"/>
        </table:table-row>
        <table:table-row table:style-name="ro1">
          <table:table-cell office:value-type="float" office:value="3436" table:style-name="ce1">
            <text:p>343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28" table:style-name="ce1">
            <text:p>14328</text:p>
          </table:table-cell>
          <table:table-cell table:number-columns-repeated="16379"/>
        </table:table-row>
        <table:table-row table:style-name="ro1">
          <table:table-cell office:value-type="float" office:value="3437" table:style-name="ce1">
            <text:p>343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29" table:style-name="ce1">
            <text:p>14329</text:p>
          </table:table-cell>
          <table:table-cell table:number-columns-repeated="16379"/>
        </table:table-row>
        <table:table-row table:style-name="ro1">
          <table:table-cell office:value-type="float" office:value="3438" table:style-name="ce1">
            <text:p>3438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office:value-type="float" office:value="14330" table:style-name="ce1">
            <text:p>14330</text:p>
          </table:table-cell>
          <table:table-cell table:number-columns-repeated="16379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float" office:value="14330" table:style-name="ce1">
            <text:p>14330</text:p>
          </table:table-cell>
          <table:table-cell table:number-columns-repeated="16379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331" table:style-name="ce1">
            <text:p>14331</text:p>
          </table:table-cell>
          <table:table-cell table:number-columns-repeated="16379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float" office:value="1" table:style-name="ce1">
            <text:p>1</text:p>
          </table:table-cell>
          <table:table-cell office:value-type="float" office:value="900" table:style-name="ce1">
            <text:p>900</text:p>
          </table:table-cell>
          <table:table-cell office:value-type="float" office:value="16" table:style-name="ce1">
            <text:p>16</text:p>
          </table:table-cell>
          <table:table-cell office:value-type="float" office:value="14332" table:style-name="ce1">
            <text:p>14332</text:p>
          </table:table-cell>
          <table:table-cell table:number-columns-repeated="16379"/>
        </table:table-row>
        <table:table-row table:style-name="ro1">
          <table:table-cell office:value-type="float" office:value="3442" table:style-name="ce1">
            <text:p>3442</text:p>
          </table:table-cell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16" table:style-name="ce1">
            <text:p>16</text:p>
          </table:table-cell>
          <table:table-cell office:value-type="float" office:value="14332" table:style-name="ce1">
            <text:p>14332</text:p>
          </table:table-cell>
          <table:table-cell table:number-columns-repeated="16379"/>
        </table:table-row>
        <table:table-row table:style-name="ro1">
          <table:table-cell office:value-type="float" office:value="3443" table:style-name="ce1">
            <text:p>344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333" table:style-name="ce1">
            <text:p>14333</text:p>
          </table:table-cell>
          <table:table-cell table:number-columns-repeated="16379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335" table:style-name="ce1">
            <text:p>14335</text:p>
          </table:table-cell>
          <table:table-cell table:number-columns-repeated="16379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14336" table:style-name="ce1">
            <text:p>14336</text:p>
          </table:table-cell>
          <table:table-cell table:number-columns-repeated="16379"/>
        </table:table-row>
        <table:table-row table:style-name="ro1">
          <table:table-cell office:value-type="float" office:value="3446" table:style-name="ce1">
            <text:p>3446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16" table:style-name="ce1">
            <text:p>16</text:p>
          </table:table-cell>
          <table:table-cell office:value-type="float" office:value="14336" table:style-name="ce1">
            <text:p>14336</text:p>
          </table:table-cell>
          <table:table-cell table:number-columns-repeated="16379"/>
        </table:table-row>
        <table:table-row table:number-rows-repeated="1046508" table:style-name="ro1">
          <table:table-cell table:number-columns-repeated="16384"/>
        </table:table-row>
      </table:table>
      <table:named-expressions>
        <table:named-range table:name="OPERACION" table:cell-range-address="OPERACION.$A$1:OPERACION.$E$2068" table:base-cell-address="OPERACIO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40Z</meta:creation-date>
    <dc:date>2019-12-12T00:54:26Z</dc:date>
  </office:meta>
</office:document-meta>
</file>